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81d41a" style:text-align-source="value-type" style:repeat-content="false"/>
      <style:paragraph-properties fo:margin-left="0in"/>
    </style:style>
    <style:style style:name="ce7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 style:data-style-name="N8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ce3"/>
        <table:table-column table:style-name="co1" table:number-columns-repeated="25" table:default-cell-style-name="Default"/>
        <table:table-row table:style-name="ro1"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simulate</text:p>
          </table:table-cell>
          <table:table-cell table:style-name="ce1" office:value-type="string" calcext:value-type="string">
            <text:p>compile</text:p>
          </table:table-cell>
          <table:table-cell table:style-name="ce1" office:value-type="string" calcext:value-type="string">
            <text:p>incorporation</text:p>
          </table:table-cell>
          <table:table-cell table:number-columns-repeated="17"/>
          <table:table-cell office:value-type="string" calcext:value-type="string">
            <text:p>Element Usage</text:p>
          </table:table-cell>
          <table:table-cell table:number-columns-repeated="5"/>
          <table:table-cell office:value-type="string" calcext:value-type="string">
            <text:p>PN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/>
          <table:table-cell table:number-columns-repeated="20"/>
          <table:table-cell office:value-type="string" calcext:value-type="string">
            <text:p>main usage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/>
          <table:table-cell table:number-columns-repeated="19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tar formation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/>
          <table:table-cell table:number-columns-repeated="19"/>
          <table:table-cell table:style-name="ce3" office:value-type="string" calcext:value-type="string">
            <text:p>He</text:p>
          </table:table-cell>
          <table:table-cell table:style-name="ce3" office:value-type="string" calcext:value-type="string">
            <text:p>Ds speedup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Price:</text:p>
          </table:table-cell>
          <table:table-cell office:value-type="string" calcext:value-type="string">
            <text:p>1e29/5min</text:p>
          </table:table-cell>
          <table:table-cell office:value-type="float" office:value="12" calcext:value-type="float">
            <text:p>12</text:p>
          </table:table-cell>
          <table:table-cell table:formula="of:=POWER(10;([.AA4]-12))" office:value-type="float" office:value="1" calcext:value-type="float">
            <text:p>1</text:p>
          </table:table-cell>
          <table:table-cell table:formula="of:=[.AB4]/SUM([.$AB$4:.$AB$22])" office:value-type="float" office:value="0.885529465523705" calcext:value-type="float">
            <text:p>0.88552946552370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/>
          <table:table-cell table:number-columns-repeated="19"/>
          <table:table-cell table:style-name="ce7" office:value-type="string" calcext:value-type="string">
            <text:p>Li</text:p>
          </table:table-cell>
          <table:table-cell table:style-name="ce7" office:value-type="string" calcext:value-type="string">
            <text:p>civilization tier 0.7+ (electronics)</text:p>
          </table:table-cell>
          <table:table-cell table:number-columns-repeated="3"/>
          <table:table-cell office:value-type="float" office:value="11.1" calcext:value-type="float">
            <text:p>11.1</text:p>
          </table:table-cell>
          <table:table-cell table:formula="of:=POWER(10;([.AA5]-12))" office:value-type="float" office:value="0.125892541179417" calcext:value-type="float">
            <text:p>0.125892541179417</text:p>
          </table:table-cell>
          <table:table-cell table:formula="of:=[.AB5]/SUM([.$AB$4:.$AB$22])" office:value-type="float" office:value="0.11148155470403" calcext:value-type="float">
            <text:p>0.1114815547040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/>
          <table:table-cell table:number-columns-repeated="24"/>
          <table:table-cell office:value-type="float" office:value="9.2" calcext:value-type="float">
            <text:p>9.2</text:p>
          </table:table-cell>
          <table:table-cell table:formula="of:=POWER(10;([.AA6]-12))" office:value-type="float" office:value="0.00158489319246111" calcext:value-type="float">
            <text:p>0.00158489319246111</text:p>
          </table:table-cell>
          <table:table-cell table:formula="of:=[.AB6]/SUM([.$AB$4:.$AB$22])" office:value-type="float" office:value="0.00140346962163225" calcext:value-type="float">
            <text:p>0.0014034696216322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/>
          <table:table-cell table:number-columns-repeated="24"/>
          <table:table-cell office:value-type="float" office:value="8.8" calcext:value-type="float">
            <text:p>8.8</text:p>
          </table:table-cell>
          <table:table-cell table:formula="of:=POWER(10;([.AA7]-12))" office:value-type="float" office:value="0.000630957344480194" calcext:value-type="float">
            <text:p>0.000630957344480194</text:p>
          </table:table-cell>
          <table:table-cell table:formula="of:=[.AB7]/SUM([.$AB$4:.$AB$22])" office:value-type="float" office:value="0.000558731320025802" calcext:value-type="float">
            <text:p>0.00055873132002580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/>
          <table:table-cell table:number-columns-repeated="19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ivilization foundation</text:p>
          </table:table-cell>
          <table:table-cell table:style-name="ce16"/>
          <table:table-cell table:number-columns-repeated="2"/>
          <table:table-cell office:value-type="float" office:value="8.9" calcext:value-type="float">
            <text:p>8.9</text:p>
          </table:table-cell>
          <table:table-cell table:formula="of:=POWER(10;([.AA8]-12))" office:value-type="float" office:value="0.000794328234724282" calcext:value-type="float">
            <text:p>0.000794328234724282</text:p>
          </table:table-cell>
          <table:table-cell table:formula="of:=[.AB8]/SUM([.$AB$4:.$AB$22])" office:value-type="float" office:value="0.000703401057145781" calcext:value-type="float">
            <text:p>0.00070340105714578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/>
          <table:table-cell table:number-columns-repeated="19"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civilization foundation</text:p>
          </table:table-cell>
          <table:table-cell table:style-name="ce16"/>
          <table:table-cell table:number-columns-repeated="2"/>
          <table:table-cell office:value-type="float" office:value="8.5" calcext:value-type="float">
            <text:p>8.5</text:p>
          </table:table-cell>
          <table:table-cell table:formula="of:=POWER(10;([.AA9]-12))" office:value-type="float" office:value="0.000316227766016838" calcext:value-type="float">
            <text:p>0.000316227766016838</text:p>
          </table:table-cell>
          <table:table-cell table:formula="of:=[.AB9]/SUM([.$AB$4:.$AB$22])" office:value-type="float" office:value="0.000280029004624646" calcext:value-type="float">
            <text:p>0.0002800290046246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table:number-columns-repeated="19"/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civilization foundation</text:p>
          </table:table-cell>
          <table:table-cell table:style-name="ce16"/>
          <table:table-cell table:number-columns-repeated="3"/>
          <table:table-cell office:value-type="float" office:value="0" calcext:value-type="float">
            <text:p>0</text:p>
          </table:table-cell>
          <table:table-cell table:formula="of:=[.AB10]/SUM([.$AB$4:.$AB$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ce3"/>
          <table:table-cell table:number-columns-repeated="25"/>
          <table:table-cell office:value-type="float" office:value="0" calcext:value-type="float">
            <text:p>0</text:p>
          </table:table-cell>
          <table:table-cell table:formula="of:=[.AB11]/SUM([.$AB$4:.$AB$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ce3"/>
          <table:table-cell table:number-columns-repeated="19"/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Ds speedup</text:p>
          </table:table-cell>
          <table:table-cell table:style-name="ce16" office:value-type="string" calcext:value-type="string">
            <text:p>4x</text:p>
          </table:table-cell>
          <table:table-cell office:value-type="string" calcext:value-type="string">
            <text:p>Price:</text:p>
          </table:table-cell>
          <table:table-cell office:value-type="string" calcext:value-type="string">
            <text:p>5e27/2.5m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B12]/SUM([.$AB$4:.$AB$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style-name="ce3"/>
          <table:table-cell table:number-columns-repeated="19"/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civilization tier 0.6+ (industry)</text:p>
          </table:table-cell>
          <table:table-cell table:style-name="ce16"/>
          <table:table-cell table:number-columns-repeated="2"/>
          <table:table-cell office:value-type="float" office:value="7.6" calcext:value-type="float">
            <text:p>7.6</text:p>
          </table:table-cell>
          <table:table-cell table:formula="of:=POWER(10;([.AA13]-12))" office:value-type="float" office:value="0.0000398107170553497" calcext:value-type="float">
            <text:p>3.98107170553497E-05</text:p>
          </table:table-cell>
          <table:table-cell table:formula="of:=[.AB13]/SUM([.$AB$4:.$AB$22])" office:value-type="float" office:value="0.0000352535629961392" calcext:value-type="float">
            <text:p>3.52535629961392E-0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ce3"/>
          <table:table-cell table:number-columns-repeated="19"/>
          <table:table-cell table:style-name="ce7" office:value-type="string" calcext:value-type="string">
            <text:p>Mg</text:p>
          </table:table-cell>
          <table:table-cell table:style-name="ce7" office:value-type="string" calcext:value-type="string">
            <text:p>civilization tier 0.6+ (industry)</text:p>
          </table:table-cell>
          <table:table-cell table:style-name="ce16"/>
          <table:table-cell table:number-columns-repeated="2"/>
          <table:table-cell office:value-type="float" office:value="5.8" calcext:value-type="float">
            <text:p>5.8</text:p>
          </table:table-cell>
          <table:table-cell table:formula="of:=POWER(10;([.AA14]-12))" office:value-type="float" office:value="0.00000063095734448019" calcext:value-type="float">
            <text:p>6.30957344480193E-07</text:p>
          </table:table-cell>
          <table:table-cell table:formula="of:=[.AB14]/SUM([.$AB$4:.$AB$22])" office:value-type="float" office:value="0.0000005587313200258" calcext:value-type="float">
            <text:p>5.58731320025801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/>
          <table:table-cell table:number-columns-repeated="24"/>
          <table:table-cell office:value-type="float" office:value="6.9" calcext:value-type="float">
            <text:p>6.9</text:p>
          </table:table-cell>
          <table:table-cell table:formula="of:=POWER(10;([.AA15]-12))" office:value-type="float" office:value="0.00000794328234724282" calcext:value-type="float">
            <text:p>7.94328234724282E-06</text:p>
          </table:table-cell>
          <table:table-cell table:formula="of:=[.AB15]/SUM([.$AB$4:.$AB$22])" office:value-type="float" office:value="0.00000703401057145781" calcext:value-type="float">
            <text:p>7.03401057145781E-0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ce3"/>
          <table:table-cell table:number-columns-repeated="19"/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civilization tier 0.4+ (ancient)</text:p>
          </table:table-cell>
          <table:table-cell table:style-name="ce16"/>
          <table:table-cell table:number-columns-repeated="3"/>
          <table:table-cell office:value-type="float" office:value="0" calcext:value-type="float">
            <text:p>0</text:p>
          </table:table-cell>
          <table:table-cell table:formula="of:=[.AB16]/SUM([.$AB$4:.$AB$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ce3"/>
          <table:table-cell table:number-columns-repeated="25"/>
          <table:table-cell office:value-type="float" office:value="0" calcext:value-type="float">
            <text:p>0</text:p>
          </table:table-cell>
          <table:table-cell table:formula="of:=[.AB17]/SUM([.$AB$4:.$AB$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ce3"/>
          <table:table-cell table:number-columns-repeated="19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civilization tier 0.6+ (industry)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table:formula="of:=POWER(10;([.AA18]-12))" office:value-type="float" office:value="0.00000031622776601684" calcext:value-type="float">
            <text:p>3.16227766016838E-07</text:p>
          </table:table-cell>
          <table:table-cell table:formula="of:=[.AB18]/SUM([.$AB$4:.$AB$22])" office:value-type="float" office:value="0.00000028002900462465" calcext:value-type="float">
            <text:p>2.80029004624646E-0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style-name="ce4"/>
          <table:table-cell table:number-columns-repeated="19"/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civilization tier 0.6+ (industry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AB19]/SUM([.$AB$4:.$AB$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/>
          <table:table-cell table:number-columns-repeated="19"/>
          <table:table-cell table:style-name="ce3" office:value-type="string" calcext:value-type="string">
            <text:p>Ar</text:p>
          </table:table-cell>
          <table:table-cell table:style-name="ce3" office:value-type="string" calcext:value-type="string">
            <text:p>Ds speedup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Price:</text:p>
          </table:table-cell>
          <table:table-cell office:value-type="string" calcext:value-type="string">
            <text:p>1e25/1.25min</text:p>
          </table:table-cell>
          <table:table-cell office:value-type="float" office:value="5.4" calcext:value-type="float">
            <text:p>5.4</text:p>
          </table:table-cell>
          <table:table-cell table:formula="of:=POWER(10;([.AA20]-12))" office:value-type="float" office:value="0.00000025118864315096" calcext:value-type="float">
            <text:p>2.51188643150958E-07</text:p>
          </table:table-cell>
          <table:table-cell table:formula="of:=[.AB20]/SUM([.$AB$4:.$AB$22])" office:value-type="float" office:value="0.00000022243494491509" calcext:value-type="float">
            <text:p>2.22434944915093E-0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ce3"/>
          <table:table-cell table:number-columns-repeated="25"/>
          <table:table-cell office:value-type="float" office:value="0" calcext:value-type="float">
            <text:p>0</text:p>
          </table:table-cell>
          <table:table-cell table:formula="of:=[.AB21]/SUM([.$AB$4:.$AB$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ce3"/>
          <table:table-cell table:number-columns-repeated="25"/>
          <table:table-cell office:value-type="float" office:value="0" calcext:value-type="float">
            <text:p>0</text:p>
          </table:table-cell>
          <table:table-cell table:formula="of:=[.AB22]/SUM([.$AB$4:.$AB$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ce3"/>
          <table:table-cell table:number-columns-repeated="27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3"/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/>
          <table:table-cell table:number-columns-repeated="27"/>
        </table:table-row>
        <table:table-row table:style-name="ro1">
          <table:table-cell office:value-type="float" office:value="5.4" calcext:value-type="float">
            <text:p>5.4</text:p>
          </table:table-cell>
          <table:table-cell table:style-name="ce3"/>
          <table:table-cell table:number-columns-repeated="19"/>
          <table:table-cell table:style-name="ce7" office:value-type="string" calcext:value-type="string">
            <text:p>Cr</text:p>
          </table:table-cell>
          <table:table-cell table:style-name="ce7" office:value-type="string" calcext:value-type="string">
            <text:p>civilization tier 0.65+ (industry)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5.8" calcext:value-type="float">
            <text:p>5.8</text:p>
          </table:table-cell>
          <table:table-cell table:style-name="ce3"/>
          <table:table-cell table:number-columns-repeated="19"/>
          <table:table-cell office:value-type="string" calcext:value-type="string">
            <text:p>Mn</text:p>
          </table:table-cell>
          <table:table-cell table:number-columns-repeated="7"/>
        </table:table-row>
        <table:table-row table:style-name="ro1">
          <table:table-cell office:value-type="float" office:value="6.2" calcext:value-type="float">
            <text:p>6.2</text:p>
          </table:table-cell>
          <table:table-cell table:style-name="ce3"/>
          <table:table-cell table:number-columns-repeated="19"/>
          <table:table-cell table:style-name="ce1" office:value-type="string" calcext:value-type="string">
            <text:p>Fe</text:p>
          </table:table-cell>
          <table:table-cell table:style-name="ce3" office:value-type="string" calcext:value-type="string">
            <text:p>Dyson swarm production</text:p>
          </table:table-cell>
          <table:table-cell table:style-name="ce3"/>
          <table:table-cell table:style-name="ce7" office:value-type="string" calcext:value-type="string">
            <text:p>civilization tier 0.45+ (ancient)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float" office:value="6.6" calcext:value-type="float">
            <text:p>6.6</text:p>
          </table:table-cell>
          <table:table-cell table:style-name="ce5"/>
          <table:table-cell table:number-columns-repeated="19"/>
          <table:table-cell table:style-name="ce7" office:value-type="string" calcext:value-type="string">
            <text:p>Co</text:p>
          </table:table-cell>
          <table:table-cell table:style-name="ce7" office:value-type="string" calcext:value-type="string">
            <text:p>civilization tier 0.7+ (electronics)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/>
          <table:table-cell table:number-columns-repeated="19"/>
          <table:table-cell table:style-name="ce7" office:value-type="string" calcext:value-type="string">
            <text:p>Ni</text:p>
          </table:table-cell>
          <table:table-cell table:style-name="ce7" office:value-type="string" calcext:value-type="string">
            <text:p>civilization tier 0.65+ (industry)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7.8" calcext:value-type="float">
            <text:p>7.8</text:p>
          </table:table-cell>
          <table:table-cell table:style-name="ce3"/>
          <table:table-cell table:number-columns-repeated="19"/>
          <table:table-cell table:style-name="ce1" office:value-type="string" calcext:value-type="string">
            <text:p>Cu</text:p>
          </table:table-cell>
          <table:table-cell table:style-name="ce3" office:value-type="string" calcext:value-type="string">
            <text:p>PN <text:s/>collection</text:p>
          </table:table-cell>
          <table:table-cell table:style-name="ce3"/>
          <table:table-cell table:style-name="ce7" office:value-type="string" calcext:value-type="string">
            <text:p>civilization tier 0.43+ (ancient)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float" office:value="8.6" calcext:value-type="float">
            <text:p>8.6</text:p>
          </table:table-cell>
          <table:table-cell table:style-name="ce3"/>
          <table:table-cell table:number-columns-repeated="19"/>
          <table:table-cell table:style-name="ce7" office:value-type="string" calcext:value-type="string">
            <text:p>Zn</text:p>
          </table:table-cell>
          <table:table-cell table:number-columns-repeated="2"/>
          <table:table-cell table:style-name="ce7" office:value-type="string" calcext:value-type="string">
            <text:p>civilization tier 0.43+ (ancient)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float" office:value="9.4" calcext:value-type="float">
            <text:p>9.4</text:p>
          </table:table-cell>
          <table:table-cell table:style-name="ce3"/>
          <table:table-cell table:number-columns-repeated="27"/>
        </table:table-row>
        <table:table-row table:style-name="ro1">
          <table:table-cell office:value-type="float" office:value="10.2" calcext:value-type="float">
            <text:p>10.2</text:p>
          </table:table-cell>
          <table:table-cell table:style-name="ce3"/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/>
          <table:table-cell table:number-columns-repeated="27"/>
        </table:table-row>
        <table:table-row table:style-name="ro1">
          <table:table-cell office:value-type="float" office:value="11.8" calcext:value-type="float">
            <text:p>11.8</text:p>
          </table:table-cell>
          <table:table-cell table:style-name="ce3"/>
          <table:table-cell table:number-columns-repeated="27"/>
        </table:table-row>
        <table:table-row table:style-name="ro1">
          <table:table-cell office:value-type="float" office:value="12.6" calcext:value-type="float">
            <text:p>12.6</text:p>
          </table:table-cell>
          <table:table-cell table:style-name="ce3"/>
          <table:table-cell table:number-columns-repeated="27"/>
        </table:table-row>
        <table:table-row table:style-name="ro1">
          <table:table-cell office:value-type="float" office:value="13.4" calcext:value-type="float">
            <text:p>13.4</text:p>
          </table:table-cell>
          <table:table-cell table:style-name="ce3"/>
          <table:table-cell table:number-columns-repeated="27"/>
        </table:table-row>
        <table:table-row table:style-name="ro1">
          <table:table-cell office:value-type="float" office:value="14.2" calcext:value-type="float">
            <text:p>14.2</text:p>
          </table:table-cell>
          <table:table-cell table:number-columns-repeated="2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1">
          <table:table-cell office:value-type="float" office:value="16.6" calcext:value-type="float">
            <text:p>16.6</text:p>
          </table:table-cell>
          <table:table-cell table:number-columns-repeated="28"/>
        </table:table-row>
        <table:table-row table:style-name="ro1">
          <table:table-cell table:formula="of:=[.A41]+1.6" office:value-type="float" office:value="18.2" calcext:value-type="float">
            <text:p>18.2</text:p>
          </table:table-cell>
          <table:table-cell table:number-columns-repeated="28"/>
        </table:table-row>
        <table:table-row table:style-name="ro1">
          <table:table-cell table:formula="of:=[.A42]+1.6" office:value-type="float" office:value="19.8" calcext:value-type="float">
            <text:p>19.8</text:p>
          </table:table-cell>
          <table:table-cell table:number-columns-repeated="28"/>
        </table:table-row>
        <table:table-row table:style-name="ro1">
          <table:table-cell table:formula="of:=[.A43]+1.6" office:value-type="float" office:value="21.4" calcext:value-type="float">
            <text:p>21.4</text:p>
          </table:table-cell>
          <table:table-cell table:number-columns-repeated="28"/>
        </table:table-row>
        <table:table-row table:style-name="ro1">
          <table:table-cell table:formula="of:=[.A44]+1.6" office:value-type="float" office:value="23" calcext:value-type="float">
            <text:p>23</text:p>
          </table:table-cell>
          <table:table-cell table:number-columns-repeated="28"/>
        </table:table-row>
        <table:table-row table:style-name="ro1">
          <table:table-cell table:formula="of:=[.A45]+1.6" office:value-type="float" office:value="24.6" calcext:value-type="float">
            <text:p>24.6</text:p>
          </table:table-cell>
          <table:table-cell table:number-columns-repeated="28"/>
        </table:table-row>
        <table:table-row table:style-name="ro1">
          <table:table-cell table:formula="of:=[.A46]+1.6" office:value-type="float" office:value="26.2" calcext:value-type="float">
            <text:p>26.2</text:p>
          </table:table-cell>
          <table:table-cell table:number-columns-repeated="28"/>
        </table:table-row>
        <table:table-row table:style-name="ro1">
          <table:table-cell table:formula="of:=[.A47]+1.6" office:value-type="float" office:value="27.8" calcext:value-type="float">
            <text:p>27.8</text:p>
          </table:table-cell>
          <table:table-cell table:number-columns-repeated="28"/>
        </table:table-row>
        <table:table-row table:style-name="ro1">
          <table:table-cell table:formula="of:=[.A48]+1.6" office:value-type="float" office:value="29.4" calcext:value-type="float">
            <text:p>29.4</text:p>
          </table:table-cell>
          <table:table-cell table:number-columns-repeated="28"/>
        </table:table-row>
        <table:table-row table:style-name="ro1">
          <table:table-cell table:formula="of:=[.A49]+1.6" office:value-type="float" office:value="31" calcext:value-type="float">
            <text:p>31</text:p>
          </table:table-cell>
          <table:table-cell table:number-columns-repeated="28"/>
        </table:table-row>
        <table:table-row table:style-name="ro1">
          <table:table-cell table:formula="of:=[.A50]+3.2" office:value-type="float" office:value="34.2" calcext:value-type="float">
            <text:p>34.2</text:p>
          </table:table-cell>
          <table:table-cell table:number-columns-repeated="28"/>
        </table:table-row>
        <table:table-row table:style-name="ro1">
          <table:table-cell table:formula="of:=[.A51]+3.2" office:value-type="float" office:value="37.4" calcext:value-type="float">
            <text:p>37.4</text:p>
          </table:table-cell>
          <table:table-cell table:number-columns-repeated="28"/>
        </table:table-row>
        <table:table-row table:style-name="ro1">
          <table:table-cell table:formula="of:=[.A52]+3.2" office:value-type="float" office:value="40.6" calcext:value-type="float">
            <text:p>40.6</text:p>
          </table:table-cell>
          <table:table-cell table:number-columns-repeated="28"/>
        </table:table-row>
        <table:table-row table:style-name="ro1">
          <table:table-cell table:formula="of:=[.A53]+3.2" office:value-type="float" office:value="43.8" calcext:value-type="float">
            <text:p>43.8</text:p>
          </table:table-cell>
          <table:table-cell table:number-columns-repeated="28"/>
        </table:table-row>
        <table:table-row table:style-name="ro1">
          <table:table-cell table:formula="of:=[.A54]+3.2"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 table:formula="of:=[.A55]+3.2" office:value-type="float" office:value="50.2" calcext:value-type="float">
            <text:p>50.2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Endgame</text:p>
          </table:table-cell>
          <table:table-cell table:number-columns-repeated="27"/>
        </table:table-row>
        <table:table-row table:style-name="ro1" table:number-rows-repeated="18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omposition" table:style-name="ta1">
        <office:forms form:automatic-focus="false" form:apply-design-mode="false"/>
        <table:table-column table:style-name="co1" table:number-columns-repeated="3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986" table:default-cell-style-name="Default"/>
        <table:table-row table:style-name="ro1">
          <table:table-cell table:number-columns-repeated="2"/>
          <table:table-cell office:value-type="string" calcext:value-type="string">
            <text:p>WD</text:p>
          </table:table-cell>
          <table:table-cell/>
          <table:table-cell office:value-type="string" calcext:value-type="string">
            <text:p>Weight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3"/>
          <table:table-cell office:value-type="string" calcext:value-type="string">
            <text:p>BB</text:p>
          </table:table-cell>
          <table:table-cell office:value-type="string" calcext:value-type="string">
            <text:p>CRF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MN</text:p>
          </table:table-cell>
          <table:table-cell table:number-columns-repeated="2"/>
          <table:table-cell office:value-type="string" calcext:value-type="string">
            <text:p>SN</text:p>
          </table:table-cell>
          <table:table-cell table:number-columns-repeated="2"/>
          <table:table-cell office:value-type="string" calcext:value-type="string">
            <text:p>IA</text:p>
          </table:table-cell>
          <table:table-cell table:number-columns-repeated="2"/>
          <table:table-cell table:style-name="Default" office:value-type="string" calcext:value-type="string">
            <text:p>Main Path Yield</text:p>
          </table:table-cell>
          <table:table-cell table:number-columns-repeated="3"/>
          <table:table-cell table:style-name="Default"/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He &lt;0.5</text:p>
          </table:table-cell>
          <table:table-cell table:number-columns-repeated="2"/>
          <table:table-cell office:value-type="string" calcext:value-type="string">
            <text:p>CO </text:p>
          </table:table-cell>
          <table:table-cell table:number-columns-repeated="2"/>
          <table:table-cell office:value-type="string" calcext:value-type="string">
            <text:p>OneMg &gt;7</text:p>
          </table:table-cell>
          <table:table-cell table:number-columns-repeated="2"/>
          <table:table-cell office:value-type="string" calcext:value-type="string">
            <text:p>Abundance</text:p>
          </table:table-cell>
          <table:table-cell table:number-columns-repeated="21"/>
          <table:table-cell table:style-name="Default"/>
          <table:table-cell table:number-columns-repeated="3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mole</text:p>
          </table:table-cell>
          <table:table-cell table:number-columns-repeated="2"/>
          <table:table-cell office:value-type="string" calcext:value-type="string">
            <text:p>mole</text:p>
          </table:table-cell>
          <table:table-cell table:number-columns-repeated="5"/>
          <table:table-cell office:value-type="string" calcext:value-type="string">
            <text:p>log</text:p>
          </table:table-cell>
          <table:table-cell table:number-columns-repeated="21"/>
          <table:table-cell table:style-name="Default"/>
          <table:table-cell table:number-columns-repeated="3"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Hydrogen</text:p>
          </table:table-cell>
          <table:table-cell office:value-type="float" office:value="1.01" calcext:value-type="float">
            <text:p>1.01</text:p>
          </table:table-cell>
          <table:table-cell office:value-type="float" office:value="0.00000199" calcext:value-type="float">
            <text:p>0.00000199</text:p>
          </table:table-cell>
          <table:table-cell table:formula="of:=[.C4]*[.$B4]" office:value-type="float" office:value="0.0000020099" calcext:value-type="float">
            <text:p>0.0000020099</text:p>
          </table:table-cell>
          <table:table-cell table:formula="of:=[.D4]/SUM([.D$4:.D$121])" office:value-type="float" office:value="0.00000049825832874962" calcext:value-type="float">
            <text:p>4.98258328749615E-07</text:p>
          </table:table-cell>
          <table:table-cell office:value-type="float" office:value="0" calcext:value-type="float">
            <text:p>0</text:p>
          </table:table-cell>
          <table:table-cell table:formula="of:=[.F4]*[.$B4]" office:value-type="float" office:value="0" calcext:value-type="float">
            <text:p>0</text:p>
          </table:table-cell>
          <table:table-cell table:formula="of:=[.G4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4]*[.$B4]" office:value-type="float" office:value="0" calcext:value-type="float">
            <text:p>0</text:p>
          </table:table-cell>
          <table:table-cell table:formula="of:=[.J4]/SUM([.J$4:.J$121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0000000000" calcext:value-type="float">
            <text:p>1000000000000</text:p>
          </table:table-cell>
          <table:table-cell table:formula="of:=[.M4]*[.B4]" office:value-type="float" office:value="1010000000000" calcext:value-type="float">
            <text:p>101000000000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4]*[.$N4]" office:value-type="float" office:value="0" calcext:value-type="float">
            <text:p>0</text:p>
          </table:table-cell>
          <table:table-cell table:formula="of:=[.V4]/SUM([.V$4:.V$121])" office:value-type="float" office:value="0" calcext:value-type="float">
            <text:p>0</text:p>
          </table:table-cell>
          <table:table-cell/>
          <table:table-cell table:formula="of:=[.R4]*[.$N4]" office:value-type="float" office:value="0" calcext:value-type="float">
            <text:p>0</text:p>
          </table:table-cell>
          <table:table-cell table:formula="of:=[.R4]*[.$M4]" office:value-type="float" office:value="0" calcext:value-type="float">
            <text:p>0</text:p>
          </table:table-cell>
          <table:table-cell/>
          <table:table-cell table:formula="of:=[.S4]*[.$N4]" office:value-type="float" office:value="0" calcext:value-type="float">
            <text:p>0</text:p>
          </table:table-cell>
          <table:table-cell table:formula="of:=[.T4]*[.$M4]" office:value-type="float" office:value="0" calcext:value-type="float">
            <text:p>0</text:p>
          </table:table-cell>
          <table:table-cell/>
          <table:table-cell table:formula="of:=[.T4]*[.$N4]" office:value-type="float" office:value="0" calcext:value-type="float">
            <text:p>0</text:p>
          </table:table-cell>
          <table:table-cell table:formula="of:=[.V4]*[.$M4]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Msun/Msun</text:p>
          </table:table-cell>
          <table:table-cell office:value-type="string" calcext:value-type="string">
            <text:p>kg/Msun</text:p>
          </table:table-cell>
          <table:table-cell office:value-type="string" calcext:value-type="string">
            <text:p>Yield Adjusted</text:p>
          </table:table-cell>
          <table:table-cell table:style-name="ce16"/>
          <table:table-cell table:style-name="ce16" office:value-type="string" calcext:value-type="string">
            <text:p>Equivalent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Heliu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997" calcext:value-type="float">
            <text:p>0.997</text:p>
          </table:table-cell>
          <table:table-cell table:style-name="ce1" table:formula="of:=[.C5]*[.$B5]" office:value-type="float" office:value="3.988" calcext:value-type="float">
            <text:p>3.988</text:p>
          </table:table-cell>
          <table:table-cell table:style-name="ce1" table:formula="of:=[.D5]/SUM([.D$4:.D$121])" office:value-type="float" office:value="0.988633372333681" calcext:value-type="float">
            <text:p>0.98863337233368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F5]*[.$B5]" office:value-type="float" office:value="0" calcext:value-type="float">
            <text:p>0</text:p>
          </table:table-cell>
          <table:table-cell table:style-name="ce1" table:formula="of:=[.G5]/SUM([.G$4:.G$121])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I5]*[.$B5]" office:value-type="float" office:value="0" calcext:value-type="float">
            <text:p>0</text:p>
          </table:table-cell>
          <table:table-cell table:style-name="ce1" table:formula="of:=[.J5]/SUM([.J$4:.J$121])" office:value-type="float" office:value="0" calcext:value-type="float">
            <text:p>0</text:p>
          </table:table-cell>
          <table:table-cell table:style-name="ce1" office:value-type="float" office:value="10.984" calcext:value-type="float">
            <text:p>10.984</text:p>
          </table:table-cell>
          <table:table-cell table:style-name="ce1" office:value-type="float" office:value="96382902362.3971" calcext:value-type="float">
            <text:p>96382902362.3971</text:p>
          </table:table-cell>
          <table:table-cell table:style-name="ce1" table:formula="of:=[.M5]*[.B5]" office:value-type="float" office:value="385531609449.588" calcext:value-type="float">
            <text:p>385531609449.588</text:p>
          </table:table-cell>
          <table:table-cell table:style-name="ce1" table:formula="of:=(0.01)*91" office:value-type="float" office:value="0.91" calcext:value-type="float">
            <text:p>0.91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4" office:value-type="float" office:value="0.04" calcext:value-type="float">
            <text:p>0.04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5" office:value-type="float" office:value="0.05" calcext:value-type="float">
            <text:p>0.05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[.Q5]*[.N5]" office:value-type="float" office:value="15421264377.9835" calcext:value-type="float">
            <text:p>15421264377.9835</text:p>
          </table:table-cell>
          <table:table-cell table:style-name="ce1" table:formula="of:=[.V5]/SUM([.V$4:.V$121])" office:value-type="float" office:value="0.816941944708068" calcext:value-type="float">
            <text:p>0.816941944708068</text:p>
          </table:table-cell>
          <table:table-cell table:style-name="ce1"/>
          <table:table-cell table:style-name="ce1" table:formula="of:=[.R5]*[.$N5]" office:value-type="float" office:value="0" calcext:value-type="float">
            <text:p>0</text:p>
          </table:table-cell>
          <table:table-cell table:style-name="ce1" table:formula="of:=[.Y5]/SUM([.Y$4:.Y$121])" office:value-type="float" office:value="0" calcext:value-type="float">
            <text:p>0</text:p>
          </table:table-cell>
          <table:table-cell table:style-name="ce1"/>
          <table:table-cell table:style-name="ce1" table:formula="of:=[.S5]*[.$N5]" office:value-type="float" office:value="19276580472.4794" calcext:value-type="float">
            <text:p>19276580472.4794</text:p>
          </table:table-cell>
          <table:table-cell table:style-name="ce1" table:formula="of:=[.AB5]/SUM([.AB$4:.AB$121])" office:value-type="float" office:value="0.556896953554483" calcext:value-type="float">
            <text:p>0.556896953554483</text:p>
          </table:table-cell>
          <table:table-cell table:style-name="ce1"/>
          <table:table-cell table:style-name="ce1" table:formula="of:=[.T5]*[.$N5]" office:value-type="float" office:value="0" calcext:value-type="float">
            <text:p>0</text:p>
          </table:table-cell>
          <table:table-cell table:style-name="ce1" table:formula="of:=[.AE5]/SUM([.AE$4:.AE$121])" office:value-type="float" office:value="0" calcext:value-type="float">
            <text:p>0</text:p>
          </table:table-cell>
          <table:table-cell table:style-name="ce1"/>
          <table:table-cell table:formula="of:=MAX([.AC5];[.W5];[.Z5];[.AF5];[.K5];[.H5];[.E5])" office:value-type="float" office:value="0.988633372333681" calcext:value-type="float">
            <text:p>0.988633372333681</text:p>
          </table:table-cell>
          <table:table-cell office:value-type="float" office:value="1.96586780188435E+030" calcext:value-type="float">
            <text:p>1.96586780188435E+030</text:p>
          </table:table-cell>
          <table:table-cell office:value-type="float" office:value="1.96586780188435E+028" calcext:value-type="float">
            <text:p>1.96586780188435E+028</text:p>
          </table:table-cell>
          <table:table-cell table:style-name="ce17" office:value-type="float" office:value="1E+028" calcext:value-type="float">
            <text:p>1.00E+28</text:p>
          </table:table-cell>
          <table:table-cell table:formula="of:=[.AK5]/[.AI5]" office:value-type="float" office:value="0.00508681203813127" calcext:value-type="float">
            <text:p>0.00508681203813127</text:p>
          </table:table-cell>
          <table:table-cell table:style-name="ce1" table:number-columns-repeated="986"/>
        </table:table-row>
        <table:table-row table:style-name="ro1">
          <table:table-cell office:value-type="string" calcext:value-type="string">
            <text:p>Lithium</text:p>
          </table:table-cell>
          <table:table-cell office:value-type="float" office:value="6.94" calcext:value-type="float">
            <text:p>6.94</text:p>
          </table:table-cell>
          <table:table-cell office:value-type="float" office:value="0" calcext:value-type="float">
            <text:p>0</text:p>
          </table:table-cell>
          <table:table-cell table:formula="of:=[.C6]*[.$B6]" office:value-type="float" office:value="0" calcext:value-type="float">
            <text:p>0</text:p>
          </table:table-cell>
          <table:table-cell table:formula="of:=[.D6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6]*[.$B6]" office:value-type="float" office:value="0" calcext:value-type="float">
            <text:p>0</text:p>
          </table:table-cell>
          <table:table-cell table:formula="of:=[.G6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6]*[.$B6]" office:value-type="float" office:value="0" calcext:value-type="float">
            <text:p>0</text:p>
          </table:table-cell>
          <table:table-cell table:formula="of:=[.J6]/SUM([.J$4:.J$121])" office:value-type="float" office:value="0" calcext:value-type="float">
            <text:p>0</text:p>
          </table:table-cell>
          <table:table-cell office:value-type="float" office:value="3.35" calcext:value-type="float">
            <text:p>3.35</text:p>
          </table:table-cell>
          <table:table-cell office:value-type="float" office:value="2238.72113856834" calcext:value-type="float">
            <text:p>2238.72113856834</text:p>
          </table:table-cell>
          <table:table-cell table:formula="of:=[.M6]*[.B6]" office:value-type="float" office:value="15536.7247016643" calcext:value-type="float">
            <text:p>15536.7247016643</text:p>
          </table:table-cell>
          <table:table-cell table:formula="of:=(0.01)*23" office:value-type="float" office:value="0.23" calcext:value-type="float">
            <text:p>0.23</text:p>
          </table:table-cell>
          <table:table-cell table:formula="of:=(0.01)*13" office:value-type="float" office:value="0.13" calcext:value-type="float">
            <text:p>0.13</text:p>
          </table:table-cell>
          <table:table-cell table:formula="of:=(0.01)*64" office:value-type="float" office:value="0.64" calcext:value-type="float">
            <text:p>0.64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6]*[.N6]" office:value-type="float" office:value="9943.50380906514" calcext:value-type="float">
            <text:p>9943.50380906514</text:p>
          </table:table-cell>
          <table:table-cell table:formula="of:=[.V6]/SUM([.V$4:.V$121])" office:value-type="float" office:value="0.00000052675741365196" calcext:value-type="float">
            <text:p>5.26757413651964E-07</text:p>
          </table:table-cell>
          <table:table-cell/>
          <table:table-cell table:formula="of:=[.R6]*[.$N6]" office:value-type="float" office:value="0" calcext:value-type="float">
            <text:p>0</text:p>
          </table:table-cell>
          <table:table-cell table:formula="of:=[.Y6]/SUM([.Y$4:.Y$121])" office:value-type="float" office:value="0" calcext:value-type="float">
            <text:p>0</text:p>
          </table:table-cell>
          <table:table-cell/>
          <table:table-cell table:formula="of:=[.S6]*[.$N6]" office:value-type="float" office:value="0" calcext:value-type="float">
            <text:p>0</text:p>
          </table:table-cell>
          <table:table-cell table:formula="of:=[.AB6]/SUM([.AB$4:.AB$121])" office:value-type="float" office:value="0" calcext:value-type="float">
            <text:p>0</text:p>
          </table:table-cell>
          <table:table-cell/>
          <table:table-cell table:formula="of:=[.T6]*[.$N6]" office:value-type="float" office:value="0" calcext:value-type="float">
            <text:p>0</text:p>
          </table:table-cell>
          <table:table-cell table:formula="of:=[.AE6]/SUM([.AE$4:.AE$121])" office:value-type="float" office:value="0" calcext:value-type="float">
            <text:p>0</text:p>
          </table:table-cell>
          <table:table-cell/>
          <table:table-cell table:formula="of:=MAX([.AC6];[.W6];[.Z6];[.AF6];[.K6];[.H6];[.E6])" office:value-type="float" office:value="0.00000052675741365196" calcext:value-type="float">
            <text:p>5.26757413651964E-07</text:p>
          </table:table-cell>
          <table:table-cell office:value-type="float" office:value="1.04744131432452E+024" calcext:value-type="float">
            <text:p>1.04744131432452E+024</text:p>
          </table:table-cell>
          <table:table-cell office:value-type="float" office:value="1.04744131432452E+022" calcext:value-type="float">
            <text:p>1.04744131432452E+022</text:p>
          </table:table-cell>
          <table:table-cell/>
          <table:table-cell table:formula="of:=[.AK6]/[.AI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eryllium</text:p>
          </table:table-cell>
          <table:table-cell office:value-type="float" office:value="9.01" calcext:value-type="float">
            <text:p>9.01</text:p>
          </table:table-cell>
          <table:table-cell office:value-type="float" office:value="0" calcext:value-type="float">
            <text:p>0</text:p>
          </table:table-cell>
          <table:table-cell table:formula="of:=[.C7]*[.$B7]" office:value-type="float" office:value="0" calcext:value-type="float">
            <text:p>0</text:p>
          </table:table-cell>
          <table:table-cell table:formula="of:=[.D7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]*[.$B7]" office:value-type="float" office:value="0" calcext:value-type="float">
            <text:p>0</text:p>
          </table:table-cell>
          <table:table-cell table:formula="of:=[.G7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7]*[.$B7]" office:value-type="float" office:value="0" calcext:value-type="float">
            <text:p>0</text:p>
          </table:table-cell>
          <table:table-cell table:formula="of:=[.J7]/SUM([.J$4:.J$121])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30.1995172040202" calcext:value-type="float">
            <text:p>30.1995172040202</text:p>
          </table:table-cell>
          <table:table-cell table:formula="of:=[.M7]*[.B7]" office:value-type="float" office:value="272.097650008222" calcext:value-type="float">
            <text:p>272.097650008222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7]*[.N7]" office:value-type="float" office:value="0" calcext:value-type="float">
            <text:p>0</text:p>
          </table:table-cell>
          <table:table-cell table:formula="of:=[.V7]/SUM([.V$4:.V$121])" office:value-type="float" office:value="0" calcext:value-type="float">
            <text:p>0</text:p>
          </table:table-cell>
          <table:table-cell/>
          <table:table-cell table:formula="of:=[.R7]*[.$N7]" office:value-type="float" office:value="0" calcext:value-type="float">
            <text:p>0</text:p>
          </table:table-cell>
          <table:table-cell table:formula="of:=[.Y7]/SUM([.Y$4:.Y$121])" office:value-type="float" office:value="0" calcext:value-type="float">
            <text:p>0</text:p>
          </table:table-cell>
          <table:table-cell/>
          <table:table-cell table:formula="of:=[.S7]*[.$N7]" office:value-type="float" office:value="0" calcext:value-type="float">
            <text:p>0</text:p>
          </table:table-cell>
          <table:table-cell table:formula="of:=[.AB7]/SUM([.AB$4:.AB$121])" office:value-type="float" office:value="0" calcext:value-type="float">
            <text:p>0</text:p>
          </table:table-cell>
          <table:table-cell/>
          <table:table-cell table:formula="of:=[.T7]*[.$N7]" office:value-type="float" office:value="0" calcext:value-type="float">
            <text:p>0</text:p>
          </table:table-cell>
          <table:table-cell table:formula="of:=[.AE7]/SUM([.AE$4:.AE$121])" office:value-type="float" office:value="0" calcext:value-type="float">
            <text:p>0</text:p>
          </table:table-cell>
          <table:table-cell/>
          <table:table-cell table:formula="of:=MAX([.AC7];[.W7];[.Z7];[.AF7];[.K7];[.H7];[.E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K7]/[.AI7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oron</text:p>
          </table:table-cell>
          <table:table-cell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  <table:table-cell table:formula="of:=[.C8]*[.$B8]" office:value-type="float" office:value="0" calcext:value-type="float">
            <text:p>0</text:p>
          </table:table-cell>
          <table:table-cell table:formula="of:=[.D8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*[.$B8]" office:value-type="float" office:value="0" calcext:value-type="float">
            <text:p>0</text:p>
          </table:table-cell>
          <table:table-cell table:formula="of:=[.G8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8]*[.$B8]" office:value-type="float" office:value="0" calcext:value-type="float">
            <text:p>0</text:p>
          </table:table-cell>
          <table:table-cell table:formula="of:=[.J8]/SUM([.J$4:.J$121])" office:value-type="float" office:value="0" calcext:value-type="float">
            <text:p>0</text:p>
          </table:table-cell>
          <table:table-cell office:value-type="float" office:value="2.85" calcext:value-type="float">
            <text:p>2.85</text:p>
          </table:table-cell>
          <table:table-cell office:value-type="float" office:value="707.945784384138" calcext:value-type="float">
            <text:p>707.945784384138</text:p>
          </table:table-cell>
          <table:table-cell table:formula="of:=[.M8]*[.B8]" office:value-type="float" office:value="7652.89392919253" calcext:value-type="float">
            <text:p>7652.8939291925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8]*[.N8]" office:value-type="float" office:value="0" calcext:value-type="float">
            <text:p>0</text:p>
          </table:table-cell>
          <table:table-cell table:formula="of:=[.V8]/SUM([.V$4:.V$121])" office:value-type="float" office:value="0" calcext:value-type="float">
            <text:p>0</text:p>
          </table:table-cell>
          <table:table-cell/>
          <table:table-cell table:formula="of:=[.R8]*[.$N8]" office:value-type="float" office:value="0" calcext:value-type="float">
            <text:p>0</text:p>
          </table:table-cell>
          <table:table-cell table:formula="of:=[.Y8]/SUM([.Y$4:.Y$121])" office:value-type="float" office:value="0" calcext:value-type="float">
            <text:p>0</text:p>
          </table:table-cell>
          <table:table-cell/>
          <table:table-cell table:formula="of:=[.S8]*[.$N8]" office:value-type="float" office:value="0" calcext:value-type="float">
            <text:p>0</text:p>
          </table:table-cell>
          <table:table-cell table:formula="of:=[.AB8]/SUM([.AB$4:.AB$121])" office:value-type="float" office:value="0" calcext:value-type="float">
            <text:p>0</text:p>
          </table:table-cell>
          <table:table-cell/>
          <table:table-cell table:formula="of:=[.T8]*[.$N8]" office:value-type="float" office:value="0" calcext:value-type="float">
            <text:p>0</text:p>
          </table:table-cell>
          <table:table-cell table:formula="of:=[.AE8]/SUM([.AE$4:.AE$121])" office:value-type="float" office:value="0" calcext:value-type="float">
            <text:p>0</text:p>
          </table:table-cell>
          <table:table-cell/>
          <table:table-cell table:formula="of:=MAX([.AC8];[.W8];[.Z8];[.AF8];[.K8];[.H8];[.E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K8]/[.AI8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arbon</text:p>
          </table:table-cell>
          <table:table-cell office:value-type="float" office:value="12.01" calcext:value-type="float">
            <text:p>12.01</text:p>
          </table:table-cell>
          <table:table-cell office:value-type="float" office:value="0.00158" calcext:value-type="float">
            <text:p>0.00158</text:p>
          </table:table-cell>
          <table:table-cell table:formula="of:=[.C9]*[.$B9]" office:value-type="float" office:value="0.0189758" calcext:value-type="float">
            <text:p>0.0189758</text:p>
          </table:table-cell>
          <table:table-cell table:formula="of:=[.D9]/SUM([.D$4:.D$121])" office:value-type="float" office:value="0.00470413970579977" calcext:value-type="float">
            <text:p>0.00470413970579977</text:p>
          </table:table-cell>
          <table:table-cell office:value-type="float" office:value="0.563" calcext:value-type="float">
            <text:p>0.563</text:p>
          </table:table-cell>
          <table:table-cell table:formula="of:=[.F9]*[.$B9]" office:value-type="float" office:value="6.76163" calcext:value-type="float">
            <text:p>6.76163</text:p>
          </table:table-cell>
          <table:table-cell table:formula="of:=[.G9]/SUM([.G$4:.G$121])" office:value-type="float" office:value="0.488734416416061" calcext:value-type="float">
            <text:p>0.488734416416061</text:p>
          </table:table-cell>
          <table:table-cell office:value-type="float" office:value="0" calcext:value-type="float">
            <text:p>0</text:p>
          </table:table-cell>
          <table:table-cell table:formula="of:=[.I9]*[.$B9]" office:value-type="float" office:value="0" calcext:value-type="float">
            <text:p>0</text:p>
          </table:table-cell>
          <table:table-cell table:formula="of:=[.J9]/SUM([.J$4:.J$121])" office:value-type="float" office:value="0" calcext:value-type="float">
            <text:p>0</text:p>
          </table:table-cell>
          <table:table-cell office:value-type="float" office:value="8.46" calcext:value-type="float">
            <text:p>8.46</text:p>
          </table:table-cell>
          <table:table-cell office:value-type="float" office:value="288403150.312661" calcext:value-type="float">
            <text:p>288403150.312661</text:p>
          </table:table-cell>
          <table:table-cell table:formula="of:=[.M9]*[.B9]" office:value-type="float" office:value="3463721835.25506" calcext:value-type="float">
            <text:p>3463721835.2550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75.5" office:value-type="float" office:value="0.755" calcext:value-type="float">
            <text:p>0.75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24.5" office:value-type="float" office:value="0.245" calcext:value-type="float">
            <text:p>0.24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9]*[.N9]" office:value-type="float" office:value="2615109985.61757" calcext:value-type="float">
            <text:p>2615109985.61757</text:p>
          </table:table-cell>
          <table:table-cell table:formula="of:=[.V9]/SUM([.V$4:.V$121])" office:value-type="float" office:value="0.138535530220594" calcext:value-type="float">
            <text:p>0.138535530220594</text:p>
          </table:table-cell>
          <table:table-cell/>
          <table:table-cell table:formula="of:=[.R9]*[.$N9]" office:value-type="float" office:value="0" calcext:value-type="float">
            <text:p>0</text:p>
          </table:table-cell>
          <table:table-cell table:formula="of:=[.Y9]/SUM([.Y$4:.Y$121])" office:value-type="float" office:value="0" calcext:value-type="float">
            <text:p>0</text:p>
          </table:table-cell>
          <table:table-cell/>
          <table:table-cell table:formula="of:=[.S9]*[.$N9]" office:value-type="float" office:value="848611849.637489" calcext:value-type="float">
            <text:p>848611849.637489</text:p>
          </table:table-cell>
          <table:table-cell table:formula="of:=[.AB9]/SUM([.AB$4:.AB$121])" office:value-type="float" office:value="0.0245162441797213" calcext:value-type="float">
            <text:p>0.0245162441797213</text:p>
          </table:table-cell>
          <table:table-cell/>
          <table:table-cell table:formula="of:=[.T9]*[.$N9]" office:value-type="float" office:value="0" calcext:value-type="float">
            <text:p>0</text:p>
          </table:table-cell>
          <table:table-cell table:formula="of:=[.AE9]/SUM([.AE$4:.AE$121])" office:value-type="float" office:value="0" calcext:value-type="float">
            <text:p>0</text:p>
          </table:table-cell>
          <table:table-cell/>
          <table:table-cell table:formula="of:=MAX([.AC9];[.W9];[.Z9];[.AF9];[.K9];[.H9];[.E9])" office:value-type="float" office:value="0.488734416416061" calcext:value-type="float">
            <text:p>0.488734416416061</text:p>
          </table:table-cell>
          <table:table-cell office:value-type="float" office:value="9.71833725010846E+029" calcext:value-type="float">
            <text:p>9.71833725010846E+029</text:p>
          </table:table-cell>
          <table:table-cell office:value-type="float" office:value="9.71833725010846E+027" calcext:value-type="float">
            <text:p>9.71833725010846E+027</text:p>
          </table:table-cell>
          <table:table-cell/>
          <table:table-cell table:formula="of:=[.AK9]/[.AI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itrogen</text:p>
          </table:table-cell>
          <table:table-cell office:value-type="float" office:value="14.01" calcext:value-type="float">
            <text:p>14.01</text:p>
          </table:table-cell>
          <table:table-cell office:value-type="float" office:value="0" calcext:value-type="float">
            <text:p>0</text:p>
          </table:table-cell>
          <table:table-cell table:formula="of:=[.C10]*[.$B10]" office:value-type="float" office:value="0" calcext:value-type="float">
            <text:p>0</text:p>
          </table:table-cell>
          <table:table-cell table:formula="of:=[.D10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0]*[.$B10]" office:value-type="float" office:value="0" calcext:value-type="float">
            <text:p>0</text:p>
          </table:table-cell>
          <table:table-cell table:formula="of:=[.G10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0]*[.$B10]" office:value-type="float" office:value="0" calcext:value-type="float">
            <text:p>0</text:p>
          </table:table-cell>
          <table:table-cell table:formula="of:=[.J10]/SUM([.J$4:.J$121])"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79432823.4724282" calcext:value-type="float">
            <text:p>79432823.4724282</text:p>
          </table:table-cell>
          <table:table-cell table:formula="of:=[.M10]*[.B10]" office:value-type="float" office:value="1112853856.84872" calcext:value-type="float">
            <text:p>1112853856.84872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75.5" office:value-type="float" office:value="0.755" calcext:value-type="float">
            <text:p>0.75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24.5" office:value-type="float" office:value="0.245" calcext:value-type="float">
            <text:p>0.24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10]*[.N10]" office:value-type="float" office:value="840204661.920783" calcext:value-type="float">
            <text:p>840204661.920783</text:p>
          </table:table-cell>
          <table:table-cell table:formula="of:=[.V10]/SUM([.V$4:.V$121])" office:value-type="float" office:value="0.0445098672610983" calcext:value-type="float">
            <text:p>0.0445098672610983</text:p>
          </table:table-cell>
          <table:table-cell/>
          <table:table-cell table:formula="of:=[.R10]*[.$N10]" office:value-type="float" office:value="0" calcext:value-type="float">
            <text:p>0</text:p>
          </table:table-cell>
          <table:table-cell table:formula="of:=[.Y10]/SUM([.Y$4:.Y$121])" office:value-type="float" office:value="0" calcext:value-type="float">
            <text:p>0</text:p>
          </table:table-cell>
          <table:table-cell/>
          <table:table-cell table:formula="of:=[.S10]*[.$N10]" office:value-type="float" office:value="272649194.927936" calcext:value-type="float">
            <text:p>272649194.927936</text:p>
          </table:table-cell>
          <table:table-cell table:formula="of:=[.AB10]/SUM([.AB$4:.AB$121])" office:value-type="float" office:value="0.00787678635540281" calcext:value-type="float">
            <text:p>0.00787678635540281</text:p>
          </table:table-cell>
          <table:table-cell/>
          <table:table-cell table:formula="of:=[.T10]*[.$N10]" office:value-type="float" office:value="0" calcext:value-type="float">
            <text:p>0</text:p>
          </table:table-cell>
          <table:table-cell table:formula="of:=[.AE10]/SUM([.AE$4:.AE$121])" office:value-type="float" office:value="0" calcext:value-type="float">
            <text:p>0</text:p>
          </table:table-cell>
          <table:table-cell/>
          <table:table-cell table:formula="of:=MAX([.AC10];[.W10];[.Z10];[.AF10];[.K10];[.H10];[.E10])" office:value-type="float" office:value="0.0445098672610983" calcext:value-type="float">
            <text:p>0.0445098672610983</text:p>
          </table:table-cell>
          <table:table-cell office:value-type="float" office:value="8.85065357526761E+028" calcext:value-type="float">
            <text:p>8.85065357526761E+028</text:p>
          </table:table-cell>
          <table:table-cell office:value-type="float" office:value="8.85065357526761E+026" calcext:value-type="float">
            <text:p>8.85065357526761E+026</text:p>
          </table:table-cell>
          <table:table-cell/>
          <table:table-cell table:formula="of:=[.AK10]/[.AI1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xygen</text:p>
          </table:table-cell>
          <table:table-cell office:value-type="float" office:value="16" calcext:value-type="float">
            <text:p>16</text:p>
          </table:table-cell>
          <table:table-cell office:value-type="float" office:value="0.000397" calcext:value-type="float">
            <text:p>0.000397</text:p>
          </table:table-cell>
          <table:table-cell table:formula="of:=[.C11]*[.$B11]" office:value-type="float" office:value="0.006352" calcext:value-type="float">
            <text:p>0.006352</text:p>
          </table:table-cell>
          <table:table-cell table:formula="of:=[.D11]/SUM([.D$4:.D$121])" office:value-type="float" office:value="0.00157467381671603" calcext:value-type="float">
            <text:p>0.00157467381671603</text:p>
          </table:table-cell>
          <table:table-cell office:value-type="float" office:value="0.422" calcext:value-type="float">
            <text:p>0.422</text:p>
          </table:table-cell>
          <table:table-cell table:formula="of:=[.F11]*[.$B11]" office:value-type="float" office:value="6.752" calcext:value-type="float">
            <text:p>6.752</text:p>
          </table:table-cell>
          <table:table-cell table:formula="of:=[.G11]/SUM([.G$4:.G$121])" office:value-type="float" office:value="0.48803835460403" calcext:value-type="float">
            <text:p>0.48803835460403</text:p>
          </table:table-cell>
          <table:table-cell office:value-type="float" office:value="0.649" calcext:value-type="float">
            <text:p>0.649</text:p>
          </table:table-cell>
          <table:table-cell table:formula="of:=[.I11]*[.$B11]" office:value-type="float" office:value="10.384" calcext:value-type="float">
            <text:p>10.384</text:p>
          </table:table-cell>
          <table:table-cell table:formula="of:=[.J11]/SUM([.J$4:.J$121])" office:value-type="float" office:value="0.583587261287723" calcext:value-type="float">
            <text:p>0.583587261287723</text:p>
          </table:table-cell>
          <table:table-cell office:value-type="float" office:value="8.76" calcext:value-type="float">
            <text:p>8.76</text:p>
          </table:table-cell>
          <table:table-cell office:value-type="float" office:value="575439937.337157" calcext:value-type="float">
            <text:p>575439937.337157</text:p>
          </table:table-cell>
          <table:table-cell table:formula="of:=[.M11]*[.B11]" office:value-type="float" office:value="9207038997.39451" calcext:value-type="float">
            <text:p>9207038997.3945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11]*[.N11]" office:value-type="float" office:value="0" calcext:value-type="float">
            <text:p>0</text:p>
          </table:table-cell>
          <table:table-cell table:formula="of:=[.V11]/SUM([.V$4:.V$121])" office:value-type="float" office:value="0" calcext:value-type="float">
            <text:p>0</text:p>
          </table:table-cell>
          <table:table-cell/>
          <table:table-cell table:formula="of:=[.R11]*[.$N11]" office:value-type="float" office:value="0" calcext:value-type="float">
            <text:p>0</text:p>
          </table:table-cell>
          <table:table-cell table:formula="of:=[.Y11]/SUM([.Y$4:.Y$121])" office:value-type="float" office:value="0" calcext:value-type="float">
            <text:p>0</text:p>
          </table:table-cell>
          <table:table-cell/>
          <table:table-cell table:formula="of:=[.S11]*[.$N11]" office:value-type="float" office:value="9207038997.39451" calcext:value-type="float">
            <text:p>9207038997.39451</text:p>
          </table:table-cell>
          <table:table-cell table:formula="of:=[.AB11]/SUM([.AB$4:.AB$121])" office:value-type="float" office:value="0.265989705810453" calcext:value-type="float">
            <text:p>0.265989705810453</text:p>
          </table:table-cell>
          <table:table-cell/>
          <table:table-cell table:formula="of:=[.T11]*[.$N11]" office:value-type="float" office:value="0" calcext:value-type="float">
            <text:p>0</text:p>
          </table:table-cell>
          <table:table-cell table:formula="of:=[.AE11]/SUM([.AE$4:.AE$121])" office:value-type="float" office:value="0" calcext:value-type="float">
            <text:p>0</text:p>
          </table:table-cell>
          <table:table-cell/>
          <table:table-cell table:formula="of:=MAX([.AC11];[.W11];[.Z11];[.AF11];[.K11];[.H11];[.E11])" office:value-type="float" office:value="0.583587261287723" calcext:value-type="float">
            <text:p>0.583587261287723</text:p>
          </table:table-cell>
          <table:table-cell office:value-type="float" office:value="1.1604457614528E+030" calcext:value-type="float">
            <text:p>1.1604457614528E+030</text:p>
          </table:table-cell>
          <table:table-cell office:value-type="float" office:value="1.1604457614528E+028" calcext:value-type="float">
            <text:p>1.1604457614528E+028</text:p>
          </table:table-cell>
          <table:table-cell/>
          <table:table-cell table:formula="of:=[.AK11]/[.AI1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Fluorin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*[.$B12]" office:value-type="float" office:value="0" calcext:value-type="float">
            <text:p>0</text:p>
          </table:table-cell>
          <table:table-cell table:formula="of:=[.D12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]*[.$B12]" office:value-type="float" office:value="0" calcext:value-type="float">
            <text:p>0</text:p>
          </table:table-cell>
          <table:table-cell table:formula="of:=[.G12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*[.$B12]" office:value-type="float" office:value="0" calcext:value-type="float">
            <text:p>0</text:p>
          </table:table-cell>
          <table:table-cell table:formula="of:=[.J12]/SUM([.J$4:.J$121])" office:value-type="float" office:value="0" calcext:value-type="float">
            <text:p>0</text:p>
          </table:table-cell>
          <table:table-cell office:value-type="float" office:value="4.53" calcext:value-type="float">
            <text:p>4.53</text:p>
          </table:table-cell>
          <table:table-cell office:value-type="float" office:value="33884.4156139203" calcext:value-type="float">
            <text:p>33884.4156139203</text:p>
          </table:table-cell>
          <table:table-cell table:formula="of:=[.M12]*[.B12]" office:value-type="float" office:value="643803.896664486" calcext:value-type="float">
            <text:p>643803.89666448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12]*[.N12]" office:value-type="float" office:value="0" calcext:value-type="float">
            <text:p>0</text:p>
          </table:table-cell>
          <table:table-cell table:formula="of:=[.V12]/SUM([.V$4:.V$121])" office:value-type="float" office:value="0" calcext:value-type="float">
            <text:p>0</text:p>
          </table:table-cell>
          <table:table-cell/>
          <table:table-cell table:formula="of:=[.R12]*[.$N12]" office:value-type="float" office:value="0" calcext:value-type="float">
            <text:p>0</text:p>
          </table:table-cell>
          <table:table-cell table:formula="of:=[.Y12]/SUM([.Y$4:.Y$121])" office:value-type="float" office:value="0" calcext:value-type="float">
            <text:p>0</text:p>
          </table:table-cell>
          <table:table-cell/>
          <table:table-cell table:formula="of:=[.S12]*[.$N12]" office:value-type="float" office:value="643803.896664486" calcext:value-type="float">
            <text:p>643803.896664486</text:p>
          </table:table-cell>
          <table:table-cell table:formula="of:=[.AB12]/SUM([.AB$4:.AB$121])" office:value-type="float" office:value="0.0000185993791404457" calcext:value-type="float">
            <text:p>1.85993791404457E-05</text:p>
          </table:table-cell>
          <table:table-cell/>
          <table:table-cell table:formula="of:=[.T12]*[.$N12]" office:value-type="float" office:value="0" calcext:value-type="float">
            <text:p>0</text:p>
          </table:table-cell>
          <table:table-cell table:formula="of:=[.AE12]/SUM([.AE$4:.AE$121])" office:value-type="float" office:value="0" calcext:value-type="float">
            <text:p>0</text:p>
          </table:table-cell>
          <table:table-cell/>
          <table:table-cell table:formula="of:=MAX([.AC12];[.W12];[.Z12];[.AF12];[.K12];[.H12];[.E12])" office:value-type="float" office:value="0.0000185993791404457" calcext:value-type="float">
            <text:p>1.85993791404457E-05</text:p>
          </table:table-cell>
          <table:table-cell office:value-type="float" office:value="3.69843074394021E+025" calcext:value-type="float">
            <text:p>3.69843074394021E+025</text:p>
          </table:table-cell>
          <table:table-cell office:value-type="float" office:value="3.69843074394021E+023" calcext:value-type="float">
            <text:p>3.69843074394021E+023</text:p>
          </table:table-cell>
          <table:table-cell/>
          <table:table-cell table:formula="of:=[.AK12]/[.AI1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Neon</text:p>
          </table:table-cell>
          <table:table-cell table:style-name="ce1" office:value-type="float" office:value="20.18" calcext:value-type="float">
            <text:p>20.18</text:p>
          </table:table-cell>
          <table:table-cell table:style-name="ce1" office:value-type="float" office:value="0.000366" calcext:value-type="float">
            <text:p>0.000366</text:p>
          </table:table-cell>
          <table:table-cell table:style-name="ce1" table:formula="of:=[.C13]*[.$B13]" office:value-type="float" office:value="0.00738588" calcext:value-type="float">
            <text:p>0.00738588</text:p>
          </table:table-cell>
          <table:table-cell table:style-name="ce1" table:formula="of:=[.D13]/SUM([.D$4:.D$121])" office:value-type="float" office:value="0.0018309747873751" calcext:value-type="float">
            <text:p>0.0018309747873751</text:p>
          </table:table-cell>
          <table:table-cell table:style-name="ce1" office:value-type="float" office:value="0.0137" calcext:value-type="float">
            <text:p>0.0137</text:p>
          </table:table-cell>
          <table:table-cell table:style-name="ce1" table:formula="of:=[.F13]*[.$B13]" office:value-type="float" office:value="0.276466" calcext:value-type="float">
            <text:p>0.276466</text:p>
          </table:table-cell>
          <table:table-cell table:style-name="ce1" table:formula="of:=[.G13]/SUM([.G$4:.G$121])" office:value-type="float" office:value="0.0199831178530743" calcext:value-type="float">
            <text:p>0.0199831178530743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table:formula="of:=[.I13]*[.$B13]" office:value-type="float" office:value="5.28716" calcext:value-type="float">
            <text:p>5.28716</text:p>
          </table:table-cell>
          <table:table-cell table:style-name="ce1" table:formula="of:=[.J13]/SUM([.J$4:.J$121])" office:value-type="float" office:value="0.297141681855739" calcext:value-type="float">
            <text:p>0.297141681855739</text:p>
          </table:table-cell>
          <table:table-cell table:style-name="ce1" office:value-type="float" office:value="7.95" calcext:value-type="float">
            <text:p>7.95</text:p>
          </table:table-cell>
          <table:table-cell table:style-name="ce1" office:value-type="float" office:value="89125093.8133746" calcext:value-type="float">
            <text:p>89125093.8133746</text:p>
          </table:table-cell>
          <table:table-cell table:style-name="ce1" table:formula="of:=[.M13]*[.B13]" office:value-type="float" office:value="1798544393.1539" calcext:value-type="float">
            <text:p>1798544393.1539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100" office:value-type="float" office:value="1" calcext:value-type="float">
            <text:p>1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[.Q13]*[.N13]" office:value-type="float" office:value="0" calcext:value-type="float">
            <text:p>0</text:p>
          </table:table-cell>
          <table:table-cell table:style-name="ce1" table:formula="of:=[.V13]/SUM([.V$4:.V$121])" office:value-type="float" office:value="0" calcext:value-type="float">
            <text:p>0</text:p>
          </table:table-cell>
          <table:table-cell table:style-name="ce1"/>
          <table:table-cell table:style-name="ce1" table:formula="of:=[.R13]*[.$N13]" office:value-type="float" office:value="0" calcext:value-type="float">
            <text:p>0</text:p>
          </table:table-cell>
          <table:table-cell table:style-name="ce1" table:formula="of:=[.Y13]/SUM([.Y$4:.Y$121])" office:value-type="float" office:value="0" calcext:value-type="float">
            <text:p>0</text:p>
          </table:table-cell>
          <table:table-cell table:style-name="ce1"/>
          <table:table-cell table:style-name="ce1" table:formula="of:=[.S13]*[.$N13]" office:value-type="float" office:value="1798544393.1539" calcext:value-type="float">
            <text:p>1798544393.1539</text:p>
          </table:table-cell>
          <table:table-cell table:style-name="ce1" table:formula="of:=[.AB13]/SUM([.AB$4:.AB$121])" office:value-type="float" office:value="0.0519596250387802" calcext:value-type="float">
            <text:p>0.0519596250387802</text:p>
          </table:table-cell>
          <table:table-cell table:style-name="ce1"/>
          <table:table-cell table:style-name="ce1" table:formula="of:=[.T13]*[.$N13]" office:value-type="float" office:value="0" calcext:value-type="float">
            <text:p>0</text:p>
          </table:table-cell>
          <table:table-cell table:style-name="ce1" table:formula="of:=[.AE13]/SUM([.AE$4:.AE$121])" office:value-type="float" office:value="0" calcext:value-type="float">
            <text:p>0</text:p>
          </table:table-cell>
          <table:table-cell table:style-name="ce1"/>
          <table:table-cell table:formula="of:=MAX([.AC13];[.W13];[.Z13];[.AF13];[.K13];[.H13];[.E13])" office:value-type="float" office:value="0.297141681855739" calcext:value-type="float">
            <text:p>0.297141681855739</text:p>
          </table:table-cell>
          <table:table-cell office:value-type="float" office:value="5.90857320119681E+029" calcext:value-type="float">
            <text:p>5.90857320119681E+029</text:p>
          </table:table-cell>
          <table:table-cell office:value-type="float" office:value="5.90857320119681E+027" calcext:value-type="float">
            <text:p>5.90857320119681E+027</text:p>
          </table:table-cell>
          <table:table-cell table:style-name="ce17" office:value-type="float" office:value="1E+028" calcext:value-type="float">
            <text:p>1.00E+28</text:p>
          </table:table-cell>
          <table:table-cell table:formula="of:=[.AK13]/[.AI13]" office:value-type="float" office:value="0.0169245597193828" calcext:value-type="float">
            <text:p>0.0169245597193828</text:p>
          </table:table-cell>
          <table:table-cell table:style-name="ce1" table:number-columns-repeated="986"/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2.99" calcext:value-type="float">
            <text:p>22.99</text:p>
          </table:table-cell>
          <table:table-cell office:value-type="float" office:value="0.00000606" calcext:value-type="float">
            <text:p>0.00000606</text:p>
          </table:table-cell>
          <table:table-cell table:formula="of:=[.C14]*[.$B14]" office:value-type="float" office:value="0.0001393194" calcext:value-type="float">
            <text:p>0.0001393194</text:p>
          </table:table-cell>
          <table:table-cell table:formula="of:=[.D14]/SUM([.D$4:.D$121])" office:value-type="float" office:value="0.0000345375647576492" calcext:value-type="float">
            <text:p>3.45375647576492E-05</text:p>
          </table:table-cell>
          <table:table-cell office:value-type="float" office:value="0.0000208" calcext:value-type="float">
            <text:p>0.0000208</text:p>
          </table:table-cell>
          <table:table-cell table:formula="of:=[.F14]*[.$B14]" office:value-type="float" office:value="0.000478192" calcext:value-type="float">
            <text:p>0.000478192</text:p>
          </table:table-cell>
          <table:table-cell table:formula="of:=[.G14]/SUM([.G$4:.G$121])" office:value-type="float" office:value="0.0000345639865024897" calcext:value-type="float">
            <text:p>3.45639865024897E-05</text:p>
          </table:table-cell>
          <table:table-cell office:value-type="float" office:value="0.0493" calcext:value-type="float">
            <text:p>0.0493</text:p>
          </table:table-cell>
          <table:table-cell table:formula="of:=[.I14]*[.$B14]" office:value-type="float" office:value="1.133407" calcext:value-type="float">
            <text:p>1.133407</text:p>
          </table:table-cell>
          <table:table-cell table:formula="of:=[.J14]/SUM([.J$4:.J$121])" office:value-type="float" office:value="0.0636981786454482" calcext:value-type="float">
            <text:p>0.0636981786454482</text:p>
          </table:table-cell>
          <table:table-cell office:value-type="float" office:value="6.37" calcext:value-type="float">
            <text:p>6.37</text:p>
          </table:table-cell>
          <table:table-cell office:value-type="float" office:value="2344228.81531992" calcext:value-type="float">
            <text:p>2344228.81531992</text:p>
          </table:table-cell>
          <table:table-cell table:formula="of:=[.M14]*[.B14]" office:value-type="float" office:value="53893820.464205" calcext:value-type="float">
            <text:p>53893820.46420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14]*[.N14]" office:value-type="float" office:value="0" calcext:value-type="float">
            <text:p>0</text:p>
          </table:table-cell>
          <table:table-cell table:formula="of:=[.V14]/SUM([.V$4:.V$121])" office:value-type="float" office:value="0" calcext:value-type="float">
            <text:p>0</text:p>
          </table:table-cell>
          <table:table-cell/>
          <table:table-cell table:formula="of:=[.R14]*[.$N14]" office:value-type="float" office:value="0" calcext:value-type="float">
            <text:p>0</text:p>
          </table:table-cell>
          <table:table-cell table:formula="of:=[.Y14]/SUM([.Y$4:.Y$121])" office:value-type="float" office:value="0" calcext:value-type="float">
            <text:p>0</text:p>
          </table:table-cell>
          <table:table-cell/>
          <table:table-cell table:formula="of:=[.S14]*[.$N14]" office:value-type="float" office:value="53893820.464205" calcext:value-type="float">
            <text:p>53893820.464205</text:p>
          </table:table-cell>
          <table:table-cell table:formula="of:=[.AB14]/SUM([.AB$4:.AB$121])" office:value-type="float" office:value="0.0015569828100361" calcext:value-type="float">
            <text:p>0.0015569828100361</text:p>
          </table:table-cell>
          <table:table-cell/>
          <table:table-cell table:formula="of:=[.T14]*[.$N14]" office:value-type="float" office:value="0" calcext:value-type="float">
            <text:p>0</text:p>
          </table:table-cell>
          <table:table-cell table:formula="of:=[.AE14]/SUM([.AE$4:.AE$121])" office:value-type="float" office:value="0" calcext:value-type="float">
            <text:p>0</text:p>
          </table:table-cell>
          <table:table-cell/>
          <table:table-cell table:formula="of:=MAX([.AC14];[.W14];[.Z14];[.AF14];[.K14];[.H14];[.E14])" office:value-type="float" office:value="0.0636981786454482" calcext:value-type="float">
            <text:p>0.0636981786454482</text:p>
          </table:table-cell>
          <table:table-cell office:value-type="float" office:value="1.26661917291114E+029" calcext:value-type="float">
            <text:p>1.26661917291114E+029</text:p>
          </table:table-cell>
          <table:table-cell office:value-type="float" office:value="1.26661917291114E+027" calcext:value-type="float">
            <text:p>1.26661917291114E+027</text:p>
          </table:table-cell>
          <table:table-cell/>
          <table:table-cell table:formula="of:=[.AK14]/[.AI1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gnesium</text:p>
          </table:table-cell>
          <table:table-cell office:value-type="float" office:value="24.31" calcext:value-type="float">
            <text:p>24.31</text:p>
          </table:table-cell>
          <table:table-cell office:value-type="float" office:value="0.000108" calcext:value-type="float">
            <text:p>0.000108</text:p>
          </table:table-cell>
          <table:table-cell table:formula="of:=[.C15]*[.$B15]" office:value-type="float" office:value="0.00262548" calcext:value-type="float">
            <text:p>0.00262548</text:p>
          </table:table-cell>
          <table:table-cell table:formula="of:=[.D15]/SUM([.D$4:.D$121])" office:value-type="float" office:value="0.000650861872215304" calcext:value-type="float">
            <text:p>0.000650861872215304</text:p>
          </table:table-cell>
          <table:table-cell office:value-type="float" office:value="0.000369" calcext:value-type="float">
            <text:p>0.000369</text:p>
          </table:table-cell>
          <table:table-cell table:formula="of:=[.F15]*[.$B15]" office:value-type="float" office:value="0.00897039" calcext:value-type="float">
            <text:p>0.00897039</text:p>
          </table:table-cell>
          <table:table-cell table:formula="of:=[.G15]/SUM([.G$4:.G$121])" office:value-type="float" office:value="0.000648384830532649" calcext:value-type="float">
            <text:p>0.000648384830532649</text:p>
          </table:table-cell>
          <table:table-cell office:value-type="float" office:value="0.0388" calcext:value-type="float">
            <text:p>0.0388</text:p>
          </table:table-cell>
          <table:table-cell table:formula="of:=[.I15]*[.$B15]" office:value-type="float" office:value="0.943228" calcext:value-type="float">
            <text:p>0.943228</text:p>
          </table:table-cell>
          <table:table-cell table:formula="of:=[.J15]/SUM([.J$4:.J$121])" office:value-type="float" office:value="0.0530100005094276" calcext:value-type="float">
            <text:p>0.0530100005094276</text:p>
          </table:table-cell>
          <table:table-cell office:value-type="float" office:value="7.62" calcext:value-type="float">
            <text:p>7.62</text:p>
          </table:table-cell>
          <table:table-cell office:value-type="float" office:value="41686938.3470336" calcext:value-type="float">
            <text:p>41686938.3470336</text:p>
          </table:table-cell>
          <table:table-cell table:formula="of:=[.M15]*[.B15]" office:value-type="float" office:value="1013409471.21639" calcext:value-type="float">
            <text:p>1013409471.2163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99" office:value-type="float" office:value="0.99" calcext:value-type="float">
            <text:p>0.99</text:p>
          </table:table-cell>
          <table:table-cell table:formula="of:=(0.01)*1" office:value-type="float" office:value="0.01" calcext:value-type="float">
            <text:p>0.01</text:p>
          </table:table-cell>
          <table:table-cell table:formula="of:=(0.01)*0" office:value-type="float" office:value="0" calcext:value-type="float">
            <text:p>0</text:p>
          </table:table-cell>
          <table:table-cell table:formula="of:=[.Q15]*[.N15]" office:value-type="float" office:value="0" calcext:value-type="float">
            <text:p>0</text:p>
          </table:table-cell>
          <table:table-cell table:formula="of:=[.V15]/SUM([.V$4:.V$121])" office:value-type="float" office:value="0" calcext:value-type="float">
            <text:p>0</text:p>
          </table:table-cell>
          <table:table-cell/>
          <table:table-cell table:formula="of:=[.R15]*[.$N15]" office:value-type="float" office:value="0" calcext:value-type="float">
            <text:p>0</text:p>
          </table:table-cell>
          <table:table-cell table:formula="of:=[.Y15]/SUM([.Y$4:.Y$121])" office:value-type="float" office:value="0" calcext:value-type="float">
            <text:p>0</text:p>
          </table:table-cell>
          <table:table-cell/>
          <table:table-cell table:formula="of:=[.S15]*[.$N15]" office:value-type="float" office:value="1003275376.50422" calcext:value-type="float">
            <text:p>1003275376.50422</text:p>
          </table:table-cell>
          <table:table-cell table:formula="of:=[.AB15]/SUM([.AB$4:.AB$121])" office:value-type="float" office:value="0.0289844457396942" calcext:value-type="float">
            <text:p>0.0289844457396942</text:p>
          </table:table-cell>
          <table:table-cell/>
          <table:table-cell table:formula="of:=[.T15]*[.$N15]" office:value-type="float" office:value="10134094.7121639" calcext:value-type="float">
            <text:p>10134094.7121639</text:p>
          </table:table-cell>
          <table:table-cell table:formula="of:=[.AE15]/SUM([.AE$4:.AE$121])" office:value-type="float" office:value="0.00485300003913891" calcext:value-type="float">
            <text:p>0.00485300003913891</text:p>
          </table:table-cell>
          <table:table-cell/>
          <table:table-cell table:formula="of:=MAX([.AC15];[.W15];[.Z15];[.AF15];[.K15];[.H15];[.E15])" office:value-type="float" office:value="0.0530100005094276" calcext:value-type="float">
            <text:p>0.0530100005094276</text:p>
          </table:table-cell>
          <table:table-cell office:value-type="float" office:value="1.05408795712982E+029" calcext:value-type="float">
            <text:p>1.05408795712982E+029</text:p>
          </table:table-cell>
          <table:table-cell office:value-type="float" office:value="1.05408795712982E+027" calcext:value-type="float">
            <text:p>1.05408795712982E+027</text:p>
          </table:table-cell>
          <table:table-cell/>
          <table:table-cell table:formula="of:=[.AK15]/[.AI1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luminum</text:p>
          </table:table-cell>
          <table:table-cell office:value-type="float" office:value="26.98" calcext:value-type="float">
            <text:p>26.98</text:p>
          </table:table-cell>
          <table:table-cell office:value-type="float" office:value="0" calcext:value-type="float">
            <text:p>0</text:p>
          </table:table-cell>
          <table:table-cell table:formula="of:=[.C16]*[.$B16]" office:value-type="float" office:value="0" calcext:value-type="float">
            <text:p>0</text:p>
          </table:table-cell>
          <table:table-cell table:formula="of:=[.D16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]*[.$B16]" office:value-type="float" office:value="0" calcext:value-type="float">
            <text:p>0</text:p>
          </table:table-cell>
          <table:table-cell table:formula="of:=[.G16]/SUM([.G$4:.G$121])" office:value-type="float" office:value="0" calcext:value-type="float">
            <text:p>0</text:p>
          </table:table-cell>
          <table:table-cell/>
          <table:table-cell table:formula="of:=[.I16]*[.$B16]" office:value-type="float" office:value="0" calcext:value-type="float">
            <text:p>0</text:p>
          </table:table-cell>
          <table:table-cell table:formula="of:=[.J16]/SUM([.J$4:.J$121])" office:value-type="float" office:value="0" calcext:value-type="float">
            <text:p>0</text:p>
          </table:table-cell>
          <table:table-cell office:value-type="float" office:value="6.54" calcext:value-type="float">
            <text:p>6.54</text:p>
          </table:table-cell>
          <table:table-cell office:value-type="float" office:value="3467368.50452532" calcext:value-type="float">
            <text:p>3467368.50452532</text:p>
          </table:table-cell>
          <table:table-cell table:formula="of:=[.M16]*[.B16]" office:value-type="float" office:value="93549602.2520931" calcext:value-type="float">
            <text:p>93549602.252093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16]*[.N16]" office:value-type="float" office:value="0" calcext:value-type="float">
            <text:p>0</text:p>
          </table:table-cell>
          <table:table-cell table:formula="of:=[.V16]/SUM([.V$4:.V$121])" office:value-type="float" office:value="0" calcext:value-type="float">
            <text:p>0</text:p>
          </table:table-cell>
          <table:table-cell/>
          <table:table-cell table:formula="of:=[.R16]*[.$N16]" office:value-type="float" office:value="0" calcext:value-type="float">
            <text:p>0</text:p>
          </table:table-cell>
          <table:table-cell table:formula="of:=[.Y16]/SUM([.Y$4:.Y$121])" office:value-type="float" office:value="0" calcext:value-type="float">
            <text:p>0</text:p>
          </table:table-cell>
          <table:table-cell/>
          <table:table-cell table:formula="of:=[.S16]*[.$N16]" office:value-type="float" office:value="93549602.2520931" calcext:value-type="float">
            <text:p>93549602.2520931</text:p>
          </table:table-cell>
          <table:table-cell table:formula="of:=[.AB16]/SUM([.AB$4:.AB$121])" office:value-type="float" office:value="0.00270263123559712" calcext:value-type="float">
            <text:p>0.00270263123559712</text:p>
          </table:table-cell>
          <table:table-cell/>
          <table:table-cell table:formula="of:=[.T16]*[.$N16]" office:value-type="float" office:value="0" calcext:value-type="float">
            <text:p>0</text:p>
          </table:table-cell>
          <table:table-cell table:formula="of:=[.AE16]/SUM([.AE$4:.AE$121])" office:value-type="float" office:value="0" calcext:value-type="float">
            <text:p>0</text:p>
          </table:table-cell>
          <table:table-cell/>
          <table:table-cell table:formula="of:=MAX([.AC16];[.W16];[.Z16];[.AF16];[.K16];[.H16];[.E16])" office:value-type="float" office:value="0.00270263123559712" calcext:value-type="float">
            <text:p>0.00270263123559712</text:p>
          </table:table-cell>
          <table:table-cell office:value-type="float" office:value="5.3741011330478E+027" calcext:value-type="float">
            <text:p>5.3741011330478E+027</text:p>
          </table:table-cell>
          <table:table-cell office:value-type="float" office:value="5.3741011330478E+025" calcext:value-type="float">
            <text:p>5.3741011330478E+025</text:p>
          </table:table-cell>
          <table:table-cell/>
          <table:table-cell table:formula="of:=[.AK16]/[.AI1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ilicon</text:p>
          </table:table-cell>
          <table:table-cell office:value-type="float" office:value="28.09" calcext:value-type="float">
            <text:p>28.09</text:p>
          </table:table-cell>
          <table:table-cell office:value-type="float" office:value="0.000101" calcext:value-type="float">
            <text:p>0.000101</text:p>
          </table:table-cell>
          <table:table-cell table:formula="of:=[.C17]*[.$B17]" office:value-type="float" office:value="0.00283709" calcext:value-type="float">
            <text:p>0.00283709</text:p>
          </table:table-cell>
          <table:table-cell table:formula="of:=[.D17]/SUM([.D$4:.D$121])" office:value-type="float" office:value="0.0007033204248531" calcext:value-type="float">
            <text:p>0.0007033204248531</text:p>
          </table:table-cell>
          <table:table-cell office:value-type="float" office:value="0.000344" calcext:value-type="float">
            <text:p>0.000344</text:p>
          </table:table-cell>
          <table:table-cell table:formula="of:=[.F17]*[.$B17]" office:value-type="float" office:value="0.00966296" calcext:value-type="float">
            <text:p>0.00966296</text:p>
          </table:table-cell>
          <table:table-cell table:formula="of:=[.G17]/SUM([.G$4:.G$121])" office:value-type="float" office:value="0.00069844417935494" calcext:value-type="float">
            <text:p>0.00069844417935494</text:p>
          </table:table-cell>
          <table:table-cell office:value-type="float" office:value="0.000443" calcext:value-type="float">
            <text:p>0.000443</text:p>
          </table:table-cell>
          <table:table-cell table:formula="of:=[.I17]*[.$B17]" office:value-type="float" office:value="0.01244387" calcext:value-type="float">
            <text:p>0.01244387</text:p>
          </table:table-cell>
          <table:table-cell table:formula="of:=[.J17]/SUM([.J$4:.J$121])" office:value-type="float" office:value="0.00069935323701083" calcext:value-type="float">
            <text:p>0.00069935323701083</text:p>
          </table:table-cell>
          <table:table-cell office:value-type="float" office:value="7.61" calcext:value-type="float">
            <text:p>7.61</text:p>
          </table:table-cell>
          <table:table-cell office:value-type="float" office:value="40738027.7804113" calcext:value-type="float">
            <text:p>40738027.7804113</text:p>
          </table:table-cell>
          <table:table-cell table:formula="of:=[.M17]*[.B17]" office:value-type="float" office:value="1144331200.35175" calcext:value-type="float">
            <text:p>1144331200.3517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70.5" office:value-type="float" office:value="0.705" calcext:value-type="float">
            <text:p>0.705</text:p>
          </table:table-cell>
          <table:table-cell table:formula="of:=(0.01)*29.5" office:value-type="float" office:value="0.295" calcext:value-type="float">
            <text:p>0.295</text:p>
          </table:table-cell>
          <table:table-cell table:formula="of:=(0.01)*0" office:value-type="float" office:value="0" calcext:value-type="float">
            <text:p>0</text:p>
          </table:table-cell>
          <table:table-cell table:formula="of:=[.Q17]*[.N17]" office:value-type="float" office:value="0" calcext:value-type="float">
            <text:p>0</text:p>
          </table:table-cell>
          <table:table-cell table:formula="of:=[.V17]/SUM([.V$4:.V$121])" office:value-type="float" office:value="0" calcext:value-type="float">
            <text:p>0</text:p>
          </table:table-cell>
          <table:table-cell/>
          <table:table-cell table:formula="of:=[.R17]*[.$N17]" office:value-type="float" office:value="0" calcext:value-type="float">
            <text:p>0</text:p>
          </table:table-cell>
          <table:table-cell table:formula="of:=[.Y17]/SUM([.Y$4:.Y$121])" office:value-type="float" office:value="0" calcext:value-type="float">
            <text:p>0</text:p>
          </table:table-cell>
          <table:table-cell/>
          <table:table-cell table:formula="of:=[.S17]*[.$N17]" office:value-type="float" office:value="806753496.247986" calcext:value-type="float">
            <text:p>806753496.247986</text:p>
          </table:table-cell>
          <table:table-cell table:formula="of:=[.AB17]/SUM([.AB$4:.AB$121])" office:value-type="float" office:value="0.0233069638555112" calcext:value-type="float">
            <text:p>0.0233069638555112</text:p>
          </table:table-cell>
          <table:table-cell/>
          <table:table-cell table:formula="of:=[.T17]*[.$N17]" office:value-type="float" office:value="337577704.103767" calcext:value-type="float">
            <text:p>337577704.103767</text:p>
          </table:table-cell>
          <table:table-cell table:formula="of:=[.AE17]/SUM([.AE$4:.AE$121])" office:value-type="float" office:value="0.161658703392777" calcext:value-type="float">
            <text:p>0.161658703392777</text:p>
          </table:table-cell>
          <table:table-cell/>
          <table:table-cell table:formula="of:=MAX([.AC17];[.W17];[.Z17];[.AF17];[.K17];[.H17];[.E17])" office:value-type="float" office:value="0.161658703392777" calcext:value-type="float">
            <text:p>0.161658703392777</text:p>
          </table:table-cell>
          <table:table-cell office:value-type="float" office:value="3.21453481935435E+029" calcext:value-type="float">
            <text:p>3.21453481935435E+029</text:p>
          </table:table-cell>
          <table:table-cell office:value-type="float" office:value="3.21453481935435E+027" calcext:value-type="float">
            <text:p>3.21453481935435E+027</text:p>
          </table:table-cell>
          <table:table-cell/>
          <table:table-cell table:formula="of:=[.AK17]/[.AI17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hosphorus</text:p>
          </table:table-cell>
          <table:table-cell office:value-type="float" office:value="30.97" calcext:value-type="float">
            <text:p>30.97</text:p>
          </table:table-cell>
          <table:table-cell office:value-type="float" office:value="0" calcext:value-type="float">
            <text:p>0</text:p>
          </table:table-cell>
          <table:table-cell table:formula="of:=[.C18]*[.$B18]" office:value-type="float" office:value="0" calcext:value-type="float">
            <text:p>0</text:p>
          </table:table-cell>
          <table:table-cell table:formula="of:=[.D18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]*[.$B18]" office:value-type="float" office:value="0" calcext:value-type="float">
            <text:p>0</text:p>
          </table:table-cell>
          <table:table-cell table:formula="of:=[.G18]/SUM([.G$4:.G$121])" office:value-type="float" office:value="0" calcext:value-type="float">
            <text:p>0</text:p>
          </table:table-cell>
          <table:table-cell/>
          <table:table-cell table:formula="of:=[.I18]*[.$B18]" office:value-type="float" office:value="0" calcext:value-type="float">
            <text:p>0</text:p>
          </table:table-cell>
          <table:table-cell table:formula="of:=[.J18]/SUM([.J$4:.J$121])" office:value-type="float" office:value="0" calcext:value-type="float">
            <text:p>0</text:p>
          </table:table-cell>
          <table:table-cell office:value-type="float" office:value="5.54" calcext:value-type="float">
            <text:p>5.54</text:p>
          </table:table-cell>
          <table:table-cell office:value-type="float" office:value="346736.850452532" calcext:value-type="float">
            <text:p>346736.850452532</text:p>
          </table:table-cell>
          <table:table-cell table:formula="of:=[.M18]*[.B18]" office:value-type="float" office:value="10738440.2585149" calcext:value-type="float">
            <text:p>10738440.258514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97" office:value-type="float" office:value="0.97" calcext:value-type="float">
            <text:p>0.97</text:p>
          </table:table-cell>
          <table:table-cell table:formula="of:=(0.01)*3" office:value-type="float" office:value="0.03" calcext:value-type="float">
            <text:p>0.03</text:p>
          </table:table-cell>
          <table:table-cell table:formula="of:=(0.01)*0" office:value-type="float" office:value="0" calcext:value-type="float">
            <text:p>0</text:p>
          </table:table-cell>
          <table:table-cell table:formula="of:=[.Q18]*[.N18]" office:value-type="float" office:value="0" calcext:value-type="float">
            <text:p>0</text:p>
          </table:table-cell>
          <table:table-cell table:formula="of:=[.V18]/SUM([.V$4:.V$121])" office:value-type="float" office:value="0" calcext:value-type="float">
            <text:p>0</text:p>
          </table:table-cell>
          <table:table-cell/>
          <table:table-cell table:formula="of:=[.R18]*[.$N18]" office:value-type="float" office:value="0" calcext:value-type="float">
            <text:p>0</text:p>
          </table:table-cell>
          <table:table-cell table:formula="of:=[.Y18]/SUM([.Y$4:.Y$121])" office:value-type="float" office:value="0" calcext:value-type="float">
            <text:p>0</text:p>
          </table:table-cell>
          <table:table-cell/>
          <table:table-cell table:formula="of:=[.S18]*[.$N18]" office:value-type="float" office:value="10416287.0507595" calcext:value-type="float">
            <text:p>10416287.0507595</text:p>
          </table:table-cell>
          <table:table-cell table:formula="of:=[.AB18]/SUM([.AB$4:.AB$121])" office:value-type="float" office:value="0.000300924665253704" calcext:value-type="float">
            <text:p>0.000300924665253704</text:p>
          </table:table-cell>
          <table:table-cell/>
          <table:table-cell table:formula="of:=[.T18]*[.$N18]" office:value-type="float" office:value="322153.207755447" calcext:value-type="float">
            <text:p>322153.207755447</text:p>
          </table:table-cell>
          <table:table-cell table:formula="of:=[.AE18]/SUM([.AE$4:.AE$121])" office:value-type="float" office:value="0.00015427224377224" calcext:value-type="float">
            <text:p>0.00015427224377224</text:p>
          </table:table-cell>
          <table:table-cell/>
          <table:table-cell table:formula="of:=MAX([.AC18];[.W18];[.Z18];[.AF18];[.K18];[.H18];[.E18])" office:value-type="float" office:value="0.000300924665253704" calcext:value-type="float">
            <text:p>0.000300924665253704</text:p>
          </table:table-cell>
          <table:table-cell office:value-type="float" office:value="5.98379669117033E+026" calcext:value-type="float">
            <text:p>5.98379669117033E+026</text:p>
          </table:table-cell>
          <table:table-cell office:value-type="float" office:value="5.98379669117033E+024" calcext:value-type="float">
            <text:p>5.98379669117033E+024</text:p>
          </table:table-cell>
          <table:table-cell/>
          <table:table-cell table:formula="of:=[.AK18]/[.AI18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ulfur</text:p>
          </table:table-cell>
          <table:table-cell office:value-type="float" office:value="32.07" calcext:value-type="float">
            <text:p>32.07</text:p>
          </table:table-cell>
          <table:table-cell office:value-type="float" office:value="0.0000459" calcext:value-type="float">
            <text:p>0.0000459</text:p>
          </table:table-cell>
          <table:table-cell table:formula="of:=[.C19]*[.$B19]" office:value-type="float" office:value="0.001472013" calcext:value-type="float">
            <text:p>0.001472013</text:p>
          </table:table-cell>
          <table:table-cell table:formula="of:=[.D19]/SUM([.D$4:.D$121])" office:value-type="float" office:value="0.000364915039194839" calcext:value-type="float">
            <text:p>0.000364915039194839</text:p>
          </table:table-cell>
          <table:table-cell office:value-type="float" office:value="0.000157" calcext:value-type="float">
            <text:p>0.000157</text:p>
          </table:table-cell>
          <table:table-cell table:formula="of:=[.F19]*[.$B19]" office:value-type="float" office:value="0.00503499" calcext:value-type="float">
            <text:p>0.00503499</text:p>
          </table:table-cell>
          <table:table-cell table:formula="of:=[.G19]/SUM([.G$4:.G$121])" office:value-type="float" office:value="0.000363931906849488" calcext:value-type="float">
            <text:p>0.000363931906849488</text:p>
          </table:table-cell>
          <table:table-cell office:value-type="float" office:value="0.0002022" calcext:value-type="float">
            <text:p>0.0002022</text:p>
          </table:table-cell>
          <table:table-cell table:formula="of:=[.I19]*[.$B19]" office:value-type="float" office:value="0.006484554" calcext:value-type="float">
            <text:p>0.006484554</text:p>
          </table:table-cell>
          <table:table-cell table:formula="of:=[.J19]/SUM([.J$4:.J$121])" office:value-type="float" office:value="0.000364435969716135" calcext:value-type="float">
            <text:p>0.000364435969716135</text:p>
          </table:table-cell>
          <table:table-cell office:value-type="float" office:value="7.26" calcext:value-type="float">
            <text:p>7.26</text:p>
          </table:table-cell>
          <table:table-cell office:value-type="float" office:value="18197008.5860998" calcext:value-type="float">
            <text:p>18197008.5860998</text:p>
          </table:table-cell>
          <table:table-cell table:formula="of:=[.M19]*[.B19]" office:value-type="float" office:value="583578065.356221" calcext:value-type="float">
            <text:p>583578065.35622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58" office:value-type="float" office:value="0.58" calcext:value-type="float">
            <text:p>0.58</text:p>
          </table:table-cell>
          <table:table-cell table:formula="of:=(0.01)*42" office:value-type="float" office:value="0.42" calcext:value-type="float">
            <text:p>0.42</text:p>
          </table:table-cell>
          <table:table-cell table:formula="of:=(0.01)*0" office:value-type="float" office:value="0" calcext:value-type="float">
            <text:p>0</text:p>
          </table:table-cell>
          <table:table-cell table:formula="of:=[.Q19]*[.N19]" office:value-type="float" office:value="0" calcext:value-type="float">
            <text:p>0</text:p>
          </table:table-cell>
          <table:table-cell table:formula="of:=[.V19]/SUM([.V$4:.V$121])" office:value-type="float" office:value="0" calcext:value-type="float">
            <text:p>0</text:p>
          </table:table-cell>
          <table:table-cell/>
          <table:table-cell table:formula="of:=[.R19]*[.$N19]" office:value-type="float" office:value="0" calcext:value-type="float">
            <text:p>0</text:p>
          </table:table-cell>
          <table:table-cell table:formula="of:=[.Y19]/SUM([.Y$4:.Y$121])" office:value-type="float" office:value="0" calcext:value-type="float">
            <text:p>0</text:p>
          </table:table-cell>
          <table:table-cell/>
          <table:table-cell table:formula="of:=[.S19]*[.$N19]" office:value-type="float" office:value="338475277.906608" calcext:value-type="float">
            <text:p>338475277.906608</text:p>
          </table:table-cell>
          <table:table-cell table:formula="of:=[.AB19]/SUM([.AB$4:.AB$121])" office:value-type="float" office:value="0.00977849009002436" calcext:value-type="float">
            <text:p>0.00977849009002436</text:p>
          </table:table-cell>
          <table:table-cell/>
          <table:table-cell table:formula="of:=[.T19]*[.$N19]" office:value-type="float" office:value="245102787.449613" calcext:value-type="float">
            <text:p>245102787.449613</text:p>
          </table:table-cell>
          <table:table-cell table:formula="of:=[.AE19]/SUM([.AE$4:.AE$121])" office:value-type="float" office:value="0.11737445434157" calcext:value-type="float">
            <text:p>0.11737445434157</text:p>
          </table:table-cell>
          <table:table-cell/>
          <table:table-cell table:formula="of:=MAX([.AC19];[.W19];[.Z19];[.AF19];[.K19];[.H19];[.E19])" office:value-type="float" office:value="0.11737445434157" calcext:value-type="float">
            <text:p>0.11737445434157</text:p>
          </table:table-cell>
          <table:table-cell office:value-type="float" office:value="2.33395581224582E+029" calcext:value-type="float">
            <text:p>2.33395581224582E+029</text:p>
          </table:table-cell>
          <table:table-cell office:value-type="float" office:value="2.33395581224582E+027" calcext:value-type="float">
            <text:p>2.33395581224582E+027</text:p>
          </table:table-cell>
          <table:table-cell/>
          <table:table-cell table:formula="of:=[.AK19]/[.AI1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hlorine</text:p>
          </table:table-cell>
          <table:table-cell office:value-type="float" office:value="35.45" calcext:value-type="float">
            <text:p>35.45</text:p>
          </table:table-cell>
          <table:table-cell office:value-type="float" office:value="0" calcext:value-type="float">
            <text:p>0</text:p>
          </table:table-cell>
          <table:table-cell table:formula="of:=[.C20]*[.$B20]" office:value-type="float" office:value="0" calcext:value-type="float">
            <text:p>0</text:p>
          </table:table-cell>
          <table:table-cell table:formula="of:=[.D20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0]*[.$B20]" office:value-type="float" office:value="0" calcext:value-type="float">
            <text:p>0</text:p>
          </table:table-cell>
          <table:table-cell table:formula="of:=[.G20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20]*[.$B20]" office:value-type="float" office:value="0" calcext:value-type="float">
            <text:p>0</text:p>
          </table:table-cell>
          <table:table-cell table:formula="of:=[.J20]/SUM([.J$4:.J$121])" office:value-type="float" office:value="0" calcext:value-type="float">
            <text:p>0</text:p>
          </table:table-cell>
          <table:table-cell office:value-type="float" office:value="5.33" calcext:value-type="float">
            <text:p>5.33</text:p>
          </table:table-cell>
          <table:table-cell office:value-type="float" office:value="213796.208950223" calcext:value-type="float">
            <text:p>213796.208950223</text:p>
          </table:table-cell>
          <table:table-cell table:formula="of:=[.M20]*[.B20]" office:value-type="float" office:value="7579075.60728541" calcext:value-type="float">
            <text:p>7579075.6072854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84" office:value-type="float" office:value="0.84" calcext:value-type="float">
            <text:p>0.84</text:p>
          </table:table-cell>
          <table:table-cell table:formula="of:=(0.01)*16" office:value-type="float" office:value="0.16" calcext:value-type="float">
            <text:p>0.16</text:p>
          </table:table-cell>
          <table:table-cell table:formula="of:=(0.01)*0" office:value-type="float" office:value="0" calcext:value-type="float">
            <text:p>0</text:p>
          </table:table-cell>
          <table:table-cell table:formula="of:=[.Q20]*[.N20]" office:value-type="float" office:value="0" calcext:value-type="float">
            <text:p>0</text:p>
          </table:table-cell>
          <table:table-cell table:formula="of:=[.V20]/SUM([.V$4:.V$121])" office:value-type="float" office:value="0" calcext:value-type="float">
            <text:p>0</text:p>
          </table:table-cell>
          <table:table-cell/>
          <table:table-cell table:formula="of:=[.R20]*[.$N20]" office:value-type="float" office:value="0" calcext:value-type="float">
            <text:p>0</text:p>
          </table:table-cell>
          <table:table-cell table:formula="of:=[.Y20]/SUM([.Y$4:.Y$121])" office:value-type="float" office:value="0" calcext:value-type="float">
            <text:p>0</text:p>
          </table:table-cell>
          <table:table-cell/>
          <table:table-cell table:formula="of:=[.S20]*[.$N20]" office:value-type="float" office:value="6366423.51011974" calcext:value-type="float">
            <text:p>6366423.51011974</text:p>
          </table:table-cell>
          <table:table-cell table:formula="of:=[.AB20]/SUM([.AB$4:.AB$121])" office:value-type="float" office:value="0.000183924833706115" calcext:value-type="float">
            <text:p>0.000183924833706115</text:p>
          </table:table-cell>
          <table:table-cell/>
          <table:table-cell table:formula="of:=[.T20]*[.$N20]" office:value-type="float" office:value="1212652.09716567" calcext:value-type="float">
            <text:p>1212652.09716567</text:p>
          </table:table-cell>
          <table:table-cell table:formula="of:=[.AE20]/SUM([.AE$4:.AE$121])" office:value-type="float" office:value="0.000580713013066983" calcext:value-type="float">
            <text:p>0.000580713013066983</text:p>
          </table:table-cell>
          <table:table-cell/>
          <table:table-cell table:formula="of:=MAX([.AC20];[.W20];[.Z20];[.AF20];[.K20];[.H20];[.E20])" office:value-type="float" office:value="0.000580713013066983" calcext:value-type="float">
            <text:p>0.000580713013066983</text:p>
          </table:table-cell>
          <table:table-cell office:value-type="float" office:value="1.1547304050933E+027" calcext:value-type="float">
            <text:p>1.1547304050933E+027</text:p>
          </table:table-cell>
          <table:table-cell office:value-type="float" office:value="1.1547304050933E+025" calcext:value-type="float">
            <text:p>1.1547304050933E+025</text:p>
          </table:table-cell>
          <table:table-cell/>
          <table:table-cell table:formula="of:=[.AK20]/[.AI2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Argon</text:p>
          </table:table-cell>
          <table:table-cell table:style-name="ce1" office:value-type="float" office:value="39.95" calcext:value-type="float">
            <text:p>39.95</text:p>
          </table:table-cell>
          <table:table-cell table:style-name="ce1" office:value-type="float" office:value="0.0000127" calcext:value-type="float">
            <text:p>0.0000127</text:p>
          </table:table-cell>
          <table:table-cell table:style-name="ce1" table:formula="of:=[.C21]*[.$B21]" office:value-type="float" office:value="0.000507365" calcext:value-type="float">
            <text:p>0.000507365</text:p>
          </table:table-cell>
          <table:table-cell table:style-name="ce1" table:formula="of:=[.D21]/SUM([.D$4:.D$121])" office:value-type="float" office:value="0.000125776823208144" calcext:value-type="float">
            <text:p>0.000125776823208144</text:p>
          </table:table-cell>
          <table:table-cell table:style-name="ce1" office:value-type="float" office:value="0.0000434" calcext:value-type="float">
            <text:p>0.0000434</text:p>
          </table:table-cell>
          <table:table-cell table:style-name="ce1" table:formula="of:=[.F21]*[.$B21]" office:value-type="float" office:value="0.00173383" calcext:value-type="float">
            <text:p>0.00173383</text:p>
          </table:table-cell>
          <table:table-cell table:style-name="ce1" table:formula="of:=[.G21]/SUM([.G$4:.G$121])" office:value-type="float" office:value="0.000125322206807332" calcext:value-type="float">
            <text:p>0.000125322206807332</text:p>
          </table:table-cell>
          <table:table-cell table:style-name="ce1" office:value-type="float" office:value="0.0000558" calcext:value-type="float">
            <text:p>0.0000558</text:p>
          </table:table-cell>
          <table:table-cell table:style-name="ce1" table:formula="of:=[.I21]*[.$B21]" office:value-type="float" office:value="0.00222921" calcext:value-type="float">
            <text:p>0.00222921</text:p>
          </table:table-cell>
          <table:table-cell table:style-name="ce1" table:formula="of:=[.J21]/SUM([.J$4:.J$121])" office:value-type="float" office:value="0.000125282989092373" calcext:value-type="float">
            <text:p>0.000125282989092373</text:p>
          </table:table-cell>
          <table:table-cell table:style-name="ce1" office:value-type="float" office:value="6.62" calcext:value-type="float">
            <text:p>6.62</text:p>
          </table:table-cell>
          <table:table-cell table:style-name="ce1" office:value-type="float" office:value="4168693.83470336" calcext:value-type="float">
            <text:p>4168693.83470336</text:p>
          </table:table-cell>
          <table:table-cell table:style-name="ce1" table:formula="of:=[.M21]*[.B21]" office:value-type="float" office:value="166539318.696399" calcext:value-type="float">
            <text:p>166539318.696399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56" office:value-type="float" office:value="0.56" calcext:value-type="float">
            <text:p>0.56</text:p>
          </table:table-cell>
          <table:table-cell table:style-name="ce1" table:formula="of:=(0.01)*44" office:value-type="float" office:value="0.44" calcext:value-type="float">
            <text:p>0.44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[.Q21]*[.N21]" office:value-type="float" office:value="0" calcext:value-type="float">
            <text:p>0</text:p>
          </table:table-cell>
          <table:table-cell table:style-name="ce1" table:formula="of:=[.V21]/SUM([.V$4:.V$121])" office:value-type="float" office:value="0" calcext:value-type="float">
            <text:p>0</text:p>
          </table:table-cell>
          <table:table-cell table:style-name="ce1"/>
          <table:table-cell table:style-name="ce1" table:formula="of:=[.R21]*[.$N21]" office:value-type="float" office:value="0" calcext:value-type="float">
            <text:p>0</text:p>
          </table:table-cell>
          <table:table-cell table:style-name="ce1" table:formula="of:=[.Y21]/SUM([.Y$4:.Y$121])" office:value-type="float" office:value="0" calcext:value-type="float">
            <text:p>0</text:p>
          </table:table-cell>
          <table:table-cell table:style-name="ce1"/>
          <table:table-cell table:style-name="ce1" table:formula="of:=[.S21]*[.$N21]" office:value-type="float" office:value="93262018.4699835" calcext:value-type="float">
            <text:p>93262018.4699835</text:p>
          </table:table-cell>
          <table:table-cell table:style-name="ce1" table:formula="of:=[.AB21]/SUM([.AB$4:.AB$121])" office:value-type="float" office:value="0.00269432299169581" calcext:value-type="float">
            <text:p>0.00269432299169581</text:p>
          </table:table-cell>
          <table:table-cell table:style-name="ce1"/>
          <table:table-cell table:style-name="ce1" table:formula="of:=[.T21]*[.$N21]" office:value-type="float" office:value="73277300.2264156" calcext:value-type="float">
            <text:p>73277300.2264156</text:p>
          </table:table-cell>
          <table:table-cell table:style-name="ce1" table:formula="of:=[.AE21]/SUM([.AE$4:.AE$121])" office:value-type="float" office:value="0.0350909233599275" calcext:value-type="float">
            <text:p>0.0350909233599275</text:p>
          </table:table-cell>
          <table:table-cell table:style-name="ce1"/>
          <table:table-cell table:formula="of:=MAX([.AC21];[.W21];[.Z21];[.AF21];[.K21];[.H21];[.E21])" office:value-type="float" office:value="0.0350909233599275" calcext:value-type="float">
            <text:p>0.0350909233599275</text:p>
          </table:table-cell>
          <table:table-cell office:value-type="float" office:value="6.9777248373515E+028" calcext:value-type="float">
            <text:p>6.9777248373515E+028</text:p>
          </table:table-cell>
          <table:table-cell office:value-type="float" office:value="6.9777248373515E+026" calcext:value-type="float">
            <text:p>6.9777248373515E+026</text:p>
          </table:table-cell>
          <table:table-cell table:style-name="ce17" office:value-type="float" office:value="1E+028" calcext:value-type="float">
            <text:p>1.00E+28</text:p>
          </table:table-cell>
          <table:table-cell table:formula="of:=[.AK21]/[.AI21]" office:value-type="float" office:value="0.143313189228534" calcext:value-type="float">
            <text:p>0.143313189228534</text:p>
          </table:table-cell>
          <table:table-cell table:style-name="ce1" table:number-columns-repeated="986"/>
        </table:table-row>
        <table:table-row table:style-name="ro1">
          <table:table-cell office:value-type="string" calcext:value-type="string">
            <text:p>Potassium</text:p>
          </table:table-cell>
          <table:table-cell office:value-type="float" office:value="39.1" calcext:value-type="float">
            <text:p>39.1</text:p>
          </table:table-cell>
          <table:table-cell office:value-type="float" office:value="0" calcext:value-type="float">
            <text:p>0</text:p>
          </table:table-cell>
          <table:table-cell table:formula="of:=[.C22]*[.$B22]" office:value-type="float" office:value="0" calcext:value-type="float">
            <text:p>0</text:p>
          </table:table-cell>
          <table:table-cell table:formula="of:=[.D22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2]*[.$B22]" office:value-type="float" office:value="0" calcext:value-type="float">
            <text:p>0</text:p>
          </table:table-cell>
          <table:table-cell table:formula="of:=[.G22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22]*[.$B22]" office:value-type="float" office:value="0" calcext:value-type="float">
            <text:p>0</text:p>
          </table:table-cell>
          <table:table-cell table:formula="of:=[.J22]/SUM([.J$4:.J$121])" office:value-type="float" office:value="0" calcext:value-type="float">
            <text:p>0</text:p>
          </table:table-cell>
          <table:table-cell office:value-type="float" office:value="5.18" calcext:value-type="float">
            <text:p>5.18</text:p>
          </table:table-cell>
          <table:table-cell office:value-type="float" office:value="151356.124843621" calcext:value-type="float">
            <text:p>151356.124843621</text:p>
          </table:table-cell>
          <table:table-cell table:formula="of:=[.M22]*[.B22]" office:value-type="float" office:value="5918024.48138558" calcext:value-type="float">
            <text:p>5918024.4813855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82" office:value-type="float" office:value="0.82" calcext:value-type="float">
            <text:p>0.82</text:p>
          </table:table-cell>
          <table:table-cell table:formula="of:=(0.01)*18" office:value-type="float" office:value="0.18" calcext:value-type="float">
            <text:p>0.18</text:p>
          </table:table-cell>
          <table:table-cell table:formula="of:=(0.01)*0" office:value-type="float" office:value="0" calcext:value-type="float">
            <text:p>0</text:p>
          </table:table-cell>
          <table:table-cell table:formula="of:=[.Q22]*[.N22]" office:value-type="float" office:value="0" calcext:value-type="float">
            <text:p>0</text:p>
          </table:table-cell>
          <table:table-cell table:formula="of:=[.V22]/SUM([.V$4:.V$121])" office:value-type="float" office:value="0" calcext:value-type="float">
            <text:p>0</text:p>
          </table:table-cell>
          <table:table-cell/>
          <table:table-cell table:formula="of:=[.R22]*[.$N22]" office:value-type="float" office:value="0" calcext:value-type="float">
            <text:p>0</text:p>
          </table:table-cell>
          <table:table-cell table:formula="of:=[.Y22]/SUM([.Y$4:.Y$121])" office:value-type="float" office:value="0" calcext:value-type="float">
            <text:p>0</text:p>
          </table:table-cell>
          <table:table-cell/>
          <table:table-cell table:formula="of:=[.S22]*[.$N22]" office:value-type="float" office:value="4852780.07473618" calcext:value-type="float">
            <text:p>4852780.07473618</text:p>
          </table:table-cell>
          <table:table-cell table:formula="of:=[.AB22]/SUM([.AB$4:.AB$121])" office:value-type="float" office:value="0.000140195946254511" calcext:value-type="float">
            <text:p>0.000140195946254511</text:p>
          </table:table-cell>
          <table:table-cell/>
          <table:table-cell table:formula="of:=[.T22]*[.$N22]" office:value-type="float" office:value="1065244.4066494" calcext:value-type="float">
            <text:p>1065244.4066494</text:p>
          </table:table-cell>
          <table:table-cell table:formula="of:=[.AE22]/SUM([.AE$4:.AE$121])" office:value-type="float" office:value="0.000510122639860175" calcext:value-type="float">
            <text:p>0.000510122639860175</text:p>
          </table:table-cell>
          <table:table-cell/>
          <table:table-cell table:formula="of:=MAX([.AC22];[.W22];[.Z22];[.AF22];[.K22];[.H22];[.E22])" office:value-type="float" office:value="0.000510122639860175" calcext:value-type="float">
            <text:p>0.000510122639860175</text:p>
          </table:table-cell>
          <table:table-cell office:value-type="float" office:value="1.01436356568276E+027" calcext:value-type="float">
            <text:p>1.01436356568276E+027</text:p>
          </table:table-cell>
          <table:table-cell office:value-type="float" office:value="1.01436356568276E+025" calcext:value-type="float">
            <text:p>1.01436356568276E+025</text:p>
          </table:table-cell>
          <table:table-cell/>
          <table:table-cell table:formula="of:=[.AK22]/[.AI2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alcium</text:p>
          </table:table-cell>
          <table:table-cell office:value-type="float" office:value="40.08" calcext:value-type="float">
            <text:p>40.08</text:p>
          </table:table-cell>
          <table:table-cell office:value-type="float" office:value="0" calcext:value-type="float">
            <text:p>0</text:p>
          </table:table-cell>
          <table:table-cell table:formula="of:=[.C23]*[.$B23]" office:value-type="float" office:value="0" calcext:value-type="float">
            <text:p>0</text:p>
          </table:table-cell>
          <table:table-cell table:formula="of:=[.D23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3]*[.$B23]" office:value-type="float" office:value="0" calcext:value-type="float">
            <text:p>0</text:p>
          </table:table-cell>
          <table:table-cell table:formula="of:=[.G23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23]*[.$B23]" office:value-type="float" office:value="0" calcext:value-type="float">
            <text:p>0</text:p>
          </table:table-cell>
          <table:table-cell table:formula="of:=[.J23]/SUM([.J$4:.J$121])" office:value-type="float" office:value="0" calcext:value-type="float">
            <text:p>0</text:p>
          </table:table-cell>
          <table:table-cell office:value-type="float" office:value="6.41" calcext:value-type="float">
            <text:p>6.41</text:p>
          </table:table-cell>
          <table:table-cell office:value-type="float" office:value="2570395.78276886" calcext:value-type="float">
            <text:p>2570395.78276886</text:p>
          </table:table-cell>
          <table:table-cell table:formula="of:=[.M23]*[.B23]" office:value-type="float" office:value="103021462.973376" calcext:value-type="float">
            <text:p>103021462.97337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50" office:value-type="float" office:value="0.5" calcext:value-type="float">
            <text:p>0.5</text:p>
          </table:table-cell>
          <table:table-cell table:formula="of:=(0.01)*50" office:value-type="float" office:value="0.5" calcext:value-type="float">
            <text:p>0.5</text:p>
          </table:table-cell>
          <table:table-cell table:formula="of:=(0.01)*0" office:value-type="float" office:value="0" calcext:value-type="float">
            <text:p>0</text:p>
          </table:table-cell>
          <table:table-cell table:formula="of:=[.Q23]*[.N23]" office:value-type="float" office:value="0" calcext:value-type="float">
            <text:p>0</text:p>
          </table:table-cell>
          <table:table-cell table:formula="of:=[.V23]/SUM([.V$4:.V$121])" office:value-type="float" office:value="0" calcext:value-type="float">
            <text:p>0</text:p>
          </table:table-cell>
          <table:table-cell/>
          <table:table-cell table:formula="of:=[.R23]*[.$N23]" office:value-type="float" office:value="0" calcext:value-type="float">
            <text:p>0</text:p>
          </table:table-cell>
          <table:table-cell table:formula="of:=[.Y23]/SUM([.Y$4:.Y$121])" office:value-type="float" office:value="0" calcext:value-type="float">
            <text:p>0</text:p>
          </table:table-cell>
          <table:table-cell/>
          <table:table-cell table:formula="of:=[.S23]*[.$N23]" office:value-type="float" office:value="51510731.486688" calcext:value-type="float">
            <text:p>51510731.486688</text:p>
          </table:table-cell>
          <table:table-cell table:formula="of:=[.AB23]/SUM([.AB$4:.AB$121])" office:value-type="float" office:value="0.00148813579676405" calcext:value-type="float">
            <text:p>0.00148813579676405</text:p>
          </table:table-cell>
          <table:table-cell/>
          <table:table-cell table:formula="of:=[.T23]*[.$N23]" office:value-type="float" office:value="51510731.486688" calcext:value-type="float">
            <text:p>51510731.486688</text:p>
          </table:table-cell>
          <table:table-cell table:formula="of:=[.AE23]/SUM([.AE$4:.AE$121])" office:value-type="float" office:value="0.0246673816479058" calcext:value-type="float">
            <text:p>0.0246673816479058</text:p>
          </table:table-cell>
          <table:table-cell/>
          <table:table-cell table:formula="of:=MAX([.AC23];[.W23];[.Z23];[.AF23];[.K23];[.H23];[.E23])" office:value-type="float" office:value="0.0246673816479058" calcext:value-type="float">
            <text:p>0.0246673816479058</text:p>
          </table:table-cell>
          <table:table-cell office:value-type="float" office:value="4.90503483854113E+028" calcext:value-type="float">
            <text:p>4.90503483854113E+028</text:p>
          </table:table-cell>
          <table:table-cell office:value-type="float" office:value="4.90503483854113E+026" calcext:value-type="float">
            <text:p>4.90503483854113E+026</text:p>
          </table:table-cell>
          <table:table-cell/>
          <table:table-cell table:formula="of:=[.AK23]/[.AI2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candium</text:p>
          </table:table-cell>
          <table:table-cell office:value-type="float" office:value="44.96" calcext:value-type="float">
            <text:p>44.96</text:p>
          </table:table-cell>
          <table:table-cell office:value-type="float" office:value="0" calcext:value-type="float">
            <text:p>0</text:p>
          </table:table-cell>
          <table:table-cell table:formula="of:=[.C24]*[.$B24]" office:value-type="float" office:value="0" calcext:value-type="float">
            <text:p>0</text:p>
          </table:table-cell>
          <table:table-cell table:formula="of:=[.D24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4]*[.$B24]" office:value-type="float" office:value="0" calcext:value-type="float">
            <text:p>0</text:p>
          </table:table-cell>
          <table:table-cell table:formula="of:=[.G24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24]*[.$B24]" office:value-type="float" office:value="0" calcext:value-type="float">
            <text:p>0</text:p>
          </table:table-cell>
          <table:table-cell table:formula="of:=[.J24]/SUM([.J$4:.J$121])" office:value-type="float" office:value="0" calcext:value-type="float">
            <text:p>0</text:p>
          </table:table-cell>
          <table:table-cell office:value-type="float" office:value="3.15" calcext:value-type="float">
            <text:p>3.15</text:p>
          </table:table-cell>
          <table:table-cell office:value-type="float" office:value="1412.53754462275" calcext:value-type="float">
            <text:p>1412.53754462275</text:p>
          </table:table-cell>
          <table:table-cell table:formula="of:=[.M24]*[.B24]" office:value-type="float" office:value="63507.6880062388" calcext:value-type="float">
            <text:p>63507.688006238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82" office:value-type="float" office:value="0.82" calcext:value-type="float">
            <text:p>0.82</text:p>
          </table:table-cell>
          <table:table-cell table:formula="of:=(0.01)*18" office:value-type="float" office:value="0.18" calcext:value-type="float">
            <text:p>0.18</text:p>
          </table:table-cell>
          <table:table-cell table:formula="of:=(0.01)*0" office:value-type="float" office:value="0" calcext:value-type="float">
            <text:p>0</text:p>
          </table:table-cell>
          <table:table-cell table:formula="of:=[.Q24]*[.N24]" office:value-type="float" office:value="0" calcext:value-type="float">
            <text:p>0</text:p>
          </table:table-cell>
          <table:table-cell table:formula="of:=[.V24]/SUM([.V$4:.V$121])" office:value-type="float" office:value="0" calcext:value-type="float">
            <text:p>0</text:p>
          </table:table-cell>
          <table:table-cell/>
          <table:table-cell table:formula="of:=[.R24]*[.$N24]" office:value-type="float" office:value="0" calcext:value-type="float">
            <text:p>0</text:p>
          </table:table-cell>
          <table:table-cell table:formula="of:=[.Y24]/SUM([.Y$4:.Y$121])" office:value-type="float" office:value="0" calcext:value-type="float">
            <text:p>0</text:p>
          </table:table-cell>
          <table:table-cell/>
          <table:table-cell table:formula="of:=[.S24]*[.$N24]" office:value-type="float" office:value="52076.3041651159" calcext:value-type="float">
            <text:p>52076.3041651159</text:p>
          </table:table-cell>
          <table:table-cell table:formula="of:=[.AB24]/SUM([.AB$4:.AB$121])" office:value-type="float" office:value="0.00000150447509003652" calcext:value-type="float">
            <text:p>1.50447509003652E-06</text:p>
          </table:table-cell>
          <table:table-cell/>
          <table:table-cell table:formula="of:=[.T24]*[.$N24]" office:value-type="float" office:value="11431.383841123" calcext:value-type="float">
            <text:p>11431.383841123</text:p>
          </table:table-cell>
          <table:table-cell table:formula="of:=[.AE24]/SUM([.AE$4:.AE$121])" office:value-type="float" office:value="0.00000547424390673928" calcext:value-type="float">
            <text:p>5.47424390673928E-06</text:p>
          </table:table-cell>
          <table:table-cell/>
          <table:table-cell table:formula="of:=MAX([.AC24];[.W24];[.Z24];[.AF24];[.K24];[.H24];[.E24])" office:value-type="float" office:value="0.00000547424390673928" calcext:value-type="float">
            <text:p>5.47424390673928E-06</text:p>
          </table:table-cell>
          <table:table-cell office:value-type="float" office:value="1.08853697812339E+025" calcext:value-type="float">
            <text:p>1.08853697812339E+025</text:p>
          </table:table-cell>
          <table:table-cell office:value-type="float" office:value="1.08853697812339E+023" calcext:value-type="float">
            <text:p>1.08853697812339E+023</text:p>
          </table:table-cell>
          <table:table-cell/>
          <table:table-cell table:formula="of:=[.AK24]/[.AI2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itanium</text:p>
          </table:table-cell>
          <table:table-cell office:value-type="float" office:value="47.87" calcext:value-type="float">
            <text:p>47.87</text:p>
          </table:table-cell>
          <table:table-cell office:value-type="float" office:value="0" calcext:value-type="float">
            <text:p>0</text:p>
          </table:table-cell>
          <table:table-cell table:formula="of:=[.C25]*[.$B25]" office:value-type="float" office:value="0" calcext:value-type="float">
            <text:p>0</text:p>
          </table:table-cell>
          <table:table-cell table:formula="of:=[.D25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5]*[.$B25]" office:value-type="float" office:value="0" calcext:value-type="float">
            <text:p>0</text:p>
          </table:table-cell>
          <table:table-cell table:formula="of:=[.G25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25]*[.$B25]" office:value-type="float" office:value="0" calcext:value-type="float">
            <text:p>0</text:p>
          </table:table-cell>
          <table:table-cell table:formula="of:=[.J25]/SUM([.J$4:.J$121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table:formula="of:=[.M25]*[.B25]" office:value-type="float" office:value="4787000" calcext:value-type="float">
            <text:p>478700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34" office:value-type="float" office:value="0.34" calcext:value-type="float">
            <text:p>0.34</text:p>
          </table:table-cell>
          <table:table-cell table:formula="of:=(0.01)*66" office:value-type="float" office:value="0.66" calcext:value-type="float">
            <text:p>0.66</text:p>
          </table:table-cell>
          <table:table-cell table:formula="of:=(0.01)*0" office:value-type="float" office:value="0" calcext:value-type="float">
            <text:p>0</text:p>
          </table:table-cell>
          <table:table-cell table:formula="of:=[.Q25]*[.N25]" office:value-type="float" office:value="0" calcext:value-type="float">
            <text:p>0</text:p>
          </table:table-cell>
          <table:table-cell table:formula="of:=[.V25]/SUM([.V$4:.V$121])" office:value-type="float" office:value="0" calcext:value-type="float">
            <text:p>0</text:p>
          </table:table-cell>
          <table:table-cell/>
          <table:table-cell table:formula="of:=[.R25]*[.$N25]" office:value-type="float" office:value="0" calcext:value-type="float">
            <text:p>0</text:p>
          </table:table-cell>
          <table:table-cell table:formula="of:=[.Y25]/SUM([.Y$4:.Y$121])" office:value-type="float" office:value="0" calcext:value-type="float">
            <text:p>0</text:p>
          </table:table-cell>
          <table:table-cell/>
          <table:table-cell table:formula="of:=[.S25]*[.$N25]" office:value-type="float" office:value="1627580" calcext:value-type="float">
            <text:p>1627580</text:p>
          </table:table-cell>
          <table:table-cell table:formula="of:=[.AB25]/SUM([.AB$4:.AB$121])" office:value-type="float" office:value="0.0000470204943745203" calcext:value-type="float">
            <text:p>4.70204943745203E-05</text:p>
          </table:table-cell>
          <table:table-cell/>
          <table:table-cell table:formula="of:=[.T25]*[.$N25]" office:value-type="float" office:value="3159420" calcext:value-type="float">
            <text:p>3159420</text:p>
          </table:table-cell>
          <table:table-cell table:formula="of:=[.AE25]/SUM([.AE$4:.AE$121])" office:value-type="float" office:value="0.00151297829940869" calcext:value-type="float">
            <text:p>0.00151297829940869</text:p>
          </table:table-cell>
          <table:table-cell/>
          <table:table-cell table:formula="of:=MAX([.AC25];[.W25];[.Z25];[.AF25];[.K25];[.H25];[.E25])" office:value-type="float" office:value="0.00151297829940869" calcext:value-type="float">
            <text:p>0.00151297829940869</text:p>
          </table:table-cell>
          <table:table-cell office:value-type="float" office:value="3.00851195902519E+027" calcext:value-type="float">
            <text:p>3.00851195902519E+027</text:p>
          </table:table-cell>
          <table:table-cell office:value-type="float" office:value="3.00851195902519E+025" calcext:value-type="float">
            <text:p>3.00851195902519E+025</text:p>
          </table:table-cell>
          <table:table-cell/>
          <table:table-cell table:formula="of:=[.AK25]/[.AI2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anadium</text:p>
          </table:table-cell>
          <table:table-cell office:value-type="float" office:value="50.94" calcext:value-type="float">
            <text:p>50.94</text:p>
          </table:table-cell>
          <table:table-cell office:value-type="float" office:value="0" calcext:value-type="float">
            <text:p>0</text:p>
          </table:table-cell>
          <table:table-cell table:formula="of:=[.C26]*[.$B26]" office:value-type="float" office:value="0" calcext:value-type="float">
            <text:p>0</text:p>
          </table:table-cell>
          <table:table-cell table:formula="of:=[.D26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6]*[.$B26]" office:value-type="float" office:value="0" calcext:value-type="float">
            <text:p>0</text:p>
          </table:table-cell>
          <table:table-cell table:formula="of:=[.G26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26]*[.$B26]" office:value-type="float" office:value="0" calcext:value-type="float">
            <text:p>0</text:p>
          </table:table-cell>
          <table:table-cell table:formula="of:=[.J26]/SUM([.J$4:.J$121])" office:value-type="float" office:value="0" calcext:value-type="float">
            <text:p>0</text:p>
          </table:table-cell>
          <table:table-cell office:value-type="float" office:value="4.07" calcext:value-type="float">
            <text:p>4.07</text:p>
          </table:table-cell>
          <table:table-cell office:value-type="float" office:value="11748.9755493953" calcext:value-type="float">
            <text:p>11748.9755493953</text:p>
          </table:table-cell>
          <table:table-cell table:formula="of:=[.M26]*[.B26]" office:value-type="float" office:value="598492.814486197" calcext:value-type="float">
            <text:p>598492.814486197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24.5" office:value-type="float" office:value="0.245" calcext:value-type="float">
            <text:p>0.245</text:p>
          </table:table-cell>
          <table:table-cell table:formula="of:=(0.01)*75.5" office:value-type="float" office:value="0.755" calcext:value-type="float">
            <text:p>0.755</text:p>
          </table:table-cell>
          <table:table-cell table:formula="of:=(0.01)*0" office:value-type="float" office:value="0" calcext:value-type="float">
            <text:p>0</text:p>
          </table:table-cell>
          <table:table-cell table:formula="of:=[.Q26]*[.N26]" office:value-type="float" office:value="0" calcext:value-type="float">
            <text:p>0</text:p>
          </table:table-cell>
          <table:table-cell table:formula="of:=[.V26]/SUM([.V$4:.V$121])" office:value-type="float" office:value="0" calcext:value-type="float">
            <text:p>0</text:p>
          </table:table-cell>
          <table:table-cell/>
          <table:table-cell table:formula="of:=[.R26]*[.$N26]" office:value-type="float" office:value="0" calcext:value-type="float">
            <text:p>0</text:p>
          </table:table-cell>
          <table:table-cell table:formula="of:=[.Y26]/SUM([.Y$4:.Y$121])" office:value-type="float" office:value="0" calcext:value-type="float">
            <text:p>0</text:p>
          </table:table-cell>
          <table:table-cell/>
          <table:table-cell table:formula="of:=[.S26]*[.$N26]" office:value-type="float" office:value="146630.739549118" calcext:value-type="float">
            <text:p>146630.739549118</text:p>
          </table:table-cell>
          <table:table-cell table:formula="of:=[.AB26]/SUM([.AB$4:.AB$121])" office:value-type="float" office:value="0.00000423613577464767" calcext:value-type="float">
            <text:p>4.23613577464767E-06</text:p>
          </table:table-cell>
          <table:table-cell/>
          <table:table-cell table:formula="of:=[.T26]*[.$N26]" office:value-type="float" office:value="451862.074937078" calcext:value-type="float">
            <text:p>451862.074937078</text:p>
          </table:table-cell>
          <table:table-cell table:formula="of:=[.AE26]/SUM([.AE$4:.AE$121])" office:value-type="float" office:value="0.00021638703107076" calcext:value-type="float">
            <text:p>0.00021638703107076</text:p>
          </table:table-cell>
          <table:table-cell/>
          <table:table-cell table:formula="of:=MAX([.AC26];[.W26];[.Z26];[.AF26];[.K26];[.H26];[.E26])" office:value-type="float" office:value="0.00021638703107076" calcext:value-type="float">
            <text:p>0.00021638703107076</text:p>
          </table:table-cell>
          <table:table-cell office:value-type="float" office:value="4.30279119673275E+026" calcext:value-type="float">
            <text:p>4.30279119673275E+026</text:p>
          </table:table-cell>
          <table:table-cell office:value-type="float" office:value="4.30279119673275E+024" calcext:value-type="float">
            <text:p>4.30279119673275E+024</text:p>
          </table:table-cell>
          <table:table-cell/>
          <table:table-cell table:formula="of:=[.AK26]/[.AI2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hromium</text:p>
          </table:table-cell>
          <table:table-cell office:value-type="float" office:value="52" calcext:value-type="float">
            <text:p>52</text:p>
          </table:table-cell>
          <table:table-cell office:value-type="float" office:value="0.00000133" calcext:value-type="float">
            <text:p>0.00000133</text:p>
          </table:table-cell>
          <table:table-cell table:formula="of:=[.C27]*[.$B27]" office:value-type="float" office:value="0.00006916" calcext:value-type="float">
            <text:p>0.00006916</text:p>
          </table:table-cell>
          <table:table-cell table:formula="of:=[.D27]/SUM([.D$4:.D$121])" office:value-type="float" office:value="0.0000171449057248238" calcext:value-type="float">
            <text:p>1.71449057248238E-05</text:p>
          </table:table-cell>
          <table:table-cell office:value-type="float" office:value="0.00000454" calcext:value-type="float">
            <text:p>0.00000454</text:p>
          </table:table-cell>
          <table:table-cell table:formula="of:=[.F27]*[.$B27]" office:value-type="float" office:value="0.00023608" calcext:value-type="float">
            <text:p>0.00023608</text:p>
          </table:table-cell>
          <table:table-cell table:formula="of:=[.G27]/SUM([.G$4:.G$121])" office:value-type="float" office:value="0.0000170639950762618" calcext:value-type="float">
            <text:p>1.70639950762618E-05</text:p>
          </table:table-cell>
          <table:table-cell office:value-type="float" office:value="0.00000584" calcext:value-type="float">
            <text:p>0.00000584</text:p>
          </table:table-cell>
          <table:table-cell table:formula="of:=[.I27]*[.$B27]" office:value-type="float" office:value="0.00030368" calcext:value-type="float">
            <text:p>0.00030368</text:p>
          </table:table-cell>
          <table:table-cell table:formula="of:=[.J27]/SUM([.J$4:.J$121])" office:value-type="float" office:value="0.0000170670049603097" calcext:value-type="float">
            <text:p>1.70670049603097E-05</text:p>
          </table:table-cell>
          <table:table-cell office:value-type="float" office:value="5.72" calcext:value-type="float">
            <text:p>5.72</text:p>
          </table:table-cell>
          <table:table-cell office:value-type="float" office:value="524807.460249772" calcext:value-type="float">
            <text:p>524807.460249772</text:p>
          </table:table-cell>
          <table:table-cell table:formula="of:=[.M27]*[.B27]" office:value-type="float" office:value="27289987.9329881" calcext:value-type="float">
            <text:p>27289987.932988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23" office:value-type="float" office:value="0.23" calcext:value-type="float">
            <text:p>0.23</text:p>
          </table:table-cell>
          <table:table-cell table:formula="of:=(0.01)*77" office:value-type="float" office:value="0.77" calcext:value-type="float">
            <text:p>0.77</text:p>
          </table:table-cell>
          <table:table-cell table:formula="of:=(0.01)*0" office:value-type="float" office:value="0" calcext:value-type="float">
            <text:p>0</text:p>
          </table:table-cell>
          <table:table-cell table:formula="of:=[.Q27]*[.N27]" office:value-type="float" office:value="0" calcext:value-type="float">
            <text:p>0</text:p>
          </table:table-cell>
          <table:table-cell table:formula="of:=[.V27]/SUM([.V$4:.V$121])" office:value-type="float" office:value="0" calcext:value-type="float">
            <text:p>0</text:p>
          </table:table-cell>
          <table:table-cell/>
          <table:table-cell table:formula="of:=[.R27]*[.$N27]" office:value-type="float" office:value="0" calcext:value-type="float">
            <text:p>0</text:p>
          </table:table-cell>
          <table:table-cell table:formula="of:=[.Y27]/SUM([.Y$4:.Y$121])" office:value-type="float" office:value="0" calcext:value-type="float">
            <text:p>0</text:p>
          </table:table-cell>
          <table:table-cell/>
          <table:table-cell table:formula="of:=[.S27]*[.$N27]" office:value-type="float" office:value="6276697.22458727" calcext:value-type="float">
            <text:p>6276697.22458727</text:p>
          </table:table-cell>
          <table:table-cell table:formula="of:=[.AB27]/SUM([.AB$4:.AB$121])" office:value-type="float" office:value="0.000181332657405026" calcext:value-type="float">
            <text:p>0.000181332657405026</text:p>
          </table:table-cell>
          <table:table-cell/>
          <table:table-cell table:formula="of:=[.T27]*[.$N27]" office:value-type="float" office:value="21013290.7084009" calcext:value-type="float">
            <text:p>21013290.7084009</text:p>
          </table:table-cell>
          <table:table-cell table:formula="of:=[.AE27]/SUM([.AE$4:.AE$121])" office:value-type="float" office:value="0.0100628130609342" calcext:value-type="float">
            <text:p>0.0100628130609342</text:p>
          </table:table-cell>
          <table:table-cell/>
          <table:table-cell table:formula="of:=MAX([.AC27];[.W27];[.Z27];[.AF27];[.K27];[.H27];[.E27])" office:value-type="float" office:value="0.0100628130609342" calcext:value-type="float">
            <text:p>0.0100628130609342</text:p>
          </table:table-cell>
          <table:table-cell office:value-type="float" office:value="2.00096018872758E+028" calcext:value-type="float">
            <text:p>2.00096018872758E+028</text:p>
          </table:table-cell>
          <table:table-cell office:value-type="float" office:value="2.00096018872758E+026" calcext:value-type="float">
            <text:p>2.00096018872758E+026</text:p>
          </table:table-cell>
          <table:table-cell/>
          <table:table-cell table:formula="of:=[.AK27]/[.AI27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nganese</text:p>
          </table:table-cell>
          <table:table-cell office:value-type="float" office:value="54.94" calcext:value-type="float">
            <text:p>54.94</text:p>
          </table:table-cell>
          <table:table-cell office:value-type="float" office:value="0.000000694" calcext:value-type="float">
            <text:p>0.000000694</text:p>
          </table:table-cell>
          <table:table-cell table:formula="of:=[.C28]*[.$B28]" office:value-type="float" office:value="0.00003812836" calcext:value-type="float">
            <text:p>0.00003812836</text:p>
          </table:table-cell>
          <table:table-cell table:formula="of:=[.D28]/SUM([.D$4:.D$121])" office:value-type="float" office:value="0.00000945209857782163" calcext:value-type="float">
            <text:p>9.45209857782163E-06</text:p>
          </table:table-cell>
          <table:table-cell office:value-type="float" office:value="0.00000238" calcext:value-type="float">
            <text:p>0.00000238</text:p>
          </table:table-cell>
          <table:table-cell table:formula="of:=[.F28]*[.$B28]" office:value-type="float" office:value="0.0001307572" calcext:value-type="float">
            <text:p>0.0001307572</text:p>
          </table:table-cell>
          <table:table-cell table:formula="of:=[.G28]/SUM([.G$4:.G$121])" office:value-type="float" office:value="0.00000945120390115966" calcext:value-type="float">
            <text:p>9.45120390115966E-06</text:p>
          </table:table-cell>
          <table:table-cell office:value-type="float" office:value="0.00000306" calcext:value-type="float">
            <text:p>0.00000306</text:p>
          </table:table-cell>
          <table:table-cell table:formula="of:=[.I28]*[.$B28]" office:value-type="float" office:value="0.0001681164" calcext:value-type="float">
            <text:p>0.0001681164</text:p>
          </table:table-cell>
          <table:table-cell table:formula="of:=[.J28]/SUM([.J$4:.J$121])" office:value-type="float" office:value="0.00000944824628789979" calcext:value-type="float">
            <text:p>9.44824628789979E-06</text:p>
          </table:table-cell>
          <table:table-cell office:value-type="float" office:value="5.58" calcext:value-type="float">
            <text:p>5.58</text:p>
          </table:table-cell>
          <table:table-cell office:value-type="float" office:value="380189.396320561" calcext:value-type="float">
            <text:p>380189.396320561</text:p>
          </table:table-cell>
          <table:table-cell table:formula="of:=[.M28]*[.B28]" office:value-type="float" office:value="20887605.4338516" calcext:value-type="float">
            <text:p>20887605.433851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6" office:value-type="float" office:value="0.16" calcext:value-type="float">
            <text:p>0.16</text:p>
          </table:table-cell>
          <table:table-cell table:formula="of:=(0.01)*84" office:value-type="float" office:value="0.84" calcext:value-type="float">
            <text:p>0.84</text:p>
          </table:table-cell>
          <table:table-cell table:formula="of:=(0.01)*0" office:value-type="float" office:value="0" calcext:value-type="float">
            <text:p>0</text:p>
          </table:table-cell>
          <table:table-cell table:formula="of:=[.Q28]*[.N28]" office:value-type="float" office:value="0" calcext:value-type="float">
            <text:p>0</text:p>
          </table:table-cell>
          <table:table-cell table:formula="of:=[.V28]/SUM([.V$4:.V$121])" office:value-type="float" office:value="0" calcext:value-type="float">
            <text:p>0</text:p>
          </table:table-cell>
          <table:table-cell/>
          <table:table-cell table:formula="of:=[.R28]*[.$N28]" office:value-type="float" office:value="0" calcext:value-type="float">
            <text:p>0</text:p>
          </table:table-cell>
          <table:table-cell table:formula="of:=[.Y28]/SUM([.Y$4:.Y$121])" office:value-type="float" office:value="0" calcext:value-type="float">
            <text:p>0</text:p>
          </table:table-cell>
          <table:table-cell/>
          <table:table-cell table:formula="of:=[.S28]*[.$N28]" office:value-type="float" office:value="3342016.86941626" calcext:value-type="float">
            <text:p>3342016.86941626</text:p>
          </table:table-cell>
          <table:table-cell table:formula="of:=[.AB28]/SUM([.AB$4:.AB$121])" office:value-type="float" office:value="0.000096550268133019" calcext:value-type="float">
            <text:p>9.6550268133019E-05</text:p>
          </table:table-cell>
          <table:table-cell/>
          <table:table-cell table:formula="of:=[.T28]*[.$N28]" office:value-type="float" office:value="17545588.5644354" calcext:value-type="float">
            <text:p>17545588.5644354</text:p>
          </table:table-cell>
          <table:table-cell table:formula="of:=[.AE28]/SUM([.AE$4:.AE$121])" office:value-type="float" office:value="0.00840220507192584" calcext:value-type="float">
            <text:p>0.00840220507192584</text:p>
          </table:table-cell>
          <table:table-cell/>
          <table:table-cell table:formula="of:=MAX([.AC28];[.W28];[.Z28];[.AF28];[.K28];[.H28];[.E28])" office:value-type="float" office:value="0.00840220507192584" calcext:value-type="float">
            <text:p>0.00840220507192584</text:p>
          </table:table-cell>
          <table:table-cell office:value-type="float" office:value="1.67075327193724E+028" calcext:value-type="float">
            <text:p>1.67075327193724E+028</text:p>
          </table:table-cell>
          <table:table-cell office:value-type="float" office:value="1.67075327193724E+026" calcext:value-type="float">
            <text:p>1.67075327193724E+026</text:p>
          </table:table-cell>
          <table:table-cell/>
          <table:table-cell table:formula="of:=[.AK28]/[.AI28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55.85" calcext:value-type="float">
            <text:p>55.85</text:p>
          </table:table-cell>
          <table:table-cell office:value-type="float" office:value="0.0000918" calcext:value-type="float">
            <text:p>0.0000918</text:p>
          </table:table-cell>
          <table:table-cell table:formula="of:=[.C29]*[.$B29]" office:value-type="float" office:value="0.00512703" calcext:value-type="float">
            <text:p>0.00512703</text:p>
          </table:table-cell>
          <table:table-cell table:formula="of:=[.D29]/SUM([.D$4:.D$121])" office:value-type="float" office:value="0.0012710012434694" calcext:value-type="float">
            <text:p>0.0012710012434694</text:p>
          </table:table-cell>
          <table:table-cell office:value-type="float" office:value="0.000314" calcext:value-type="float">
            <text:p>0.000314</text:p>
          </table:table-cell>
          <table:table-cell table:formula="of:=[.F29]*[.$B29]" office:value-type="float" office:value="0.0175369" calcext:value-type="float">
            <text:p>0.0175369</text:p>
          </table:table-cell>
          <table:table-cell table:formula="of:=[.G29]/SUM([.G$4:.G$121])" office:value-type="float" office:value="0.00126757698768593" calcext:value-type="float">
            <text:p>0.00126757698768593</text:p>
          </table:table-cell>
          <table:table-cell office:value-type="float" office:value="0.000404" calcext:value-type="float">
            <text:p>0.000404</text:p>
          </table:table-cell>
          <table:table-cell table:formula="of:=[.I29]*[.$B29]" office:value-type="float" office:value="0.0225634" calcext:value-type="float">
            <text:p>0.0225634</text:p>
          </table:table-cell>
          <table:table-cell table:formula="of:=[.J29]/SUM([.J$4:.J$121])" office:value-type="float" office:value="0.00126807711973608" calcext:value-type="float">
            <text:p>0.00126807711973608</text:p>
          </table:table-cell>
          <table:table-cell office:value-type="float" office:value="7.54" calcext:value-type="float">
            <text:p>7.54</text:p>
          </table:table-cell>
          <table:table-cell office:value-type="float" office:value="34673685.0452532" calcext:value-type="float">
            <text:p>34673685.0452532</text:p>
          </table:table-cell>
          <table:table-cell table:formula="of:=[.M29]*[.B29]" office:value-type="float" office:value="1936525309.77739" calcext:value-type="float">
            <text:p>1936525309.7773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36" office:value-type="float" office:value="0.36" calcext:value-type="float">
            <text:p>0.36</text:p>
          </table:table-cell>
          <table:table-cell table:formula="of:=(0.01)*64" office:value-type="float" office:value="0.64" calcext:value-type="float">
            <text:p>0.64</text:p>
          </table:table-cell>
          <table:table-cell table:formula="of:=(0.01)*0" office:value-type="float" office:value="0" calcext:value-type="float">
            <text:p>0</text:p>
          </table:table-cell>
          <table:table-cell table:formula="of:=[.Q29]*[.N29]" office:value-type="float" office:value="0" calcext:value-type="float">
            <text:p>0</text:p>
          </table:table-cell>
          <table:table-cell table:formula="of:=[.V29]/SUM([.V$4:.V$121])" office:value-type="float" office:value="0" calcext:value-type="float">
            <text:p>0</text:p>
          </table:table-cell>
          <table:table-cell/>
          <table:table-cell table:formula="of:=[.R29]*[.$N29]" office:value-type="float" office:value="0" calcext:value-type="float">
            <text:p>0</text:p>
          </table:table-cell>
          <table:table-cell table:formula="of:=[.Y29]/SUM([.Y$4:.Y$121])" office:value-type="float" office:value="0" calcext:value-type="float">
            <text:p>0</text:p>
          </table:table-cell>
          <table:table-cell/>
          <table:table-cell table:formula="of:=[.S29]*[.$N29]" office:value-type="float" office:value="697149111.519861" calcext:value-type="float">
            <text:p>697149111.519861</text:p>
          </table:table-cell>
          <table:table-cell table:formula="of:=[.AB29]/SUM([.AB$4:.AB$121])" office:value-type="float" office:value="0.0201405128328079" calcext:value-type="float">
            <text:p>0.0201405128328079</text:p>
          </table:table-cell>
          <table:table-cell/>
          <table:table-cell table:formula="of:=[.T29]*[.$N29]" office:value-type="float" office:value="1239376198.25753" calcext:value-type="float">
            <text:p>1239376198.25753</text:p>
          </table:table-cell>
          <table:table-cell table:formula="of:=[.AE29]/SUM([.AE$4:.AE$121])" office:value-type="float" office:value="0.593510610418141" calcext:value-type="float">
            <text:p>0.593510610418141</text:p>
          </table:table-cell>
          <table:table-cell/>
          <table:table-cell table:formula="of:=MAX([.AC29];[.W29];[.Z29];[.AF29];[.K29];[.H29];[.E29])" office:value-type="float" office:value="0.593510610418141" calcext:value-type="float">
            <text:p>0.593510610418141</text:p>
          </table:table-cell>
          <table:table-cell office:value-type="float" office:value="1.18017804349816E+030" calcext:value-type="float">
            <text:p>1.18017804349816E+030</text:p>
          </table:table-cell>
          <table:table-cell office:value-type="float" office:value="1.18017804349816E+028" calcext:value-type="float">
            <text:p>1.18017804349816E+028</text:p>
          </table:table-cell>
          <table:table-cell/>
          <table:table-cell table:formula="of:=[.AK29]/[.AI2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balt</text:p>
          </table:table-cell>
          <table:table-cell office:value-type="float" office:value="58.93" calcext:value-type="float">
            <text:p>58.93</text:p>
          </table:table-cell>
          <table:table-cell office:value-type="float" office:value="0.000000236" calcext:value-type="float">
            <text:p>0.000000236</text:p>
          </table:table-cell>
          <table:table-cell table:formula="of:=[.C30]*[.$B30]" office:value-type="float" office:value="0.00001390748" calcext:value-type="float">
            <text:p>0.00001390748</text:p>
          </table:table-cell>
          <table:table-cell table:formula="of:=[.D30]/SUM([.D$4:.D$121])" office:value-type="float" office:value="0.00000344769279164073" calcext:value-type="float">
            <text:p>3.44769279164073E-06</text:p>
          </table:table-cell>
          <table:table-cell office:value-type="float" office:value="0.000000807" calcext:value-type="float">
            <text:p>0.000000807</text:p>
          </table:table-cell>
          <table:table-cell table:formula="of:=[.F30]*[.$B30]" office:value-type="float" office:value="0.00004755651" calcext:value-type="float">
            <text:p>0.00004755651</text:p>
          </table:table-cell>
          <table:table-cell table:formula="of:=[.G30]/SUM([.G$4:.G$121])" office:value-type="float" office:value="0.00000343741126941796" calcext:value-type="float">
            <text:p>3.43741126941796E-06</text:p>
          </table:table-cell>
          <table:table-cell office:value-type="float" office:value="0.00000104" calcext:value-type="float">
            <text:p>0.00000104</text:p>
          </table:table-cell>
          <table:table-cell table:formula="of:=[.I30]*[.$B30]" office:value-type="float" office:value="0.0000612872" calcext:value-type="float">
            <text:p>0.0000612872</text:p>
          </table:table-cell>
          <table:table-cell table:formula="of:=[.J30]/SUM([.J$4:.J$121])" office:value-type="float" office:value="0.00000344437877503784" calcext:value-type="float">
            <text:p>3.44437877503784E-06</text:p>
          </table:table-cell>
          <table:table-cell office:value-type="float" office:value="4.98" calcext:value-type="float">
            <text:p>4.98</text:p>
          </table:table-cell>
          <table:table-cell office:value-type="float" office:value="95499.2586021437" calcext:value-type="float">
            <text:p>95499.2586021437</text:p>
          </table:table-cell>
          <table:table-cell table:formula="of:=[.M30]*[.B30]" office:value-type="float" office:value="5627771.30942433" calcext:value-type="float">
            <text:p>5627771.3094243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33" office:value-type="float" office:value="0.33" calcext:value-type="float">
            <text:p>0.33</text:p>
          </table:table-cell>
          <table:table-cell table:formula="of:=(0.01)*67" office:value-type="float" office:value="0.67" calcext:value-type="float">
            <text:p>0.67</text:p>
          </table:table-cell>
          <table:table-cell table:formula="of:=(0.01)*0" office:value-type="float" office:value="0" calcext:value-type="float">
            <text:p>0</text:p>
          </table:table-cell>
          <table:table-cell table:formula="of:=[.Q30]*[.N30]" office:value-type="float" office:value="0" calcext:value-type="float">
            <text:p>0</text:p>
          </table:table-cell>
          <table:table-cell table:formula="of:=[.V30]/SUM([.V$4:.V$121])" office:value-type="float" office:value="0" calcext:value-type="float">
            <text:p>0</text:p>
          </table:table-cell>
          <table:table-cell/>
          <table:table-cell table:formula="of:=[.R30]*[.$N30]" office:value-type="float" office:value="0" calcext:value-type="float">
            <text:p>0</text:p>
          </table:table-cell>
          <table:table-cell table:formula="of:=[.Y30]/SUM([.Y$4:.Y$121])" office:value-type="float" office:value="0" calcext:value-type="float">
            <text:p>0</text:p>
          </table:table-cell>
          <table:table-cell/>
          <table:table-cell table:formula="of:=[.S30]*[.$N30]" office:value-type="float" office:value="1857164.53211003" calcext:value-type="float">
            <text:p>1857164.53211003</text:p>
          </table:table-cell>
          <table:table-cell table:formula="of:=[.AB30]/SUM([.AB$4:.AB$121])" office:value-type="float" office:value="0.000053653150342618" calcext:value-type="float">
            <text:p>5.3653150342618E-05</text:p>
          </table:table-cell>
          <table:table-cell/>
          <table:table-cell table:formula="of:=[.T30]*[.$N30]" office:value-type="float" office:value="3770606.7773143" calcext:value-type="float">
            <text:p>3770606.7773143</text:p>
          </table:table-cell>
          <table:table-cell table:formula="of:=[.AE30]/SUM([.AE$4:.AE$121])" office:value-type="float" office:value="0.00180566250440899" calcext:value-type="float">
            <text:p>0.00180566250440899</text:p>
          </table:table-cell>
          <table:table-cell/>
          <table:table-cell table:formula="of:=MAX([.AC30];[.W30];[.Z30];[.AF30];[.K30];[.H30];[.E30])" office:value-type="float" office:value="0.00180566250440899" calcext:value-type="float">
            <text:p>0.00180566250440899</text:p>
          </table:table-cell>
          <table:table-cell office:value-type="float" office:value="3.59050572014215E+027" calcext:value-type="float">
            <text:p>3.59050572014215E+027</text:p>
          </table:table-cell>
          <table:table-cell office:value-type="float" office:value="3.59050572014215E+025" calcext:value-type="float">
            <text:p>3.59050572014215E+025</text:p>
          </table:table-cell>
          <table:table-cell/>
          <table:table-cell table:formula="of:=[.AK30]/[.AI3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ickel</text:p>
          </table:table-cell>
          <table:table-cell office:value-type="float" office:value="58.69" calcext:value-type="float">
            <text:p>58.69</text:p>
          </table:table-cell>
          <table:table-cell office:value-type="float" office:value="0.00000504" calcext:value-type="float">
            <text:p>0.00000504</text:p>
          </table:table-cell>
          <table:table-cell table:formula="of:=[.C31]*[.$B31]" office:value-type="float" office:value="0.0002957976" calcext:value-type="float">
            <text:p>0.0002957976</text:p>
          </table:table-cell>
          <table:table-cell table:formula="of:=[.D31]/SUM([.D$4:.D$121])" office:value-type="float" office:value="0.0000733288311976453" calcext:value-type="float">
            <text:p>7.33288311976453E-05</text:p>
          </table:table-cell>
          <table:table-cell office:value-type="float" office:value="0.0000173" calcext:value-type="float">
            <text:p>0.0000173</text:p>
          </table:table-cell>
          <table:table-cell table:formula="of:=[.F31]*[.$B31]" office:value-type="float" office:value="0.001015337" calcext:value-type="float">
            <text:p>0.001015337</text:p>
          </table:table-cell>
          <table:table-cell table:formula="of:=[.G31]/SUM([.G$4:.G$121])" office:value-type="float" office:value="0.000073389128976391" calcext:value-type="float">
            <text:p>7.3389128976391E-05</text:p>
          </table:table-cell>
          <table:table-cell office:value-type="float" office:value="0.0000222" calcext:value-type="float">
            <text:p>0.0000222</text:p>
          </table:table-cell>
          <table:table-cell table:formula="of:=[.I31]*[.$B31]" office:value-type="float" office:value="0.001302918" calcext:value-type="float">
            <text:p>0.001302918</text:p>
          </table:table-cell>
          <table:table-cell table:formula="of:=[.J31]/SUM([.J$4:.J$121])" office:value-type="float" office:value="0.0000732248023211169" calcext:value-type="float">
            <text:p>7.32248023211169E-05</text:p>
          </table:table-cell>
          <table:table-cell office:value-type="float" office:value="6.29" calcext:value-type="float">
            <text:p>6.29</text:p>
          </table:table-cell>
          <table:table-cell office:value-type="float" office:value="1949844.59975805" calcext:value-type="float">
            <text:p>1949844.59975805</text:p>
          </table:table-cell>
          <table:table-cell table:formula="of:=[.M31]*[.B31]" office:value-type="float" office:value="114436379.5598" calcext:value-type="float">
            <text:p>114436379.559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30" office:value-type="float" office:value="0.3" calcext:value-type="float">
            <text:p>0.3</text:p>
          </table:table-cell>
          <table:table-cell table:formula="of:=(0.01)*70" office:value-type="float" office:value="0.7" calcext:value-type="float">
            <text:p>0.7</text:p>
          </table:table-cell>
          <table:table-cell table:formula="of:=(0.01)*0" office:value-type="float" office:value="0" calcext:value-type="float">
            <text:p>0</text:p>
          </table:table-cell>
          <table:table-cell table:formula="of:=[.Q31]*[.N31]" office:value-type="float" office:value="0" calcext:value-type="float">
            <text:p>0</text:p>
          </table:table-cell>
          <table:table-cell table:formula="of:=[.V31]/SUM([.V$4:.V$121])" office:value-type="float" office:value="0" calcext:value-type="float">
            <text:p>0</text:p>
          </table:table-cell>
          <table:table-cell/>
          <table:table-cell table:formula="of:=[.R31]*[.$N31]" office:value-type="float" office:value="0" calcext:value-type="float">
            <text:p>0</text:p>
          </table:table-cell>
          <table:table-cell table:formula="of:=[.Y31]/SUM([.Y$4:.Y$121])" office:value-type="float" office:value="0" calcext:value-type="float">
            <text:p>0</text:p>
          </table:table-cell>
          <table:table-cell/>
          <table:table-cell table:formula="of:=[.S31]*[.$N31]" office:value-type="float" office:value="34330913.86794" calcext:value-type="float">
            <text:p>34330913.86794</text:p>
          </table:table-cell>
          <table:table-cell table:formula="of:=[.AB31]/SUM([.AB$4:.AB$121])" office:value-type="float" office:value="0.000991813946103793" calcext:value-type="float">
            <text:p>0.000991813946103793</text:p>
          </table:table-cell>
          <table:table-cell/>
          <table:table-cell table:formula="of:=[.T31]*[.$N31]" office:value-type="float" office:value="80105465.69186" calcext:value-type="float">
            <text:p>80105465.69186</text:p>
          </table:table-cell>
          <table:table-cell table:formula="of:=[.AE31]/SUM([.AE$4:.AE$121])" office:value-type="float" office:value="0.0383607849718655" calcext:value-type="float">
            <text:p>0.0383607849718655</text:p>
          </table:table-cell>
          <table:table-cell/>
          <table:table-cell table:formula="of:=MAX([.AC31];[.W31];[.Z31];[.AF31];[.K31];[.H31];[.E31])" office:value-type="float" office:value="0.0383607849718655" calcext:value-type="float">
            <text:p>0.0383607849718655</text:p>
          </table:table-cell>
          <table:table-cell office:value-type="float" office:value="7.62792700930054E+028" calcext:value-type="float">
            <text:p>7.62792700930054E+028</text:p>
          </table:table-cell>
          <table:table-cell office:value-type="float" office:value="7.62792700930054E+026" calcext:value-type="float">
            <text:p>7.62792700930054E+026</text:p>
          </table:table-cell>
          <table:table-cell/>
          <table:table-cell table:formula="of:=[.AK31]/[.AI3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63.55" calcext:value-type="float">
            <text:p>63.55</text:p>
          </table:table-cell>
          <table:table-cell office:value-type="float" office:value="0.0000000459" calcext:value-type="float">
            <text:p>0.0000000459</text:p>
          </table:table-cell>
          <table:table-cell table:formula="of:=[.C32]*[.$B32]" office:value-type="float" office:value="0.000002916945" calcext:value-type="float">
            <text:p>0.000002916945</text:p>
          </table:table-cell>
          <table:table-cell table:formula="of:=[.D32]/SUM([.D$4:.D$121])" office:value-type="float" office:value="0.00000072311664299445" calcext:value-type="float">
            <text:p>7.23116642994451E-07</text:p>
          </table:table-cell>
          <table:table-cell office:value-type="float" office:value="0.000000157" calcext:value-type="float">
            <text:p>0.000000157</text:p>
          </table:table-cell>
          <table:table-cell table:formula="of:=[.F32]*[.$B32]" office:value-type="float" office:value="0.00000997735" calcext:value-type="float">
            <text:p>0.00000997735</text:p>
          </table:table-cell>
          <table:table-cell table:formula="of:=[.G32]/SUM([.G$4:.G$121])" office:value-type="float" office:value="0.00000072116846524119" calcext:value-type="float">
            <text:p>7.2116846524119E-07</text:p>
          </table:table-cell>
          <table:table-cell office:value-type="float" office:value="0.000000202" calcext:value-type="float">
            <text:p>0.000000202</text:p>
          </table:table-cell>
          <table:table-cell table:formula="of:=[.I32]*[.$B32]" office:value-type="float" office:value="0.0000128371" calcext:value-type="float">
            <text:p>0.0000128371</text:p>
          </table:table-cell>
          <table:table-cell table:formula="of:=[.J32]/SUM([.J$4:.J$121])" office:value-type="float" office:value="0.00000072145300769228" calcext:value-type="float">
            <text:p>7.2145300769228E-07</text:p>
          </table:table-cell>
          <table:table-cell office:value-type="float" office:value="4.34" calcext:value-type="float">
            <text:p>4.34</text:p>
          </table:table-cell>
          <table:table-cell office:value-type="float" office:value="21877.6162394955" calcext:value-type="float">
            <text:p>21877.6162394955</text:p>
          </table:table-cell>
          <table:table-cell table:formula="of:=[.M32]*[.B32]" office:value-type="float" office:value="1390322.51201994" calcext:value-type="float">
            <text:p>1390322.51201994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42" office:value-type="float" office:value="0.42" calcext:value-type="float">
            <text:p>0.42</text:p>
          </table:table-cell>
          <table:table-cell table:formula="of:=(0.01)*58" office:value-type="float" office:value="0.58" calcext:value-type="float">
            <text:p>0.58</text:p>
          </table:table-cell>
          <table:table-cell table:formula="of:=(0.01)*0" office:value-type="float" office:value="0" calcext:value-type="float">
            <text:p>0</text:p>
          </table:table-cell>
          <table:table-cell table:formula="of:=[.Q32]*[.N32]" office:value-type="float" office:value="0" calcext:value-type="float">
            <text:p>0</text:p>
          </table:table-cell>
          <table:table-cell table:formula="of:=[.V32]/SUM([.V$4:.V$121])" office:value-type="float" office:value="0" calcext:value-type="float">
            <text:p>0</text:p>
          </table:table-cell>
          <table:table-cell/>
          <table:table-cell table:formula="of:=[.R32]*[.$N32]" office:value-type="float" office:value="0" calcext:value-type="float">
            <text:p>0</text:p>
          </table:table-cell>
          <table:table-cell table:formula="of:=[.Y32]/SUM([.Y$4:.Y$121])" office:value-type="float" office:value="0" calcext:value-type="float">
            <text:p>0</text:p>
          </table:table-cell>
          <table:table-cell/>
          <table:table-cell table:formula="of:=[.S32]*[.$N32]" office:value-type="float" office:value="583935.455048374" calcext:value-type="float">
            <text:p>583935.455048374</text:p>
          </table:table-cell>
          <table:table-cell table:formula="of:=[.AB32]/SUM([.AB$4:.AB$121])" office:value-type="float" office:value="0.000016869790596582" calcext:value-type="float">
            <text:p>1.6869790596582E-05</text:p>
          </table:table-cell>
          <table:table-cell/>
          <table:table-cell table:formula="of:=[.T32]*[.$N32]" office:value-type="float" office:value="806387.056971565" calcext:value-type="float">
            <text:p>806387.056971565</text:p>
          </table:table-cell>
          <table:table-cell table:formula="of:=[.AE32]/SUM([.AE$4:.AE$121])" office:value-type="float" office:value="0.000386161421438749" calcext:value-type="float">
            <text:p>0.000386161421438749</text:p>
          </table:table-cell>
          <table:table-cell/>
          <table:table-cell table:formula="of:=MAX([.AC32];[.W32];[.Z32];[.AF32];[.K32];[.H32];[.E32])" office:value-type="float" office:value="0.000386161421438749" calcext:value-type="float">
            <text:p>0.000386161421438749</text:p>
          </table:table-cell>
          <table:table-cell office:value-type="float" office:value="7.6787040168831E+026" calcext:value-type="float">
            <text:p>7.6787040168831E+026</text:p>
          </table:table-cell>
          <table:table-cell office:value-type="float" office:value="7.6787040168831E+024" calcext:value-type="float">
            <text:p>7.6787040168831E+024</text:p>
          </table:table-cell>
          <table:table-cell/>
          <table:table-cell table:formula="of:=[.AK32]/[.AI3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65.38" calcext:value-type="float">
            <text:p>65.38</text:p>
          </table:table-cell>
          <table:table-cell office:value-type="float" office:value="0.000000113" calcext:value-type="float">
            <text:p>0.000000113</text:p>
          </table:table-cell>
          <table:table-cell table:formula="of:=[.C33]*[.$B33]" office:value-type="float" office:value="0.00000738794" calcext:value-type="float">
            <text:p>0.00000738794</text:p>
          </table:table-cell>
          <table:table-cell table:formula="of:=[.D33]/SUM([.D$4:.D$121])" office:value-type="float" office:value="0.00000183148546559651" calcext:value-type="float">
            <text:p>1.83148546559651E-06</text:p>
          </table:table-cell>
          <table:table-cell office:value-type="float" office:value="0.000000386" calcext:value-type="float">
            <text:p>0.000000386</text:p>
          </table:table-cell>
          <table:table-cell table:formula="of:=[.F33]*[.$B33]" office:value-type="float" office:value="0.00002523668" calcext:value-type="float">
            <text:p>0.00002523668</text:p>
          </table:table-cell>
          <table:table-cell table:formula="of:=[.G33]/SUM([.G$4:.G$121])" office:value-type="float" office:value="0.00000182412141333952" calcext:value-type="float">
            <text:p>1.82412141333952E-06</text:p>
          </table:table-cell>
          <table:table-cell office:value-type="float" office:value="0.000000496" calcext:value-type="float">
            <text:p>0.000000496</text:p>
          </table:table-cell>
          <table:table-cell table:formula="of:=[.I33]*[.$B33]" office:value-type="float" office:value="0.00003242848" calcext:value-type="float">
            <text:p>0.00003242848</text:p>
          </table:table-cell>
          <table:table-cell table:formula="of:=[.J33]/SUM([.J$4:.J$121])" office:value-type="float" office:value="0.00000182250075413364" calcext:value-type="float">
            <text:p>1.82250075413364E-06</text:p>
          </table:table-cell>
          <table:table-cell office:value-type="float" office:value="4.7" calcext:value-type="float">
            <text:p>4.7</text:p>
          </table:table-cell>
          <table:table-cell office:value-type="float" office:value="50118.7233627272" calcext:value-type="float">
            <text:p>50118.7233627272</text:p>
          </table:table-cell>
          <table:table-cell table:formula="of:=[.M33]*[.B33]" office:value-type="float" office:value="3276762.1334551" calcext:value-type="float">
            <text:p>3276762.133455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46" office:value-type="float" office:value="0.46" calcext:value-type="float">
            <text:p>0.46</text:p>
          </table:table-cell>
          <table:table-cell table:formula="of:=(0.01)*54" office:value-type="float" office:value="0.54" calcext:value-type="float">
            <text:p>0.54</text:p>
          </table:table-cell>
          <table:table-cell table:formula="of:=(0.01)*0" office:value-type="float" office:value="0" calcext:value-type="float">
            <text:p>0</text:p>
          </table:table-cell>
          <table:table-cell table:formula="of:=[.Q33]*[.N33]" office:value-type="float" office:value="0" calcext:value-type="float">
            <text:p>0</text:p>
          </table:table-cell>
          <table:table-cell table:formula="of:=[.V33]/SUM([.V$4:.V$121])" office:value-type="float" office:value="0" calcext:value-type="float">
            <text:p>0</text:p>
          </table:table-cell>
          <table:table-cell/>
          <table:table-cell table:formula="of:=[.R33]*[.$N33]" office:value-type="float" office:value="0" calcext:value-type="float">
            <text:p>0</text:p>
          </table:table-cell>
          <table:table-cell table:formula="of:=[.Y33]/SUM([.Y$4:.Y$121])" office:value-type="float" office:value="0" calcext:value-type="float">
            <text:p>0</text:p>
          </table:table-cell>
          <table:table-cell/>
          <table:table-cell table:formula="of:=[.S33]*[.$N33]" office:value-type="float" office:value="1507310.58138935" calcext:value-type="float">
            <text:p>1507310.58138935</text:p>
          </table:table-cell>
          <table:table-cell table:formula="of:=[.AB33]/SUM([.AB$4:.AB$121])" office:value-type="float" office:value="0.0000435459324351938" calcext:value-type="float">
            <text:p>4.35459324351938E-05</text:p>
          </table:table-cell>
          <table:table-cell/>
          <table:table-cell table:formula="of:=[.T33]*[.$N33]" office:value-type="float" office:value="1769451.55206576" calcext:value-type="float">
            <text:p>1769451.55206576</text:p>
          </table:table-cell>
          <table:table-cell table:formula="of:=[.AE33]/SUM([.AE$4:.AE$121])" office:value-type="float" office:value="0.000847352298880969" calcext:value-type="float">
            <text:p>0.000847352298880969</text:p>
          </table:table-cell>
          <table:table-cell/>
          <table:table-cell table:formula="of:=MAX([.AC33];[.W33];[.Z33];[.AF33];[.K33];[.H33];[.E33])" office:value-type="float" office:value="0.000847352298880969" calcext:value-type="float">
            <text:p>0.000847352298880969</text:p>
          </table:table-cell>
          <table:table-cell office:value-type="float" office:value="1.68493462575584E+027" calcext:value-type="float">
            <text:p>1.68493462575584E+027</text:p>
          </table:table-cell>
          <table:table-cell office:value-type="float" office:value="1.68493462575584E+025" calcext:value-type="float">
            <text:p>1.68493462575584E+025</text:p>
          </table:table-cell>
          <table:table-cell/>
          <table:table-cell table:formula="of:=[.AK33]/[.AI3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allium</text:p>
          </table:table-cell>
          <table:table-cell office:value-type="float" office:value="69.72" calcext:value-type="float">
            <text:p>69.72</text:p>
          </table:table-cell>
          <table:table-cell table:formula="of:=0" office:value-type="float" office:value="0" calcext:value-type="float">
            <text:p>0</text:p>
          </table:table-cell>
          <table:table-cell table:formula="of:=[.C34]*[.$B34]" office:value-type="float" office:value="0" calcext:value-type="float">
            <text:p>0</text:p>
          </table:table-cell>
          <table:table-cell table:formula="of:=[.D34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34]*[.$B34]" office:value-type="float" office:value="0" calcext:value-type="float">
            <text:p>0</text:p>
          </table:table-cell>
          <table:table-cell table:formula="of:=[.G34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34]*[.$B34]" office:value-type="float" office:value="0" calcext:value-type="float">
            <text:p>0</text:p>
          </table:table-cell>
          <table:table-cell table:formula="of:=[.J34]/SUM([.J$4:.J$121])"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office:value-type="float" office:value="1479.10838816821" calcext:value-type="float">
            <text:p>1479.10838816821</text:p>
          </table:table-cell>
          <table:table-cell table:formula="of:=[.M34]*[.B34]" office:value-type="float" office:value="103123.436823088" calcext:value-type="float">
            <text:p>103123.43682308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34]*[.N34]" office:value-type="float" office:value="0" calcext:value-type="float">
            <text:p>0</text:p>
          </table:table-cell>
          <table:table-cell table:formula="of:=[.V34]/SUM([.V$4:.V$121])" office:value-type="float" office:value="0" calcext:value-type="float">
            <text:p>0</text:p>
          </table:table-cell>
          <table:table-cell/>
          <table:table-cell table:formula="of:=[.R34]*[.$N34]" office:value-type="float" office:value="0" calcext:value-type="float">
            <text:p>0</text:p>
          </table:table-cell>
          <table:table-cell table:formula="of:=[.Y34]/SUM([.Y$4:.Y$121])" office:value-type="float" office:value="0" calcext:value-type="float">
            <text:p>0</text:p>
          </table:table-cell>
          <table:table-cell/>
          <table:table-cell table:formula="of:=[.S34]*[.$N34]" office:value-type="float" office:value="103123.436823088" calcext:value-type="float">
            <text:p>103123.436823088</text:p>
          </table:table-cell>
          <table:table-cell table:formula="of:=[.AB34]/SUM([.AB$4:.AB$121])" office:value-type="float" office:value="0.00000297921759976234" calcext:value-type="float">
            <text:p>2.97921759976234E-06</text:p>
          </table:table-cell>
          <table:table-cell/>
          <table:table-cell table:formula="of:=[.T34]*[.$N34]" office:value-type="float" office:value="0" calcext:value-type="float">
            <text:p>0</text:p>
          </table:table-cell>
          <table:table-cell table:formula="of:=[.AE34]/SUM([.AE$4:.AE$121])" office:value-type="float" office:value="0" calcext:value-type="float">
            <text:p>0</text:p>
          </table:table-cell>
          <table:table-cell/>
          <table:table-cell table:formula="of:=MAX([.AC34];[.W34];[.Z34];[.AF34];[.K34];[.H34];[.E34])" office:value-type="float" office:value="0.00000297921759976234" calcext:value-type="float">
            <text:p>2.97921759976234E-06</text:p>
          </table:table-cell>
          <table:table-cell office:value-type="float" office:value="5.92408482059942E+024" calcext:value-type="float">
            <text:p>5.92408482059942E+024</text:p>
          </table:table-cell>
          <table:table-cell office:value-type="float" office:value="5.92408482059942E+022" calcext:value-type="float">
            <text:p>5.92408482059942E+022</text:p>
          </table:table-cell>
          <table:table-cell/>
          <table:table-cell table:formula="of:=[.AK34]/[.AI3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ermanium</text:p>
          </table:table-cell>
          <table:table-cell office:value-type="float" office:value="72.63" calcext:value-type="float">
            <text:p>72.63</text:p>
          </table:table-cell>
          <table:table-cell table:formula="of:=0" office:value-type="float" office:value="0" calcext:value-type="float">
            <text:p>0</text:p>
          </table:table-cell>
          <table:table-cell table:formula="of:=[.C35]*[.$B35]" office:value-type="float" office:value="0" calcext:value-type="float">
            <text:p>0</text:p>
          </table:table-cell>
          <table:table-cell table:formula="of:=[.D35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35]*[.$B35]" office:value-type="float" office:value="0" calcext:value-type="float">
            <text:p>0</text:p>
          </table:table-cell>
          <table:table-cell table:formula="of:=[.G35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35]*[.$B35]" office:value-type="float" office:value="0" calcext:value-type="float">
            <text:p>0</text:p>
          </table:table-cell>
          <table:table-cell table:formula="of:=[.J35]/SUM([.J$4:.J$121])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5011.87233627272" calcext:value-type="float">
            <text:p>5011.87233627272</text:p>
          </table:table-cell>
          <table:table-cell table:formula="of:=[.M35]*[.B35]" office:value-type="float" office:value="364012.287783488" calcext:value-type="float">
            <text:p>364012.28778348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35]*[.N35]" office:value-type="float" office:value="0" calcext:value-type="float">
            <text:p>0</text:p>
          </table:table-cell>
          <table:table-cell table:formula="of:=[.V35]/SUM([.V$4:.V$121])" office:value-type="float" office:value="0" calcext:value-type="float">
            <text:p>0</text:p>
          </table:table-cell>
          <table:table-cell/>
          <table:table-cell table:formula="of:=[.R35]*[.$N35]" office:value-type="float" office:value="0" calcext:value-type="float">
            <text:p>0</text:p>
          </table:table-cell>
          <table:table-cell table:formula="of:=[.Y35]/SUM([.Y$4:.Y$121])" office:value-type="float" office:value="0" calcext:value-type="float">
            <text:p>0</text:p>
          </table:table-cell>
          <table:table-cell/>
          <table:table-cell table:formula="of:=[.S35]*[.$N35]" office:value-type="float" office:value="364012.287783488" calcext:value-type="float">
            <text:p>364012.287783488</text:p>
          </table:table-cell>
          <table:table-cell table:formula="of:=[.AB35]/SUM([.AB$4:.AB$121])" office:value-type="float" office:value="0.0000105162497265755" calcext:value-type="float">
            <text:p>1.05162497265755E-05</text:p>
          </table:table-cell>
          <table:table-cell/>
          <table:table-cell table:formula="of:=[.T35]*[.$N35]" office:value-type="float" office:value="0" calcext:value-type="float">
            <text:p>0</text:p>
          </table:table-cell>
          <table:table-cell table:formula="of:=[.AE35]/SUM([.AE$4:.AE$121])" office:value-type="float" office:value="0" calcext:value-type="float">
            <text:p>0</text:p>
          </table:table-cell>
          <table:table-cell/>
          <table:table-cell table:formula="of:=MAX([.AC35];[.W35];[.Z35];[.AF35];[.K35];[.H35];[.E35])" office:value-type="float" office:value="0.0000105162497265755" calcext:value-type="float">
            <text:p>1.05162497265755E-05</text:p>
          </table:table-cell>
          <table:table-cell office:value-type="float" office:value="2.09112470938036E+025" calcext:value-type="float">
            <text:p>2.09112470938036E+025</text:p>
          </table:table-cell>
          <table:table-cell office:value-type="float" office:value="2.09112470938036E+023" calcext:value-type="float">
            <text:p>2.09112470938036E+023</text:p>
          </table:table-cell>
          <table:table-cell/>
          <table:table-cell table:formula="of:=[.AK35]/[.AI3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rsenic</text:p>
          </table:table-cell>
          <table:table-cell office:value-type="float" office:value="74.92" calcext:value-type="float">
            <text:p>74.92</text:p>
          </table:table-cell>
          <table:table-cell table:formula="of:=0" office:value-type="float" office:value="0" calcext:value-type="float">
            <text:p>0</text:p>
          </table:table-cell>
          <table:table-cell table:formula="of:=[.C36]*[.$B36]" office:value-type="float" office:value="0" calcext:value-type="float">
            <text:p>0</text:p>
          </table:table-cell>
          <table:table-cell table:formula="of:=[.D36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36]*[.$B36]" office:value-type="float" office:value="0" calcext:value-type="float">
            <text:p>0</text:p>
          </table:table-cell>
          <table:table-cell table:formula="of:=[.G36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36]*[.$B36]" office:value-type="float" office:value="0" calcext:value-type="float">
            <text:p>0</text:p>
          </table:table-cell>
          <table:table-cell table:formula="of:=[.J36]/SUM([.J$4:.J$121])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51.188643150958" calcext:value-type="float">
            <text:p>251.188643150958</text:p>
          </table:table-cell>
          <table:table-cell table:formula="of:=[.M36]*[.B36]" office:value-type="float" office:value="18819.0531448698" calcext:value-type="float">
            <text:p>18819.053144869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36]*[.N36]" office:value-type="float" office:value="0" calcext:value-type="float">
            <text:p>0</text:p>
          </table:table-cell>
          <table:table-cell table:formula="of:=[.V36]/SUM([.V$4:.V$121])" office:value-type="float" office:value="0" calcext:value-type="float">
            <text:p>0</text:p>
          </table:table-cell>
          <table:table-cell/>
          <table:table-cell table:formula="of:=[.R36]*[.$N36]" office:value-type="float" office:value="0" calcext:value-type="float">
            <text:p>0</text:p>
          </table:table-cell>
          <table:table-cell table:formula="of:=[.Y36]/SUM([.Y$4:.Y$121])" office:value-type="float" office:value="0" calcext:value-type="float">
            <text:p>0</text:p>
          </table:table-cell>
          <table:table-cell/>
          <table:table-cell table:formula="of:=[.S36]*[.$N36]" office:value-type="float" office:value="18819.0531448698" calcext:value-type="float">
            <text:p>18819.0531448698</text:p>
          </table:table-cell>
          <table:table-cell table:formula="of:=[.AB36]/SUM([.AB$4:.AB$121])" office:value-type="float" office:value="0.0000005436790710946" calcext:value-type="float">
            <text:p>5.43679071094599E-07</text:p>
          </table:table-cell>
          <table:table-cell/>
          <table:table-cell table:formula="of:=[.T36]*[.$N36]" office:value-type="float" office:value="0" calcext:value-type="float">
            <text:p>0</text:p>
          </table:table-cell>
          <table:table-cell table:formula="of:=[.AE36]/SUM([.AE$4:.AE$121])" office:value-type="float" office:value="0" calcext:value-type="float">
            <text:p>0</text:p>
          </table:table-cell>
          <table:table-cell/>
          <table:table-cell table:formula="of:=MAX([.AC36];[.W36];[.Z36];[.AF36];[.K36];[.H36];[.E36])" office:value-type="float" office:value="0.0000005436790710946" calcext:value-type="float">
            <text:p>5.43679071094599E-07</text:p>
          </table:table-cell>
          <table:table-cell office:value-type="float" office:value="1.08108952249948E+024" calcext:value-type="float">
            <text:p>1.08108952249948E+024</text:p>
          </table:table-cell>
          <table:table-cell office:value-type="float" office:value="1.08108952249948E+022" calcext:value-type="float">
            <text:p>1.08108952249948E+022</text:p>
          </table:table-cell>
          <table:table-cell/>
          <table:table-cell table:formula="of:=[.AK36]/[.AI3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elenium</text:p>
          </table:table-cell>
          <table:table-cell office:value-type="float" office:value="78.97" calcext:value-type="float">
            <text:p>78.97</text:p>
          </table:table-cell>
          <table:table-cell table:formula="of:=0" office:value-type="float" office:value="0" calcext:value-type="float">
            <text:p>0</text:p>
          </table:table-cell>
          <table:table-cell table:formula="of:=[.C37]*[.$B37]" office:value-type="float" office:value="0" calcext:value-type="float">
            <text:p>0</text:p>
          </table:table-cell>
          <table:table-cell table:formula="of:=[.D37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37]*[.$B37]" office:value-type="float" office:value="0" calcext:value-type="float">
            <text:p>0</text:p>
          </table:table-cell>
          <table:table-cell table:formula="of:=[.G37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37]*[.$B37]" office:value-type="float" office:value="0" calcext:value-type="float">
            <text:p>0</text:p>
          </table:table-cell>
          <table:table-cell table:formula="of:=[.J37]/SUM([.J$4:.J$121])" office:value-type="float" office:value="0" calcext:value-type="float">
            <text:p>0</text:p>
          </table:table-cell>
          <table:table-cell office:value-type="float" office:value="3.43" calcext:value-type="float">
            <text:p>3.43</text:p>
          </table:table-cell>
          <table:table-cell office:value-type="float" office:value="2691.53480392692" calcext:value-type="float">
            <text:p>2691.53480392692</text:p>
          </table:table-cell>
          <table:table-cell table:formula="of:=[.M37]*[.B37]" office:value-type="float" office:value="212550.503466109" calcext:value-type="float">
            <text:p>212550.50346610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37]*[.N37]" office:value-type="float" office:value="0" calcext:value-type="float">
            <text:p>0</text:p>
          </table:table-cell>
          <table:table-cell table:formula="of:=[.V37]/SUM([.V$4:.V$121])" office:value-type="float" office:value="0" calcext:value-type="float">
            <text:p>0</text:p>
          </table:table-cell>
          <table:table-cell/>
          <table:table-cell table:formula="of:=[.R37]*[.$N37]" office:value-type="float" office:value="0" calcext:value-type="float">
            <text:p>0</text:p>
          </table:table-cell>
          <table:table-cell table:formula="of:=[.Y37]/SUM([.Y$4:.Y$121])" office:value-type="float" office:value="0" calcext:value-type="float">
            <text:p>0</text:p>
          </table:table-cell>
          <table:table-cell/>
          <table:table-cell table:formula="of:=[.S37]*[.$N37]" office:value-type="float" office:value="212550.503466109" calcext:value-type="float">
            <text:p>212550.503466109</text:p>
          </table:table-cell>
          <table:table-cell table:formula="of:=[.AB37]/SUM([.AB$4:.AB$121])" office:value-type="float" office:value="0.00000614054593478024" calcext:value-type="float">
            <text:p>6.14054593478024E-06</text:p>
          </table:table-cell>
          <table:table-cell/>
          <table:table-cell table:formula="of:=[.T37]*[.$N37]" office:value-type="float" office:value="0" calcext:value-type="float">
            <text:p>0</text:p>
          </table:table-cell>
          <table:table-cell table:formula="of:=[.AE37]/SUM([.AE$4:.AE$121])" office:value-type="float" office:value="0" calcext:value-type="float">
            <text:p>0</text:p>
          </table:table-cell>
          <table:table-cell/>
          <table:table-cell table:formula="of:=MAX([.AC37];[.W37];[.Z37];[.AF37];[.K37];[.H37];[.E37])" office:value-type="float" office:value="0.00000614054593478024" calcext:value-type="float">
            <text:p>6.14054593478024E-06</text:p>
          </table:table-cell>
          <table:table-cell office:value-type="float" office:value="1.22102913749325E+025" calcext:value-type="float">
            <text:p>1.22102913749325E+025</text:p>
          </table:table-cell>
          <table:table-cell office:value-type="float" office:value="1.22102913749325E+023" calcext:value-type="float">
            <text:p>1.22102913749325E+023</text:p>
          </table:table-cell>
          <table:table-cell/>
          <table:table-cell table:formula="of:=[.AK37]/[.AI37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romine</text:p>
          </table:table-cell>
          <table:table-cell office:value-type="float" office:value="79.9" calcext:value-type="float">
            <text:p>79.9</text:p>
          </table:table-cell>
          <table:table-cell table:formula="of:=0" office:value-type="float" office:value="0" calcext:value-type="float">
            <text:p>0</text:p>
          </table:table-cell>
          <table:table-cell table:formula="of:=[.C38]*[.$B38]" office:value-type="float" office:value="0" calcext:value-type="float">
            <text:p>0</text:p>
          </table:table-cell>
          <table:table-cell table:formula="of:=[.D38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38]*[.$B38]" office:value-type="float" office:value="0" calcext:value-type="float">
            <text:p>0</text:p>
          </table:table-cell>
          <table:table-cell table:formula="of:=[.G38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38]*[.$B38]" office:value-type="float" office:value="0" calcext:value-type="float">
            <text:p>0</text:p>
          </table:table-cell>
          <table:table-cell table:formula="of:=[.J38]/SUM([.J$4:.J$121])"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office:value-type="float" office:value="467.735141287198" calcext:value-type="float">
            <text:p>467.735141287198</text:p>
          </table:table-cell>
          <table:table-cell table:formula="of:=[.M38]*[.B38]" office:value-type="float" office:value="37372.0377888471" calcext:value-type="float">
            <text:p>37372.037788847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38]*[.N38]" office:value-type="float" office:value="0" calcext:value-type="float">
            <text:p>0</text:p>
          </table:table-cell>
          <table:table-cell table:formula="of:=[.V38]/SUM([.V$4:.V$121])" office:value-type="float" office:value="0" calcext:value-type="float">
            <text:p>0</text:p>
          </table:table-cell>
          <table:table-cell/>
          <table:table-cell table:formula="of:=[.R38]*[.$N38]" office:value-type="float" office:value="0" calcext:value-type="float">
            <text:p>0</text:p>
          </table:table-cell>
          <table:table-cell table:formula="of:=[.Y38]/SUM([.Y$4:.Y$121])" office:value-type="float" office:value="0" calcext:value-type="float">
            <text:p>0</text:p>
          </table:table-cell>
          <table:table-cell/>
          <table:table-cell table:formula="of:=[.S38]*[.$N38]" office:value-type="float" office:value="37372.0377888471" calcext:value-type="float">
            <text:p>37372.0377888471</text:p>
          </table:table-cell>
          <table:table-cell table:formula="of:=[.AB38]/SUM([.AB$4:.AB$121])" office:value-type="float" office:value="0.00000107967147090456" calcext:value-type="float">
            <text:p>1.07967147090456E-06</text:p>
          </table:table-cell>
          <table:table-cell/>
          <table:table-cell table:formula="of:=[.T38]*[.$N38]" office:value-type="float" office:value="0" calcext:value-type="float">
            <text:p>0</text:p>
          </table:table-cell>
          <table:table-cell table:formula="of:=[.AE38]/SUM([.AE$4:.AE$121])" office:value-type="float" office:value="0" calcext:value-type="float">
            <text:p>0</text:p>
          </table:table-cell>
          <table:table-cell/>
          <table:table-cell table:formula="of:=MAX([.AC38];[.W38];[.Z38];[.AF38];[.K38];[.H38];[.E38])" office:value-type="float" office:value="0.00000107967147090456" calcext:value-type="float">
            <text:p>1.07967147090456E-06</text:p>
          </table:table-cell>
          <table:table-cell office:value-type="float" office:value="2.14689432974959E+024" calcext:value-type="float">
            <text:p>2.14689432974959E+024</text:p>
          </table:table-cell>
          <table:table-cell office:value-type="float" office:value="2.14689432974959E+022" calcext:value-type="float">
            <text:p>2.14689432974959E+022</text:p>
          </table:table-cell>
          <table:table-cell/>
          <table:table-cell table:formula="of:=[.AK38]/[.AI38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Krypton</text:p>
          </table:table-cell>
          <table:table-cell table:style-name="ce1" office:value-type="float" office:value="83.8" calcext:value-type="float">
            <text:p>83.8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C39]*[.$B39]" office:value-type="float" office:value="0" calcext:value-type="float">
            <text:p>0</text:p>
          </table:table-cell>
          <table:table-cell table:style-name="ce1" table:formula="of:=[.D39]/SUM([.D$4:.D$121])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F39]*[.$B39]" office:value-type="float" office:value="0" calcext:value-type="float">
            <text:p>0</text:p>
          </table:table-cell>
          <table:table-cell table:style-name="ce1" table:formula="of:=[.G39]/SUM([.G$4:.G$121])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I39]*[.$B39]" office:value-type="float" office:value="0" calcext:value-type="float">
            <text:p>0</text:p>
          </table:table-cell>
          <table:table-cell table:style-name="ce1" table:formula="of:=[.J39]/SUM([.J$4:.J$121])" office:value-type="float" office:value="0" calcext:value-type="float">
            <text:p>0</text:p>
          </table:table-cell>
          <table:table-cell table:style-name="ce1" office:value-type="float" office:value="3.36" calcext:value-type="float">
            <text:p>3.36</text:p>
          </table:table-cell>
          <table:table-cell table:style-name="ce1" office:value-type="float" office:value="2290.86765276777" calcext:value-type="float">
            <text:p>2290.86765276777</text:p>
          </table:table-cell>
          <table:table-cell table:style-name="ce1" table:formula="of:=[.M39]*[.B39]" office:value-type="float" office:value="191974.709301939" calcext:value-type="float">
            <text:p>191974.709301939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100" office:value-type="float" office:value="1" calcext:value-type="float">
            <text:p>1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[.Q39]*[.N39]" office:value-type="float" office:value="0" calcext:value-type="float">
            <text:p>0</text:p>
          </table:table-cell>
          <table:table-cell table:style-name="ce1" table:formula="of:=[.V39]/SUM([.V$4:.V$121])" office:value-type="float" office:value="0" calcext:value-type="float">
            <text:p>0</text:p>
          </table:table-cell>
          <table:table-cell table:style-name="ce1"/>
          <table:table-cell table:style-name="ce1" table:formula="of:=[.R39]*[.$N39]" office:value-type="float" office:value="0" calcext:value-type="float">
            <text:p>0</text:p>
          </table:table-cell>
          <table:table-cell table:style-name="ce1" table:formula="of:=[.Y39]/SUM([.Y$4:.Y$121])" office:value-type="float" office:value="0" calcext:value-type="float">
            <text:p>0</text:p>
          </table:table-cell>
          <table:table-cell table:style-name="ce1"/>
          <table:table-cell table:style-name="ce1" table:formula="of:=[.S39]*[.$N39]" office:value-type="float" office:value="191974.709301939" calcext:value-type="float">
            <text:p>191974.709301939</text:p>
          </table:table-cell>
          <table:table-cell table:style-name="ce1" table:formula="of:=[.AB39]/SUM([.AB$4:.AB$121])" office:value-type="float" office:value="0.00000554611493062215" calcext:value-type="float">
            <text:p>5.54611493062215E-06</text:p>
          </table:table-cell>
          <table:table-cell table:style-name="ce1"/>
          <table:table-cell table:style-name="ce1" table:formula="of:=[.T39]*[.$N39]" office:value-type="float" office:value="0" calcext:value-type="float">
            <text:p>0</text:p>
          </table:table-cell>
          <table:table-cell table:style-name="ce1" table:formula="of:=[.AE39]/SUM([.AE$4:.AE$121])" office:value-type="float" office:value="0" calcext:value-type="float">
            <text:p>0</text:p>
          </table:table-cell>
          <table:table-cell table:style-name="ce1"/>
          <table:table-cell table:formula="of:=MAX([.AC39];[.W39];[.Z39];[.AF39];[.K39];[.H39];[.E39])" office:value-type="float" office:value="0.00000554611493062215" calcext:value-type="float">
            <text:p>5.54611493062215E-06</text:p>
          </table:table-cell>
          <table:table-cell office:value-type="float" office:value="1.10282831560942E+025" calcext:value-type="float">
            <text:p>1.10282831560942E+025</text:p>
          </table:table-cell>
          <table:table-cell office:value-type="float" office:value="1.10282831560942E+023" calcext:value-type="float">
            <text:p>1.10282831560942E+023</text:p>
          </table:table-cell>
          <table:table-cell table:style-name="ce17" office:value-type="float" office:value="3E+024" calcext:value-type="float">
            <text:p>3.00E+24</text:p>
          </table:table-cell>
          <table:table-cell table:formula="of:=[.AK39]/[.AI39]" office:value-type="float" office:value="0.272027835841539" calcext:value-type="float">
            <text:p>0.272027835841539</text:p>
          </table:table-cell>
          <table:table-cell table:style-name="ce1" table:number-columns-repeated="986"/>
        </table:table-row>
        <table:table-row table:style-name="ro1">
          <table:table-cell office:value-type="string" calcext:value-type="string">
            <text:p>Rubidium</text:p>
          </table:table-cell>
          <table:table-cell office:value-type="float" office:value="85.47" calcext:value-type="float">
            <text:p>85.47</text:p>
          </table:table-cell>
          <table:table-cell table:formula="of:=0" office:value-type="float" office:value="0" calcext:value-type="float">
            <text:p>0</text:p>
          </table:table-cell>
          <table:table-cell table:formula="of:=[.C40]*[.$B40]" office:value-type="float" office:value="0" calcext:value-type="float">
            <text:p>0</text:p>
          </table:table-cell>
          <table:table-cell table:formula="of:=[.D40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40]*[.$B40]" office:value-type="float" office:value="0" calcext:value-type="float">
            <text:p>0</text:p>
          </table:table-cell>
          <table:table-cell table:formula="of:=[.G40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40]*[.$B40]" office:value-type="float" office:value="0" calcext:value-type="float">
            <text:p>0</text:p>
          </table:table-cell>
          <table:table-cell table:formula="of:=[.J40]/SUM([.J$4:.J$121])"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  <table:table-cell office:value-type="float" office:value="269.153480392692" calcext:value-type="float">
            <text:p>269.153480392692</text:p>
          </table:table-cell>
          <table:table-cell table:formula="of:=[.M40]*[.B40]" office:value-type="float" office:value="23004.5479691634" calcext:value-type="float">
            <text:p>23004.5479691634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40]*[.N40]" office:value-type="float" office:value="0" calcext:value-type="float">
            <text:p>0</text:p>
          </table:table-cell>
          <table:table-cell table:formula="of:=[.V40]/SUM([.V$4:.V$121])" office:value-type="float" office:value="0" calcext:value-type="float">
            <text:p>0</text:p>
          </table:table-cell>
          <table:table-cell/>
          <table:table-cell table:formula="of:=[.R40]*[.$N40]" office:value-type="float" office:value="0" calcext:value-type="float">
            <text:p>0</text:p>
          </table:table-cell>
          <table:table-cell table:formula="of:=[.Y40]/SUM([.Y$4:.Y$121])" office:value-type="float" office:value="0" calcext:value-type="float">
            <text:p>0</text:p>
          </table:table-cell>
          <table:table-cell/>
          <table:table-cell table:formula="of:=[.S40]*[.$N40]" office:value-type="float" office:value="23004.5479691634" calcext:value-type="float">
            <text:p>23004.5479691634</text:p>
          </table:table-cell>
          <table:table-cell table:formula="of:=[.AB40]/SUM([.AB$4:.AB$121])" office:value-type="float" office:value="0.00000066459726610823" calcext:value-type="float">
            <text:p>6.64597266108227E-07</text:p>
          </table:table-cell>
          <table:table-cell/>
          <table:table-cell table:formula="of:=[.T40]*[.$N40]" office:value-type="float" office:value="0" calcext:value-type="float">
            <text:p>0</text:p>
          </table:table-cell>
          <table:table-cell table:formula="of:=[.AE40]/SUM([.AE$4:.AE$121])" office:value-type="float" office:value="0" calcext:value-type="float">
            <text:p>0</text:p>
          </table:table-cell>
          <table:table-cell/>
          <table:table-cell table:formula="of:=MAX([.AC40];[.W40];[.Z40];[.AF40];[.K40];[.H40];[.E40])" office:value-type="float" office:value="0.00000066459726610823" calcext:value-type="float">
            <text:p>6.64597266108227E-07</text:p>
          </table:table-cell>
          <table:table-cell office:value-type="float" office:value="1.32153172573823E+024" calcext:value-type="float">
            <text:p>1.32153172573823E+024</text:p>
          </table:table-cell>
          <table:table-cell office:value-type="float" office:value="1.32153172573823E+022" calcext:value-type="float">
            <text:p>1.32153172573823E+022</text:p>
          </table:table-cell>
          <table:table-cell/>
          <table:table-cell table:formula="of:=[.AK40]/[.AI4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trontium</text:p>
          </table:table-cell>
          <table:table-cell office:value-type="float" office:value="87.62" calcext:value-type="float">
            <text:p>87.62</text:p>
          </table:table-cell>
          <table:table-cell table:formula="of:=0" office:value-type="float" office:value="0" calcext:value-type="float">
            <text:p>0</text:p>
          </table:table-cell>
          <table:table-cell table:formula="of:=[.C41]*[.$B41]" office:value-type="float" office:value="0" calcext:value-type="float">
            <text:p>0</text:p>
          </table:table-cell>
          <table:table-cell table:formula="of:=[.D41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41]*[.$B41]" office:value-type="float" office:value="0" calcext:value-type="float">
            <text:p>0</text:p>
          </table:table-cell>
          <table:table-cell table:formula="of:=[.G41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41]*[.$B41]" office:value-type="float" office:value="0" calcext:value-type="float">
            <text:p>0</text:p>
          </table:table-cell>
          <table:table-cell table:formula="of:=[.J41]/SUM([.J$4:.J$121])"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977.237220955811" calcext:value-type="float">
            <text:p>977.237220955811</text:p>
          </table:table-cell>
          <table:table-cell table:formula="of:=[.M41]*[.B41]" office:value-type="float" office:value="85625.5253001482" calcext:value-type="float">
            <text:p>85625.5253001482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87" office:value-type="float" office:value="0.87" calcext:value-type="float">
            <text:p>0.87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3" office:value-type="float" office:value="0.13" calcext:value-type="float">
            <text:p>0.1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41]*[.N41]" office:value-type="float" office:value="74494.2070111289" calcext:value-type="float">
            <text:p>74494.2070111289</text:p>
          </table:table-cell>
          <table:table-cell table:formula="of:=[.V41]/SUM([.V$4:.V$121])" office:value-type="float" office:value="0.00000394633285919418" calcext:value-type="float">
            <text:p>3.94633285919418E-06</text:p>
          </table:table-cell>
          <table:table-cell/>
          <table:table-cell table:formula="of:=[.R41]*[.$N41]" office:value-type="float" office:value="0" calcext:value-type="float">
            <text:p>0</text:p>
          </table:table-cell>
          <table:table-cell table:formula="of:=[.Y41]/SUM([.Y$4:.Y$121])" office:value-type="float" office:value="0" calcext:value-type="float">
            <text:p>0</text:p>
          </table:table-cell>
          <table:table-cell/>
          <table:table-cell table:formula="of:=[.S41]*[.$N41]" office:value-type="float" office:value="11131.3182890193" calcext:value-type="float">
            <text:p>11131.3182890193</text:p>
          </table:table-cell>
          <table:table-cell table:formula="of:=[.AB41]/SUM([.AB$4:.AB$121])" office:value-type="float" office:value="0.00000032158178952176" calcext:value-type="float">
            <text:p>3.21581789521759E-07</text:p>
          </table:table-cell>
          <table:table-cell/>
          <table:table-cell table:formula="of:=[.T41]*[.$N41]" office:value-type="float" office:value="0" calcext:value-type="float">
            <text:p>0</text:p>
          </table:table-cell>
          <table:table-cell table:formula="of:=[.AE41]/SUM([.AE$4:.AE$121])" office:value-type="float" office:value="0" calcext:value-type="float">
            <text:p>0</text:p>
          </table:table-cell>
          <table:table-cell/>
          <table:table-cell table:formula="of:=MAX([.AC41];[.W41];[.Z41];[.AF41];[.K41];[.H41];[.E41])" office:value-type="float" office:value="0.00000394633285919418" calcext:value-type="float">
            <text:p>3.94633285919418E-06</text:p>
          </table:table-cell>
          <table:table-cell office:value-type="float" office:value="7.84716450052185E+024" calcext:value-type="float">
            <text:p>7.84716450052185E+024</text:p>
          </table:table-cell>
          <table:table-cell office:value-type="float" office:value="7.84716450052185E+022" calcext:value-type="float">
            <text:p>7.84716450052185E+022</text:p>
          </table:table-cell>
          <table:table-cell/>
          <table:table-cell table:formula="of:=[.AK41]/[.AI4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Yttrium</text:p>
          </table:table-cell>
          <table:table-cell office:value-type="float" office:value="88.91" calcext:value-type="float">
            <text:p>88.91</text:p>
          </table:table-cell>
          <table:table-cell table:formula="of:=0" office:value-type="float" office:value="0" calcext:value-type="float">
            <text:p>0</text:p>
          </table:table-cell>
          <table:table-cell table:formula="of:=[.C42]*[.$B42]" office:value-type="float" office:value="0" calcext:value-type="float">
            <text:p>0</text:p>
          </table:table-cell>
          <table:table-cell table:formula="of:=[.D42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42]*[.$B42]" office:value-type="float" office:value="0" calcext:value-type="float">
            <text:p>0</text:p>
          </table:table-cell>
          <table:table-cell table:formula="of:=[.G42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42]*[.$B42]" office:value-type="float" office:value="0" calcext:value-type="float">
            <text:p>0</text:p>
          </table:table-cell>
          <table:table-cell table:formula="of:=[.J42]/SUM([.J$4:.J$121])"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190.546071796325" calcext:value-type="float">
            <text:p>190.546071796325</text:p>
          </table:table-cell>
          <table:table-cell table:formula="of:=[.M42]*[.B42]" office:value-type="float" office:value="16941.4512434113" calcext:value-type="float">
            <text:p>16941.451243411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92" office:value-type="float" office:value="0.92" calcext:value-type="float">
            <text:p>0.92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8" office:value-type="float" office:value="0.08" calcext:value-type="float">
            <text:p>0.0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42]*[.N42]" office:value-type="float" office:value="15586.1351439384" calcext:value-type="float">
            <text:p>15586.1351439384</text:p>
          </table:table-cell>
          <table:table-cell table:formula="of:=[.V42]/SUM([.V$4:.V$121])" office:value-type="float" office:value="0.00000082567597849825" calcext:value-type="float">
            <text:p>8.25675978498252E-07</text:p>
          </table:table-cell>
          <table:table-cell/>
          <table:table-cell table:formula="of:=[.R42]*[.$N42]" office:value-type="float" office:value="0" calcext:value-type="float">
            <text:p>0</text:p>
          </table:table-cell>
          <table:table-cell table:formula="of:=[.Y42]/SUM([.Y$4:.Y$121])" office:value-type="float" office:value="0" calcext:value-type="float">
            <text:p>0</text:p>
          </table:table-cell>
          <table:table-cell/>
          <table:table-cell table:formula="of:=[.S42]*[.$N42]" office:value-type="float" office:value="1355.3160994729" calcext:value-type="float">
            <text:p>1355.3160994729</text:p>
          </table:table-cell>
          <table:table-cell table:formula="of:=[.AB42]/SUM([.AB$4:.AB$121])" office:value-type="float" office:value="0.00000003915483910527" calcext:value-type="float">
            <text:p>3.91548391052742E-08</text:p>
          </table:table-cell>
          <table:table-cell/>
          <table:table-cell table:formula="of:=[.T42]*[.$N42]" office:value-type="float" office:value="0" calcext:value-type="float">
            <text:p>0</text:p>
          </table:table-cell>
          <table:table-cell table:formula="of:=[.AE42]/SUM([.AE$4:.AE$121])" office:value-type="float" office:value="0" calcext:value-type="float">
            <text:p>0</text:p>
          </table:table-cell>
          <table:table-cell/>
          <table:table-cell table:formula="of:=MAX([.AC42];[.W42];[.Z42];[.AF42];[.K42];[.H42];[.E42])" office:value-type="float" office:value="0.00000082567597849825" calcext:value-type="float">
            <text:p>8.25675978498252E-07</text:p>
          </table:table-cell>
          <table:table-cell office:value-type="float" office:value="1.64183191296442E+024" calcext:value-type="float">
            <text:p>1.64183191296442E+024</text:p>
          </table:table-cell>
          <table:table-cell office:value-type="float" office:value="1.64183191296442E+022" calcext:value-type="float">
            <text:p>1.64183191296442E+022</text:p>
          </table:table-cell>
          <table:table-cell/>
          <table:table-cell table:formula="of:=[.AK42]/[.AI4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Zirconium</text:p>
          </table:table-cell>
          <table:table-cell office:value-type="float" office:value="91.22" calcext:value-type="float">
            <text:p>91.22</text:p>
          </table:table-cell>
          <table:table-cell table:formula="of:=0" office:value-type="float" office:value="0" calcext:value-type="float">
            <text:p>0</text:p>
          </table:table-cell>
          <table:table-cell table:formula="of:=[.C43]*[.$B43]" office:value-type="float" office:value="0" calcext:value-type="float">
            <text:p>0</text:p>
          </table:table-cell>
          <table:table-cell table:formula="of:=[.D43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43]*[.$B43]" office:value-type="float" office:value="0" calcext:value-type="float">
            <text:p>0</text:p>
          </table:table-cell>
          <table:table-cell table:formula="of:=[.G43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43]*[.$B43]" office:value-type="float" office:value="0" calcext:value-type="float">
            <text:p>0</text:p>
          </table:table-cell>
          <table:table-cell table:formula="of:=[.J43]/SUM([.J$4:.J$121])"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office:value-type="float" office:value="467.735141287198" calcext:value-type="float">
            <text:p>467.735141287198</text:p>
          </table:table-cell>
          <table:table-cell table:formula="of:=[.M43]*[.B43]" office:value-type="float" office:value="42666.7995882182" calcext:value-type="float">
            <text:p>42666.7995882182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84" office:value-type="float" office:value="0.84" calcext:value-type="float">
            <text:p>0.84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6" office:value-type="float" office:value="0.16" calcext:value-type="float">
            <text:p>0.1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43]*[.N43]" office:value-type="float" office:value="35840.1116541033" calcext:value-type="float">
            <text:p>35840.1116541033</text:p>
          </table:table-cell>
          <table:table-cell table:formula="of:=[.V43]/SUM([.V$4:.V$121])" office:value-type="float" office:value="0.00000189863099390596" calcext:value-type="float">
            <text:p>1.89863099390596E-06</text:p>
          </table:table-cell>
          <table:table-cell/>
          <table:table-cell table:formula="of:=[.R43]*[.$N43]" office:value-type="float" office:value="0" calcext:value-type="float">
            <text:p>0</text:p>
          </table:table-cell>
          <table:table-cell table:formula="of:=[.Y43]/SUM([.Y$4:.Y$121])" office:value-type="float" office:value="0" calcext:value-type="float">
            <text:p>0</text:p>
          </table:table-cell>
          <table:table-cell/>
          <table:table-cell table:formula="of:=[.S43]*[.$N43]" office:value-type="float" office:value="6826.68793411491" calcext:value-type="float">
            <text:p>6826.68793411491</text:p>
          </table:table-cell>
          <table:table-cell table:formula="of:=[.AB43]/SUM([.AB$4:.AB$121])" office:value-type="float" office:value="0.00000019722179038982" calcext:value-type="float">
            <text:p>1.97221790389815E-07</text:p>
          </table:table-cell>
          <table:table-cell/>
          <table:table-cell table:formula="of:=[.T43]*[.$N43]" office:value-type="float" office:value="0" calcext:value-type="float">
            <text:p>0</text:p>
          </table:table-cell>
          <table:table-cell table:formula="of:=[.AE43]/SUM([.AE$4:.AE$121])" office:value-type="float" office:value="0" calcext:value-type="float">
            <text:p>0</text:p>
          </table:table-cell>
          <table:table-cell/>
          <table:table-cell table:formula="of:=MAX([.AC43];[.W43];[.Z43];[.AF43];[.K43];[.H43];[.E43])" office:value-type="float" office:value="0.00000189863099390596" calcext:value-type="float">
            <text:p>1.89863099390596E-06</text:p>
          </table:table-cell>
          <table:table-cell office:value-type="float" office:value="3.77537077245219E+024" calcext:value-type="float">
            <text:p>3.77537077245219E+024</text:p>
          </table:table-cell>
          <table:table-cell office:value-type="float" office:value="3.77537077245219E+022" calcext:value-type="float">
            <text:p>3.77537077245219E+022</text:p>
          </table:table-cell>
          <table:table-cell/>
          <table:table-cell table:formula="of:=[.AK43]/[.AI4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iobium</text:p>
          </table:table-cell>
          <table:table-cell office:value-type="float" office:value="92.91" calcext:value-type="float">
            <text:p>92.91</text:p>
          </table:table-cell>
          <table:table-cell table:formula="of:=0" office:value-type="float" office:value="0" calcext:value-type="float">
            <text:p>0</text:p>
          </table:table-cell>
          <table:table-cell table:formula="of:=[.C44]*[.$B44]" office:value-type="float" office:value="0" calcext:value-type="float">
            <text:p>0</text:p>
          </table:table-cell>
          <table:table-cell table:formula="of:=[.D44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44]*[.$B44]" office:value-type="float" office:value="0" calcext:value-type="float">
            <text:p>0</text:p>
          </table:table-cell>
          <table:table-cell table:formula="of:=[.G44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44]*[.$B44]" office:value-type="float" office:value="0" calcext:value-type="float">
            <text:p>0</text:p>
          </table:table-cell>
          <table:table-cell table:formula="of:=[.J44]/SUM([.J$4:.J$121])"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30.9029543251359" calcext:value-type="float">
            <text:p>30.9029543251359</text:p>
          </table:table-cell>
          <table:table-cell table:formula="of:=[.M44]*[.B44]" office:value-type="float" office:value="2871.19348634838" calcext:value-type="float">
            <text:p>2871.1934863483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86" office:value-type="float" office:value="0.86" calcext:value-type="float">
            <text:p>0.86</text:p>
          </table:table-cell>
          <table:table-cell table:formula="of:=(0.01)*14" office:value-type="float" office:value="0.14" calcext:value-type="float">
            <text:p>0.14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44]*[.N44]" office:value-type="float" office:value="2469.2263982596" calcext:value-type="float">
            <text:p>2469.2263982596</text:p>
          </table:table-cell>
          <table:table-cell table:formula="of:=[.V44]/SUM([.V$4:.V$121])" office:value-type="float" office:value="0.00000013080734278822" calcext:value-type="float">
            <text:p>1.30807342788223E-07</text:p>
          </table:table-cell>
          <table:table-cell/>
          <table:table-cell table:formula="of:=[.R44]*[.$N44]" office:value-type="float" office:value="401.967088088773" calcext:value-type="float">
            <text:p>401.967088088773</text:p>
          </table:table-cell>
          <table:table-cell table:formula="of:=[.Y44]/SUM([.Y$4:.Y$121])" office:value-type="float" office:value="0.00309659596642558" calcext:value-type="float">
            <text:p>0.00309659596642558</text:p>
          </table:table-cell>
          <table:table-cell/>
          <table:table-cell table:formula="of:=[.S44]*[.$N44]" office:value-type="float" office:value="0" calcext:value-type="float">
            <text:p>0</text:p>
          </table:table-cell>
          <table:table-cell table:formula="of:=[.AB44]/SUM([.AB$4:.AB$121])" office:value-type="float" office:value="0" calcext:value-type="float">
            <text:p>0</text:p>
          </table:table-cell>
          <table:table-cell/>
          <table:table-cell table:formula="of:=[.T44]*[.$N44]" office:value-type="float" office:value="0" calcext:value-type="float">
            <text:p>0</text:p>
          </table:table-cell>
          <table:table-cell table:formula="of:=[.AE44]/SUM([.AE$4:.AE$121])" office:value-type="float" office:value="0" calcext:value-type="float">
            <text:p>0</text:p>
          </table:table-cell>
          <table:table-cell/>
          <table:table-cell table:formula="of:=MAX([.AC44];[.W44];[.Z44];[.AF44];[.K44];[.H44];[.E44])" office:value-type="float" office:value="0.00309659596642558" calcext:value-type="float">
            <text:p>0.00309659596642558</text:p>
          </table:table-cell>
          <table:table-cell office:value-type="float" office:value="6.15748818135827E+027" calcext:value-type="float">
            <text:p>6.15748818135827E+027</text:p>
          </table:table-cell>
          <table:table-cell office:value-type="float" office:value="6.15748818135827E+025" calcext:value-type="float">
            <text:p>6.15748818135827E+025</text:p>
          </table:table-cell>
          <table:table-cell/>
          <table:table-cell table:formula="of:=[.AK44]/[.AI4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olybdenum</text:p>
          </table:table-cell>
          <table:table-cell office:value-type="float" office:value="95.95" calcext:value-type="float">
            <text:p>95.95</text:p>
          </table:table-cell>
          <table:table-cell table:formula="of:=0" office:value-type="float" office:value="0" calcext:value-type="float">
            <text:p>0</text:p>
          </table:table-cell>
          <table:table-cell table:formula="of:=[.C45]*[.$B45]" office:value-type="float" office:value="0" calcext:value-type="float">
            <text:p>0</text:p>
          </table:table-cell>
          <table:table-cell table:formula="of:=[.D45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45]*[.$B45]" office:value-type="float" office:value="0" calcext:value-type="float">
            <text:p>0</text:p>
          </table:table-cell>
          <table:table-cell table:formula="of:=[.G45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45]*[.$B45]" office:value-type="float" office:value="0" calcext:value-type="float">
            <text:p>0</text:p>
          </table:table-cell>
          <table:table-cell table:formula="of:=[.J45]/SUM([.J$4:.J$121])" office:value-type="float" office:value="0" calcext:value-type="float">
            <text:p>0</text:p>
          </table:table-cell>
          <table:table-cell office:value-type="float" office:value="2.03" calcext:value-type="float">
            <text:p>2.03</text:p>
          </table:table-cell>
          <table:table-cell office:value-type="float" office:value="107.151930523761" calcext:value-type="float">
            <text:p>107.151930523761</text:p>
          </table:table-cell>
          <table:table-cell table:formula="of:=[.M45]*[.B45]" office:value-type="float" office:value="10281.2277337549" calcext:value-type="float">
            <text:p>10281.227733754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63" office:value-type="float" office:value="0.63" calcext:value-type="float">
            <text:p>0.63</text:p>
          </table:table-cell>
          <table:table-cell table:formula="of:=(0.01)*37" office:value-type="float" office:value="0.37" calcext:value-type="float">
            <text:p>0.37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45]*[.N45]" office:value-type="float" office:value="6477.17347226557" calcext:value-type="float">
            <text:p>6477.17347226557</text:p>
          </table:table-cell>
          <table:table-cell table:formula="of:=[.V45]/SUM([.V$4:.V$121])" office:value-type="float" office:value="0.00000034312845970001" calcext:value-type="float">
            <text:p>3.43128459700012E-07</text:p>
          </table:table-cell>
          <table:table-cell/>
          <table:table-cell table:formula="of:=[.R45]*[.$N45]" office:value-type="float" office:value="3804.0542614893" calcext:value-type="float">
            <text:p>3804.0542614893</text:p>
          </table:table-cell>
          <table:table-cell table:formula="of:=[.Y45]/SUM([.Y$4:.Y$121])" office:value-type="float" office:value="0.029304934237776" calcext:value-type="float">
            <text:p>0.029304934237776</text:p>
          </table:table-cell>
          <table:table-cell/>
          <table:table-cell table:formula="of:=[.S45]*[.$N45]" office:value-type="float" office:value="0" calcext:value-type="float">
            <text:p>0</text:p>
          </table:table-cell>
          <table:table-cell table:formula="of:=[.AB45]/SUM([.AB$4:.AB$121])" office:value-type="float" office:value="0" calcext:value-type="float">
            <text:p>0</text:p>
          </table:table-cell>
          <table:table-cell/>
          <table:table-cell table:formula="of:=[.T45]*[.$N45]" office:value-type="float" office:value="0" calcext:value-type="float">
            <text:p>0</text:p>
          </table:table-cell>
          <table:table-cell table:formula="of:=[.AE45]/SUM([.AE$4:.AE$121])" office:value-type="float" office:value="0" calcext:value-type="float">
            <text:p>0</text:p>
          </table:table-cell>
          <table:table-cell/>
          <table:table-cell table:formula="of:=MAX([.AC45];[.W45];[.Z45];[.AF45];[.K45];[.H45];[.E45])" office:value-type="float" office:value="0.029304934237776" calcext:value-type="float">
            <text:p>0.029304934237776</text:p>
          </table:table-cell>
          <table:table-cell office:value-type="float" office:value="5.82719825837905E+028" calcext:value-type="float">
            <text:p>5.82719825837905E+028</text:p>
          </table:table-cell>
          <table:table-cell office:value-type="float" office:value="5.82719825837905E+026" calcext:value-type="float">
            <text:p>5.82719825837905E+026</text:p>
          </table:table-cell>
          <table:table-cell/>
          <table:table-cell table:formula="of:=[.AK45]/[.AI4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chnetium</text:p>
          </table:table-cell>
          <table:table-cell office:value-type="string" calcext:value-type="string">
            <text:p>98</text:p>
          </table:table-cell>
          <table:table-cell table:formula="of:=0" office:value-type="float" office:value="0" calcext:value-type="float">
            <text:p>0</text:p>
          </table:table-cell>
          <table:table-cell table:formula="of:=[.C46]*[.$B46]" office:value-type="float" office:value="0" calcext:value-type="float">
            <text:p>0</text:p>
          </table:table-cell>
          <table:table-cell table:formula="of:=[.D46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46]*[.$B46]" office:value-type="float" office:value="0" calcext:value-type="float">
            <text:p>0</text:p>
          </table:table-cell>
          <table:table-cell table:formula="of:=[.G46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46]*[.$B46]" office:value-type="float" office:value="0" calcext:value-type="float">
            <text:p>0</text:p>
          </table:table-cell>
          <table:table-cell table:formula="of:=[.J46]/SUM([.J$4:.J$1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46]*[.B46]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[.Q46]*[.N46]" office:value-type="float" office:value="0" calcext:value-type="float">
            <text:p>0</text:p>
          </table:table-cell>
          <table:table-cell table:formula="of:=[.V46]/SUM([.V$4:.V$121])" office:value-type="float" office:value="0" calcext:value-type="float">
            <text:p>0</text:p>
          </table:table-cell>
          <table:table-cell/>
          <table:table-cell table:formula="of:=[.R46]*[.$N46]" office:value-type="float" office:value="0" calcext:value-type="float">
            <text:p>0</text:p>
          </table:table-cell>
          <table:table-cell table:formula="of:=[.Y46]/SUM([.Y$4:.Y$121])" office:value-type="float" office:value="0" calcext:value-type="float">
            <text:p>0</text:p>
          </table:table-cell>
          <table:table-cell/>
          <table:table-cell table:formula="of:=[.S46]*[.$N46]" office:value-type="float" office:value="0" calcext:value-type="float">
            <text:p>0</text:p>
          </table:table-cell>
          <table:table-cell table:formula="of:=[.AB46]/SUM([.AB$4:.AB$121])" office:value-type="float" office:value="0" calcext:value-type="float">
            <text:p>0</text:p>
          </table:table-cell>
          <table:table-cell/>
          <table:table-cell table:formula="of:=[.T46]*[.$N46]" office:value-type="float" office:value="0" calcext:value-type="float">
            <text:p>0</text:p>
          </table:table-cell>
          <table:table-cell table:formula="of:=[.AE46]/SUM([.AE$4:.AE$121])" office:value-type="float" office:value="0" calcext:value-type="float">
            <text:p>0</text:p>
          </table:table-cell>
          <table:table-cell/>
          <table:table-cell table:formula="of:=MAX([.AC46];[.W46];[.Z46];[.AF46];[.K46];[.H46];[.E4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K46]/[.AI46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uthenium</text:p>
          </table:table-cell>
          <table:table-cell office:value-type="float" office:value="101.07" calcext:value-type="float">
            <text:p>101.07</text:p>
          </table:table-cell>
          <table:table-cell table:formula="of:=0" office:value-type="float" office:value="0" calcext:value-type="float">
            <text:p>0</text:p>
          </table:table-cell>
          <table:table-cell table:formula="of:=[.C47]*[.$B47]" office:value-type="float" office:value="0" calcext:value-type="float">
            <text:p>0</text:p>
          </table:table-cell>
          <table:table-cell table:formula="of:=[.D47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47]*[.$B47]" office:value-type="float" office:value="0" calcext:value-type="float">
            <text:p>0</text:p>
          </table:table-cell>
          <table:table-cell table:formula="of:=[.G47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47]*[.$B47]" office:value-type="float" office:value="0" calcext:value-type="float">
            <text:p>0</text:p>
          </table:table-cell>
          <table:table-cell table:formula="of:=[.J47]/SUM([.J$4:.J$121])"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77.6247116628692" calcext:value-type="float">
            <text:p>77.6247116628692</text:p>
          </table:table-cell>
          <table:table-cell table:formula="of:=[.M47]*[.B47]" office:value-type="float" office:value="7845.52960776619" calcext:value-type="float">
            <text:p>7845.5296077661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32" office:value-type="float" office:value="0.32" calcext:value-type="float">
            <text:p>0.32</text:p>
          </table:table-cell>
          <table:table-cell table:formula="of:=(0.01)*68" office:value-type="float" office:value="0.68" calcext:value-type="float">
            <text:p>0.6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47]*[.N47]" office:value-type="float" office:value="2510.56947448518" calcext:value-type="float">
            <text:p>2510.56947448518</text:p>
          </table:table-cell>
          <table:table-cell table:formula="of:=[.V47]/SUM([.V$4:.V$121])" office:value-type="float" office:value="0.00000013299749349598" calcext:value-type="float">
            <text:p>1.32997493495979E-07</text:p>
          </table:table-cell>
          <table:table-cell/>
          <table:table-cell table:formula="of:=[.R47]*[.$N47]" office:value-type="float" office:value="5334.96013328101" calcext:value-type="float">
            <text:p>5334.96013328101</text:p>
          </table:table-cell>
          <table:table-cell table:formula="of:=[.Y47]/SUM([.Y$4:.Y$121])" office:value-type="float" office:value="0.0410984294965732" calcext:value-type="float">
            <text:p>0.0410984294965732</text:p>
          </table:table-cell>
          <table:table-cell/>
          <table:table-cell table:formula="of:=[.S47]*[.$N47]" office:value-type="float" office:value="0" calcext:value-type="float">
            <text:p>0</text:p>
          </table:table-cell>
          <table:table-cell table:formula="of:=[.AB47]/SUM([.AB$4:.AB$121])" office:value-type="float" office:value="0" calcext:value-type="float">
            <text:p>0</text:p>
          </table:table-cell>
          <table:table-cell/>
          <table:table-cell table:formula="of:=[.T47]*[.$N47]" office:value-type="float" office:value="0" calcext:value-type="float">
            <text:p>0</text:p>
          </table:table-cell>
          <table:table-cell table:formula="of:=[.AE47]/SUM([.AE$4:.AE$121])" office:value-type="float" office:value="0" calcext:value-type="float">
            <text:p>0</text:p>
          </table:table-cell>
          <table:table-cell/>
          <table:table-cell table:formula="of:=MAX([.AC47];[.W47];[.Z47];[.AF47];[.K47];[.H47];[.E47])" office:value-type="float" office:value="0.0410984294965732" calcext:value-type="float">
            <text:p>0.0410984294965732</text:p>
          </table:table-cell>
          <table:table-cell office:value-type="float" office:value="8.17229941010508E+028" calcext:value-type="float">
            <text:p>8.17229941010508E+028</text:p>
          </table:table-cell>
          <table:table-cell office:value-type="float" office:value="8.17229941010508E+026" calcext:value-type="float">
            <text:p>8.17229941010508E+026</text:p>
          </table:table-cell>
          <table:table-cell/>
          <table:table-cell table:formula="of:=[.AK47]/[.AI47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hodium</text:p>
          </table:table-cell>
          <table:table-cell office:value-type="float" office:value="102.91" calcext:value-type="float">
            <text:p>102.91</text:p>
          </table:table-cell>
          <table:table-cell table:formula="of:=0" office:value-type="float" office:value="0" calcext:value-type="float">
            <text:p>0</text:p>
          </table:table-cell>
          <table:table-cell table:formula="of:=[.C48]*[.$B48]" office:value-type="float" office:value="0" calcext:value-type="float">
            <text:p>0</text:p>
          </table:table-cell>
          <table:table-cell table:formula="of:=[.D48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48]*[.$B48]" office:value-type="float" office:value="0" calcext:value-type="float">
            <text:p>0</text:p>
          </table:table-cell>
          <table:table-cell table:formula="of:=[.G48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48]*[.$B48]" office:value-type="float" office:value="0" calcext:value-type="float">
            <text:p>0</text:p>
          </table:table-cell>
          <table:table-cell table:formula="of:=[.J48]/SUM([.J$4:.J$121])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15.1356124843621" calcext:value-type="float">
            <text:p>15.1356124843621</text:p>
          </table:table-cell>
          <table:table-cell table:formula="of:=[.M48]*[.B48]" office:value-type="float" office:value="1557.6058807657" calcext:value-type="float">
            <text:p>1557.6058807657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4" office:value-type="float" office:value="0.14" calcext:value-type="float">
            <text:p>0.14</text:p>
          </table:table-cell>
          <table:table-cell table:formula="of:=(0.01)*86" office:value-type="float" office:value="0.86" calcext:value-type="float">
            <text:p>0.8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48]*[.N48]" office:value-type="float" office:value="218.064823307199" calcext:value-type="float">
            <text:p>218.064823307199</text:p>
          </table:table-cell>
          <table:table-cell table:formula="of:=[.V48]/SUM([.V$4:.V$121])" office:value-type="float" office:value="0.00000001155199057993" calcext:value-type="float">
            <text:p>1.15519905799254E-08</text:p>
          </table:table-cell>
          <table:table-cell/>
          <table:table-cell table:formula="of:=[.R48]*[.$N48]" office:value-type="float" office:value="1339.54105745851" calcext:value-type="float">
            <text:p>1339.54105745851</text:p>
          </table:table-cell>
          <table:table-cell table:formula="of:=[.Y48]/SUM([.Y$4:.Y$121])" office:value-type="float" office:value="0.010319296176983" calcext:value-type="float">
            <text:p>0.010319296176983</text:p>
          </table:table-cell>
          <table:table-cell/>
          <table:table-cell table:formula="of:=[.S48]*[.$N48]" office:value-type="float" office:value="0" calcext:value-type="float">
            <text:p>0</text:p>
          </table:table-cell>
          <table:table-cell table:formula="of:=[.AB48]/SUM([.AB$4:.AB$121])" office:value-type="float" office:value="0" calcext:value-type="float">
            <text:p>0</text:p>
          </table:table-cell>
          <table:table-cell/>
          <table:table-cell table:formula="of:=[.T48]*[.$N48]" office:value-type="float" office:value="0" calcext:value-type="float">
            <text:p>0</text:p>
          </table:table-cell>
          <table:table-cell table:formula="of:=[.AE48]/SUM([.AE$4:.AE$121])" office:value-type="float" office:value="0" calcext:value-type="float">
            <text:p>0</text:p>
          </table:table-cell>
          <table:table-cell/>
          <table:table-cell table:formula="of:=MAX([.AC48];[.W48];[.Z48];[.AF48];[.K48];[.H48];[.E48])" office:value-type="float" office:value="0.010319296176983" calcext:value-type="float">
            <text:p>0.010319296176983</text:p>
          </table:table-cell>
          <table:table-cell office:value-type="float" office:value="2.05196108690454E+028" calcext:value-type="float">
            <text:p>2.05196108690454E+028</text:p>
          </table:table-cell>
          <table:table-cell office:value-type="float" office:value="2.05196108690454E+026" calcext:value-type="float">
            <text:p>2.05196108690454E+026</text:p>
          </table:table-cell>
          <table:table-cell/>
          <table:table-cell table:formula="of:=[.AK48]/[.AI48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alladium</text:p>
          </table:table-cell>
          <table:table-cell office:value-type="float" office:value="106.42" calcext:value-type="float">
            <text:p>106.42</text:p>
          </table:table-cell>
          <table:table-cell table:formula="of:=0" office:value-type="float" office:value="0" calcext:value-type="float">
            <text:p>0</text:p>
          </table:table-cell>
          <table:table-cell table:formula="of:=[.C49]*[.$B49]" office:value-type="float" office:value="0" calcext:value-type="float">
            <text:p>0</text:p>
          </table:table-cell>
          <table:table-cell table:formula="of:=[.D49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49]*[.$B49]" office:value-type="float" office:value="0" calcext:value-type="float">
            <text:p>0</text:p>
          </table:table-cell>
          <table:table-cell table:formula="of:=[.G49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49]*[.$B49]" office:value-type="float" office:value="0" calcext:value-type="float">
            <text:p>0</text:p>
          </table:table-cell>
          <table:table-cell table:formula="of:=[.J49]/SUM([.J$4:.J$121])"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58.8843655355589" calcext:value-type="float">
            <text:p>58.8843655355589</text:p>
          </table:table-cell>
          <table:table-cell table:formula="of:=[.M49]*[.B49]" office:value-type="float" office:value="6266.47418029418" calcext:value-type="float">
            <text:p>6266.4741802941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45" office:value-type="float" office:value="0.45" calcext:value-type="float">
            <text:p>0.45</text:p>
          </table:table-cell>
          <table:table-cell table:formula="of:=(0.01)*55" office:value-type="float" office:value="0.55" calcext:value-type="float">
            <text:p>0.5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49]*[.N49]" office:value-type="float" office:value="2819.91338113238" calcext:value-type="float">
            <text:p>2819.91338113238</text:p>
          </table:table-cell>
          <table:table-cell table:formula="of:=[.V49]/SUM([.V$4:.V$121])" office:value-type="float" office:value="0.00000014938499626396" calcext:value-type="float">
            <text:p>1.49384996263959E-07</text:p>
          </table:table-cell>
          <table:table-cell/>
          <table:table-cell table:formula="of:=[.R49]*[.$N49]" office:value-type="float" office:value="3446.5607991618" calcext:value-type="float">
            <text:p>3446.5607991618</text:p>
          </table:table-cell>
          <table:table-cell table:formula="of:=[.Y49]/SUM([.Y$4:.Y$121])" office:value-type="float" office:value="0.0265509455499699" calcext:value-type="float">
            <text:p>0.0265509455499699</text:p>
          </table:table-cell>
          <table:table-cell/>
          <table:table-cell table:formula="of:=[.S49]*[.$N49]" office:value-type="float" office:value="0" calcext:value-type="float">
            <text:p>0</text:p>
          </table:table-cell>
          <table:table-cell table:formula="of:=[.AB49]/SUM([.AB$4:.AB$121])" office:value-type="float" office:value="0" calcext:value-type="float">
            <text:p>0</text:p>
          </table:table-cell>
          <table:table-cell/>
          <table:table-cell table:formula="of:=[.T49]*[.$N49]" office:value-type="float" office:value="0" calcext:value-type="float">
            <text:p>0</text:p>
          </table:table-cell>
          <table:table-cell table:formula="of:=[.AE49]/SUM([.AE$4:.AE$121])" office:value-type="float" office:value="0" calcext:value-type="float">
            <text:p>0</text:p>
          </table:table-cell>
          <table:table-cell/>
          <table:table-cell table:formula="of:=MAX([.AC49];[.W49];[.Z49];[.AF49];[.K49];[.H49];[.E49])" office:value-type="float" office:value="0.0265509455499699" calcext:value-type="float">
            <text:p>0.0265509455499699</text:p>
          </table:table-cell>
          <table:table-cell office:value-type="float" office:value="5.27957586977486E+028" calcext:value-type="float">
            <text:p>5.27957586977486E+028</text:p>
          </table:table-cell>
          <table:table-cell office:value-type="float" office:value="5.27957586977486E+026" calcext:value-type="float">
            <text:p>5.27957586977486E+026</text:p>
          </table:table-cell>
          <table:table-cell/>
          <table:table-cell table:formula="of:=[.AK49]/[.AI4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ilver</text:p>
          </table:table-cell>
          <table:table-cell office:value-type="float" office:value="107.87" calcext:value-type="float">
            <text:p>107.87</text:p>
          </table:table-cell>
          <table:table-cell table:formula="of:=0" office:value-type="float" office:value="0" calcext:value-type="float">
            <text:p>0</text:p>
          </table:table-cell>
          <table:table-cell table:formula="of:=[.C50]*[.$B50]" office:value-type="float" office:value="0" calcext:value-type="float">
            <text:p>0</text:p>
          </table:table-cell>
          <table:table-cell table:formula="of:=[.D50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50]*[.$B50]" office:value-type="float" office:value="0" calcext:value-type="float">
            <text:p>0</text:p>
          </table:table-cell>
          <table:table-cell table:formula="of:=[.G50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50]*[.$B50]" office:value-type="float" office:value="0" calcext:value-type="float">
            <text:p>0</text:p>
          </table:table-cell>
          <table:table-cell table:formula="of:=[.J50]/SUM([.J$4:.J$121])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19.9526231496888" calcext:value-type="float">
            <text:p>19.9526231496888</text:p>
          </table:table-cell>
          <table:table-cell table:formula="of:=[.M50]*[.B50]" office:value-type="float" office:value="2152.28945915693" calcext:value-type="float">
            <text:p>2152.2894591569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9" office:value-type="float" office:value="0.19" calcext:value-type="float">
            <text:p>0.19</text:p>
          </table:table-cell>
          <table:table-cell table:formula="of:=(0.01)*81" office:value-type="float" office:value="0.81" calcext:value-type="float">
            <text:p>0.8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50]*[.N50]" office:value-type="float" office:value="408.934997239817" calcext:value-type="float">
            <text:p>408.934997239817</text:p>
          </table:table-cell>
          <table:table-cell table:formula="of:=[.V50]/SUM([.V$4:.V$121])" office:value-type="float" office:value="0.00000002166334379049" calcext:value-type="float">
            <text:p>2.16633437904894E-08</text:p>
          </table:table-cell>
          <table:table-cell/>
          <table:table-cell table:formula="of:=[.R50]*[.$N50]" office:value-type="float" office:value="1743.35446191711" calcext:value-type="float">
            <text:p>1743.35446191711</text:p>
          </table:table-cell>
          <table:table-cell table:formula="of:=[.Y50]/SUM([.Y$4:.Y$121])" office:value-type="float" office:value="0.01343011543679" calcext:value-type="float">
            <text:p>0.01343011543679</text:p>
          </table:table-cell>
          <table:table-cell/>
          <table:table-cell table:formula="of:=[.S50]*[.$N50]" office:value-type="float" office:value="0" calcext:value-type="float">
            <text:p>0</text:p>
          </table:table-cell>
          <table:table-cell table:formula="of:=[.AB50]/SUM([.AB$4:.AB$121])" office:value-type="float" office:value="0" calcext:value-type="float">
            <text:p>0</text:p>
          </table:table-cell>
          <table:table-cell/>
          <table:table-cell table:formula="of:=[.T50]*[.$N50]" office:value-type="float" office:value="0" calcext:value-type="float">
            <text:p>0</text:p>
          </table:table-cell>
          <table:table-cell table:formula="of:=[.AE50]/SUM([.AE$4:.AE$121])" office:value-type="float" office:value="0" calcext:value-type="float">
            <text:p>0</text:p>
          </table:table-cell>
          <table:table-cell/>
          <table:table-cell table:formula="of:=MAX([.AC50];[.W50];[.Z50];[.AF50];[.K50];[.H50];[.E50])" office:value-type="float" office:value="0.01343011543679" calcext:value-type="float">
            <text:p>0.01343011543679</text:p>
          </table:table-cell>
          <table:table-cell office:value-type="float" office:value="2.67053816425939E+028" calcext:value-type="float">
            <text:p>2.67053816425939E+028</text:p>
          </table:table-cell>
          <table:table-cell office:value-type="float" office:value="2.67053816425939E+026" calcext:value-type="float">
            <text:p>2.67053816425939E+026</text:p>
          </table:table-cell>
          <table:table-cell/>
          <table:table-cell table:formula="of:=[.AK50]/[.AI5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admium</text:p>
          </table:table-cell>
          <table:table-cell office:value-type="float" office:value="112.41" calcext:value-type="float">
            <text:p>112.41</text:p>
          </table:table-cell>
          <table:table-cell table:formula="of:=0" office:value-type="float" office:value="0" calcext:value-type="float">
            <text:p>0</text:p>
          </table:table-cell>
          <table:table-cell table:formula="of:=[.C51]*[.$B51]" office:value-type="float" office:value="0" calcext:value-type="float">
            <text:p>0</text:p>
          </table:table-cell>
          <table:table-cell table:formula="of:=[.D51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51]*[.$B51]" office:value-type="float" office:value="0" calcext:value-type="float">
            <text:p>0</text:p>
          </table:table-cell>
          <table:table-cell table:formula="of:=[.G51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51]*[.$B51]" office:value-type="float" office:value="0" calcext:value-type="float">
            <text:p>0</text:p>
          </table:table-cell>
          <table:table-cell table:formula="of:=[.J51]/SUM([.J$4:.J$121])" office:value-type="float" office:value="0" calcext:value-type="float">
            <text:p>0</text:p>
          </table:table-cell>
          <table:table-cell office:value-type="float" office:value="1.81" calcext:value-type="float">
            <text:p>1.81</text:p>
          </table:table-cell>
          <table:table-cell office:value-type="float" office:value="64.5654229034656" calcext:value-type="float">
            <text:p>64.5654229034656</text:p>
          </table:table-cell>
          <table:table-cell table:formula="of:=[.M51]*[.B51]" office:value-type="float" office:value="7257.79918857857" calcext:value-type="float">
            <text:p>7257.79918857857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52" office:value-type="float" office:value="0.52" calcext:value-type="float">
            <text:p>0.52</text:p>
          </table:table-cell>
          <table:table-cell table:formula="of:=(0.01)*48" office:value-type="float" office:value="0.48" calcext:value-type="float">
            <text:p>0.4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51]*[.N51]" office:value-type="float" office:value="3774.05557806086" calcext:value-type="float">
            <text:p>3774.05557806086</text:p>
          </table:table-cell>
          <table:table-cell table:formula="of:=[.V51]/SUM([.V$4:.V$121])" office:value-type="float" office:value="0.00000019993070787238" calcext:value-type="float">
            <text:p>1.9993070787238E-07</text:p>
          </table:table-cell>
          <table:table-cell/>
          <table:table-cell table:formula="of:=[.R51]*[.$N51]" office:value-type="float" office:value="3483.74361051771" calcext:value-type="float">
            <text:p>3483.74361051771</text:p>
          </table:table-cell>
          <table:table-cell table:formula="of:=[.Y51]/SUM([.Y$4:.Y$121])" office:value-type="float" office:value="0.026837387268899" calcext:value-type="float">
            <text:p>0.026837387268899</text:p>
          </table:table-cell>
          <table:table-cell/>
          <table:table-cell table:formula="of:=[.S51]*[.$N51]" office:value-type="float" office:value="0" calcext:value-type="float">
            <text:p>0</text:p>
          </table:table-cell>
          <table:table-cell table:formula="of:=[.AB51]/SUM([.AB$4:.AB$121])" office:value-type="float" office:value="0" calcext:value-type="float">
            <text:p>0</text:p>
          </table:table-cell>
          <table:table-cell/>
          <table:table-cell table:formula="of:=[.T51]*[.$N51]" office:value-type="float" office:value="0" calcext:value-type="float">
            <text:p>0</text:p>
          </table:table-cell>
          <table:table-cell table:formula="of:=[.AE51]/SUM([.AE$4:.AE$121])" office:value-type="float" office:value="0" calcext:value-type="float">
            <text:p>0</text:p>
          </table:table-cell>
          <table:table-cell/>
          <table:table-cell table:formula="of:=MAX([.AC51];[.W51];[.Z51];[.AF51];[.K51];[.H51];[.E51])" office:value-type="float" office:value="0.026837387268899" calcext:value-type="float">
            <text:p>0.026837387268899</text:p>
          </table:table-cell>
          <table:table-cell office:value-type="float" office:value="5.33653394625876E+028" calcext:value-type="float">
            <text:p>5.33653394625876E+028</text:p>
          </table:table-cell>
          <table:table-cell office:value-type="float" office:value="5.33653394625876E+026" calcext:value-type="float">
            <text:p>5.33653394625876E+026</text:p>
          </table:table-cell>
          <table:table-cell/>
          <table:table-cell table:formula="of:=[.AK51]/[.AI5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ndium</text:p>
          </table:table-cell>
          <table:table-cell office:value-type="float" office:value="114.82" calcext:value-type="float">
            <text:p>114.82</text:p>
          </table:table-cell>
          <table:table-cell table:formula="of:=0" office:value-type="float" office:value="0" calcext:value-type="float">
            <text:p>0</text:p>
          </table:table-cell>
          <table:table-cell table:formula="of:=[.C52]*[.$B52]" office:value-type="float" office:value="0" calcext:value-type="float">
            <text:p>0</text:p>
          </table:table-cell>
          <table:table-cell table:formula="of:=[.D52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52]*[.$B52]" office:value-type="float" office:value="0" calcext:value-type="float">
            <text:p>0</text:p>
          </table:table-cell>
          <table:table-cell table:formula="of:=[.G52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52]*[.$B52]" office:value-type="float" office:value="0" calcext:value-type="float">
            <text:p>0</text:p>
          </table:table-cell>
          <table:table-cell table:formula="of:=[.J52]/SUM([.J$4:.J$121])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7.41310241300918" calcext:value-type="float">
            <text:p>7.41310241300918</text:p>
          </table:table-cell>
          <table:table-cell table:formula="of:=[.M52]*[.B52]" office:value-type="float" office:value="851.172419061714" calcext:value-type="float">
            <text:p>851.172419061714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34" office:value-type="float" office:value="0.34" calcext:value-type="float">
            <text:p>0.34</text:p>
          </table:table-cell>
          <table:table-cell table:formula="of:=(0.01)*66" office:value-type="float" office:value="0.66" calcext:value-type="float">
            <text:p>0.6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52]*[.N52]" office:value-type="float" office:value="289.398622480983" calcext:value-type="float">
            <text:p>289.398622480983</text:p>
          </table:table-cell>
          <table:table-cell table:formula="of:=[.V52]/SUM([.V$4:.V$121])" office:value-type="float" office:value="0.00000001533090073879" calcext:value-type="float">
            <text:p>1.53309007387866E-08</text:p>
          </table:table-cell>
          <table:table-cell/>
          <table:table-cell table:formula="of:=[.R52]*[.$N52]" office:value-type="float" office:value="561.773796580731" calcext:value-type="float">
            <text:p>561.773796580731</text:p>
          </table:table-cell>
          <table:table-cell table:formula="of:=[.Y52]/SUM([.Y$4:.Y$121])" office:value-type="float" office:value="0.00432768384298989" calcext:value-type="float">
            <text:p>0.00432768384298989</text:p>
          </table:table-cell>
          <table:table-cell/>
          <table:table-cell table:formula="of:=[.S52]*[.$N52]" office:value-type="float" office:value="0" calcext:value-type="float">
            <text:p>0</text:p>
          </table:table-cell>
          <table:table-cell table:formula="of:=[.AB52]/SUM([.AB$4:.AB$121])" office:value-type="float" office:value="0" calcext:value-type="float">
            <text:p>0</text:p>
          </table:table-cell>
          <table:table-cell/>
          <table:table-cell table:formula="of:=[.T52]*[.$N52]" office:value-type="float" office:value="0" calcext:value-type="float">
            <text:p>0</text:p>
          </table:table-cell>
          <table:table-cell table:formula="of:=[.AE52]/SUM([.AE$4:.AE$121])" office:value-type="float" office:value="0" calcext:value-type="float">
            <text:p>0</text:p>
          </table:table-cell>
          <table:table-cell/>
          <table:table-cell table:formula="of:=MAX([.AC52];[.W52];[.Z52];[.AF52];[.K52];[.H52];[.E52])" office:value-type="float" office:value="0.00432768384298989" calcext:value-type="float">
            <text:p>0.00432768384298989</text:p>
          </table:table-cell>
          <table:table-cell office:value-type="float" office:value="8.60546949127011E+027" calcext:value-type="float">
            <text:p>8.60546949127011E+027</text:p>
          </table:table-cell>
          <table:table-cell office:value-type="float" office:value="8.60546949127011E+025" calcext:value-type="float">
            <text:p>8.60546949127011E+025</text:p>
          </table:table-cell>
          <table:table-cell/>
          <table:table-cell table:formula="of:=[.AK52]/[.AI5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118.71" calcext:value-type="float">
            <text:p>118.71</text:p>
          </table:table-cell>
          <table:table-cell table:formula="of:=0" office:value-type="float" office:value="0" calcext:value-type="float">
            <text:p>0</text:p>
          </table:table-cell>
          <table:table-cell table:formula="of:=[.C53]*[.$B53]" office:value-type="float" office:value="0" calcext:value-type="float">
            <text:p>0</text:p>
          </table:table-cell>
          <table:table-cell table:formula="of:=[.D53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53]*[.$B53]" office:value-type="float" office:value="0" calcext:value-type="float">
            <text:p>0</text:p>
          </table:table-cell>
          <table:table-cell table:formula="of:=[.G53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53]*[.$B53]" office:value-type="float" office:value="0" calcext:value-type="float">
            <text:p>0</text:p>
          </table:table-cell>
          <table:table-cell table:formula="of:=[.J53]/SUM([.J$4:.J$121])"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154.881661891248" calcext:value-type="float">
            <text:p>154.881661891248</text:p>
          </table:table-cell>
          <table:table-cell table:formula="of:=[.M53]*[.B53]" office:value-type="float" office:value="18386.00208311" calcext:value-type="float">
            <text:p>18386.0020831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70" office:value-type="float" office:value="0.7" calcext:value-type="float">
            <text:p>0.7</text:p>
          </table:table-cell>
          <table:table-cell table:formula="of:=(0.01)*30" office:value-type="float" office:value="0.3" calcext:value-type="float">
            <text:p>0.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53]*[.N53]" office:value-type="float" office:value="12870.201458177" calcext:value-type="float">
            <text:p>12870.201458177</text:p>
          </table:table-cell>
          <table:table-cell table:formula="of:=[.V53]/SUM([.V$4:.V$121])" office:value-type="float" office:value="0.00000068179930972707" calcext:value-type="float">
            <text:p>6.81799309727067E-07</text:p>
          </table:table-cell>
          <table:table-cell/>
          <table:table-cell table:formula="of:=[.R53]*[.$N53]" office:value-type="float" office:value="5515.80062493301" calcext:value-type="float">
            <text:p>5515.80062493301</text:p>
          </table:table-cell>
          <table:table-cell table:formula="of:=[.Y53]/SUM([.Y$4:.Y$121])" office:value-type="float" office:value="0.0424915533457883" calcext:value-type="float">
            <text:p>0.0424915533457883</text:p>
          </table:table-cell>
          <table:table-cell/>
          <table:table-cell table:formula="of:=[.S53]*[.$N53]" office:value-type="float" office:value="0" calcext:value-type="float">
            <text:p>0</text:p>
          </table:table-cell>
          <table:table-cell table:formula="of:=[.AB53]/SUM([.AB$4:.AB$121])" office:value-type="float" office:value="0" calcext:value-type="float">
            <text:p>0</text:p>
          </table:table-cell>
          <table:table-cell/>
          <table:table-cell table:formula="of:=[.T53]*[.$N53]" office:value-type="float" office:value="0" calcext:value-type="float">
            <text:p>0</text:p>
          </table:table-cell>
          <table:table-cell table:formula="of:=[.AE53]/SUM([.AE$4:.AE$121])" office:value-type="float" office:value="0" calcext:value-type="float">
            <text:p>0</text:p>
          </table:table-cell>
          <table:table-cell/>
          <table:table-cell table:formula="of:=MAX([.AC53];[.W53];[.Z53];[.AF53];[.K53];[.H53];[.E53])" office:value-type="float" office:value="0.0424915533457883" calcext:value-type="float">
            <text:p>0.0424915533457883</text:p>
          </table:table-cell>
          <table:table-cell office:value-type="float" office:value="8.44931790814996E+028" calcext:value-type="float">
            <text:p>8.44931790814996E+028</text:p>
          </table:table-cell>
          <table:table-cell office:value-type="float" office:value="8.44931790814996E+026" calcext:value-type="float">
            <text:p>8.44931790814996E+026</text:p>
          </table:table-cell>
          <table:table-cell/>
          <table:table-cell table:formula="of:=[.AK53]/[.AI5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ntimony</text:p>
          </table:table-cell>
          <table:table-cell office:value-type="float" office:value="121.76" calcext:value-type="float">
            <text:p>121.76</text:p>
          </table:table-cell>
          <table:table-cell table:formula="of:=0" office:value-type="float" office:value="0" calcext:value-type="float">
            <text:p>0</text:p>
          </table:table-cell>
          <table:table-cell table:formula="of:=[.C54]*[.$B54]" office:value-type="float" office:value="0" calcext:value-type="float">
            <text:p>0</text:p>
          </table:table-cell>
          <table:table-cell table:formula="of:=[.D54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54]*[.$B54]" office:value-type="float" office:value="0" calcext:value-type="float">
            <text:p>0</text:p>
          </table:table-cell>
          <table:table-cell table:formula="of:=[.G54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54]*[.$B54]" office:value-type="float" office:value="0" calcext:value-type="float">
            <text:p>0</text:p>
          </table:table-cell>
          <table:table-cell table:formula="of:=[.J54]/SUM([.J$4:.J$121])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13.8038426460288" calcext:value-type="float">
            <text:p>13.8038426460288</text:p>
          </table:table-cell>
          <table:table-cell table:formula="of:=[.M54]*[.B54]" office:value-type="float" office:value="1680.75588058047" calcext:value-type="float">
            <text:p>1680.75588058047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25" office:value-type="float" office:value="0.25" calcext:value-type="float">
            <text:p>0.25</text:p>
          </table:table-cell>
          <table:table-cell table:formula="of:=(0.01)*75" office:value-type="float" office:value="0.75" calcext:value-type="float">
            <text:p>0.7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54]*[.N54]" office:value-type="float" office:value="420.188970145117" calcext:value-type="float">
            <text:p>420.188970145117</text:p>
          </table:table-cell>
          <table:table-cell table:formula="of:=[.V54]/SUM([.V$4:.V$121])" office:value-type="float" office:value="0.00000002225952334397" calcext:value-type="float">
            <text:p>2.22595233439684E-08</text:p>
          </table:table-cell>
          <table:table-cell/>
          <table:table-cell table:formula="of:=[.R54]*[.$N54]" office:value-type="float" office:value="1260.56691043535" calcext:value-type="float">
            <text:p>1260.56691043535</text:p>
          </table:table-cell>
          <table:table-cell table:formula="of:=[.Y54]/SUM([.Y$4:.Y$121])" office:value-type="float" office:value="0.0097109104847947" calcext:value-type="float">
            <text:p>0.0097109104847947</text:p>
          </table:table-cell>
          <table:table-cell/>
          <table:table-cell table:formula="of:=[.S54]*[.$N54]" office:value-type="float" office:value="0" calcext:value-type="float">
            <text:p>0</text:p>
          </table:table-cell>
          <table:table-cell table:formula="of:=[.AB54]/SUM([.AB$4:.AB$121])" office:value-type="float" office:value="0" calcext:value-type="float">
            <text:p>0</text:p>
          </table:table-cell>
          <table:table-cell/>
          <table:table-cell table:formula="of:=[.T54]*[.$N54]" office:value-type="float" office:value="0" calcext:value-type="float">
            <text:p>0</text:p>
          </table:table-cell>
          <table:table-cell table:formula="of:=[.AE54]/SUM([.AE$4:.AE$121])" office:value-type="float" office:value="0" calcext:value-type="float">
            <text:p>0</text:p>
          </table:table-cell>
          <table:table-cell/>
          <table:table-cell table:formula="of:=MAX([.AC54];[.W54];[.Z54];[.AF54];[.K54];[.H54];[.E54])" office:value-type="float" office:value="0.0097109104847947" calcext:value-type="float">
            <text:p>0.0097109104847947</text:p>
          </table:table-cell>
          <table:table-cell office:value-type="float" office:value="1.93098541716997E+028" calcext:value-type="float">
            <text:p>1.93098541716997E+028</text:p>
          </table:table-cell>
          <table:table-cell office:value-type="float" office:value="1.93098541716997E+026" calcext:value-type="float">
            <text:p>1.93098541716997E+026</text:p>
          </table:table-cell>
          <table:table-cell/>
          <table:table-cell table:formula="of:=[.AK54]/[.AI5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llurium</text:p>
          </table:table-cell>
          <table:table-cell office:value-type="float" office:value="127.6" calcext:value-type="float">
            <text:p>127.6</text:p>
          </table:table-cell>
          <table:table-cell table:formula="of:=0" office:value-type="float" office:value="0" calcext:value-type="float">
            <text:p>0</text:p>
          </table:table-cell>
          <table:table-cell table:formula="of:=[.C55]*[.$B55]" office:value-type="float" office:value="0" calcext:value-type="float">
            <text:p>0</text:p>
          </table:table-cell>
          <table:table-cell table:formula="of:=[.D55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55]*[.$B55]" office:value-type="float" office:value="0" calcext:value-type="float">
            <text:p>0</text:p>
          </table:table-cell>
          <table:table-cell table:formula="of:=[.G55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55]*[.$B55]" office:value-type="float" office:value="0" calcext:value-type="float">
            <text:p>0</text:p>
          </table:table-cell>
          <table:table-cell table:formula="of:=[.J55]/SUM([.J$4:.J$121])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199.526231496888" calcext:value-type="float">
            <text:p>199.526231496888</text:p>
          </table:table-cell>
          <table:table-cell table:formula="of:=[.M55]*[.B55]" office:value-type="float" office:value="25459.5471390029" calcext:value-type="float">
            <text:p>25459.547139002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56.5" office:value-type="float" office:value="0.565" calcext:value-type="float">
            <text:p>0.565</text:p>
          </table:table-cell>
          <table:table-cell table:formula="of:=(0.01)*43.5" office:value-type="float" office:value="0.435" calcext:value-type="float">
            <text:p>0.43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55]*[.N55]" office:value-type="float" office:value="14384.6441335366" calcext:value-type="float">
            <text:p>14384.6441335366</text:p>
          </table:table-cell>
          <table:table-cell table:formula="of:=[.V55]/SUM([.V$4:.V$121])" office:value-type="float" office:value="0.00000076202695604921" calcext:value-type="float">
            <text:p>7.62026956049213E-07</text:p>
          </table:table-cell>
          <table:table-cell/>
          <table:table-cell table:formula="of:=[.R55]*[.$N55]" office:value-type="float" office:value="11074.9030054663" calcext:value-type="float">
            <text:p>11074.9030054663</text:p>
          </table:table-cell>
          <table:table-cell table:formula="of:=[.Y55]/SUM([.Y$4:.Y$121])" office:value-type="float" office:value="0.0853166863444988" calcext:value-type="float">
            <text:p>0.0853166863444988</text:p>
          </table:table-cell>
          <table:table-cell/>
          <table:table-cell table:formula="of:=[.S55]*[.$N55]" office:value-type="float" office:value="0" calcext:value-type="float">
            <text:p>0</text:p>
          </table:table-cell>
          <table:table-cell table:formula="of:=[.AB55]/SUM([.AB$4:.AB$121])" office:value-type="float" office:value="0" calcext:value-type="float">
            <text:p>0</text:p>
          </table:table-cell>
          <table:table-cell/>
          <table:table-cell table:formula="of:=[.T55]*[.$N55]" office:value-type="float" office:value="0" calcext:value-type="float">
            <text:p>0</text:p>
          </table:table-cell>
          <table:table-cell table:formula="of:=[.AE55]/SUM([.AE$4:.AE$121])" office:value-type="float" office:value="0" calcext:value-type="float">
            <text:p>0</text:p>
          </table:table-cell>
          <table:table-cell/>
          <table:table-cell table:formula="of:=MAX([.AC55];[.W55];[.Z55];[.AF55];[.K55];[.H55];[.E55])" office:value-type="float" office:value="0.0853166863444988" calcext:value-type="float">
            <text:p>0.0853166863444988</text:p>
          </table:table-cell>
          <table:table-cell office:value-type="float" office:value="1.69649671295446E+029" calcext:value-type="float">
            <text:p>1.69649671295446E+029</text:p>
          </table:table-cell>
          <table:table-cell office:value-type="float" office:value="1.69649671295446E+027" calcext:value-type="float">
            <text:p>1.69649671295446E+027</text:p>
          </table:table-cell>
          <table:table-cell/>
          <table:table-cell table:formula="of:=[.AK55]/[.AI5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odine</text:p>
          </table:table-cell>
          <table:table-cell office:value-type="float" office:value="126.9" calcext:value-type="float">
            <text:p>126.9</text:p>
          </table:table-cell>
          <table:table-cell table:formula="of:=0" office:value-type="float" office:value="0" calcext:value-type="float">
            <text:p>0</text:p>
          </table:table-cell>
          <table:table-cell table:formula="of:=[.C56]*[.$B56]" office:value-type="float" office:value="0" calcext:value-type="float">
            <text:p>0</text:p>
          </table:table-cell>
          <table:table-cell table:formula="of:=[.D56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56]*[.$B56]" office:value-type="float" office:value="0" calcext:value-type="float">
            <text:p>0</text:p>
          </table:table-cell>
          <table:table-cell table:formula="of:=[.G56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56]*[.$B56]" office:value-type="float" office:value="0" calcext:value-type="float">
            <text:p>0</text:p>
          </table:table-cell>
          <table:table-cell table:formula="of:=[.J56]/SUM([.J$4:.J$121])"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office:value-type="float" office:value="40.7380277804113" calcext:value-type="float">
            <text:p>40.7380277804113</text:p>
          </table:table-cell>
          <table:table-cell table:formula="of:=[.M56]*[.B56]" office:value-type="float" office:value="5169.65572533419" calcext:value-type="float">
            <text:p>5169.6557253341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4" office:value-type="float" office:value="0.04" calcext:value-type="float">
            <text:p>0.04</text:p>
          </table:table-cell>
          <table:table-cell table:formula="of:=(0.01)*96" office:value-type="float" office:value="0.96" calcext:value-type="float">
            <text:p>0.9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56]*[.N56]" office:value-type="float" office:value="206.786229013368" calcext:value-type="float">
            <text:p>206.786229013368</text:p>
          </table:table-cell>
          <table:table-cell table:formula="of:=[.V56]/SUM([.V$4:.V$121])" office:value-type="float" office:value="0.00000001095450670765" calcext:value-type="float">
            <text:p>1.09545067076477E-08</text:p>
          </table:table-cell>
          <table:table-cell/>
          <table:table-cell table:formula="of:=[.R56]*[.$N56]" office:value-type="float" office:value="4962.86949632083" calcext:value-type="float">
            <text:p>4962.86949632083</text:p>
          </table:table-cell>
          <table:table-cell table:formula="of:=[.Y56]/SUM([.Y$4:.Y$121])" office:value-type="float" office:value="0.0382319899305031" calcext:value-type="float">
            <text:p>0.0382319899305031</text:p>
          </table:table-cell>
          <table:table-cell/>
          <table:table-cell table:formula="of:=[.S56]*[.$N56]" office:value-type="float" office:value="0" calcext:value-type="float">
            <text:p>0</text:p>
          </table:table-cell>
          <table:table-cell table:formula="of:=[.AB56]/SUM([.AB$4:.AB$121])" office:value-type="float" office:value="0" calcext:value-type="float">
            <text:p>0</text:p>
          </table:table-cell>
          <table:table-cell/>
          <table:table-cell table:formula="of:=[.T56]*[.$N56]" office:value-type="float" office:value="0" calcext:value-type="float">
            <text:p>0</text:p>
          </table:table-cell>
          <table:table-cell table:formula="of:=[.AE56]/SUM([.AE$4:.AE$121])" office:value-type="float" office:value="0" calcext:value-type="float">
            <text:p>0</text:p>
          </table:table-cell>
          <table:table-cell/>
          <table:table-cell table:formula="of:=MAX([.AC56];[.W56];[.Z56];[.AF56];[.K56];[.H56];[.E56])" office:value-type="float" office:value="0.0382319899305031" calcext:value-type="float">
            <text:p>0.0382319899305031</text:p>
          </table:table-cell>
          <table:table-cell office:value-type="float" office:value="7.60231650171075E+028" calcext:value-type="float">
            <text:p>7.60231650171075E+028</text:p>
          </table:table-cell>
          <table:table-cell office:value-type="float" office:value="7.60231650171075E+026" calcext:value-type="float">
            <text:p>7.60231650171075E+026</text:p>
          </table:table-cell>
          <table:table-cell/>
          <table:table-cell table:formula="of:=[.AK56]/[.AI5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Xenon</text:p>
          </table:table-cell>
          <table:table-cell table:style-name="ce1" office:value-type="float" office:value="131.29" calcext:value-type="float">
            <text:p>131.29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C57]*[.$B57]" office:value-type="float" office:value="0" calcext:value-type="float">
            <text:p>0</text:p>
          </table:table-cell>
          <table:table-cell table:style-name="ce1" table:formula="of:=[.D57]/SUM([.D$4:.D$121])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F57]*[.$B57]" office:value-type="float" office:value="0" calcext:value-type="float">
            <text:p>0</text:p>
          </table:table-cell>
          <table:table-cell table:style-name="ce1" table:formula="of:=[.G57]/SUM([.G$4:.G$121])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I57]*[.$B57]" office:value-type="float" office:value="0" calcext:value-type="float">
            <text:p>0</text:p>
          </table:table-cell>
          <table:table-cell table:style-name="ce1" table:formula="of:=[.J57]/SUM([.J$4:.J$121])" office:value-type="float" office:value="0" calcext:value-type="float">
            <text:p>0</text:p>
          </table:table-cell>
          <table:table-cell table:style-name="ce1" office:value-type="float" office:value="2.35" calcext:value-type="float">
            <text:p>2.35</text:p>
          </table:table-cell>
          <table:table-cell table:style-name="ce1" office:value-type="float" office:value="223.872113856834" calcext:value-type="float">
            <text:p>223.872113856834</text:p>
          </table:table-cell>
          <table:table-cell table:style-name="ce1" table:formula="of:=[.M57]*[.B57]" office:value-type="float" office:value="29392.1698282637" calcext:value-type="float">
            <text:p>29392.1698282637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17" office:value-type="float" office:value="0.17" calcext:value-type="float">
            <text:p>0.17</text:p>
          </table:table-cell>
          <table:table-cell table:style-name="ce1" table:formula="of:=(0.01)*83" office:value-type="float" office:value="0.83" calcext:value-type="float">
            <text:p>0.83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[.Q57]*[.N57]" office:value-type="float" office:value="4996.66887080484" calcext:value-type="float">
            <text:p>4996.66887080484</text:p>
          </table:table-cell>
          <table:table-cell table:style-name="ce1" table:formula="of:=[.V57]/SUM([.V$4:.V$121])" office:value-type="float" office:value="0.00000026469868386443" calcext:value-type="float">
            <text:p>2.6469868386443E-07</text:p>
          </table:table-cell>
          <table:table-cell table:style-name="ce1"/>
          <table:table-cell table:style-name="ce1" table:formula="of:=[.R57]*[.$N57]" office:value-type="float" office:value="24395.5009574589" calcext:value-type="float">
            <text:p>24395.5009574589</text:p>
          </table:table-cell>
          <table:table-cell table:style-name="ce1" table:formula="of:=[.Y57]/SUM([.Y$4:.Y$121])" office:value-type="float" office:value="0.187933321165625" calcext:value-type="float">
            <text:p>0.187933321165625</text:p>
          </table:table-cell>
          <table:table-cell table:style-name="ce1"/>
          <table:table-cell table:style-name="ce1" table:formula="of:=[.S57]*[.$N57]" office:value-type="float" office:value="0" calcext:value-type="float">
            <text:p>0</text:p>
          </table:table-cell>
          <table:table-cell table:style-name="ce1" table:formula="of:=[.AB57]/SUM([.AB$4:.AB$121])" office:value-type="float" office:value="0" calcext:value-type="float">
            <text:p>0</text:p>
          </table:table-cell>
          <table:table-cell table:style-name="ce1"/>
          <table:table-cell table:style-name="ce1" table:formula="of:=[.T57]*[.$N57]" office:value-type="float" office:value="0" calcext:value-type="float">
            <text:p>0</text:p>
          </table:table-cell>
          <table:table-cell table:style-name="ce1" table:formula="of:=[.AE57]/SUM([.AE$4:.AE$121])" office:value-type="float" office:value="0" calcext:value-type="float">
            <text:p>0</text:p>
          </table:table-cell>
          <table:table-cell table:style-name="ce1"/>
          <table:table-cell table:formula="of:=MAX([.AC57];[.W57];[.Z57];[.AF57];[.K57];[.H57];[.E57])" office:value-type="float" office:value="0.187933321165625" calcext:value-type="float">
            <text:p>0.187933321165625</text:p>
          </table:table-cell>
          <table:table-cell office:value-type="float" office:value="3.7369977113821E+029" calcext:value-type="float">
            <text:p>3.7369977113821E+029</text:p>
          </table:table-cell>
          <table:table-cell office:value-type="float" office:value="3.7369977113821E+027" calcext:value-type="float">
            <text:p>3.7369977113821E+027</text:p>
          </table:table-cell>
          <table:table-cell table:style-name="ce17" office:value-type="float" office:value="2E+029" calcext:value-type="float">
            <text:p>2.00E+29</text:p>
          </table:table-cell>
          <table:table-cell table:formula="of:=[.AK57]/[.AI57]" office:value-type="float" office:value="0.535188981761596" calcext:value-type="float">
            <text:p>0.535188981761596</text:p>
          </table:table-cell>
          <table:table-cell table:style-name="ce1" table:number-columns-repeated="986"/>
        </table:table-row>
        <table:table-row table:style-name="ro1">
          <table:table-cell office:value-type="string" calcext:value-type="string">
            <text:p>Cesium</text:p>
          </table:table-cell>
          <table:table-cell office:value-type="float" office:value="132.91" calcext:value-type="float">
            <text:p>132.91</text:p>
          </table:table-cell>
          <table:table-cell table:formula="of:=0" office:value-type="float" office:value="0" calcext:value-type="float">
            <text:p>0</text:p>
          </table:table-cell>
          <table:table-cell table:formula="of:=[.C58]*[.$B58]" office:value-type="float" office:value="0" calcext:value-type="float">
            <text:p>0</text:p>
          </table:table-cell>
          <table:table-cell table:formula="of:=[.D58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58]*[.$B58]" office:value-type="float" office:value="0" calcext:value-type="float">
            <text:p>0</text:p>
          </table:table-cell>
          <table:table-cell table:formula="of:=[.G58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58]*[.$B58]" office:value-type="float" office:value="0" calcext:value-type="float">
            <text:p>0</text:p>
          </table:table-cell>
          <table:table-cell table:formula="of:=[.J58]/SUM([.J$4:.J$121])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15.1356124843621" calcext:value-type="float">
            <text:p>15.1356124843621</text:p>
          </table:table-cell>
          <table:table-cell table:formula="of:=[.M58]*[.B58]" office:value-type="float" office:value="2011.67425529657" calcext:value-type="float">
            <text:p>2011.67425529657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5" office:value-type="float" office:value="0.15" calcext:value-type="float">
            <text:p>0.15</text:p>
          </table:table-cell>
          <table:table-cell table:formula="of:=(0.01)*85" office:value-type="float" office:value="0.85" calcext:value-type="float">
            <text:p>0.8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58]*[.N58]" office:value-type="float" office:value="301.751138294485" calcext:value-type="float">
            <text:p>301.751138294485</text:p>
          </table:table-cell>
          <table:table-cell table:formula="of:=[.V58]/SUM([.V$4:.V$121])" office:value-type="float" office:value="0.0000000159852756359" calcext:value-type="float">
            <text:p>1.59852756359011E-08</text:p>
          </table:table-cell>
          <table:table-cell/>
          <table:table-cell table:formula="of:=[.R58]*[.$N58]" office:value-type="float" office:value="1709.92311700208" calcext:value-type="float">
            <text:p>1709.92311700208</text:p>
          </table:table-cell>
          <table:table-cell table:formula="of:=[.Y58]/SUM([.Y$4:.Y$121])" office:value-type="float" office:value="0.0131725735362621" calcext:value-type="float">
            <text:p>0.0131725735362621</text:p>
          </table:table-cell>
          <table:table-cell/>
          <table:table-cell table:formula="of:=[.S58]*[.$N58]" office:value-type="float" office:value="0" calcext:value-type="float">
            <text:p>0</text:p>
          </table:table-cell>
          <table:table-cell table:formula="of:=[.AB58]/SUM([.AB$4:.AB$121])" office:value-type="float" office:value="0" calcext:value-type="float">
            <text:p>0</text:p>
          </table:table-cell>
          <table:table-cell/>
          <table:table-cell table:formula="of:=[.T58]*[.$N58]" office:value-type="float" office:value="0" calcext:value-type="float">
            <text:p>0</text:p>
          </table:table-cell>
          <table:table-cell table:formula="of:=[.AE58]/SUM([.AE$4:.AE$121])" office:value-type="float" office:value="0" calcext:value-type="float">
            <text:p>0</text:p>
          </table:table-cell>
          <table:table-cell/>
          <table:table-cell table:formula="of:=MAX([.AC58];[.W58];[.Z58];[.AF58];[.K58];[.H58];[.E58])" office:value-type="float" office:value="0.0131725735362621" calcext:value-type="float">
            <text:p>0.0131725735362621</text:p>
          </table:table-cell>
          <table:table-cell office:value-type="float" office:value="2.61932672996511E+028" calcext:value-type="float">
            <text:p>2.61932672996511E+028</text:p>
          </table:table-cell>
          <table:table-cell office:value-type="float" office:value="2.61932672996511E+026" calcext:value-type="float">
            <text:p>2.61932672996511E+026</text:p>
          </table:table-cell>
          <table:table-cell/>
          <table:table-cell table:formula="of:=[.AK58]/[.AI58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arium</text:p>
          </table:table-cell>
          <table:table-cell office:value-type="float" office:value="137.33" calcext:value-type="float">
            <text:p>137.33</text:p>
          </table:table-cell>
          <table:table-cell table:formula="of:=0" office:value-type="float" office:value="0" calcext:value-type="float">
            <text:p>0</text:p>
          </table:table-cell>
          <table:table-cell table:formula="of:=[.C59]*[.$B59]" office:value-type="float" office:value="0" calcext:value-type="float">
            <text:p>0</text:p>
          </table:table-cell>
          <table:table-cell table:formula="of:=[.D59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59]*[.$B59]" office:value-type="float" office:value="0" calcext:value-type="float">
            <text:p>0</text:p>
          </table:table-cell>
          <table:table-cell table:formula="of:=[.G59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59]*[.$B59]" office:value-type="float" office:value="0" calcext:value-type="float">
            <text:p>0</text:p>
          </table:table-cell>
          <table:table-cell table:formula="of:=[.J59]/SUM([.J$4:.J$121])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177.827941003892" calcext:value-type="float">
            <text:p>177.827941003892</text:p>
          </table:table-cell>
          <table:table-cell table:formula="of:=[.M59]*[.B59]" office:value-type="float" office:value="24421.1111380645" calcext:value-type="float">
            <text:p>24421.111138064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81.5" office:value-type="float" office:value="0.815" calcext:value-type="float">
            <text:p>0.815</text:p>
          </table:table-cell>
          <table:table-cell table:formula="of:=(0.01)*18.5" office:value-type="float" office:value="0.185" calcext:value-type="float">
            <text:p>0.18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59]*[.N59]" office:value-type="float" office:value="19903.2055775226" calcext:value-type="float">
            <text:p>19903.2055775226</text:p>
          </table:table-cell>
          <table:table-cell table:formula="of:=[.V59]/SUM([.V$4:.V$121])" office:value-type="float" office:value="0.0000010543729146904" calcext:value-type="float">
            <text:p>1.0543729146904E-06</text:p>
          </table:table-cell>
          <table:table-cell/>
          <table:table-cell table:formula="of:=[.R59]*[.$N59]" office:value-type="float" office:value="4517.90556054193" calcext:value-type="float">
            <text:p>4517.90556054193</text:p>
          </table:table-cell>
          <table:table-cell table:formula="of:=[.Y59]/SUM([.Y$4:.Y$121])" office:value-type="float" office:value="0.0348041632014812" calcext:value-type="float">
            <text:p>0.0348041632014812</text:p>
          </table:table-cell>
          <table:table-cell/>
          <table:table-cell table:formula="of:=[.S59]*[.$N59]" office:value-type="float" office:value="0" calcext:value-type="float">
            <text:p>0</text:p>
          </table:table-cell>
          <table:table-cell table:formula="of:=[.AB59]/SUM([.AB$4:.AB$121])" office:value-type="float" office:value="0" calcext:value-type="float">
            <text:p>0</text:p>
          </table:table-cell>
          <table:table-cell/>
          <table:table-cell table:formula="of:=[.T59]*[.$N59]" office:value-type="float" office:value="0" calcext:value-type="float">
            <text:p>0</text:p>
          </table:table-cell>
          <table:table-cell table:formula="of:=[.AE59]/SUM([.AE$4:.AE$121])" office:value-type="float" office:value="0" calcext:value-type="float">
            <text:p>0</text:p>
          </table:table-cell>
          <table:table-cell/>
          <table:table-cell table:formula="of:=MAX([.AC59];[.W59];[.Z59];[.AF59];[.K59];[.H59];[.E59])" office:value-type="float" office:value="0.0348041632014812" calcext:value-type="float">
            <text:p>0.0348041632014812</text:p>
          </table:table-cell>
          <table:table-cell office:value-type="float" office:value="6.92070344012494E+028" calcext:value-type="float">
            <text:p>6.92070344012494E+028</text:p>
          </table:table-cell>
          <table:table-cell office:value-type="float" office:value="6.92070344012494E+026" calcext:value-type="float">
            <text:p>6.92070344012494E+026</text:p>
          </table:table-cell>
          <table:table-cell/>
          <table:table-cell table:formula="of:=[.AK59]/[.AI5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anthanum</text:p>
          </table:table-cell>
          <table:table-cell office:value-type="float" office:value="138.91" calcext:value-type="float">
            <text:p>138.91</text:p>
          </table:table-cell>
          <table:table-cell table:formula="of:=0" office:value-type="float" office:value="0" calcext:value-type="float">
            <text:p>0</text:p>
          </table:table-cell>
          <table:table-cell table:formula="of:=[.C60]*[.$B60]" office:value-type="float" office:value="0" calcext:value-type="float">
            <text:p>0</text:p>
          </table:table-cell>
          <table:table-cell table:formula="of:=[.D60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60]*[.$B60]" office:value-type="float" office:value="0" calcext:value-type="float">
            <text:p>0</text:p>
          </table:table-cell>
          <table:table-cell table:formula="of:=[.G60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60]*[.$B60]" office:value-type="float" office:value="0" calcext:value-type="float">
            <text:p>0</text:p>
          </table:table-cell>
          <table:table-cell table:formula="of:=[.J60]/SUM([.J$4:.J$121])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7.7827941003892" calcext:value-type="float">
            <text:p>17.7827941003892</text:p>
          </table:table-cell>
          <table:table-cell table:formula="of:=[.M60]*[.B60]" office:value-type="float" office:value="2470.20792848506" calcext:value-type="float">
            <text:p>2470.2079284850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62" office:value-type="float" office:value="0.62" calcext:value-type="float">
            <text:p>0.62</text:p>
          </table:table-cell>
          <table:table-cell table:formula="of:=(0.01)*38" office:value-type="float" office:value="0.38" calcext:value-type="float">
            <text:p>0.3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60]*[.N60]" office:value-type="float" office:value="1531.52891566074" calcext:value-type="float">
            <text:p>1531.52891566074</text:p>
          </table:table-cell>
          <table:table-cell table:formula="of:=[.V60]/SUM([.V$4:.V$121])" office:value-type="float" office:value="0.00000008113279041651" calcext:value-type="float">
            <text:p>8.11327904165097E-08</text:p>
          </table:table-cell>
          <table:table-cell/>
          <table:table-cell table:formula="of:=[.R60]*[.$N60]" office:value-type="float" office:value="938.679012824324" calcext:value-type="float">
            <text:p>938.679012824324</text:p>
          </table:table-cell>
          <table:table-cell table:formula="of:=[.Y60]/SUM([.Y$4:.Y$121])" office:value-type="float" office:value="0.00723121302965533" calcext:value-type="float">
            <text:p>0.00723121302965533</text:p>
          </table:table-cell>
          <table:table-cell/>
          <table:table-cell table:formula="of:=[.S60]*[.$N60]" office:value-type="float" office:value="0" calcext:value-type="float">
            <text:p>0</text:p>
          </table:table-cell>
          <table:table-cell table:formula="of:=[.AB60]/SUM([.AB$4:.AB$121])" office:value-type="float" office:value="0" calcext:value-type="float">
            <text:p>0</text:p>
          </table:table-cell>
          <table:table-cell/>
          <table:table-cell table:formula="of:=[.T60]*[.$N60]" office:value-type="float" office:value="0" calcext:value-type="float">
            <text:p>0</text:p>
          </table:table-cell>
          <table:table-cell table:formula="of:=[.AE60]/SUM([.AE$4:.AE$121])" office:value-type="float" office:value="0" calcext:value-type="float">
            <text:p>0</text:p>
          </table:table-cell>
          <table:table-cell/>
          <table:table-cell table:formula="of:=MAX([.AC60];[.W60];[.Z60];[.AF60];[.K60];[.H60];[.E60])" office:value-type="float" office:value="0.00723121302965533" calcext:value-type="float">
            <text:p>0.00723121302965533</text:p>
          </table:table-cell>
          <table:table-cell office:value-type="float" office:value="1.43790501730787E+028" calcext:value-type="float">
            <text:p>1.43790501730787E+028</text:p>
          </table:table-cell>
          <table:table-cell office:value-type="float" office:value="1.43790501730787E+026" calcext:value-type="float">
            <text:p>1.43790501730787E+026</text:p>
          </table:table-cell>
          <table:table-cell/>
          <table:table-cell table:formula="of:=[.AK60]/[.AI6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erium</text:p>
          </table:table-cell>
          <table:table-cell office:value-type="float" office:value="140.12" calcext:value-type="float">
            <text:p>140.12</text:p>
          </table:table-cell>
          <table:table-cell table:formula="of:=0" office:value-type="float" office:value="0" calcext:value-type="float">
            <text:p>0</text:p>
          </table:table-cell>
          <table:table-cell table:formula="of:=[.C61]*[.$B61]" office:value-type="float" office:value="0" calcext:value-type="float">
            <text:p>0</text:p>
          </table:table-cell>
          <table:table-cell table:formula="of:=[.D61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61]*[.$B61]" office:value-type="float" office:value="0" calcext:value-type="float">
            <text:p>0</text:p>
          </table:table-cell>
          <table:table-cell table:formula="of:=[.G61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61]*[.$B61]" office:value-type="float" office:value="0" calcext:value-type="float">
            <text:p>0</text:p>
          </table:table-cell>
          <table:table-cell table:formula="of:=[.J61]/SUM([.J$4:.J$121])"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47.8630092322638" calcext:value-type="float">
            <text:p>47.8630092322638</text:p>
          </table:table-cell>
          <table:table-cell table:formula="of:=[.M61]*[.B61]" office:value-type="float" office:value="6706.5648536248" calcext:value-type="float">
            <text:p>6706.564853624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75" office:value-type="float" office:value="0.75" calcext:value-type="float">
            <text:p>0.75</text:p>
          </table:table-cell>
          <table:table-cell table:formula="of:=(0.01)*25" office:value-type="float" office:value="0.25" calcext:value-type="float">
            <text:p>0.2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61]*[.N61]" office:value-type="float" office:value="5029.9236402186" calcext:value-type="float">
            <text:p>5029.9236402186</text:p>
          </table:table-cell>
          <table:table-cell table:formula="of:=[.V61]/SUM([.V$4:.V$121])" office:value-type="float" office:value="0.00000026646035627531" calcext:value-type="float">
            <text:p>2.66460356275312E-07</text:p>
          </table:table-cell>
          <table:table-cell/>
          <table:table-cell table:formula="of:=[.R61]*[.$N61]" office:value-type="float" office:value="1676.6412134062" calcext:value-type="float">
            <text:p>1676.6412134062</text:p>
          </table:table-cell>
          <table:table-cell table:formula="of:=[.Y61]/SUM([.Y$4:.Y$121])" office:value-type="float" office:value="0.0129161828727379" calcext:value-type="float">
            <text:p>0.0129161828727379</text:p>
          </table:table-cell>
          <table:table-cell/>
          <table:table-cell table:formula="of:=[.S61]*[.$N61]" office:value-type="float" office:value="0" calcext:value-type="float">
            <text:p>0</text:p>
          </table:table-cell>
          <table:table-cell table:formula="of:=[.AB61]/SUM([.AB$4:.AB$121])" office:value-type="float" office:value="0" calcext:value-type="float">
            <text:p>0</text:p>
          </table:table-cell>
          <table:table-cell/>
          <table:table-cell table:formula="of:=[.T61]*[.$N61]" office:value-type="float" office:value="0" calcext:value-type="float">
            <text:p>0</text:p>
          </table:table-cell>
          <table:table-cell table:formula="of:=[.AE61]/SUM([.AE$4:.AE$121])" office:value-type="float" office:value="0" calcext:value-type="float">
            <text:p>0</text:p>
          </table:table-cell>
          <table:table-cell/>
          <table:table-cell table:formula="of:=MAX([.AC61];[.W61];[.Z61];[.AF61];[.K61];[.H61];[.E61])" office:value-type="float" office:value="0.0129161828727379" calcext:value-type="float">
            <text:p>0.0129161828727379</text:p>
          </table:table-cell>
          <table:table-cell office:value-type="float" office:value="2.56834421569531E+028" calcext:value-type="float">
            <text:p>2.56834421569531E+028</text:p>
          </table:table-cell>
          <table:table-cell office:value-type="float" office:value="2.56834421569531E+026" calcext:value-type="float">
            <text:p>2.56834421569531E+026</text:p>
          </table:table-cell>
          <table:table-cell/>
          <table:table-cell table:formula="of:=[.AK61]/[.AI6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raseodymium</text:p>
          </table:table-cell>
          <table:table-cell office:value-type="float" office:value="140.91" calcext:value-type="float">
            <text:p>140.91</text:p>
          </table:table-cell>
          <table:table-cell table:formula="of:=0" office:value-type="float" office:value="0" calcext:value-type="float">
            <text:p>0</text:p>
          </table:table-cell>
          <table:table-cell table:formula="of:=[.C62]*[.$B62]" office:value-type="float" office:value="0" calcext:value-type="float">
            <text:p>0</text:p>
          </table:table-cell>
          <table:table-cell table:formula="of:=[.D62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62]*[.$B62]" office:value-type="float" office:value="0" calcext:value-type="float">
            <text:p>0</text:p>
          </table:table-cell>
          <table:table-cell table:formula="of:=[.G62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62]*[.$B62]" office:value-type="float" office:value="0" calcext:value-type="float">
            <text:p>0</text:p>
          </table:table-cell>
          <table:table-cell table:formula="of:=[.J62]/SUM([.J$4:.J$121])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7.07945784384138" calcext:value-type="float">
            <text:p>7.07945784384138</text:p>
          </table:table-cell>
          <table:table-cell table:formula="of:=[.M62]*[.B62]" office:value-type="float" office:value="997.566404775689" calcext:value-type="float">
            <text:p>997.56640477568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48" office:value-type="float" office:value="0.48" calcext:value-type="float">
            <text:p>0.48</text:p>
          </table:table-cell>
          <table:table-cell table:formula="of:=(0.01)*52" office:value-type="float" office:value="0.52" calcext:value-type="float">
            <text:p>0.52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62]*[.N62]" office:value-type="float" office:value="478.831874292331" calcext:value-type="float">
            <text:p>478.831874292331</text:p>
          </table:table-cell>
          <table:table-cell table:formula="of:=[.V62]/SUM([.V$4:.V$121])" office:value-type="float" office:value="0.00000002536613295672" calcext:value-type="float">
            <text:p>2.53661329567152E-08</text:p>
          </table:table-cell>
          <table:table-cell/>
          <table:table-cell table:formula="of:=[.R62]*[.$N62]" office:value-type="float" office:value="518.734530483358" calcext:value-type="float">
            <text:p>518.734530483358</text:p>
          </table:table-cell>
          <table:table-cell table:formula="of:=[.Y62]/SUM([.Y$4:.Y$121])" office:value-type="float" office:value="0.00399612630570811" calcext:value-type="float">
            <text:p>0.00399612630570811</text:p>
          </table:table-cell>
          <table:table-cell/>
          <table:table-cell table:formula="of:=[.S62]*[.$N62]" office:value-type="float" office:value="0" calcext:value-type="float">
            <text:p>0</text:p>
          </table:table-cell>
          <table:table-cell table:formula="of:=[.AB62]/SUM([.AB$4:.AB$121])" office:value-type="float" office:value="0" calcext:value-type="float">
            <text:p>0</text:p>
          </table:table-cell>
          <table:table-cell/>
          <table:table-cell table:formula="of:=[.T62]*[.$N62]" office:value-type="float" office:value="0" calcext:value-type="float">
            <text:p>0</text:p>
          </table:table-cell>
          <table:table-cell table:formula="of:=[.AE62]/SUM([.AE$4:.AE$121])" office:value-type="float" office:value="0" calcext:value-type="float">
            <text:p>0</text:p>
          </table:table-cell>
          <table:table-cell/>
          <table:table-cell table:formula="of:=MAX([.AC62];[.W62];[.Z62];[.AF62];[.K62];[.H62];[.E62])" office:value-type="float" office:value="0.00399612630570811" calcext:value-type="float">
            <text:p>0.00399612630570811</text:p>
          </table:table-cell>
          <table:table-cell office:value-type="float" office:value="7.9461772751114E+027" calcext:value-type="float">
            <text:p>7.9461772751114E+027</text:p>
          </table:table-cell>
          <table:table-cell office:value-type="float" office:value="7.9461772751114E+025" calcext:value-type="float">
            <text:p>7.9461772751114E+025</text:p>
          </table:table-cell>
          <table:table-cell/>
          <table:table-cell table:formula="of:=[.AK62]/[.AI6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eodymium</text:p>
          </table:table-cell>
          <table:table-cell office:value-type="float" office:value="144.24" calcext:value-type="float">
            <text:p>144.24</text:p>
          </table:table-cell>
          <table:table-cell table:formula="of:=0" office:value-type="float" office:value="0" calcext:value-type="float">
            <text:p>0</text:p>
          </table:table-cell>
          <table:table-cell table:formula="of:=[.C63]*[.$B63]" office:value-type="float" office:value="0" calcext:value-type="float">
            <text:p>0</text:p>
          </table:table-cell>
          <table:table-cell table:formula="of:=[.D63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63]*[.$B63]" office:value-type="float" office:value="0" calcext:value-type="float">
            <text:p>0</text:p>
          </table:table-cell>
          <table:table-cell table:formula="of:=[.G63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63]*[.$B63]" office:value-type="float" office:value="0" calcext:value-type="float">
            <text:p>0</text:p>
          </table:table-cell>
          <table:table-cell table:formula="of:=[.J63]/SUM([.J$4:.J$121])"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float" office:value="34.6736850452532" calcext:value-type="float">
            <text:p>34.6736850452532</text:p>
          </table:table-cell>
          <table:table-cell table:formula="of:=[.M63]*[.B63]" office:value-type="float" office:value="5001.33233092732" calcext:value-type="float">
            <text:p>5001.33233092732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59.5" office:value-type="float" office:value="0.595" calcext:value-type="float">
            <text:p>0.595</text:p>
          </table:table-cell>
          <table:table-cell table:formula="of:=(0.01)*40.5" office:value-type="float" office:value="0.405" calcext:value-type="float">
            <text:p>0.40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63]*[.N63]" office:value-type="float" office:value="2975.79273690176" calcext:value-type="float">
            <text:p>2975.79273690176</text:p>
          </table:table-cell>
          <table:table-cell table:formula="of:=[.V63]/SUM([.V$4:.V$121])" office:value-type="float" office:value="0.00000015764270982887" calcext:value-type="float">
            <text:p>1.57642709828865E-07</text:p>
          </table:table-cell>
          <table:table-cell/>
          <table:table-cell table:formula="of:=[.R63]*[.$N63]" office:value-type="float" office:value="2025.53959402557" calcext:value-type="float">
            <text:p>2025.53959402557</text:p>
          </table:table-cell>
          <table:table-cell table:formula="of:=[.Y63]/SUM([.Y$4:.Y$121])" office:value-type="float" office:value="0.0156039584397757" calcext:value-type="float">
            <text:p>0.0156039584397757</text:p>
          </table:table-cell>
          <table:table-cell/>
          <table:table-cell table:formula="of:=[.S63]*[.$N63]" office:value-type="float" office:value="0" calcext:value-type="float">
            <text:p>0</text:p>
          </table:table-cell>
          <table:table-cell table:formula="of:=[.AB63]/SUM([.AB$4:.AB$121])" office:value-type="float" office:value="0" calcext:value-type="float">
            <text:p>0</text:p>
          </table:table-cell>
          <table:table-cell/>
          <table:table-cell table:formula="of:=[.T63]*[.$N63]" office:value-type="float" office:value="0" calcext:value-type="float">
            <text:p>0</text:p>
          </table:table-cell>
          <table:table-cell table:formula="of:=[.AE63]/SUM([.AE$4:.AE$121])" office:value-type="float" office:value="0" calcext:value-type="float">
            <text:p>0</text:p>
          </table:table-cell>
          <table:table-cell/>
          <table:table-cell table:formula="of:=MAX([.AC63];[.W63];[.Z63];[.AF63];[.K63];[.H63];[.E63])" office:value-type="float" office:value="0.0156039584397757" calcext:value-type="float">
            <text:p>0.0156039584397757</text:p>
          </table:table-cell>
          <table:table-cell office:value-type="float" office:value="3.10280032387408E+028" calcext:value-type="float">
            <text:p>3.10280032387408E+028</text:p>
          </table:table-cell>
          <table:table-cell office:value-type="float" office:value="3.10280032387408E+026" calcext:value-type="float">
            <text:p>3.10280032387408E+026</text:p>
          </table:table-cell>
          <table:table-cell/>
          <table:table-cell table:formula="of:=[.AK63]/[.AI6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romethium</text:p>
          </table:table-cell>
          <table:table-cell office:value-type="string" calcext:value-type="string">
            <text:p>145</text:p>
          </table:table-cell>
          <table:table-cell table:formula="of:=0" office:value-type="float" office:value="0" calcext:value-type="float">
            <text:p>0</text:p>
          </table:table-cell>
          <table:table-cell table:formula="of:=[.C64]*[.$B64]" office:value-type="float" office:value="0" calcext:value-type="float">
            <text:p>0</text:p>
          </table:table-cell>
          <table:table-cell table:formula="of:=[.D64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64]*[.$B64]" office:value-type="float" office:value="0" calcext:value-type="float">
            <text:p>0</text:p>
          </table:table-cell>
          <table:table-cell table:formula="of:=[.G64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64]*[.$B64]" office:value-type="float" office:value="0" calcext:value-type="float">
            <text:p>0</text:p>
          </table:table-cell>
          <table:table-cell table:formula="of:=[.J64]/SUM([.J$4:.J$1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64]*[.B64]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[.Q64]*[.N64]" office:value-type="float" office:value="0" calcext:value-type="float">
            <text:p>0</text:p>
          </table:table-cell>
          <table:table-cell table:formula="of:=[.V64]/SUM([.V$4:.V$121])" office:value-type="float" office:value="0" calcext:value-type="float">
            <text:p>0</text:p>
          </table:table-cell>
          <table:table-cell/>
          <table:table-cell table:formula="of:=[.R64]*[.$N64]" office:value-type="float" office:value="0" calcext:value-type="float">
            <text:p>0</text:p>
          </table:table-cell>
          <table:table-cell table:formula="of:=[.Y64]/SUM([.Y$4:.Y$121])" office:value-type="float" office:value="0" calcext:value-type="float">
            <text:p>0</text:p>
          </table:table-cell>
          <table:table-cell/>
          <table:table-cell table:formula="of:=[.S64]*[.$N64]" office:value-type="float" office:value="0" calcext:value-type="float">
            <text:p>0</text:p>
          </table:table-cell>
          <table:table-cell table:formula="of:=[.AB64]/SUM([.AB$4:.AB$121])" office:value-type="float" office:value="0" calcext:value-type="float">
            <text:p>0</text:p>
          </table:table-cell>
          <table:table-cell/>
          <table:table-cell table:formula="of:=[.T64]*[.$N64]" office:value-type="float" office:value="0" calcext:value-type="float">
            <text:p>0</text:p>
          </table:table-cell>
          <table:table-cell table:formula="of:=[.AE64]/SUM([.AE$4:.AE$121])" office:value-type="float" office:value="0" calcext:value-type="float">
            <text:p>0</text:p>
          </table:table-cell>
          <table:table-cell/>
          <table:table-cell table:formula="of:=MAX([.AC64];[.W64];[.Z64];[.AF64];[.K64];[.H64];[.E6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K64]/[.AI64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amarium</text:p>
          </table:table-cell>
          <table:table-cell office:value-type="float" office:value="150.36" calcext:value-type="float">
            <text:p>150.36</text:p>
          </table:table-cell>
          <table:table-cell table:formula="of:=0" office:value-type="float" office:value="0" calcext:value-type="float">
            <text:p>0</text:p>
          </table:table-cell>
          <table:table-cell table:formula="of:=[.C65]*[.$B65]" office:value-type="float" office:value="0" calcext:value-type="float">
            <text:p>0</text:p>
          </table:table-cell>
          <table:table-cell table:formula="of:=[.D65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65]*[.$B65]" office:value-type="float" office:value="0" calcext:value-type="float">
            <text:p>0</text:p>
          </table:table-cell>
          <table:table-cell table:formula="of:=[.G65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65]*[.$B65]" office:value-type="float" office:value="0" calcext:value-type="float">
            <text:p>0</text:p>
          </table:table-cell>
          <table:table-cell table:formula="of:=[.J65]/SUM([.J$4:.J$121])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10.471285480509" calcext:value-type="float">
            <text:p>10.471285480509</text:p>
          </table:table-cell>
          <table:table-cell table:formula="of:=[.M65]*[.B65]" office:value-type="float" office:value="1574.46248484933" calcext:value-type="float">
            <text:p>1574.4624848493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9.5" office:value-type="float" office:value="0.195" calcext:value-type="float">
            <text:p>0.195</text:p>
          </table:table-cell>
          <table:table-cell table:formula="of:=(0.01)*80.5" office:value-type="float" office:value="0.805" calcext:value-type="float">
            <text:p>0.80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65]*[.N65]" office:value-type="float" office:value="307.02018454562" calcext:value-type="float">
            <text:p>307.02018454562</text:p>
          </table:table-cell>
          <table:table-cell table:formula="of:=[.V65]/SUM([.V$4:.V$121])" office:value-type="float" office:value="0.00000001626440351969" calcext:value-type="float">
            <text:p>1.62644035196889E-08</text:p>
          </table:table-cell>
          <table:table-cell/>
          <table:table-cell table:formula="of:=[.R65]*[.$N65]" office:value-type="float" office:value="1267.44230030371" calcext:value-type="float">
            <text:p>1267.44230030371</text:p>
          </table:table-cell>
          <table:table-cell table:formula="of:=[.Y65]/SUM([.Y$4:.Y$121])" office:value-type="float" office:value="0.00976387577763797" calcext:value-type="float">
            <text:p>0.00976387577763797</text:p>
          </table:table-cell>
          <table:table-cell/>
          <table:table-cell table:formula="of:=[.S65]*[.$N65]" office:value-type="float" office:value="0" calcext:value-type="float">
            <text:p>0</text:p>
          </table:table-cell>
          <table:table-cell table:formula="of:=[.AB65]/SUM([.AB$4:.AB$121])" office:value-type="float" office:value="0" calcext:value-type="float">
            <text:p>0</text:p>
          </table:table-cell>
          <table:table-cell/>
          <table:table-cell table:formula="of:=[.T65]*[.$N65]" office:value-type="float" office:value="0" calcext:value-type="float">
            <text:p>0</text:p>
          </table:table-cell>
          <table:table-cell table:formula="of:=[.AE65]/SUM([.AE$4:.AE$121])" office:value-type="float" office:value="0" calcext:value-type="float">
            <text:p>0</text:p>
          </table:table-cell>
          <table:table-cell/>
          <table:table-cell table:formula="of:=MAX([.AC65];[.W65];[.Z65];[.AF65];[.K65];[.H65];[.E65])" office:value-type="float" office:value="0.00976387577763797" calcext:value-type="float">
            <text:p>0.00976387577763797</text:p>
          </table:table-cell>
          <table:table-cell office:value-type="float" office:value="1.94151740675598E+028" calcext:value-type="float">
            <text:p>1.94151740675598E+028</text:p>
          </table:table-cell>
          <table:table-cell office:value-type="float" office:value="1.94151740675598E+026" calcext:value-type="float">
            <text:p>1.94151740675598E+026</text:p>
          </table:table-cell>
          <table:table-cell/>
          <table:table-cell table:formula="of:=[.AK65]/[.AI6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Europium</text:p>
          </table:table-cell>
          <table:table-cell office:value-type="float" office:value="151.96" calcext:value-type="float">
            <text:p>151.96</text:p>
          </table:table-cell>
          <table:table-cell table:formula="of:=0" office:value-type="float" office:value="0" calcext:value-type="float">
            <text:p>0</text:p>
          </table:table-cell>
          <table:table-cell table:formula="of:=[.C66]*[.$B66]" office:value-type="float" office:value="0" calcext:value-type="float">
            <text:p>0</text:p>
          </table:table-cell>
          <table:table-cell table:formula="of:=[.D66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66]*[.$B66]" office:value-type="float" office:value="0" calcext:value-type="float">
            <text:p>0</text:p>
          </table:table-cell>
          <table:table-cell table:formula="of:=[.G66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66]*[.$B66]" office:value-type="float" office:value="0" calcext:value-type="float">
            <text:p>0</text:p>
          </table:table-cell>
          <table:table-cell table:formula="of:=[.J66]/SUM([.J$4:.J$121])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3.98107170553497" calcext:value-type="float">
            <text:p>3.98107170553497</text:p>
          </table:table-cell>
          <table:table-cell table:formula="of:=[.M66]*[.B66]" office:value-type="float" office:value="604.963656373094" calcext:value-type="float">
            <text:p>604.963656373094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5" office:value-type="float" office:value="0.05" calcext:value-type="float">
            <text:p>0.05</text:p>
          </table:table-cell>
          <table:table-cell table:formula="of:=(0.01)*95" office:value-type="float" office:value="0.95" calcext:value-type="float">
            <text:p>0.9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66]*[.N66]" office:value-type="float" office:value="30.2481828186547" calcext:value-type="float">
            <text:p>30.2481828186547</text:p>
          </table:table-cell>
          <table:table-cell table:formula="of:=[.V66]/SUM([.V$4:.V$121])" office:value-type="float" office:value="0.00000000160239839549" calcext:value-type="float">
            <text:p>1.60239839549318E-09</text:p>
          </table:table-cell>
          <table:table-cell/>
          <table:table-cell table:formula="of:=[.R66]*[.$N66]" office:value-type="float" office:value="574.715473554439" calcext:value-type="float">
            <text:p>574.715473554439</text:p>
          </table:table-cell>
          <table:table-cell table:formula="of:=[.Y66]/SUM([.Y$4:.Y$121])" office:value-type="float" office:value="0.00442738141998833" calcext:value-type="float">
            <text:p>0.00442738141998833</text:p>
          </table:table-cell>
          <table:table-cell/>
          <table:table-cell table:formula="of:=[.S66]*[.$N66]" office:value-type="float" office:value="0" calcext:value-type="float">
            <text:p>0</text:p>
          </table:table-cell>
          <table:table-cell table:formula="of:=[.AB66]/SUM([.AB$4:.AB$121])" office:value-type="float" office:value="0" calcext:value-type="float">
            <text:p>0</text:p>
          </table:table-cell>
          <table:table-cell/>
          <table:table-cell table:formula="of:=[.T66]*[.$N66]" office:value-type="float" office:value="0" calcext:value-type="float">
            <text:p>0</text:p>
          </table:table-cell>
          <table:table-cell table:formula="of:=[.AE66]/SUM([.AE$4:.AE$121])" office:value-type="float" office:value="0" calcext:value-type="float">
            <text:p>0</text:p>
          </table:table-cell>
          <table:table-cell/>
          <table:table-cell table:formula="of:=MAX([.AC66];[.W66];[.Z66];[.AF66];[.K66];[.H66];[.E66])" office:value-type="float" office:value="0.00442738141998833" calcext:value-type="float">
            <text:p>0.00442738141998833</text:p>
          </table:table-cell>
          <table:table-cell office:value-type="float" office:value="8.80371513220419E+027" calcext:value-type="float">
            <text:p>8.80371513220419E+027</text:p>
          </table:table-cell>
          <table:table-cell office:value-type="float" office:value="8.80371513220418E+025" calcext:value-type="float">
            <text:p>8.80371513220418E+025</text:p>
          </table:table-cell>
          <table:table-cell/>
          <table:table-cell table:formula="of:=[.AK66]/[.AI6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adolinium</text:p>
          </table:table-cell>
          <table:table-cell office:value-type="float" office:value="157.25" calcext:value-type="float">
            <text:p>157.25</text:p>
          </table:table-cell>
          <table:table-cell table:formula="of:=0" office:value-type="float" office:value="0" calcext:value-type="float">
            <text:p>0</text:p>
          </table:table-cell>
          <table:table-cell table:formula="of:=[.C67]*[.$B67]" office:value-type="float" office:value="0" calcext:value-type="float">
            <text:p>0</text:p>
          </table:table-cell>
          <table:table-cell table:formula="of:=[.D67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67]*[.$B67]" office:value-type="float" office:value="0" calcext:value-type="float">
            <text:p>0</text:p>
          </table:table-cell>
          <table:table-cell table:formula="of:=[.G67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67]*[.$B67]" office:value-type="float" office:value="0" calcext:value-type="float">
            <text:p>0</text:p>
          </table:table-cell>
          <table:table-cell table:formula="of:=[.J67]/SUM([.J$4:.J$121])"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13.4896288259165" calcext:value-type="float">
            <text:p>13.4896288259165</text:p>
          </table:table-cell>
          <table:table-cell table:formula="of:=[.M67]*[.B67]" office:value-type="float" office:value="2121.24413287537" calcext:value-type="float">
            <text:p>2121.24413287537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5" office:value-type="float" office:value="0.15" calcext:value-type="float">
            <text:p>0.15</text:p>
          </table:table-cell>
          <table:table-cell table:formula="of:=(0.01)*85" office:value-type="float" office:value="0.85" calcext:value-type="float">
            <text:p>0.8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67]*[.N67]" office:value-type="float" office:value="318.186619931305" calcext:value-type="float">
            <text:p>318.186619931305</text:p>
          </table:table-cell>
          <table:table-cell table:formula="of:=[.V67]/SUM([.V$4:.V$121])" office:value-type="float" office:value="0.00000001685594577043" calcext:value-type="float">
            <text:p>1.68559457704309E-08</text:p>
          </table:table-cell>
          <table:table-cell/>
          <table:table-cell table:formula="of:=[.R67]*[.$N67]" office:value-type="float" office:value="1803.05751294406" calcext:value-type="float">
            <text:p>1803.05751294406</text:p>
          </table:table-cell>
          <table:table-cell table:formula="of:=[.Y67]/SUM([.Y$4:.Y$121])" office:value-type="float" office:value="0.0138900442032778" calcext:value-type="float">
            <text:p>0.0138900442032778</text:p>
          </table:table-cell>
          <table:table-cell/>
          <table:table-cell table:formula="of:=[.S67]*[.$N67]" office:value-type="float" office:value="0" calcext:value-type="float">
            <text:p>0</text:p>
          </table:table-cell>
          <table:table-cell table:formula="of:=[.AB67]/SUM([.AB$4:.AB$121])" office:value-type="float" office:value="0" calcext:value-type="float">
            <text:p>0</text:p>
          </table:table-cell>
          <table:table-cell/>
          <table:table-cell table:formula="of:=[.T67]*[.$N67]" office:value-type="float" office:value="0" calcext:value-type="float">
            <text:p>0</text:p>
          </table:table-cell>
          <table:table-cell table:formula="of:=[.AE67]/SUM([.AE$4:.AE$121])" office:value-type="float" office:value="0" calcext:value-type="float">
            <text:p>0</text:p>
          </table:table-cell>
          <table:table-cell/>
          <table:table-cell table:formula="of:=MAX([.AC67];[.W67];[.Z67];[.AF67];[.K67];[.H67];[.E67])" office:value-type="float" office:value="0.0138900442032778" calcext:value-type="float">
            <text:p>0.0138900442032778</text:p>
          </table:table-cell>
          <table:table-cell office:value-type="float" office:value="2.76199361968918E+028" calcext:value-type="float">
            <text:p>2.76199361968918E+028</text:p>
          </table:table-cell>
          <table:table-cell office:value-type="float" office:value="2.76199361968918E+026" calcext:value-type="float">
            <text:p>2.76199361968918E+026</text:p>
          </table:table-cell>
          <table:table-cell/>
          <table:table-cell table:formula="of:=[.AK67]/[.AI67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rbium</text:p>
          </table:table-cell>
          <table:table-cell office:value-type="float" office:value="158.93" calcext:value-type="float">
            <text:p>158.93</text:p>
          </table:table-cell>
          <table:table-cell table:formula="of:=0" office:value-type="float" office:value="0" calcext:value-type="float">
            <text:p>0</text:p>
          </table:table-cell>
          <table:table-cell table:formula="of:=[.C68]*[.$B68]" office:value-type="float" office:value="0" calcext:value-type="float">
            <text:p>0</text:p>
          </table:table-cell>
          <table:table-cell table:formula="of:=[.D68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68]*[.$B68]" office:value-type="float" office:value="0" calcext:value-type="float">
            <text:p>0</text:p>
          </table:table-cell>
          <table:table-cell table:formula="of:=[.G68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68]*[.$B68]" office:value-type="float" office:value="0" calcext:value-type="float">
            <text:p>0</text:p>
          </table:table-cell>
          <table:table-cell table:formula="of:=[.J68]/SUM([.J$4:.J$121])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2.39883291901949" calcext:value-type="float">
            <text:p>2.39883291901949</text:p>
          </table:table-cell>
          <table:table-cell table:formula="of:=[.M68]*[.B68]" office:value-type="float" office:value="381.246515819768" calcext:value-type="float">
            <text:p>381.24651581976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7" office:value-type="float" office:value="0.07" calcext:value-type="float">
            <text:p>0.07</text:p>
          </table:table-cell>
          <table:table-cell table:formula="of:=(0.01)*93" office:value-type="float" office:value="0.93" calcext:value-type="float">
            <text:p>0.9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68]*[.N68]" office:value-type="float" office:value="26.6872561073837" calcext:value-type="float">
            <text:p>26.6872561073837</text:p>
          </table:table-cell>
          <table:table-cell table:formula="of:=[.V68]/SUM([.V$4:.V$121])" office:value-type="float" office:value="0.00000000141375819576" calcext:value-type="float">
            <text:p>1.41375819575562E-09</text:p>
          </table:table-cell>
          <table:table-cell/>
          <table:table-cell table:formula="of:=[.R68]*[.$N68]" office:value-type="float" office:value="354.559259712384" calcext:value-type="float">
            <text:p>354.559259712384</text:p>
          </table:table-cell>
          <table:table-cell table:formula="of:=[.Y68]/SUM([.Y$4:.Y$121])" office:value-type="float" office:value="0.00273138474770286" calcext:value-type="float">
            <text:p>0.00273138474770286</text:p>
          </table:table-cell>
          <table:table-cell/>
          <table:table-cell table:formula="of:=[.S68]*[.$N68]" office:value-type="float" office:value="0" calcext:value-type="float">
            <text:p>0</text:p>
          </table:table-cell>
          <table:table-cell table:formula="of:=[.AB68]/SUM([.AB$4:.AB$121])" office:value-type="float" office:value="0" calcext:value-type="float">
            <text:p>0</text:p>
          </table:table-cell>
          <table:table-cell/>
          <table:table-cell table:formula="of:=[.T68]*[.$N68]" office:value-type="float" office:value="0" calcext:value-type="float">
            <text:p>0</text:p>
          </table:table-cell>
          <table:table-cell table:formula="of:=[.AE68]/SUM([.AE$4:.AE$121])" office:value-type="float" office:value="0" calcext:value-type="float">
            <text:p>0</text:p>
          </table:table-cell>
          <table:table-cell/>
          <table:table-cell table:formula="of:=MAX([.AC68];[.W68];[.Z68];[.AF68];[.K68];[.H68];[.E68])" office:value-type="float" office:value="0.00273138474770286" calcext:value-type="float">
            <text:p>0.00273138474770286</text:p>
          </table:table-cell>
          <table:table-cell office:value-type="float" office:value="5.43127662926471E+027" calcext:value-type="float">
            <text:p>5.43127662926471E+027</text:p>
          </table:table-cell>
          <table:table-cell office:value-type="float" office:value="5.43127662926471E+025" calcext:value-type="float">
            <text:p>5.43127662926471E+025</text:p>
          </table:table-cell>
          <table:table-cell/>
          <table:table-cell table:formula="of:=[.AK68]/[.AI68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ysprosium</text:p>
          </table:table-cell>
          <table:table-cell office:value-type="float" office:value="162.5" calcext:value-type="float">
            <text:p>162.5</text:p>
          </table:table-cell>
          <table:table-cell table:formula="of:=0" office:value-type="float" office:value="0" calcext:value-type="float">
            <text:p>0</text:p>
          </table:table-cell>
          <table:table-cell table:formula="of:=[.C69]*[.$B69]" office:value-type="float" office:value="0" calcext:value-type="float">
            <text:p>0</text:p>
          </table:table-cell>
          <table:table-cell table:formula="of:=[.D69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69]*[.$B69]" office:value-type="float" office:value="0" calcext:value-type="float">
            <text:p>0</text:p>
          </table:table-cell>
          <table:table-cell table:formula="of:=[.G69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69]*[.$B69]" office:value-type="float" office:value="0" calcext:value-type="float">
            <text:p>0</text:p>
          </table:table-cell>
          <table:table-cell table:formula="of:=[.J69]/SUM([.J$4:.J$121])"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16.2181009735893" calcext:value-type="float">
            <text:p>16.2181009735893</text:p>
          </table:table-cell>
          <table:table-cell table:formula="of:=[.M69]*[.B69]" office:value-type="float" office:value="2635.44140820826" calcext:value-type="float">
            <text:p>2635.4414082082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4" office:value-type="float" office:value="0.14" calcext:value-type="float">
            <text:p>0.14</text:p>
          </table:table-cell>
          <table:table-cell table:formula="of:=(0.01)*86" office:value-type="float" office:value="0.86" calcext:value-type="float">
            <text:p>0.8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69]*[.N69]" office:value-type="float" office:value="368.961797149157" calcext:value-type="float">
            <text:p>368.961797149157</text:p>
          </table:table-cell>
          <table:table-cell table:formula="of:=[.V69]/SUM([.V$4:.V$121])" office:value-type="float" office:value="0.00000001954576231222" calcext:value-type="float">
            <text:p>1.95457623122229E-08</text:p>
          </table:table-cell>
          <table:table-cell/>
          <table:table-cell table:formula="of:=[.R69]*[.$N69]" office:value-type="float" office:value="2266.4796110591" calcext:value-type="float">
            <text:p>2266.4796110591</text:p>
          </table:table-cell>
          <table:table-cell table:formula="of:=[.Y69]/SUM([.Y$4:.Y$121])" office:value-type="float" office:value="0.0174600653375917" calcext:value-type="float">
            <text:p>0.0174600653375917</text:p>
          </table:table-cell>
          <table:table-cell/>
          <table:table-cell table:formula="of:=[.S69]*[.$N69]" office:value-type="float" office:value="0" calcext:value-type="float">
            <text:p>0</text:p>
          </table:table-cell>
          <table:table-cell table:formula="of:=[.AB69]/SUM([.AB$4:.AB$121])" office:value-type="float" office:value="0" calcext:value-type="float">
            <text:p>0</text:p>
          </table:table-cell>
          <table:table-cell/>
          <table:table-cell table:formula="of:=[.T69]*[.$N69]" office:value-type="float" office:value="0" calcext:value-type="float">
            <text:p>0</text:p>
          </table:table-cell>
          <table:table-cell table:formula="of:=[.AE69]/SUM([.AE$4:.AE$121])" office:value-type="float" office:value="0" calcext:value-type="float">
            <text:p>0</text:p>
          </table:table-cell>
          <table:table-cell/>
          <table:table-cell table:formula="of:=MAX([.AC69];[.W69];[.Z69];[.AF69];[.K69];[.H69];[.E69])" office:value-type="float" office:value="0.0174600653375917" calcext:value-type="float">
            <text:p>0.0174600653375917</text:p>
          </table:table-cell>
          <table:table-cell office:value-type="float" office:value="3.47188161218409E+028" calcext:value-type="float">
            <text:p>3.47188161218409E+028</text:p>
          </table:table-cell>
          <table:table-cell office:value-type="float" office:value="3.47188161218409E+026" calcext:value-type="float">
            <text:p>3.47188161218409E+026</text:p>
          </table:table-cell>
          <table:table-cell/>
          <table:table-cell table:formula="of:=[.AK69]/[.AI6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Holmium</text:p>
          </table:table-cell>
          <table:table-cell office:value-type="float" office:value="164.93" calcext:value-type="float">
            <text:p>164.93</text:p>
          </table:table-cell>
          <table:table-cell table:formula="of:=0" office:value-type="float" office:value="0" calcext:value-type="float">
            <text:p>0</text:p>
          </table:table-cell>
          <table:table-cell table:formula="of:=[.C70]*[.$B70]" office:value-type="float" office:value="0" calcext:value-type="float">
            <text:p>0</text:p>
          </table:table-cell>
          <table:table-cell table:formula="of:=[.D70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70]*[.$B70]" office:value-type="float" office:value="0" calcext:value-type="float">
            <text:p>0</text:p>
          </table:table-cell>
          <table:table-cell table:formula="of:=[.G70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70]*[.$B70]" office:value-type="float" office:value="0" calcext:value-type="float">
            <text:p>0</text:p>
          </table:table-cell>
          <table:table-cell table:formula="of:=[.J70]/SUM([.J$4:.J$121])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3.63078054770101" calcext:value-type="float">
            <text:p>3.63078054770101</text:p>
          </table:table-cell>
          <table:table-cell table:formula="of:=[.M70]*[.B70]" office:value-type="float" office:value="598.824635732328" calcext:value-type="float">
            <text:p>598.82463573232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7" office:value-type="float" office:value="0.07" calcext:value-type="float">
            <text:p>0.07</text:p>
          </table:table-cell>
          <table:table-cell table:formula="of:=(0.01)*93" office:value-type="float" office:value="0.93" calcext:value-type="float">
            <text:p>0.9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70]*[.N70]" office:value-type="float" office:value="41.9177245012629" calcext:value-type="float">
            <text:p>41.9177245012629</text:p>
          </table:table-cell>
          <table:table-cell table:formula="of:=[.V70]/SUM([.V$4:.V$121])" office:value-type="float" office:value="0.00000000222059271746" calcext:value-type="float">
            <text:p>2.22059271746151E-09</text:p>
          </table:table-cell>
          <table:table-cell/>
          <table:table-cell table:formula="of:=[.R70]*[.$N70]" office:value-type="float" office:value="556.906911231065" calcext:value-type="float">
            <text:p>556.906911231065</text:p>
          </table:table-cell>
          <table:table-cell table:formula="of:=[.Y70]/SUM([.Y$4:.Y$121])" office:value-type="float" office:value="0.00429019127708234" calcext:value-type="float">
            <text:p>0.00429019127708234</text:p>
          </table:table-cell>
          <table:table-cell/>
          <table:table-cell table:formula="of:=[.S70]*[.$N70]" office:value-type="float" office:value="0" calcext:value-type="float">
            <text:p>0</text:p>
          </table:table-cell>
          <table:table-cell table:formula="of:=[.AB70]/SUM([.AB$4:.AB$121])" office:value-type="float" office:value="0" calcext:value-type="float">
            <text:p>0</text:p>
          </table:table-cell>
          <table:table-cell/>
          <table:table-cell table:formula="of:=[.T70]*[.$N70]" office:value-type="float" office:value="0" calcext:value-type="float">
            <text:p>0</text:p>
          </table:table-cell>
          <table:table-cell table:formula="of:=[.AE70]/SUM([.AE$4:.AE$121])" office:value-type="float" office:value="0" calcext:value-type="float">
            <text:p>0</text:p>
          </table:table-cell>
          <table:table-cell/>
          <table:table-cell table:formula="of:=MAX([.AC70];[.W70];[.Z70];[.AF70];[.K70];[.H70];[.E70])" office:value-type="float" office:value="0.00429019127708234" calcext:value-type="float">
            <text:p>0.00429019127708234</text:p>
          </table:table-cell>
          <table:table-cell office:value-type="float" office:value="8.53091664873992E+027" calcext:value-type="float">
            <text:p>8.53091664873992E+027</text:p>
          </table:table-cell>
          <table:table-cell office:value-type="float" office:value="8.53091664873992E+025" calcext:value-type="float">
            <text:p>8.53091664873992E+025</text:p>
          </table:table-cell>
          <table:table-cell/>
          <table:table-cell table:formula="of:=[.AK70]/[.AI7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Erbium</text:p>
          </table:table-cell>
          <table:table-cell office:value-type="float" office:value="167.26" calcext:value-type="float">
            <text:p>167.26</text:p>
          </table:table-cell>
          <table:table-cell table:formula="of:=0" office:value-type="float" office:value="0" calcext:value-type="float">
            <text:p>0</text:p>
          </table:table-cell>
          <table:table-cell table:formula="of:=[.C71]*[.$B71]" office:value-type="float" office:value="0" calcext:value-type="float">
            <text:p>0</text:p>
          </table:table-cell>
          <table:table-cell table:formula="of:=[.D71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71]*[.$B71]" office:value-type="float" office:value="0" calcext:value-type="float">
            <text:p>0</text:p>
          </table:table-cell>
          <table:table-cell table:formula="of:=[.G71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71]*[.$B71]" office:value-type="float" office:value="0" calcext:value-type="float">
            <text:p>0</text:p>
          </table:table-cell>
          <table:table-cell table:formula="of:=[.J71]/SUM([.J$4:.J$121])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10.471285480509" calcext:value-type="float">
            <text:p>10.471285480509</text:p>
          </table:table-cell>
          <table:table-cell table:formula="of:=[.M71]*[.B71]" office:value-type="float" office:value="1751.42720946994" calcext:value-type="float">
            <text:p>1751.42720946994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6" office:value-type="float" office:value="0.16" calcext:value-type="float">
            <text:p>0.16</text:p>
          </table:table-cell>
          <table:table-cell table:formula="of:=(0.01)*84" office:value-type="float" office:value="0.84" calcext:value-type="float">
            <text:p>0.84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71]*[.N71]" office:value-type="float" office:value="280.22835351519" calcext:value-type="float">
            <text:p>280.22835351519</text:p>
          </table:table-cell>
          <table:table-cell table:formula="of:=[.V71]/SUM([.V$4:.V$121])" office:value-type="float" office:value="0.00000001484510546424" calcext:value-type="float">
            <text:p>1.48451054642365E-08</text:p>
          </table:table-cell>
          <table:table-cell/>
          <table:table-cell table:formula="of:=[.R71]*[.$N71]" office:value-type="float" office:value="1471.19885595475" calcext:value-type="float">
            <text:p>1471.19885595475</text:p>
          </table:table-cell>
          <table:table-cell table:formula="of:=[.Y71]/SUM([.Y$4:.Y$121])" office:value-type="float" office:value="0.0113335359489762" calcext:value-type="float">
            <text:p>0.0113335359489762</text:p>
          </table:table-cell>
          <table:table-cell/>
          <table:table-cell table:formula="of:=[.S71]*[.$N71]" office:value-type="float" office:value="0" calcext:value-type="float">
            <text:p>0</text:p>
          </table:table-cell>
          <table:table-cell table:formula="of:=[.AB71]/SUM([.AB$4:.AB$121])" office:value-type="float" office:value="0" calcext:value-type="float">
            <text:p>0</text:p>
          </table:table-cell>
          <table:table-cell/>
          <table:table-cell table:formula="of:=[.T71]*[.$N71]" office:value-type="float" office:value="0" calcext:value-type="float">
            <text:p>0</text:p>
          </table:table-cell>
          <table:table-cell table:formula="of:=[.AE71]/SUM([.AE$4:.AE$121])" office:value-type="float" office:value="0" calcext:value-type="float">
            <text:p>0</text:p>
          </table:table-cell>
          <table:table-cell/>
          <table:table-cell table:formula="of:=MAX([.AC71];[.W71];[.Z71];[.AF71];[.K71];[.H71];[.E71])" office:value-type="float" office:value="0.0113335359489762" calcext:value-type="float">
            <text:p>0.0113335359489762</text:p>
          </table:table-cell>
          <table:table-cell office:value-type="float" office:value="2.25363962284607E+028" calcext:value-type="float">
            <text:p>2.25363962284607E+028</text:p>
          </table:table-cell>
          <table:table-cell office:value-type="float" office:value="2.25363962284607E+026" calcext:value-type="float">
            <text:p>2.25363962284607E+026</text:p>
          </table:table-cell>
          <table:table-cell/>
          <table:table-cell table:formula="of:=[.AK71]/[.AI7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hulium</text:p>
          </table:table-cell>
          <table:table-cell office:value-type="float" office:value="168.93" calcext:value-type="float">
            <text:p>168.93</text:p>
          </table:table-cell>
          <table:table-cell table:formula="of:=0" office:value-type="float" office:value="0" calcext:value-type="float">
            <text:p>0</text:p>
          </table:table-cell>
          <table:table-cell table:formula="of:=[.C72]*[.$B72]" office:value-type="float" office:value="0" calcext:value-type="float">
            <text:p>0</text:p>
          </table:table-cell>
          <table:table-cell table:formula="of:=[.D72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72]*[.$B72]" office:value-type="float" office:value="0" calcext:value-type="float">
            <text:p>0</text:p>
          </table:table-cell>
          <table:table-cell table:formula="of:=[.G72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72]*[.$B72]" office:value-type="float" office:value="0" calcext:value-type="float">
            <text:p>0</text:p>
          </table:table-cell>
          <table:table-cell table:formula="of:=[.J72]/SUM([.J$4:.J$121])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.51356124843621" calcext:value-type="float">
            <text:p>1.51356124843621</text:p>
          </table:table-cell>
          <table:table-cell table:formula="of:=[.M72]*[.B72]" office:value-type="float" office:value="255.685901698329" calcext:value-type="float">
            <text:p>255.68590169832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3" office:value-type="float" office:value="0.13" calcext:value-type="float">
            <text:p>0.13</text:p>
          </table:table-cell>
          <table:table-cell table:formula="of:=(0.01)*87" office:value-type="float" office:value="0.87" calcext:value-type="float">
            <text:p>0.87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72]*[.N72]" office:value-type="float" office:value="33.2391672207828" calcext:value-type="float">
            <text:p>33.2391672207828</text:p>
          </table:table-cell>
          <table:table-cell table:formula="of:=[.V72]/SUM([.V$4:.V$121])" office:value-type="float" office:value="0.00000000176084588424" calcext:value-type="float">
            <text:p>1.76084588424478E-09</text:p>
          </table:table-cell>
          <table:table-cell/>
          <table:table-cell table:formula="of:=[.R72]*[.$N72]" office:value-type="float" office:value="222.446734477546" calcext:value-type="float">
            <text:p>222.446734477546</text:p>
          </table:table-cell>
          <table:table-cell table:formula="of:=[.Y72]/SUM([.Y$4:.Y$121])" office:value-type="float" office:value="0.00171364194019682" calcext:value-type="float">
            <text:p>0.00171364194019682</text:p>
          </table:table-cell>
          <table:table-cell/>
          <table:table-cell table:formula="of:=[.S72]*[.$N72]" office:value-type="float" office:value="0" calcext:value-type="float">
            <text:p>0</text:p>
          </table:table-cell>
          <table:table-cell table:formula="of:=[.AB72]/SUM([.AB$4:.AB$121])" office:value-type="float" office:value="0" calcext:value-type="float">
            <text:p>0</text:p>
          </table:table-cell>
          <table:table-cell/>
          <table:table-cell table:formula="of:=[.T72]*[.$N72]" office:value-type="float" office:value="0" calcext:value-type="float">
            <text:p>0</text:p>
          </table:table-cell>
          <table:table-cell table:formula="of:=[.AE72]/SUM([.AE$4:.AE$121])" office:value-type="float" office:value="0" calcext:value-type="float">
            <text:p>0</text:p>
          </table:table-cell>
          <table:table-cell/>
          <table:table-cell table:formula="of:=MAX([.AC72];[.W72];[.Z72];[.AF72];[.K72];[.H72];[.E72])" office:value-type="float" office:value="0.00171364194019682" calcext:value-type="float">
            <text:p>0.00171364194019682</text:p>
          </table:table-cell>
          <table:table-cell office:value-type="float" office:value="3.40752558882317E+027" calcext:value-type="float">
            <text:p>3.40752558882317E+027</text:p>
          </table:table-cell>
          <table:table-cell office:value-type="float" office:value="3.40752558882317E+025" calcext:value-type="float">
            <text:p>3.40752558882317E+025</text:p>
          </table:table-cell>
          <table:table-cell/>
          <table:table-cell table:formula="of:=[.AK72]/[.AI7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Ytterbium</text:p>
          </table:table-cell>
          <table:table-cell office:value-type="float" office:value="173.05" calcext:value-type="float">
            <text:p>173.05</text:p>
          </table:table-cell>
          <table:table-cell table:formula="of:=0" office:value-type="float" office:value="0" calcext:value-type="float">
            <text:p>0</text:p>
          </table:table-cell>
          <table:table-cell table:formula="of:=[.C73]*[.$B73]" office:value-type="float" office:value="0" calcext:value-type="float">
            <text:p>0</text:p>
          </table:table-cell>
          <table:table-cell table:formula="of:=[.D73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73]*[.$B73]" office:value-type="float" office:value="0" calcext:value-type="float">
            <text:p>0</text:p>
          </table:table-cell>
          <table:table-cell table:formula="of:=[.G73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73]*[.$B73]" office:value-type="float" office:value="0" calcext:value-type="float">
            <text:p>0</text:p>
          </table:table-cell>
          <table:table-cell table:formula="of:=[.J73]/SUM([.J$4:.J$121])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10.2329299228075" calcext:value-type="float">
            <text:p>10.2329299228075</text:p>
          </table:table-cell>
          <table:table-cell table:formula="of:=[.M73]*[.B73]" office:value-type="float" office:value="1770.80852314184" calcext:value-type="float">
            <text:p>1770.80852314184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32" office:value-type="float" office:value="0.32" calcext:value-type="float">
            <text:p>0.32</text:p>
          </table:table-cell>
          <table:table-cell table:formula="of:=(0.01)*68" office:value-type="float" office:value="0.68" calcext:value-type="float">
            <text:p>0.6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73]*[.N73]" office:value-type="float" office:value="566.658727405388" calcext:value-type="float">
            <text:p>566.658727405388</text:p>
          </table:table-cell>
          <table:table-cell table:formula="of:=[.V73]/SUM([.V$4:.V$121])" office:value-type="float" office:value="0.00000003001876314456" calcext:value-type="float">
            <text:p>3.00187631445619E-08</text:p>
          </table:table-cell>
          <table:table-cell/>
          <table:table-cell table:formula="of:=[.R73]*[.$N73]" office:value-type="float" office:value="1204.14979573645" calcext:value-type="float">
            <text:p>1204.14979573645</text:p>
          </table:table-cell>
          <table:table-cell table:formula="of:=[.Y73]/SUM([.Y$4:.Y$121])" office:value-type="float" office:value="0.00927629527625951" calcext:value-type="float">
            <text:p>0.00927629527625951</text:p>
          </table:table-cell>
          <table:table-cell/>
          <table:table-cell table:formula="of:=[.S73]*[.$N73]" office:value-type="float" office:value="0" calcext:value-type="float">
            <text:p>0</text:p>
          </table:table-cell>
          <table:table-cell table:formula="of:=[.AB73]/SUM([.AB$4:.AB$121])" office:value-type="float" office:value="0" calcext:value-type="float">
            <text:p>0</text:p>
          </table:table-cell>
          <table:table-cell/>
          <table:table-cell table:formula="of:=[.T73]*[.$N73]" office:value-type="float" office:value="0" calcext:value-type="float">
            <text:p>0</text:p>
          </table:table-cell>
          <table:table-cell table:formula="of:=[.AE73]/SUM([.AE$4:.AE$121])" office:value-type="float" office:value="0" calcext:value-type="float">
            <text:p>0</text:p>
          </table:table-cell>
          <table:table-cell/>
          <table:table-cell table:formula="of:=MAX([.AC73];[.W73];[.Z73];[.AF73];[.K73];[.H73];[.E73])" office:value-type="float" office:value="0.00927629527625951" calcext:value-type="float">
            <text:p>0.00927629527625951</text:p>
          </table:table-cell>
          <table:table-cell office:value-type="float" office:value="1.84456348679838E+028" calcext:value-type="float">
            <text:p>1.84456348679838E+028</text:p>
          </table:table-cell>
          <table:table-cell office:value-type="float" office:value="1.84456348679838E+026" calcext:value-type="float">
            <text:p>1.84456348679838E+026</text:p>
          </table:table-cell>
          <table:table-cell/>
          <table:table-cell table:formula="of:=[.AK73]/[.AI7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utetium</text:p>
          </table:table-cell>
          <table:table-cell office:value-type="float" office:value="174.97" calcext:value-type="float">
            <text:p>174.97</text:p>
          </table:table-cell>
          <table:table-cell table:formula="of:=0" office:value-type="float" office:value="0" calcext:value-type="float">
            <text:p>0</text:p>
          </table:table-cell>
          <table:table-cell table:formula="of:=[.C74]*[.$B74]" office:value-type="float" office:value="0" calcext:value-type="float">
            <text:p>0</text:p>
          </table:table-cell>
          <table:table-cell table:formula="of:=[.D74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74]*[.$B74]" office:value-type="float" office:value="0" calcext:value-type="float">
            <text:p>0</text:p>
          </table:table-cell>
          <table:table-cell table:formula="of:=[.G74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74]*[.$B74]" office:value-type="float" office:value="0" calcext:value-type="float">
            <text:p>0</text:p>
          </table:table-cell>
          <table:table-cell table:formula="of:=[.J74]/SUM([.J$4:.J$121])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1.44543977074593" calcext:value-type="float">
            <text:p>1.44543977074593</text:p>
          </table:table-cell>
          <table:table-cell table:formula="of:=[.M74]*[.B74]" office:value-type="float" office:value="252.908596687415" calcext:value-type="float">
            <text:p>252.90859668741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20" office:value-type="float" office:value="0.2" calcext:value-type="float">
            <text:p>0.2</text:p>
          </table:table-cell>
          <table:table-cell table:formula="of:=(0.01)*80" office:value-type="float" office:value="0.8" calcext:value-type="float">
            <text:p>0.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74]*[.N74]" office:value-type="float" office:value="50.5817193374831" calcext:value-type="float">
            <text:p>50.5817193374831</text:p>
          </table:table-cell>
          <table:table-cell table:formula="of:=[.V74]/SUM([.V$4:.V$121])" office:value-type="float" office:value="0.00000000267956810476" calcext:value-type="float">
            <text:p>2.67956810475513E-09</text:p>
          </table:table-cell>
          <table:table-cell/>
          <table:table-cell table:formula="of:=[.R74]*[.$N74]" office:value-type="float" office:value="202.326877349932" calcext:value-type="float">
            <text:p>202.326877349932</text:p>
          </table:table-cell>
          <table:table-cell table:formula="of:=[.Y74]/SUM([.Y$4:.Y$121])" office:value-type="float" office:value="0.0015586464933739" calcext:value-type="float">
            <text:p>0.0015586464933739</text:p>
          </table:table-cell>
          <table:table-cell/>
          <table:table-cell table:formula="of:=[.S74]*[.$N74]" office:value-type="float" office:value="0" calcext:value-type="float">
            <text:p>0</text:p>
          </table:table-cell>
          <table:table-cell table:formula="of:=[.AB74]/SUM([.AB$4:.AB$121])" office:value-type="float" office:value="0" calcext:value-type="float">
            <text:p>0</text:p>
          </table:table-cell>
          <table:table-cell/>
          <table:table-cell table:formula="of:=[.T74]*[.$N74]" office:value-type="float" office:value="0" calcext:value-type="float">
            <text:p>0</text:p>
          </table:table-cell>
          <table:table-cell table:formula="of:=[.AE74]/SUM([.AE$4:.AE$121])" office:value-type="float" office:value="0" calcext:value-type="float">
            <text:p>0</text:p>
          </table:table-cell>
          <table:table-cell/>
          <table:table-cell table:formula="of:=MAX([.AC74];[.W74];[.Z74];[.AF74];[.K74];[.H74];[.E74])" office:value-type="float" office:value="0.0015586464933739" calcext:value-type="float">
            <text:p>0.0015586464933739</text:p>
          </table:table-cell>
          <table:table-cell office:value-type="float" office:value="3.0993217926792E+027" calcext:value-type="float">
            <text:p>3.0993217926792E+027</text:p>
          </table:table-cell>
          <table:table-cell office:value-type="float" office:value="3.0993217926792E+025" calcext:value-type="float">
            <text:p>3.0993217926792E+025</text:p>
          </table:table-cell>
          <table:table-cell/>
          <table:table-cell table:formula="of:=[.AK74]/[.AI7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Hafnium</text:p>
          </table:table-cell>
          <table:table-cell office:value-type="float" office:value="178.49" calcext:value-type="float">
            <text:p>178.49</text:p>
          </table:table-cell>
          <table:table-cell table:formula="of:=0" office:value-type="float" office:value="0" calcext:value-type="float">
            <text:p>0</text:p>
          </table:table-cell>
          <table:table-cell table:formula="of:=[.C75]*[.$B75]" office:value-type="float" office:value="0" calcext:value-type="float">
            <text:p>0</text:p>
          </table:table-cell>
          <table:table-cell table:formula="of:=[.D75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75]*[.$B75]" office:value-type="float" office:value="0" calcext:value-type="float">
            <text:p>0</text:p>
          </table:table-cell>
          <table:table-cell table:formula="of:=[.G75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75]*[.$B75]" office:value-type="float" office:value="0" calcext:value-type="float">
            <text:p>0</text:p>
          </table:table-cell>
          <table:table-cell table:formula="of:=[.J75]/SUM([.J$4:.J$121])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6.91830970918936" calcext:value-type="float">
            <text:p>6.91830970918936</text:p>
          </table:table-cell>
          <table:table-cell table:formula="of:=[.M75]*[.B75]" office:value-type="float" office:value="1234.84909999321" calcext:value-type="float">
            <text:p>1234.8490999932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54" office:value-type="float" office:value="0.54" calcext:value-type="float">
            <text:p>0.54</text:p>
          </table:table-cell>
          <table:table-cell table:formula="of:=(0.01)*46" office:value-type="float" office:value="0.46" calcext:value-type="float">
            <text:p>0.4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75]*[.N75]" office:value-type="float" office:value="666.818513996333" calcext:value-type="float">
            <text:p>666.818513996333</text:p>
          </table:table-cell>
          <table:table-cell table:formula="of:=[.V75]/SUM([.V$4:.V$121])" office:value-type="float" office:value="0.0000000353247308547" calcext:value-type="float">
            <text:p>3.53247308547044E-08</text:p>
          </table:table-cell>
          <table:table-cell/>
          <table:table-cell table:formula="of:=[.R75]*[.$N75]" office:value-type="float" office:value="568.030585996876" calcext:value-type="float">
            <text:p>568.030585996876</text:p>
          </table:table-cell>
          <table:table-cell table:formula="of:=[.Y75]/SUM([.Y$4:.Y$121])" office:value-type="float" office:value="0.0043758836818397" calcext:value-type="float">
            <text:p>0.0043758836818397</text:p>
          </table:table-cell>
          <table:table-cell/>
          <table:table-cell table:formula="of:=[.S75]*[.$N75]" office:value-type="float" office:value="0" calcext:value-type="float">
            <text:p>0</text:p>
          </table:table-cell>
          <table:table-cell table:formula="of:=[.AB75]/SUM([.AB$4:.AB$121])" office:value-type="float" office:value="0" calcext:value-type="float">
            <text:p>0</text:p>
          </table:table-cell>
          <table:table-cell/>
          <table:table-cell table:formula="of:=[.T75]*[.$N75]" office:value-type="float" office:value="0" calcext:value-type="float">
            <text:p>0</text:p>
          </table:table-cell>
          <table:table-cell table:formula="of:=[.AE75]/SUM([.AE$4:.AE$121])" office:value-type="float" office:value="0" calcext:value-type="float">
            <text:p>0</text:p>
          </table:table-cell>
          <table:table-cell/>
          <table:table-cell table:formula="of:=MAX([.AC75];[.W75];[.Z75];[.AF75];[.K75];[.H75];[.E75])" office:value-type="float" office:value="0.0043758836818397" calcext:value-type="float">
            <text:p>0.0043758836818397</text:p>
          </table:table-cell>
          <table:table-cell office:value-type="float" office:value="8.7013134248278E+027" calcext:value-type="float">
            <text:p>8.7013134248278E+027</text:p>
          </table:table-cell>
          <table:table-cell office:value-type="float" office:value="8.7013134248278E+025" calcext:value-type="float">
            <text:p>8.7013134248278E+025</text:p>
          </table:table-cell>
          <table:table-cell/>
          <table:table-cell table:formula="of:=[.AK75]/[.AI7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antalum</text:p>
          </table:table-cell>
          <table:table-cell office:value-type="float" office:value="180.95" calcext:value-type="float">
            <text:p>180.95</text:p>
          </table:table-cell>
          <table:table-cell table:formula="of:=0" office:value-type="float" office:value="0" calcext:value-type="float">
            <text:p>0</text:p>
          </table:table-cell>
          <table:table-cell table:formula="of:=[.C76]*[.$B76]" office:value-type="float" office:value="0" calcext:value-type="float">
            <text:p>0</text:p>
          </table:table-cell>
          <table:table-cell table:formula="of:=[.D76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76]*[.$B76]" office:value-type="float" office:value="0" calcext:value-type="float">
            <text:p>0</text:p>
          </table:table-cell>
          <table:table-cell table:formula="of:=[.G76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76]*[.$B76]" office:value-type="float" office:value="0" calcext:value-type="float">
            <text:p>0</text:p>
          </table:table-cell>
          <table:table-cell table:formula="of:=[.J76]/SUM([.J$4:.J$121])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0.870963589956081" calcext:value-type="float">
            <text:p>0.870963589956081</text:p>
          </table:table-cell>
          <table:table-cell table:formula="of:=[.M76]*[.B76]" office:value-type="float" office:value="157.600861602553" calcext:value-type="float">
            <text:p>157.60086160255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41" office:value-type="float" office:value="0.41" calcext:value-type="float">
            <text:p>0.41</text:p>
          </table:table-cell>
          <table:table-cell table:formula="of:=(0.01)*59" office:value-type="float" office:value="0.59" calcext:value-type="float">
            <text:p>0.5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76]*[.N76]" office:value-type="float" office:value="64.6163532570467" calcext:value-type="float">
            <text:p>64.6163532570467</text:p>
          </table:table-cell>
          <table:table-cell table:formula="of:=[.V76]/SUM([.V$4:.V$121])" office:value-type="float" office:value="0.00000000342305325918" calcext:value-type="float">
            <text:p>3.42305325918145E-09</text:p>
          </table:table-cell>
          <table:table-cell/>
          <table:table-cell table:formula="of:=[.R76]*[.$N76]" office:value-type="float" office:value="92.9845083455062" calcext:value-type="float">
            <text:p>92.9845083455062</text:p>
          </table:table-cell>
          <table:table-cell table:formula="of:=[.Y76]/SUM([.Y$4:.Y$121])" office:value-type="float" office:value="0.000716315992067417" calcext:value-type="float">
            <text:p>0.000716315992067417</text:p>
          </table:table-cell>
          <table:table-cell/>
          <table:table-cell table:formula="of:=[.S76]*[.$N76]" office:value-type="float" office:value="0" calcext:value-type="float">
            <text:p>0</text:p>
          </table:table-cell>
          <table:table-cell table:formula="of:=[.AB76]/SUM([.AB$4:.AB$121])" office:value-type="float" office:value="0" calcext:value-type="float">
            <text:p>0</text:p>
          </table:table-cell>
          <table:table-cell/>
          <table:table-cell table:formula="of:=[.T76]*[.$N76]" office:value-type="float" office:value="0" calcext:value-type="float">
            <text:p>0</text:p>
          </table:table-cell>
          <table:table-cell table:formula="of:=[.AE76]/SUM([.AE$4:.AE$121])" office:value-type="float" office:value="0" calcext:value-type="float">
            <text:p>0</text:p>
          </table:table-cell>
          <table:table-cell/>
          <table:table-cell table:formula="of:=MAX([.AC76];[.W76];[.Z76];[.AF76];[.K76];[.H76];[.E76])" office:value-type="float" office:value="0.000716315992067417" calcext:value-type="float">
            <text:p>0.000716315992067417</text:p>
          </table:table-cell>
          <table:table-cell office:value-type="float" office:value="1.4243728607463E+027" calcext:value-type="float">
            <text:p>1.4243728607463E+027</text:p>
          </table:table-cell>
          <table:table-cell office:value-type="float" office:value="1.4243728607463E+025" calcext:value-type="float">
            <text:p>1.4243728607463E+025</text:p>
          </table:table-cell>
          <table:table-cell/>
          <table:table-cell table:formula="of:=[.AK76]/[.AI7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ungsten</text:p>
          </table:table-cell>
          <table:table-cell office:value-type="float" office:value="183.84" calcext:value-type="float">
            <text:p>183.84</text:p>
          </table:table-cell>
          <table:table-cell table:formula="of:=0" office:value-type="float" office:value="0" calcext:value-type="float">
            <text:p>0</text:p>
          </table:table-cell>
          <table:table-cell table:formula="of:=[.C77]*[.$B77]" office:value-type="float" office:value="0" calcext:value-type="float">
            <text:p>0</text:p>
          </table:table-cell>
          <table:table-cell table:formula="of:=[.D77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77]*[.$B77]" office:value-type="float" office:value="0" calcext:value-type="float">
            <text:p>0</text:p>
          </table:table-cell>
          <table:table-cell table:formula="of:=[.G77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77]*[.$B77]" office:value-type="float" office:value="0" calcext:value-type="float">
            <text:p>0</text:p>
          </table:table-cell>
          <table:table-cell table:formula="of:=[.J77]/SUM([.J$4:.J$121])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5.24807460249773" calcext:value-type="float">
            <text:p>5.24807460249773</text:p>
          </table:table-cell>
          <table:table-cell table:formula="of:=[.M77]*[.B77]" office:value-type="float" office:value="964.806034923183" calcext:value-type="float">
            <text:p>964.80603492318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57" office:value-type="float" office:value="0.57" calcext:value-type="float">
            <text:p>0.57</text:p>
          </table:table-cell>
          <table:table-cell table:formula="of:=(0.01)*43" office:value-type="float" office:value="0.43" calcext:value-type="float">
            <text:p>0.4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77]*[.N77]" office:value-type="float" office:value="549.939439906214" calcext:value-type="float">
            <text:p>549.939439906214</text:p>
          </table:table-cell>
          <table:table-cell table:formula="of:=[.V77]/SUM([.V$4:.V$121])" office:value-type="float" office:value="0.00000002913305838593" calcext:value-type="float">
            <text:p>2.91330583859295E-08</text:p>
          </table:table-cell>
          <table:table-cell/>
          <table:table-cell table:formula="of:=[.R77]*[.$N77]" office:value-type="float" office:value="414.866595016969" calcext:value-type="float">
            <text:p>414.866595016969</text:p>
          </table:table-cell>
          <table:table-cell table:formula="of:=[.Y77]/SUM([.Y$4:.Y$121])" office:value-type="float" office:value="0.00319596868201942" calcext:value-type="float">
            <text:p>0.00319596868201942</text:p>
          </table:table-cell>
          <table:table-cell/>
          <table:table-cell table:formula="of:=[.S77]*[.$N77]" office:value-type="float" office:value="0" calcext:value-type="float">
            <text:p>0</text:p>
          </table:table-cell>
          <table:table-cell table:formula="of:=[.AB77]/SUM([.AB$4:.AB$121])" office:value-type="float" office:value="0" calcext:value-type="float">
            <text:p>0</text:p>
          </table:table-cell>
          <table:table-cell/>
          <table:table-cell table:formula="of:=[.T77]*[.$N77]" office:value-type="float" office:value="0" calcext:value-type="float">
            <text:p>0</text:p>
          </table:table-cell>
          <table:table-cell table:formula="of:=[.AE77]/SUM([.AE$4:.AE$121])" office:value-type="float" office:value="0" calcext:value-type="float">
            <text:p>0</text:p>
          </table:table-cell>
          <table:table-cell/>
          <table:table-cell table:formula="of:=MAX([.AC77];[.W77];[.Z77];[.AF77];[.K77];[.H77];[.E77])" office:value-type="float" office:value="0.00319596868201942" calcext:value-type="float">
            <text:p>0.00319596868201942</text:p>
          </table:table-cell>
          <table:table-cell office:value-type="float" office:value="6.35508784513515E+027" calcext:value-type="float">
            <text:p>6.35508784513515E+027</text:p>
          </table:table-cell>
          <table:table-cell office:value-type="float" office:value="6.35508784513515E+025" calcext:value-type="float">
            <text:p>6.35508784513515E+025</text:p>
          </table:table-cell>
          <table:table-cell/>
          <table:table-cell table:formula="of:=[.AK77]/[.AI77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henium</text:p>
          </table:table-cell>
          <table:table-cell office:value-type="float" office:value="186.21" calcext:value-type="float">
            <text:p>186.21</text:p>
          </table:table-cell>
          <table:table-cell table:formula="of:=0" office:value-type="float" office:value="0" calcext:value-type="float">
            <text:p>0</text:p>
          </table:table-cell>
          <table:table-cell table:formula="of:=[.C78]*[.$B78]" office:value-type="float" office:value="0" calcext:value-type="float">
            <text:p>0</text:p>
          </table:table-cell>
          <table:table-cell table:formula="of:=[.D78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78]*[.$B78]" office:value-type="float" office:value="0" calcext:value-type="float">
            <text:p>0</text:p>
          </table:table-cell>
          <table:table-cell table:formula="of:=[.G78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78]*[.$B78]" office:value-type="float" office:value="0" calcext:value-type="float">
            <text:p>0</text:p>
          </table:table-cell>
          <table:table-cell table:formula="of:=[.J78]/SUM([.J$4:.J$121])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2.13796208950223" calcext:value-type="float">
            <text:p>2.13796208950223</text:p>
          </table:table-cell>
          <table:table-cell table:formula="of:=[.M78]*[.B78]" office:value-type="float" office:value="398.10992068621" calcext:value-type="float">
            <text:p>398.1099206862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8" office:value-type="float" office:value="0.08" calcext:value-type="float">
            <text:p>0.08</text:p>
          </table:table-cell>
          <table:table-cell table:formula="of:=(0.01)*92" office:value-type="float" office:value="0.92" calcext:value-type="float">
            <text:p>0.92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78]*[.N78]" office:value-type="float" office:value="31.8487936548968" calcext:value-type="float">
            <text:p>31.8487936548968</text:p>
          </table:table-cell>
          <table:table-cell table:formula="of:=[.V78]/SUM([.V$4:.V$121])" office:value-type="float" office:value="0.00000000168719080273" calcext:value-type="float">
            <text:p>1.68719080273232E-09</text:p>
          </table:table-cell>
          <table:table-cell/>
          <table:table-cell table:formula="of:=[.R78]*[.$N78]" office:value-type="float" office:value="366.261127031313" calcext:value-type="float">
            <text:p>366.261127031313</text:p>
          </table:table-cell>
          <table:table-cell table:formula="of:=[.Y78]/SUM([.Y$4:.Y$121])" office:value-type="float" office:value="0.00282153131993029" calcext:value-type="float">
            <text:p>0.00282153131993029</text:p>
          </table:table-cell>
          <table:table-cell/>
          <table:table-cell table:formula="of:=[.S78]*[.$N78]" office:value-type="float" office:value="0" calcext:value-type="float">
            <text:p>0</text:p>
          </table:table-cell>
          <table:table-cell table:formula="of:=[.AB78]/SUM([.AB$4:.AB$121])" office:value-type="float" office:value="0" calcext:value-type="float">
            <text:p>0</text:p>
          </table:table-cell>
          <table:table-cell/>
          <table:table-cell table:formula="of:=[.T78]*[.$N78]" office:value-type="float" office:value="0" calcext:value-type="float">
            <text:p>0</text:p>
          </table:table-cell>
          <table:table-cell table:formula="of:=[.AE78]/SUM([.AE$4:.AE$121])" office:value-type="float" office:value="0" calcext:value-type="float">
            <text:p>0</text:p>
          </table:table-cell>
          <table:table-cell/>
          <table:table-cell table:formula="of:=MAX([.AC78];[.W78];[.Z78];[.AF78];[.K78];[.H78];[.E78])" office:value-type="float" office:value="0.00282153131993029" calcext:value-type="float">
            <text:p>0.00282153131993029</text:p>
          </table:table-cell>
          <table:table-cell office:value-type="float" office:value="5.61053038374179E+027" calcext:value-type="float">
            <text:p>5.61053038374179E+027</text:p>
          </table:table-cell>
          <table:table-cell office:value-type="float" office:value="5.61053038374179E+025" calcext:value-type="float">
            <text:p>5.61053038374179E+025</text:p>
          </table:table-cell>
          <table:table-cell/>
          <table:table-cell table:formula="of:=[.AK78]/[.AI78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smium</text:p>
          </table:table-cell>
          <table:table-cell office:value-type="float" office:value="190.23" calcext:value-type="float">
            <text:p>190.23</text:p>
          </table:table-cell>
          <table:table-cell table:formula="of:=0" office:value-type="float" office:value="0" calcext:value-type="float">
            <text:p>0</text:p>
          </table:table-cell>
          <table:table-cell table:formula="of:=[.C79]*[.$B79]" office:value-type="float" office:value="0" calcext:value-type="float">
            <text:p>0</text:p>
          </table:table-cell>
          <table:table-cell table:formula="of:=[.D79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79]*[.$B79]" office:value-type="float" office:value="0" calcext:value-type="float">
            <text:p>0</text:p>
          </table:table-cell>
          <table:table-cell table:formula="of:=[.G79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79]*[.$B79]" office:value-type="float" office:value="0" calcext:value-type="float">
            <text:p>0</text:p>
          </table:table-cell>
          <table:table-cell table:formula="of:=[.J79]/SUM([.J$4:.J$121])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27.5422870333817" calcext:value-type="float">
            <text:p>27.5422870333817</text:p>
          </table:table-cell>
          <table:table-cell table:formula="of:=[.M79]*[.B79]" office:value-type="float" office:value="5239.3692623602" calcext:value-type="float">
            <text:p>5239.3692623602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" office:value-type="float" office:value="0.1" calcext:value-type="float">
            <text:p>0.1</text:p>
          </table:table-cell>
          <table:table-cell table:formula="of:=(0.01)*90" office:value-type="float" office:value="0.9" calcext:value-type="float">
            <text:p>0.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79]*[.N79]" office:value-type="float" office:value="523.93692623602" calcext:value-type="float">
            <text:p>523.93692623602</text:p>
          </table:table-cell>
          <table:table-cell table:formula="of:=[.V79]/SUM([.V$4:.V$121])" office:value-type="float" office:value="0.0000000277555744414" calcext:value-type="float">
            <text:p>2.77555744413994E-08</text:p>
          </table:table-cell>
          <table:table-cell/>
          <table:table-cell table:formula="of:=[.R79]*[.$N79]" office:value-type="float" office:value="4715.43233612418" calcext:value-type="float">
            <text:p>4715.43233612418</text:p>
          </table:table-cell>
          <table:table-cell table:formula="of:=[.Y79]/SUM([.Y$4:.Y$121])" office:value-type="float" office:value="0.036325831603333" calcext:value-type="float">
            <text:p>0.036325831603333</text:p>
          </table:table-cell>
          <table:table-cell/>
          <table:table-cell table:formula="of:=[.S79]*[.$N79]" office:value-type="float" office:value="0" calcext:value-type="float">
            <text:p>0</text:p>
          </table:table-cell>
          <table:table-cell table:formula="of:=[.AB79]/SUM([.AB$4:.AB$121])" office:value-type="float" office:value="0" calcext:value-type="float">
            <text:p>0</text:p>
          </table:table-cell>
          <table:table-cell/>
          <table:table-cell table:formula="of:=[.T79]*[.$N79]" office:value-type="float" office:value="0" calcext:value-type="float">
            <text:p>0</text:p>
          </table:table-cell>
          <table:table-cell table:formula="of:=[.AE79]/SUM([.AE$4:.AE$121])" office:value-type="float" office:value="0" calcext:value-type="float">
            <text:p>0</text:p>
          </table:table-cell>
          <table:table-cell/>
          <table:table-cell table:formula="of:=MAX([.AC79];[.W79];[.Z79];[.AF79];[.K79];[.H79];[.E79])" office:value-type="float" office:value="0.036325831603333" calcext:value-type="float">
            <text:p>0.036325831603333</text:p>
          </table:table-cell>
          <table:table-cell office:value-type="float" office:value="7.22328263682796E+028" calcext:value-type="float">
            <text:p>7.22328263682796E+028</text:p>
          </table:table-cell>
          <table:table-cell office:value-type="float" office:value="7.22328263682796E+026" calcext:value-type="float">
            <text:p>7.22328263682796E+026</text:p>
          </table:table-cell>
          <table:table-cell/>
          <table:table-cell table:formula="of:=[.AK79]/[.AI79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ridium</text:p>
          </table:table-cell>
          <table:table-cell office:value-type="float" office:value="192.22" calcext:value-type="float">
            <text:p>192.22</text:p>
          </table:table-cell>
          <table:table-cell table:formula="of:=0" office:value-type="float" office:value="0" calcext:value-type="float">
            <text:p>0</text:p>
          </table:table-cell>
          <table:table-cell table:formula="of:=[.C80]*[.$B80]" office:value-type="float" office:value="0" calcext:value-type="float">
            <text:p>0</text:p>
          </table:table-cell>
          <table:table-cell table:formula="of:=[.D80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80]*[.$B80]" office:value-type="float" office:value="0" calcext:value-type="float">
            <text:p>0</text:p>
          </table:table-cell>
          <table:table-cell table:formula="of:=[.G80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80]*[.$B80]" office:value-type="float" office:value="0" calcext:value-type="float">
            <text:p>0</text:p>
          </table:table-cell>
          <table:table-cell table:formula="of:=[.J80]/SUM([.J$4:.J$121])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26.3026799189538" calcext:value-type="float">
            <text:p>26.3026799189538</text:p>
          </table:table-cell>
          <table:table-cell table:formula="of:=[.M80]*[.B80]" office:value-type="float" office:value="5055.9011340213" calcext:value-type="float">
            <text:p>5055.901134021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.5" office:value-type="float" office:value="0.015" calcext:value-type="float">
            <text:p>0.015</text:p>
          </table:table-cell>
          <table:table-cell table:formula="of:=(0.01)*98.5" office:value-type="float" office:value="0.985" calcext:value-type="float">
            <text:p>0.98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80]*[.N80]" office:value-type="float" office:value="75.8385170103195" calcext:value-type="float">
            <text:p>75.8385170103195</text:p>
          </table:table-cell>
          <table:table-cell table:formula="of:=[.V80]/SUM([.V$4:.V$121])" office:value-type="float" office:value="0.00000000401754772187" calcext:value-type="float">
            <text:p>4.01754772187413E-09</text:p>
          </table:table-cell>
          <table:table-cell/>
          <table:table-cell table:formula="of:=[.R80]*[.$N80]" office:value-type="float" office:value="4980.06261701098" calcext:value-type="float">
            <text:p>4980.06261701098</text:p>
          </table:table-cell>
          <table:table-cell table:formula="of:=[.Y80]/SUM([.Y$4:.Y$121])" office:value-type="float" office:value="0.0383644389537118" calcext:value-type="float">
            <text:p>0.0383644389537118</text:p>
          </table:table-cell>
          <table:table-cell/>
          <table:table-cell table:formula="of:=[.S80]*[.$N80]" office:value-type="float" office:value="0" calcext:value-type="float">
            <text:p>0</text:p>
          </table:table-cell>
          <table:table-cell table:formula="of:=[.AB80]/SUM([.AB$4:.AB$121])" office:value-type="float" office:value="0" calcext:value-type="float">
            <text:p>0</text:p>
          </table:table-cell>
          <table:table-cell/>
          <table:table-cell table:formula="of:=[.T80]*[.$N80]" office:value-type="float" office:value="0" calcext:value-type="float">
            <text:p>0</text:p>
          </table:table-cell>
          <table:table-cell table:formula="of:=[.AE80]/SUM([.AE$4:.AE$121])" office:value-type="float" office:value="0" calcext:value-type="float">
            <text:p>0</text:p>
          </table:table-cell>
          <table:table-cell/>
          <table:table-cell table:formula="of:=MAX([.AC80];[.W80];[.Z80];[.AF80];[.K80];[.H80];[.E80])" office:value-type="float" office:value="0.0383644389537118" calcext:value-type="float">
            <text:p>0.0383644389537118</text:p>
          </table:table-cell>
          <table:table-cell office:value-type="float" office:value="7.62865359262873E+028" calcext:value-type="float">
            <text:p>7.62865359262873E+028</text:p>
          </table:table-cell>
          <table:table-cell office:value-type="float" office:value="7.62865359262873E+026" calcext:value-type="float">
            <text:p>7.62865359262873E+026</text:p>
          </table:table-cell>
          <table:table-cell/>
          <table:table-cell table:formula="of:=[.AK80]/[.AI80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latinum</text:p>
          </table:table-cell>
          <table:table-cell office:value-type="float" office:value="195.08" calcext:value-type="float">
            <text:p>195.08</text:p>
          </table:table-cell>
          <table:table-cell table:formula="of:=0" office:value-type="float" office:value="0" calcext:value-type="float">
            <text:p>0</text:p>
          </table:table-cell>
          <table:table-cell table:formula="of:=[.C81]*[.$B81]" office:value-type="float" office:value="0" calcext:value-type="float">
            <text:p>0</text:p>
          </table:table-cell>
          <table:table-cell table:formula="of:=[.D81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81]*[.$B81]" office:value-type="float" office:value="0" calcext:value-type="float">
            <text:p>0</text:p>
          </table:table-cell>
          <table:table-cell table:formula="of:=[.G81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81]*[.$B81]" office:value-type="float" office:value="0" calcext:value-type="float">
            <text:p>0</text:p>
          </table:table-cell>
          <table:table-cell table:formula="of:=[.J81]/SUM([.J$4:.J$121])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56.2341325190349" calcext:value-type="float">
            <text:p>56.2341325190349</text:p>
          </table:table-cell>
          <table:table-cell table:formula="of:=[.M81]*[.B81]" office:value-type="float" office:value="10970.1545718133" calcext:value-type="float">
            <text:p>10970.154571813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5" office:value-type="float" office:value="0.05" calcext:value-type="float">
            <text:p>0.05</text:p>
          </table:table-cell>
          <table:table-cell table:formula="of:=(0.01)*95" office:value-type="float" office:value="0.95" calcext:value-type="float">
            <text:p>0.9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81]*[.N81]" office:value-type="float" office:value="548.507728590667" calcext:value-type="float">
            <text:p>548.507728590667</text:p>
          </table:table-cell>
          <table:table-cell table:formula="of:=[.V81]/SUM([.V$4:.V$121])" office:value-type="float" office:value="0.00000002905721343588" calcext:value-type="float">
            <text:p>2.90572134358842E-08</text:p>
          </table:table-cell>
          <table:table-cell/>
          <table:table-cell table:formula="of:=[.R81]*[.$N81]" office:value-type="float" office:value="10421.6468432227" calcext:value-type="float">
            <text:p>10421.6468432227</text:p>
          </table:table-cell>
          <table:table-cell table:formula="of:=[.Y81]/SUM([.Y$4:.Y$121])" office:value-type="float" office:value="0.0802842584244313" calcext:value-type="float">
            <text:p>0.0802842584244313</text:p>
          </table:table-cell>
          <table:table-cell/>
          <table:table-cell table:formula="of:=[.S81]*[.$N81]" office:value-type="float" office:value="0" calcext:value-type="float">
            <text:p>0</text:p>
          </table:table-cell>
          <table:table-cell table:formula="of:=[.AB81]/SUM([.AB$4:.AB$121])" office:value-type="float" office:value="0" calcext:value-type="float">
            <text:p>0</text:p>
          </table:table-cell>
          <table:table-cell/>
          <table:table-cell table:formula="of:=[.T81]*[.$N81]" office:value-type="float" office:value="0" calcext:value-type="float">
            <text:p>0</text:p>
          </table:table-cell>
          <table:table-cell table:formula="of:=[.AE81]/SUM([.AE$4:.AE$121])" office:value-type="float" office:value="0" calcext:value-type="float">
            <text:p>0</text:p>
          </table:table-cell>
          <table:table-cell/>
          <table:table-cell table:formula="of:=MAX([.AC81];[.W81];[.Z81];[.AF81];[.K81];[.H81];[.E81])" office:value-type="float" office:value="0.0802842584244313" calcext:value-type="float">
            <text:p>0.0802842584244313</text:p>
          </table:table-cell>
          <table:table-cell office:value-type="float" office:value="1.59642839349229E+029" calcext:value-type="float">
            <text:p>1.59642839349229E+029</text:p>
          </table:table-cell>
          <table:table-cell office:value-type="float" office:value="1.59642839349229E+027" calcext:value-type="float">
            <text:p>1.59642839349229E+027</text:p>
          </table:table-cell>
          <table:table-cell/>
          <table:table-cell table:formula="of:=[.AK81]/[.AI81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96.97" calcext:value-type="float">
            <text:p>196.97</text:p>
          </table:table-cell>
          <table:table-cell table:formula="of:=0" office:value-type="float" office:value="0" calcext:value-type="float">
            <text:p>0</text:p>
          </table:table-cell>
          <table:table-cell table:formula="of:=[.C82]*[.$B82]" office:value-type="float" office:value="0" calcext:value-type="float">
            <text:p>0</text:p>
          </table:table-cell>
          <table:table-cell table:formula="of:=[.D82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82]*[.$B82]" office:value-type="float" office:value="0" calcext:value-type="float">
            <text:p>0</text:p>
          </table:table-cell>
          <table:table-cell table:formula="of:=[.G82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82]*[.$B82]" office:value-type="float" office:value="0" calcext:value-type="float">
            <text:p>0</text:p>
          </table:table-cell>
          <table:table-cell table:formula="of:=[.J82]/SUM([.J$4:.J$121])"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8.12830516164099" calcext:value-type="float">
            <text:p>8.12830516164099</text:p>
          </table:table-cell>
          <table:table-cell table:formula="of:=[.M82]*[.B82]" office:value-type="float" office:value="1601.03226768843" calcext:value-type="float">
            <text:p>1601.0322676884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6" office:value-type="float" office:value="0.06" calcext:value-type="float">
            <text:p>0.06</text:p>
          </table:table-cell>
          <table:table-cell table:formula="of:=(0.01)*94" office:value-type="float" office:value="0.94" calcext:value-type="float">
            <text:p>0.94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82]*[.N82]" office:value-type="float" office:value="96.0619360613056" calcext:value-type="float">
            <text:p>96.0619360613056</text:p>
          </table:table-cell>
          <table:table-cell table:formula="of:=[.V82]/SUM([.V$4:.V$121])" office:value-type="float" office:value="0.00000000508888395496" calcext:value-type="float">
            <text:p>5.08888395496185E-09</text:p>
          </table:table-cell>
          <table:table-cell/>
          <table:table-cell table:formula="of:=[.R82]*[.$N82]" office:value-type="float" office:value="1504.97033162712" calcext:value-type="float">
            <text:p>1504.97033162712</text:p>
          </table:table-cell>
          <table:table-cell table:formula="of:=[.Y82]/SUM([.Y$4:.Y$121])" office:value-type="float" office:value="0.0115936980827582" calcext:value-type="float">
            <text:p>0.0115936980827582</text:p>
          </table:table-cell>
          <table:table-cell/>
          <table:table-cell table:formula="of:=[.S82]*[.$N82]" office:value-type="float" office:value="0" calcext:value-type="float">
            <text:p>0</text:p>
          </table:table-cell>
          <table:table-cell table:formula="of:=[.AB82]/SUM([.AB$4:.AB$121])" office:value-type="float" office:value="0" calcext:value-type="float">
            <text:p>0</text:p>
          </table:table-cell>
          <table:table-cell/>
          <table:table-cell table:formula="of:=[.T82]*[.$N82]" office:value-type="float" office:value="0" calcext:value-type="float">
            <text:p>0</text:p>
          </table:table-cell>
          <table:table-cell table:formula="of:=[.AE82]/SUM([.AE$4:.AE$121])" office:value-type="float" office:value="0" calcext:value-type="float">
            <text:p>0</text:p>
          </table:table-cell>
          <table:table-cell/>
          <table:table-cell table:formula="of:=MAX([.AC82];[.W82];[.Z82];[.AF82];[.K82];[.H82];[.E82])" office:value-type="float" office:value="0.0115936980827582" calcext:value-type="float">
            <text:p>0.0115936980827582</text:p>
          </table:table-cell>
          <table:table-cell office:value-type="float" office:value="2.30537208266222E+028" calcext:value-type="float">
            <text:p>2.30537208266222E+028</text:p>
          </table:table-cell>
          <table:table-cell office:value-type="float" office:value="2.30537208266222E+026" calcext:value-type="float">
            <text:p>2.30537208266222E+026</text:p>
          </table:table-cell>
          <table:table-cell/>
          <table:table-cell table:formula="of:=[.AK82]/[.AI82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200.59" calcext:value-type="float">
            <text:p>200.59</text:p>
          </table:table-cell>
          <table:table-cell table:formula="of:=0" office:value-type="float" office:value="0" calcext:value-type="float">
            <text:p>0</text:p>
          </table:table-cell>
          <table:table-cell table:formula="of:=[.C83]*[.$B83]" office:value-type="float" office:value="0" calcext:value-type="float">
            <text:p>0</text:p>
          </table:table-cell>
          <table:table-cell table:formula="of:=[.D83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83]*[.$B83]" office:value-type="float" office:value="0" calcext:value-type="float">
            <text:p>0</text:p>
          </table:table-cell>
          <table:table-cell table:formula="of:=[.G83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83]*[.$B83]" office:value-type="float" office:value="0" calcext:value-type="float">
            <text:p>0</text:p>
          </table:table-cell>
          <table:table-cell table:formula="of:=[.J83]/SUM([.J$4:.J$121])"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16.9824365246174" calcext:value-type="float">
            <text:p>16.9824365246174</text:p>
          </table:table-cell>
          <table:table-cell table:formula="of:=[.M83]*[.B83]" office:value-type="float" office:value="3406.506942473" calcext:value-type="float">
            <text:p>3406.50694247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62" office:value-type="float" office:value="0.62" calcext:value-type="float">
            <text:p>0.62</text:p>
          </table:table-cell>
          <table:table-cell table:formula="of:=(0.01)*38" office:value-type="float" office:value="0.38" calcext:value-type="float">
            <text:p>0.3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83]*[.N83]" office:value-type="float" office:value="2112.03430433326" calcext:value-type="float">
            <text:p>2112.03430433326</text:p>
          </table:table-cell>
          <table:table-cell table:formula="of:=[.V83]/SUM([.V$4:.V$121])" office:value-type="float" office:value="0.00000011188508085858" calcext:value-type="float">
            <text:p>1.11885080858576E-07</text:p>
          </table:table-cell>
          <table:table-cell/>
          <table:table-cell table:formula="of:=[.R83]*[.$N83]" office:value-type="float" office:value="1294.47263813974" calcext:value-type="float">
            <text:p>1294.47263813974</text:p>
          </table:table-cell>
          <table:table-cell table:formula="of:=[.Y83]/SUM([.Y$4:.Y$121])" office:value-type="float" office:value="0.00997210684330094" calcext:value-type="float">
            <text:p>0.00997210684330094</text:p>
          </table:table-cell>
          <table:table-cell/>
          <table:table-cell table:formula="of:=[.S83]*[.$N83]" office:value-type="float" office:value="0" calcext:value-type="float">
            <text:p>0</text:p>
          </table:table-cell>
          <table:table-cell table:formula="of:=[.AB83]/SUM([.AB$4:.AB$121])" office:value-type="float" office:value="0" calcext:value-type="float">
            <text:p>0</text:p>
          </table:table-cell>
          <table:table-cell/>
          <table:table-cell table:formula="of:=[.T83]*[.$N83]" office:value-type="float" office:value="0" calcext:value-type="float">
            <text:p>0</text:p>
          </table:table-cell>
          <table:table-cell table:formula="of:=[.AE83]/SUM([.AE$4:.AE$121])" office:value-type="float" office:value="0" calcext:value-type="float">
            <text:p>0</text:p>
          </table:table-cell>
          <table:table-cell/>
          <table:table-cell table:formula="of:=MAX([.AC83];[.W83];[.Z83];[.AF83];[.K83];[.H83];[.E83])" office:value-type="float" office:value="0.00997210684330094" calcext:value-type="float">
            <text:p>0.00997210684330094</text:p>
          </table:table-cell>
          <table:table-cell office:value-type="float" office:value="1.98292352946986E+028" calcext:value-type="float">
            <text:p>1.98292352946986E+028</text:p>
          </table:table-cell>
          <table:table-cell office:value-type="float" office:value="1.98292352946986E+026" calcext:value-type="float">
            <text:p>1.98292352946986E+026</text:p>
          </table:table-cell>
          <table:table-cell/>
          <table:table-cell table:formula="of:=[.AK83]/[.AI8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hallium</text:p>
          </table:table-cell>
          <table:table-cell office:value-type="float" office:value="204.38" calcext:value-type="float">
            <text:p>204.38</text:p>
          </table:table-cell>
          <table:table-cell table:formula="of:=0" office:value-type="float" office:value="0" calcext:value-type="float">
            <text:p>0</text:p>
          </table:table-cell>
          <table:table-cell table:formula="of:=[.C84]*[.$B84]" office:value-type="float" office:value="0" calcext:value-type="float">
            <text:p>0</text:p>
          </table:table-cell>
          <table:table-cell table:formula="of:=[.D84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84]*[.$B84]" office:value-type="float" office:value="0" calcext:value-type="float">
            <text:p>0</text:p>
          </table:table-cell>
          <table:table-cell table:formula="of:=[.G84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84]*[.$B84]" office:value-type="float" office:value="0" calcext:value-type="float">
            <text:p>0</text:p>
          </table:table-cell>
          <table:table-cell table:formula="of:=[.J84]/SUM([.J$4:.J$121])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7.58577575029184" calcext:value-type="float">
            <text:p>7.58577575029184</text:p>
          </table:table-cell>
          <table:table-cell table:formula="of:=[.M84]*[.B84]" office:value-type="float" office:value="1550.38084784465" calcext:value-type="float">
            <text:p>1550.3808478446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76" office:value-type="float" office:value="0.76" calcext:value-type="float">
            <text:p>0.76</text:p>
          </table:table-cell>
          <table:table-cell table:formula="of:=(0.01)*24" office:value-type="float" office:value="0.24" calcext:value-type="float">
            <text:p>0.24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84]*[.N84]" office:value-type="float" office:value="1178.28944436193" calcext:value-type="float">
            <text:p>1178.28944436193</text:p>
          </table:table-cell>
          <table:table-cell table:formula="of:=[.V84]/SUM([.V$4:.V$121])" office:value-type="float" office:value="0.00000006241991878956" calcext:value-type="float">
            <text:p>6.24199187895574E-08</text:p>
          </table:table-cell>
          <table:table-cell/>
          <table:table-cell table:formula="of:=[.R84]*[.$N84]" office:value-type="float" office:value="372.091403482715" calcext:value-type="float">
            <text:p>372.091403482715</text:p>
          </table:table-cell>
          <table:table-cell table:formula="of:=[.Y84]/SUM([.Y$4:.Y$121])" office:value-type="float" office:value="0.00286644547105744" calcext:value-type="float">
            <text:p>0.00286644547105744</text:p>
          </table:table-cell>
          <table:table-cell/>
          <table:table-cell table:formula="of:=[.S84]*[.$N84]" office:value-type="float" office:value="0" calcext:value-type="float">
            <text:p>0</text:p>
          </table:table-cell>
          <table:table-cell table:formula="of:=[.AB84]/SUM([.AB$4:.AB$121])" office:value-type="float" office:value="0" calcext:value-type="float">
            <text:p>0</text:p>
          </table:table-cell>
          <table:table-cell/>
          <table:table-cell table:formula="of:=[.T84]*[.$N84]" office:value-type="float" office:value="0" calcext:value-type="float">
            <text:p>0</text:p>
          </table:table-cell>
          <table:table-cell table:formula="of:=[.AE84]/SUM([.AE$4:.AE$121])" office:value-type="float" office:value="0" calcext:value-type="float">
            <text:p>0</text:p>
          </table:table-cell>
          <table:table-cell/>
          <table:table-cell table:formula="of:=MAX([.AC84];[.W84];[.Z84];[.AF84];[.K84];[.H84];[.E84])" office:value-type="float" office:value="0.00286644547105744" calcext:value-type="float">
            <text:p>0.00286644547105744</text:p>
          </table:table-cell>
          <table:table-cell office:value-type="float" office:value="5.69984082583358E+027" calcext:value-type="float">
            <text:p>5.69984082583358E+027</text:p>
          </table:table-cell>
          <table:table-cell office:value-type="float" office:value="5.69984082583358E+025" calcext:value-type="float">
            <text:p>5.69984082583358E+025</text:p>
          </table:table-cell>
          <table:table-cell/>
          <table:table-cell table:formula="of:=[.AK84]/[.AI84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207.2" calcext:value-type="float">
            <text:p>207.2</text:p>
          </table:table-cell>
          <table:table-cell table:formula="of:=0" office:value-type="float" office:value="0" calcext:value-type="float">
            <text:p>0</text:p>
          </table:table-cell>
          <table:table-cell table:formula="of:=[.C85]*[.$B85]" office:value-type="float" office:value="0" calcext:value-type="float">
            <text:p>0</text:p>
          </table:table-cell>
          <table:table-cell table:formula="of:=[.D85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85]*[.$B85]" office:value-type="float" office:value="0" calcext:value-type="float">
            <text:p>0</text:p>
          </table:table-cell>
          <table:table-cell table:formula="of:=[.G85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85]*[.$B85]" office:value-type="float" office:value="0" calcext:value-type="float">
            <text:p>0</text:p>
          </table:table-cell>
          <table:table-cell table:formula="of:=[.J85]/SUM([.J$4:.J$121])"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134.896288259165" calcext:value-type="float">
            <text:p>134.896288259165</text:p>
          </table:table-cell>
          <table:table-cell table:formula="of:=[.M85]*[.B85]" office:value-type="float" office:value="27950.510927299" calcext:value-type="float">
            <text:p>27950.51092729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47" office:value-type="float" office:value="0.47" calcext:value-type="float">
            <text:p>0.47</text:p>
          </table:table-cell>
          <table:table-cell table:formula="of:=(0.01)*53" office:value-type="float" office:value="0.53" calcext:value-type="float">
            <text:p>0.5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85]*[.N85]" office:value-type="float" office:value="13136.7401358305" calcext:value-type="float">
            <text:p>13136.7401358305</text:p>
          </table:table-cell>
          <table:table-cell table:formula="of:=[.V85]/SUM([.V$4:.V$121])" office:value-type="float" office:value="0.00000069591920420038" calcext:value-type="float">
            <text:p>6.95919204200378E-07</text:p>
          </table:table-cell>
          <table:table-cell/>
          <table:table-cell table:formula="of:=[.R85]*[.$N85]" office:value-type="float" office:value="14813.7707914685" calcext:value-type="float">
            <text:p>14813.7707914685</text:p>
          </table:table-cell>
          <table:table-cell table:formula="of:=[.Y85]/SUM([.Y$4:.Y$121])" office:value-type="float" office:value="0.11411944967565" calcext:value-type="float">
            <text:p>0.11411944967565</text:p>
          </table:table-cell>
          <table:table-cell/>
          <table:table-cell table:formula="of:=[.S85]*[.$N85]" office:value-type="float" office:value="0" calcext:value-type="float">
            <text:p>0</text:p>
          </table:table-cell>
          <table:table-cell table:formula="of:=[.AB85]/SUM([.AB$4:.AB$121])" office:value-type="float" office:value="0" calcext:value-type="float">
            <text:p>0</text:p>
          </table:table-cell>
          <table:table-cell/>
          <table:table-cell table:formula="of:=[.T85]*[.$N85]" office:value-type="float" office:value="0" calcext:value-type="float">
            <text:p>0</text:p>
          </table:table-cell>
          <table:table-cell table:formula="of:=[.AE85]/SUM([.AE$4:.AE$121])" office:value-type="float" office:value="0" calcext:value-type="float">
            <text:p>0</text:p>
          </table:table-cell>
          <table:table-cell/>
          <table:table-cell table:formula="of:=MAX([.AC85];[.W85];[.Z85];[.AF85];[.K85];[.H85];[.E85])" office:value-type="float" office:value="0.11411944967565" calcext:value-type="float">
            <text:p>0.11411944967565</text:p>
          </table:table-cell>
          <table:table-cell office:value-type="float" office:value="2.2692310209654E+029" calcext:value-type="float">
            <text:p>2.2692310209654E+029</text:p>
          </table:table-cell>
          <table:table-cell office:value-type="float" office:value="2.2692310209654E+027" calcext:value-type="float">
            <text:p>2.2692310209654E+027</text:p>
          </table:table-cell>
          <table:table-cell/>
          <table:table-cell table:formula="of:=[.AK85]/[.AI8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ismuth</text:p>
          </table:table-cell>
          <table:table-cell office:value-type="float" office:value="208.98" calcext:value-type="float">
            <text:p>208.98</text:p>
          </table:table-cell>
          <table:table-cell table:formula="of:=0" office:value-type="float" office:value="0" calcext:value-type="float">
            <text:p>0</text:p>
          </table:table-cell>
          <table:table-cell table:formula="of:=[.C86]*[.$B86]" office:value-type="float" office:value="0" calcext:value-type="float">
            <text:p>0</text:p>
          </table:table-cell>
          <table:table-cell table:formula="of:=[.D86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86]*[.$B86]" office:value-type="float" office:value="0" calcext:value-type="float">
            <text:p>0</text:p>
          </table:table-cell>
          <table:table-cell table:formula="of:=[.G86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86]*[.$B86]" office:value-type="float" office:value="0" calcext:value-type="float">
            <text:p>0</text:p>
          </table:table-cell>
          <table:table-cell table:formula="of:=[.J86]/SUM([.J$4:.J$121])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5.75439937337157" calcext:value-type="float">
            <text:p>5.75439937337157</text:p>
          </table:table-cell>
          <table:table-cell table:formula="of:=[.M86]*[.B86]" office:value-type="float" office:value="1202.55438104719" calcext:value-type="float">
            <text:p>1202.5543810471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86]*[.N86]" office:value-type="float" office:value="0" calcext:value-type="float">
            <text:p>0</text:p>
          </table:table-cell>
          <table:table-cell table:formula="of:=[.V86]/SUM([.V$4:.V$121])" office:value-type="float" office:value="0" calcext:value-type="float">
            <text:p>0</text:p>
          </table:table-cell>
          <table:table-cell/>
          <table:table-cell table:formula="of:=[.R86]*[.$N86]" office:value-type="float" office:value="1202.55438104719" calcext:value-type="float">
            <text:p>1202.55438104719</text:p>
          </table:table-cell>
          <table:table-cell table:formula="of:=[.Y86]/SUM([.Y$4:.Y$121])" office:value-type="float" office:value="0.0092640048305043" calcext:value-type="float">
            <text:p>0.0092640048305043</text:p>
          </table:table-cell>
          <table:table-cell/>
          <table:table-cell table:formula="of:=[.S86]*[.$N86]" office:value-type="float" office:value="0" calcext:value-type="float">
            <text:p>0</text:p>
          </table:table-cell>
          <table:table-cell table:formula="of:=[.AB86]/SUM([.AB$4:.AB$121])" office:value-type="float" office:value="0" calcext:value-type="float">
            <text:p>0</text:p>
          </table:table-cell>
          <table:table-cell/>
          <table:table-cell table:formula="of:=[.T86]*[.$N86]" office:value-type="float" office:value="0" calcext:value-type="float">
            <text:p>0</text:p>
          </table:table-cell>
          <table:table-cell table:formula="of:=[.AE86]/SUM([.AE$4:.AE$121])" office:value-type="float" office:value="0" calcext:value-type="float">
            <text:p>0</text:p>
          </table:table-cell>
          <table:table-cell/>
          <table:table-cell table:formula="of:=MAX([.AC86];[.W86];[.Z86];[.AF86];[.K86];[.H86];[.E86])" office:value-type="float" office:value="0.0092640048305043" calcext:value-type="float">
            <text:p>0.0092640048305043</text:p>
          </table:table-cell>
          <table:table-cell office:value-type="float" office:value="1.84211956853129E+028" calcext:value-type="float">
            <text:p>1.84211956853129E+028</text:p>
          </table:table-cell>
          <table:table-cell office:value-type="float" office:value="1.84211956853129E+026" calcext:value-type="float">
            <text:p>1.84211956853129E+026</text:p>
          </table:table-cell>
          <table:table-cell/>
          <table:table-cell table:formula="of:=[.AK86]/[.AI86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olonium</text:p>
          </table:table-cell>
          <table:table-cell office:value-type="string" calcext:value-type="string">
            <text:p>209</text:p>
          </table:table-cell>
          <table:table-cell table:formula="of:=0" office:value-type="float" office:value="0" calcext:value-type="float">
            <text:p>0</text:p>
          </table:table-cell>
          <table:table-cell table:formula="of:=[.C87]*[.$B87]" office:value-type="float" office:value="0" calcext:value-type="float">
            <text:p>0</text:p>
          </table:table-cell>
          <table:table-cell table:formula="of:=[.D87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87]*[.$B87]" office:value-type="float" office:value="0" calcext:value-type="float">
            <text:p>0</text:p>
          </table:table-cell>
          <table:table-cell table:formula="of:=[.G87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87]*[.$B87]" office:value-type="float" office:value="0" calcext:value-type="float">
            <text:p>0</text:p>
          </table:table-cell>
          <table:table-cell table:formula="of:=[.J87]/SUM([.J$4:.J$1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87]*[.B87]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87]*[.N87]" office:value-type="float" office:value="0" calcext:value-type="float">
            <text:p>0</text:p>
          </table:table-cell>
          <table:table-cell table:formula="of:=[.V87]/SUM([.V$4:.V$121])" office:value-type="float" office:value="0" calcext:value-type="float">
            <text:p>0</text:p>
          </table:table-cell>
          <table:table-cell/>
          <table:table-cell table:formula="of:=[.R87]*[.$N87]" office:value-type="float" office:value="0" calcext:value-type="float">
            <text:p>0</text:p>
          </table:table-cell>
          <table:table-cell table:formula="of:=[.Y87]/SUM([.Y$4:.Y$121])" office:value-type="float" office:value="0" calcext:value-type="float">
            <text:p>0</text:p>
          </table:table-cell>
          <table:table-cell/>
          <table:table-cell table:formula="of:=[.S87]*[.$N87]" office:value-type="float" office:value="0" calcext:value-type="float">
            <text:p>0</text:p>
          </table:table-cell>
          <table:table-cell table:formula="of:=[.AB87]/SUM([.AB$4:.AB$121])" office:value-type="float" office:value="0" calcext:value-type="float">
            <text:p>0</text:p>
          </table:table-cell>
          <table:table-cell/>
          <table:table-cell table:formula="of:=[.T87]*[.$N87]" office:value-type="float" office:value="0" calcext:value-type="float">
            <text:p>0</text:p>
          </table:table-cell>
          <table:table-cell table:formula="of:=[.AE87]/SUM([.AE$4:.AE$121])" office:value-type="float" office:value="0" calcext:value-type="float">
            <text:p>0</text:p>
          </table:table-cell>
          <table:table-cell/>
          <table:table-cell table:formula="of:=MAX([.AC87];[.W87];[.Z87];[.AF87];[.K87];[.H87];[.E8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K87]/[.AI87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statine</text:p>
          </table:table-cell>
          <table:table-cell office:value-type="string" calcext:value-type="string">
            <text:p>210</text:p>
          </table:table-cell>
          <table:table-cell table:formula="of:=0" office:value-type="float" office:value="0" calcext:value-type="float">
            <text:p>0</text:p>
          </table:table-cell>
          <table:table-cell table:formula="of:=[.C88]*[.$B88]" office:value-type="float" office:value="0" calcext:value-type="float">
            <text:p>0</text:p>
          </table:table-cell>
          <table:table-cell table:formula="of:=[.D88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88]*[.$B88]" office:value-type="float" office:value="0" calcext:value-type="float">
            <text:p>0</text:p>
          </table:table-cell>
          <table:table-cell table:formula="of:=[.G88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88]*[.$B88]" office:value-type="float" office:value="0" calcext:value-type="float">
            <text:p>0</text:p>
          </table:table-cell>
          <table:table-cell table:formula="of:=[.J88]/SUM([.J$4:.J$1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88]*[.B88]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88]*[.N88]" office:value-type="float" office:value="0" calcext:value-type="float">
            <text:p>0</text:p>
          </table:table-cell>
          <table:table-cell table:formula="of:=[.V88]/SUM([.V$4:.V$121])" office:value-type="float" office:value="0" calcext:value-type="float">
            <text:p>0</text:p>
          </table:table-cell>
          <table:table-cell/>
          <table:table-cell table:formula="of:=[.R88]*[.$N88]" office:value-type="float" office:value="0" calcext:value-type="float">
            <text:p>0</text:p>
          </table:table-cell>
          <table:table-cell table:formula="of:=[.Y88]/SUM([.Y$4:.Y$121])" office:value-type="float" office:value="0" calcext:value-type="float">
            <text:p>0</text:p>
          </table:table-cell>
          <table:table-cell/>
          <table:table-cell table:formula="of:=[.S88]*[.$N88]" office:value-type="float" office:value="0" calcext:value-type="float">
            <text:p>0</text:p>
          </table:table-cell>
          <table:table-cell table:formula="of:=[.AB88]/SUM([.AB$4:.AB$121])" office:value-type="float" office:value="0" calcext:value-type="float">
            <text:p>0</text:p>
          </table:table-cell>
          <table:table-cell/>
          <table:table-cell table:formula="of:=[.T88]*[.$N88]" office:value-type="float" office:value="0" calcext:value-type="float">
            <text:p>0</text:p>
          </table:table-cell>
          <table:table-cell table:formula="of:=[.AE88]/SUM([.AE$4:.AE$121])" office:value-type="float" office:value="0" calcext:value-type="float">
            <text:p>0</text:p>
          </table:table-cell>
          <table:table-cell/>
          <table:table-cell table:formula="of:=MAX([.AC88];[.W88];[.Z88];[.AF88];[.K88];[.H88];[.E8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K88]/[.AI88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Radon</text:p>
          </table:table-cell>
          <table:table-cell table:style-name="ce1" office:value-type="string" calcext:value-type="string">
            <text:p>222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C89]*[.$B89]" office:value-type="float" office:value="0" calcext:value-type="float">
            <text:p>0</text:p>
          </table:table-cell>
          <table:table-cell table:style-name="ce1" table:formula="of:=[.D89]/SUM([.D$4:.D$121])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F89]*[.$B89]" office:value-type="float" office:value="0" calcext:value-type="float">
            <text:p>0</text:p>
          </table:table-cell>
          <table:table-cell table:style-name="ce1" table:formula="of:=[.G89]/SUM([.G$4:.G$121])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I89]*[.$B89]" office:value-type="float" office:value="0" calcext:value-type="float">
            <text:p>0</text:p>
          </table:table-cell>
          <table:table-cell table:style-name="ce1" table:formula="of:=[.J89]/SUM([.J$4:.J$121])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M89]*[.B89]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100" office:value-type="float" office:value="1" calcext:value-type="float">
            <text:p>1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[.Q89]*[.N89]" office:value-type="float" office:value="0" calcext:value-type="float">
            <text:p>0</text:p>
          </table:table-cell>
          <table:table-cell table:style-name="ce1" table:formula="of:=[.V89]/SUM([.V$4:.V$121])" office:value-type="float" office:value="0" calcext:value-type="float">
            <text:p>0</text:p>
          </table:table-cell>
          <table:table-cell table:style-name="ce1"/>
          <table:table-cell table:style-name="ce1" table:formula="of:=[.R89]*[.$N89]" office:value-type="float" office:value="0" calcext:value-type="float">
            <text:p>0</text:p>
          </table:table-cell>
          <table:table-cell table:style-name="ce1" table:formula="of:=[.Y89]/SUM([.Y$4:.Y$121])" office:value-type="float" office:value="0" calcext:value-type="float">
            <text:p>0</text:p>
          </table:table-cell>
          <table:table-cell table:style-name="ce1"/>
          <table:table-cell table:style-name="ce1" table:formula="of:=[.S89]*[.$N89]" office:value-type="float" office:value="0" calcext:value-type="float">
            <text:p>0</text:p>
          </table:table-cell>
          <table:table-cell table:style-name="ce1" table:formula="of:=[.AB89]/SUM([.AB$4:.AB$121])" office:value-type="float" office:value="0" calcext:value-type="float">
            <text:p>0</text:p>
          </table:table-cell>
          <table:table-cell table:style-name="ce1"/>
          <table:table-cell table:style-name="ce1" table:formula="of:=[.T89]*[.$N89]" office:value-type="float" office:value="0" calcext:value-type="float">
            <text:p>0</text:p>
          </table:table-cell>
          <table:table-cell table:style-name="ce1" table:formula="of:=[.AE89]/SUM([.AE$4:.AE$121])" office:value-type="float" office:value="0" calcext:value-type="float">
            <text:p>0</text:p>
          </table:table-cell>
          <table:table-cell table:style-name="ce1"/>
          <table:table-cell table:formula="of:=MAX([.AC89];[.W89];[.Z89];[.AF89];[.K89];[.H89];[.E8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/>
          <table:table-cell table:formula="of:=[.AK89]/[.AI89]" office:value-type="string" office:string-value="" calcext:value-type="error">
            <text:p>#DIV/0!</text:p>
          </table:table-cell>
          <table:table-cell table:style-name="ce1" table:number-columns-repeated="986"/>
        </table:table-row>
        <table:table-row table:style-name="ro1">
          <table:table-cell office:value-type="string" calcext:value-type="string">
            <text:p>Francium</text:p>
          </table:table-cell>
          <table:table-cell office:value-type="string" calcext:value-type="string">
            <text:p>223</text:p>
          </table:table-cell>
          <table:table-cell table:formula="of:=0" office:value-type="float" office:value="0" calcext:value-type="float">
            <text:p>0</text:p>
          </table:table-cell>
          <table:table-cell table:formula="of:=[.C90]*[.$B90]" office:value-type="float" office:value="0" calcext:value-type="float">
            <text:p>0</text:p>
          </table:table-cell>
          <table:table-cell table:formula="of:=[.D90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90]*[.$B90]" office:value-type="float" office:value="0" calcext:value-type="float">
            <text:p>0</text:p>
          </table:table-cell>
          <table:table-cell table:formula="of:=[.G90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90]*[.$B90]" office:value-type="float" office:value="0" calcext:value-type="float">
            <text:p>0</text:p>
          </table:table-cell>
          <table:table-cell table:formula="of:=[.J90]/SUM([.J$4:.J$1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90]*[.B90]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90]*[.N90]" office:value-type="float" office:value="0" calcext:value-type="float">
            <text:p>0</text:p>
          </table:table-cell>
          <table:table-cell table:formula="of:=[.V90]/SUM([.V$4:.V$121])" office:value-type="float" office:value="0" calcext:value-type="float">
            <text:p>0</text:p>
          </table:table-cell>
          <table:table-cell/>
          <table:table-cell table:formula="of:=[.R90]*[.$N90]" office:value-type="float" office:value="0" calcext:value-type="float">
            <text:p>0</text:p>
          </table:table-cell>
          <table:table-cell table:formula="of:=[.Y90]/SUM([.Y$4:.Y$121])" office:value-type="float" office:value="0" calcext:value-type="float">
            <text:p>0</text:p>
          </table:table-cell>
          <table:table-cell/>
          <table:table-cell table:formula="of:=[.S90]*[.$N90]" office:value-type="float" office:value="0" calcext:value-type="float">
            <text:p>0</text:p>
          </table:table-cell>
          <table:table-cell table:formula="of:=[.AB90]/SUM([.AB$4:.AB$121])" office:value-type="float" office:value="0" calcext:value-type="float">
            <text:p>0</text:p>
          </table:table-cell>
          <table:table-cell/>
          <table:table-cell table:formula="of:=[.T90]*[.$N90]" office:value-type="float" office:value="0" calcext:value-type="float">
            <text:p>0</text:p>
          </table:table-cell>
          <table:table-cell table:formula="of:=[.AE90]/SUM([.AE$4:.AE$121])" office:value-type="float" office:value="0" calcext:value-type="float">
            <text:p>0</text:p>
          </table:table-cell>
          <table:table-cell/>
          <table:table-cell table:formula="of:=MAX([.AC90];[.W90];[.Z90];[.AF90];[.K90];[.H90];[.E9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K90]/[.AI90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adium</text:p>
          </table:table-cell>
          <table:table-cell office:value-type="string" calcext:value-type="string">
            <text:p>226</text:p>
          </table:table-cell>
          <table:table-cell table:formula="of:=0" office:value-type="float" office:value="0" calcext:value-type="float">
            <text:p>0</text:p>
          </table:table-cell>
          <table:table-cell table:formula="of:=[.C91]*[.$B91]" office:value-type="float" office:value="0" calcext:value-type="float">
            <text:p>0</text:p>
          </table:table-cell>
          <table:table-cell table:formula="of:=[.D91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91]*[.$B91]" office:value-type="float" office:value="0" calcext:value-type="float">
            <text:p>0</text:p>
          </table:table-cell>
          <table:table-cell table:formula="of:=[.G91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91]*[.$B91]" office:value-type="float" office:value="0" calcext:value-type="float">
            <text:p>0</text:p>
          </table:table-cell>
          <table:table-cell table:formula="of:=[.J91]/SUM([.J$4:.J$1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91]*[.B91]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91]*[.N91]" office:value-type="float" office:value="0" calcext:value-type="float">
            <text:p>0</text:p>
          </table:table-cell>
          <table:table-cell table:formula="of:=[.V91]/SUM([.V$4:.V$121])" office:value-type="float" office:value="0" calcext:value-type="float">
            <text:p>0</text:p>
          </table:table-cell>
          <table:table-cell/>
          <table:table-cell table:formula="of:=[.R91]*[.$N91]" office:value-type="float" office:value="0" calcext:value-type="float">
            <text:p>0</text:p>
          </table:table-cell>
          <table:table-cell table:formula="of:=[.Y91]/SUM([.Y$4:.Y$121])" office:value-type="float" office:value="0" calcext:value-type="float">
            <text:p>0</text:p>
          </table:table-cell>
          <table:table-cell/>
          <table:table-cell table:formula="of:=[.S91]*[.$N91]" office:value-type="float" office:value="0" calcext:value-type="float">
            <text:p>0</text:p>
          </table:table-cell>
          <table:table-cell table:formula="of:=[.AB91]/SUM([.AB$4:.AB$121])" office:value-type="float" office:value="0" calcext:value-type="float">
            <text:p>0</text:p>
          </table:table-cell>
          <table:table-cell/>
          <table:table-cell table:formula="of:=[.T91]*[.$N91]" office:value-type="float" office:value="0" calcext:value-type="float">
            <text:p>0</text:p>
          </table:table-cell>
          <table:table-cell table:formula="of:=[.AE91]/SUM([.AE$4:.AE$121])" office:value-type="float" office:value="0" calcext:value-type="float">
            <text:p>0</text:p>
          </table:table-cell>
          <table:table-cell/>
          <table:table-cell table:formula="of:=MAX([.AC91];[.W91];[.Z91];[.AF91];[.K91];[.H91];[.E9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K91]/[.AI91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ctinium</text:p>
          </table:table-cell>
          <table:table-cell office:value-type="string" calcext:value-type="string">
            <text:p>227</text:p>
          </table:table-cell>
          <table:table-cell table:formula="of:=0" office:value-type="float" office:value="0" calcext:value-type="float">
            <text:p>0</text:p>
          </table:table-cell>
          <table:table-cell table:formula="of:=[.C92]*[.$B92]" office:value-type="float" office:value="0" calcext:value-type="float">
            <text:p>0</text:p>
          </table:table-cell>
          <table:table-cell table:formula="of:=[.D92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92]*[.$B92]" office:value-type="float" office:value="0" calcext:value-type="float">
            <text:p>0</text:p>
          </table:table-cell>
          <table:table-cell table:formula="of:=[.G92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92]*[.$B92]" office:value-type="float" office:value="0" calcext:value-type="float">
            <text:p>0</text:p>
          </table:table-cell>
          <table:table-cell table:formula="of:=[.J92]/SUM([.J$4:.J$1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92]*[.B92]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92]*[.N92]" office:value-type="float" office:value="0" calcext:value-type="float">
            <text:p>0</text:p>
          </table:table-cell>
          <table:table-cell table:formula="of:=[.V92]/SUM([.V$4:.V$121])" office:value-type="float" office:value="0" calcext:value-type="float">
            <text:p>0</text:p>
          </table:table-cell>
          <table:table-cell/>
          <table:table-cell table:formula="of:=[.R92]*[.$N92]" office:value-type="float" office:value="0" calcext:value-type="float">
            <text:p>0</text:p>
          </table:table-cell>
          <table:table-cell table:formula="of:=[.Y92]/SUM([.Y$4:.Y$121])" office:value-type="float" office:value="0" calcext:value-type="float">
            <text:p>0</text:p>
          </table:table-cell>
          <table:table-cell/>
          <table:table-cell table:formula="of:=[.S92]*[.$N92]" office:value-type="float" office:value="0" calcext:value-type="float">
            <text:p>0</text:p>
          </table:table-cell>
          <table:table-cell table:formula="of:=[.AB92]/SUM([.AB$4:.AB$121])" office:value-type="float" office:value="0" calcext:value-type="float">
            <text:p>0</text:p>
          </table:table-cell>
          <table:table-cell/>
          <table:table-cell table:formula="of:=[.T92]*[.$N92]" office:value-type="float" office:value="0" calcext:value-type="float">
            <text:p>0</text:p>
          </table:table-cell>
          <table:table-cell table:formula="of:=[.AE92]/SUM([.AE$4:.AE$121])" office:value-type="float" office:value="0" calcext:value-type="float">
            <text:p>0</text:p>
          </table:table-cell>
          <table:table-cell/>
          <table:table-cell table:formula="of:=MAX([.AC92];[.W92];[.Z92];[.AF92];[.K92];[.H92];[.E9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K92]/[.AI92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horium</text:p>
          </table:table-cell>
          <table:table-cell office:value-type="float" office:value="232.04" calcext:value-type="float">
            <text:p>232.04</text:p>
          </table:table-cell>
          <table:table-cell table:formula="of:=0" office:value-type="float" office:value="0" calcext:value-type="float">
            <text:p>0</text:p>
          </table:table-cell>
          <table:table-cell table:formula="of:=[.C93]*[.$B93]" office:value-type="float" office:value="0" calcext:value-type="float">
            <text:p>0</text:p>
          </table:table-cell>
          <table:table-cell table:formula="of:=[.D93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93]*[.$B93]" office:value-type="float" office:value="0" calcext:value-type="float">
            <text:p>0</text:p>
          </table:table-cell>
          <table:table-cell table:formula="of:=[.G93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93]*[.$B93]" office:value-type="float" office:value="0" calcext:value-type="float">
            <text:p>0</text:p>
          </table:table-cell>
          <table:table-cell table:formula="of:=[.J93]/SUM([.J$4:.J$121])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1.44543977074593" calcext:value-type="float">
            <text:p>1.44543977074593</text:p>
          </table:table-cell>
          <table:table-cell table:formula="of:=[.M93]*[.B93]" office:value-type="float" office:value="335.399844403886" calcext:value-type="float">
            <text:p>335.39984440388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93]*[.N93]" office:value-type="float" office:value="0" calcext:value-type="float">
            <text:p>0</text:p>
          </table:table-cell>
          <table:table-cell table:formula="of:=[.V93]/SUM([.V$4:.V$121])" office:value-type="float" office:value="0" calcext:value-type="float">
            <text:p>0</text:p>
          </table:table-cell>
          <table:table-cell/>
          <table:table-cell table:formula="of:=[.R93]*[.$N93]" office:value-type="float" office:value="335.399844403886" calcext:value-type="float">
            <text:p>335.399844403886</text:p>
          </table:table-cell>
          <table:table-cell table:formula="of:=[.Y93]/SUM([.Y$4:.Y$121])" office:value-type="float" office:value="0.00258378816598902" calcext:value-type="float">
            <text:p>0.00258378816598902</text:p>
          </table:table-cell>
          <table:table-cell/>
          <table:table-cell table:formula="of:=[.S93]*[.$N93]" office:value-type="float" office:value="0" calcext:value-type="float">
            <text:p>0</text:p>
          </table:table-cell>
          <table:table-cell table:formula="of:=[.AB93]/SUM([.AB$4:.AB$121])" office:value-type="float" office:value="0" calcext:value-type="float">
            <text:p>0</text:p>
          </table:table-cell>
          <table:table-cell/>
          <table:table-cell table:formula="of:=[.T93]*[.$N93]" office:value-type="float" office:value="0" calcext:value-type="float">
            <text:p>0</text:p>
          </table:table-cell>
          <table:table-cell table:formula="of:=[.AE93]/SUM([.AE$4:.AE$121])" office:value-type="float" office:value="0" calcext:value-type="float">
            <text:p>0</text:p>
          </table:table-cell>
          <table:table-cell/>
          <table:table-cell table:formula="of:=MAX([.AC93];[.W93];[.Z93];[.AF93];[.K93];[.H93];[.E93])" office:value-type="float" office:value="0.00258378816598902" calcext:value-type="float">
            <text:p>0.00258378816598902</text:p>
          </table:table-cell>
          <table:table-cell office:value-type="float" office:value="5.13778525442419E+027" calcext:value-type="float">
            <text:p>5.13778525442419E+027</text:p>
          </table:table-cell>
          <table:table-cell office:value-type="float" office:value="5.13778525442419E+025" calcext:value-type="float">
            <text:p>5.13778525442419E+025</text:p>
          </table:table-cell>
          <table:table-cell/>
          <table:table-cell table:formula="of:=[.AK93]/[.AI93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rotactinium</text:p>
          </table:table-cell>
          <table:table-cell office:value-type="float" office:value="231.04" calcext:value-type="float">
            <text:p>231.04</text:p>
          </table:table-cell>
          <table:table-cell table:formula="of:=0" office:value-type="float" office:value="0" calcext:value-type="float">
            <text:p>0</text:p>
          </table:table-cell>
          <table:table-cell table:formula="of:=[.C94]*[.$B94]" office:value-type="float" office:value="0" calcext:value-type="float">
            <text:p>0</text:p>
          </table:table-cell>
          <table:table-cell table:formula="of:=[.D94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94]*[.$B94]" office:value-type="float" office:value="0" calcext:value-type="float">
            <text:p>0</text:p>
          </table:table-cell>
          <table:table-cell table:formula="of:=[.G94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94]*[.$B94]" office:value-type="float" office:value="0" calcext:value-type="float">
            <text:p>0</text:p>
          </table:table-cell>
          <table:table-cell table:formula="of:=[.J94]/SUM([.J$4:.J$1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94]*[.B94]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94]*[.N94]" office:value-type="float" office:value="0" calcext:value-type="float">
            <text:p>0</text:p>
          </table:table-cell>
          <table:table-cell table:formula="of:=[.V94]/SUM([.V$4:.V$121])" office:value-type="float" office:value="0" calcext:value-type="float">
            <text:p>0</text:p>
          </table:table-cell>
          <table:table-cell/>
          <table:table-cell table:formula="of:=[.R94]*[.$N94]" office:value-type="float" office:value="0" calcext:value-type="float">
            <text:p>0</text:p>
          </table:table-cell>
          <table:table-cell table:formula="of:=[.Y94]/SUM([.Y$4:.Y$121])" office:value-type="float" office:value="0" calcext:value-type="float">
            <text:p>0</text:p>
          </table:table-cell>
          <table:table-cell/>
          <table:table-cell table:formula="of:=[.S94]*[.$N94]" office:value-type="float" office:value="0" calcext:value-type="float">
            <text:p>0</text:p>
          </table:table-cell>
          <table:table-cell table:formula="of:=[.AB94]/SUM([.AB$4:.AB$121])" office:value-type="float" office:value="0" calcext:value-type="float">
            <text:p>0</text:p>
          </table:table-cell>
          <table:table-cell/>
          <table:table-cell table:formula="of:=[.T94]*[.$N94]" office:value-type="float" office:value="0" calcext:value-type="float">
            <text:p>0</text:p>
          </table:table-cell>
          <table:table-cell table:formula="of:=[.AE94]/SUM([.AE$4:.AE$121])" office:value-type="float" office:value="0" calcext:value-type="float">
            <text:p>0</text:p>
          </table:table-cell>
          <table:table-cell/>
          <table:table-cell table:formula="of:=MAX([.AC94];[.W94];[.Z94];[.AF94];[.K94];[.H94];[.E9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K94]/[.AI94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Uranium</text:p>
          </table:table-cell>
          <table:table-cell office:value-type="float" office:value="238.03" calcext:value-type="float">
            <text:p>238.03</text:p>
          </table:table-cell>
          <table:table-cell table:formula="of:=0" office:value-type="float" office:value="0" calcext:value-type="float">
            <text:p>0</text:p>
          </table:table-cell>
          <table:table-cell table:formula="of:=[.C95]*[.$B95]" office:value-type="float" office:value="0" calcext:value-type="float">
            <text:p>0</text:p>
          </table:table-cell>
          <table:table-cell table:formula="of:=[.D95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95]*[.$B95]" office:value-type="float" office:value="0" calcext:value-type="float">
            <text:p>0</text:p>
          </table:table-cell>
          <table:table-cell table:formula="of:=[.G95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95]*[.$B95]" office:value-type="float" office:value="0" calcext:value-type="float">
            <text:p>0</text:p>
          </table:table-cell>
          <table:table-cell table:formula="of:=[.J95]/SUM([.J$4:.J$121])" office:value-type="float" office:value="0" calcext:value-type="float">
            <text:p>0</text:p>
          </table:table-cell>
          <table:table-cell office:value-type="float" office:value="-0.42" calcext:value-type="float">
            <text:p>-0.42</text:p>
          </table:table-cell>
          <table:table-cell office:value-type="float" office:value="0.380189396320561" calcext:value-type="float">
            <text:p>0.380189396320561</text:p>
          </table:table-cell>
          <table:table-cell table:formula="of:=[.M95]*[.B95]" office:value-type="float" office:value="90.4964820061831" calcext:value-type="float">
            <text:p>90.496482006183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95]*[.N95]" office:value-type="float" office:value="0" calcext:value-type="float">
            <text:p>0</text:p>
          </table:table-cell>
          <table:table-cell table:formula="of:=[.V95]/SUM([.V$4:.V$121])" office:value-type="float" office:value="0" calcext:value-type="float">
            <text:p>0</text:p>
          </table:table-cell>
          <table:table-cell/>
          <table:table-cell table:formula="of:=[.R95]*[.$N95]" office:value-type="float" office:value="90.4964820061831" calcext:value-type="float">
            <text:p>90.4964820061831</text:p>
          </table:table-cell>
          <table:table-cell table:formula="of:=[.Y95]/SUM([.Y$4:.Y$121])" office:value-type="float" office:value="0.00069714921808266" calcext:value-type="float">
            <text:p>0.00069714921808266</text:p>
          </table:table-cell>
          <table:table-cell/>
          <table:table-cell table:formula="of:=[.S95]*[.$N95]" office:value-type="float" office:value="0" calcext:value-type="float">
            <text:p>0</text:p>
          </table:table-cell>
          <table:table-cell table:formula="of:=[.AB95]/SUM([.AB$4:.AB$121])" office:value-type="float" office:value="0" calcext:value-type="float">
            <text:p>0</text:p>
          </table:table-cell>
          <table:table-cell/>
          <table:table-cell table:formula="of:=[.T95]*[.$N95]" office:value-type="float" office:value="0" calcext:value-type="float">
            <text:p>0</text:p>
          </table:table-cell>
          <table:table-cell table:formula="of:=[.AE95]/SUM([.AE$4:.AE$121])" office:value-type="float" office:value="0" calcext:value-type="float">
            <text:p>0</text:p>
          </table:table-cell>
          <table:table-cell/>
          <table:table-cell table:formula="of:=MAX([.AC95];[.W95];[.Z95];[.AF95];[.K95];[.H95];[.E95])" office:value-type="float" office:value="0.00069714921808266" calcext:value-type="float">
            <text:p>0.00069714921808266</text:p>
          </table:table-cell>
          <table:table-cell office:value-type="float" office:value="1.38626030568083E+027" calcext:value-type="float">
            <text:p>1.38626030568083E+027</text:p>
          </table:table-cell>
          <table:table-cell office:value-type="float" office:value="1.38626030568083E+025" calcext:value-type="float">
            <text:p>1.38626030568083E+025</text:p>
          </table:table-cell>
          <table:table-cell/>
          <table:table-cell table:formula="of:=[.AK95]/[.AI95]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eptunium</text:p>
          </table:table-cell>
          <table:table-cell office:value-type="string" calcext:value-type="string">
            <text:p>(237)</text:p>
          </table:table-cell>
          <table:table-cell table:formula="of:=0" office:value-type="float" office:value="0" calcext:value-type="float">
            <text:p>0</text:p>
          </table:table-cell>
          <table:table-cell table:formula="of:=[.C96]*[.$B96]" office:value-type="float" office:value="-0" calcext:value-type="float">
            <text:p>0</text:p>
          </table:table-cell>
          <table:table-cell table:formula="of:=[.D96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96]*[.$B96]" office:value-type="float" office:value="-0" calcext:value-type="float">
            <text:p>0</text:p>
          </table:table-cell>
          <table:table-cell table:formula="of:=[.G96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96]*[.$B96]" office:value-type="float" office:value="-0" calcext:value-type="float">
            <text:p>0</text:p>
          </table:table-cell>
          <table:table-cell table:formula="of:=[.J96]/SUM([.J$4:.J$121])" office:value-type="float" office:value="-0" calcext:value-type="float">
            <text:p>0</text:p>
          </table:table-cell>
          <table:table-cell table:number-columns-repeated="10"/>
          <table:table-cell table:formula="of:=[.Q96]*[.N96]" office:value-type="float" office:value="0" calcext:value-type="float">
            <text:p>0</text:p>
          </table:table-cell>
          <table:table-cell table:formula="of:=[.R96]*[.O96]" office:value-type="float" office:value="0" calcext:value-type="float">
            <text:p>0</text:p>
          </table:table-cell>
          <table:table-cell/>
          <table:table-cell table:formula="of:=[.R96]*[.$N96]" office:value-type="float" office:value="0" calcext:value-type="float">
            <text:p>0</text:p>
          </table:table-cell>
          <table:table-cell table:formula="of:=[.T96]*[.Q96]" office:value-type="float" office:value="0" calcext:value-type="float">
            <text:p>0</text:p>
          </table:table-cell>
          <table:table-cell/>
          <table:table-cell table:formula="of:=[.S96]*[.$N96]" office:value-type="float" office:value="0" calcext:value-type="float">
            <text:p>0</text:p>
          </table:table-cell>
          <table:table-cell table:formula="of:=[.V96]*[.S96]" office:value-type="float" office:value="0" calcext:value-type="float">
            <text:p>0</text:p>
          </table:table-cell>
          <table:table-cell/>
          <table:table-cell table:formula="of:=[.T96]*[.$N96]" office:value-type="float" office:value="0" calcext:value-type="float">
            <text:p>0</text:p>
          </table:table-cell>
          <table:table-cell table:formula="of:=[.Y96]*[.U96]" office:value-type="float" office:value="0" calcext:value-type="float">
            <text:p>0</text:p>
          </table:table-cell>
          <table:table-cell/>
          <table:table-cell table:formula="of:=MAX([.AC96];[.W96];[.Z96];[.AF96];[.K96];[.H96];[.E96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96]/[.AI96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lutonium</text:p>
          </table:table-cell>
          <table:table-cell office:value-type="string" calcext:value-type="string">
            <text:p>(244)</text:p>
          </table:table-cell>
          <table:table-cell table:formula="of:=0" office:value-type="float" office:value="0" calcext:value-type="float">
            <text:p>0</text:p>
          </table:table-cell>
          <table:table-cell table:formula="of:=[.C97]*[.$B97]" office:value-type="float" office:value="-0" calcext:value-type="float">
            <text:p>0</text:p>
          </table:table-cell>
          <table:table-cell table:formula="of:=[.D97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97]*[.$B97]" office:value-type="float" office:value="-0" calcext:value-type="float">
            <text:p>0</text:p>
          </table:table-cell>
          <table:table-cell table:formula="of:=[.G97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97]*[.$B97]" office:value-type="float" office:value="-0" calcext:value-type="float">
            <text:p>0</text:p>
          </table:table-cell>
          <table:table-cell table:formula="of:=[.J97]/SUM([.J$4:.J$121])" office:value-type="float" office:value="-0" calcext:value-type="float">
            <text:p>0</text:p>
          </table:table-cell>
          <table:table-cell table:number-columns-repeated="10"/>
          <table:table-cell table:formula="of:=[.Q97]*[.N97]" office:value-type="float" office:value="0" calcext:value-type="float">
            <text:p>0</text:p>
          </table:table-cell>
          <table:table-cell table:formula="of:=[.R97]*[.O97]" office:value-type="float" office:value="0" calcext:value-type="float">
            <text:p>0</text:p>
          </table:table-cell>
          <table:table-cell/>
          <table:table-cell table:formula="of:=[.R97]*[.$N97]" office:value-type="float" office:value="0" calcext:value-type="float">
            <text:p>0</text:p>
          </table:table-cell>
          <table:table-cell table:formula="of:=[.T97]*[.Q97]" office:value-type="float" office:value="0" calcext:value-type="float">
            <text:p>0</text:p>
          </table:table-cell>
          <table:table-cell/>
          <table:table-cell table:formula="of:=[.S97]*[.$N97]" office:value-type="float" office:value="0" calcext:value-type="float">
            <text:p>0</text:p>
          </table:table-cell>
          <table:table-cell table:formula="of:=[.V97]*[.S97]" office:value-type="float" office:value="0" calcext:value-type="float">
            <text:p>0</text:p>
          </table:table-cell>
          <table:table-cell/>
          <table:table-cell table:formula="of:=[.T97]*[.$N97]" office:value-type="float" office:value="0" calcext:value-type="float">
            <text:p>0</text:p>
          </table:table-cell>
          <table:table-cell table:formula="of:=[.Y97]*[.U97]" office:value-type="float" office:value="0" calcext:value-type="float">
            <text:p>0</text:p>
          </table:table-cell>
          <table:table-cell/>
          <table:table-cell table:formula="of:=MAX([.AC97];[.W97];[.Z97];[.AF97];[.K97];[.H97];[.E97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97]/[.AI97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mericium</text:p>
          </table:table-cell>
          <table:table-cell office:value-type="string" calcext:value-type="string">
            <text:p>(243)</text:p>
          </table:table-cell>
          <table:table-cell table:formula="of:=0" office:value-type="float" office:value="0" calcext:value-type="float">
            <text:p>0</text:p>
          </table:table-cell>
          <table:table-cell table:formula="of:=[.C98]*[.$B98]" office:value-type="float" office:value="-0" calcext:value-type="float">
            <text:p>0</text:p>
          </table:table-cell>
          <table:table-cell table:formula="of:=[.D98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98]*[.$B98]" office:value-type="float" office:value="-0" calcext:value-type="float">
            <text:p>0</text:p>
          </table:table-cell>
          <table:table-cell table:formula="of:=[.G98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98]*[.$B98]" office:value-type="float" office:value="-0" calcext:value-type="float">
            <text:p>0</text:p>
          </table:table-cell>
          <table:table-cell table:formula="of:=[.J98]/SUM([.J$4:.J$121])" office:value-type="float" office:value="-0" calcext:value-type="float">
            <text:p>0</text:p>
          </table:table-cell>
          <table:table-cell table:number-columns-repeated="10"/>
          <table:table-cell table:formula="of:=[.Q98]*[.N98]" office:value-type="float" office:value="0" calcext:value-type="float">
            <text:p>0</text:p>
          </table:table-cell>
          <table:table-cell table:formula="of:=[.R98]*[.O98]" office:value-type="float" office:value="0" calcext:value-type="float">
            <text:p>0</text:p>
          </table:table-cell>
          <table:table-cell/>
          <table:table-cell table:formula="of:=[.R98]*[.$N98]" office:value-type="float" office:value="0" calcext:value-type="float">
            <text:p>0</text:p>
          </table:table-cell>
          <table:table-cell table:formula="of:=[.T98]*[.Q98]" office:value-type="float" office:value="0" calcext:value-type="float">
            <text:p>0</text:p>
          </table:table-cell>
          <table:table-cell/>
          <table:table-cell table:formula="of:=[.S98]*[.$N98]" office:value-type="float" office:value="0" calcext:value-type="float">
            <text:p>0</text:p>
          </table:table-cell>
          <table:table-cell table:formula="of:=[.V98]*[.S98]" office:value-type="float" office:value="0" calcext:value-type="float">
            <text:p>0</text:p>
          </table:table-cell>
          <table:table-cell/>
          <table:table-cell table:formula="of:=[.T98]*[.$N98]" office:value-type="float" office:value="0" calcext:value-type="float">
            <text:p>0</text:p>
          </table:table-cell>
          <table:table-cell table:formula="of:=[.Y98]*[.U98]" office:value-type="float" office:value="0" calcext:value-type="float">
            <text:p>0</text:p>
          </table:table-cell>
          <table:table-cell/>
          <table:table-cell table:formula="of:=MAX([.AC98];[.W98];[.Z98];[.AF98];[.K98];[.H98];[.E98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98]/[.AI98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urium</text:p>
          </table:table-cell>
          <table:table-cell office:value-type="string" calcext:value-type="string">
            <text:p>(247)</text:p>
          </table:table-cell>
          <table:table-cell table:formula="of:=0" office:value-type="float" office:value="0" calcext:value-type="float">
            <text:p>0</text:p>
          </table:table-cell>
          <table:table-cell table:formula="of:=[.C99]*[.$B99]" office:value-type="float" office:value="-0" calcext:value-type="float">
            <text:p>0</text:p>
          </table:table-cell>
          <table:table-cell table:formula="of:=[.D99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99]*[.$B99]" office:value-type="float" office:value="-0" calcext:value-type="float">
            <text:p>0</text:p>
          </table:table-cell>
          <table:table-cell table:formula="of:=[.G99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99]*[.$B99]" office:value-type="float" office:value="-0" calcext:value-type="float">
            <text:p>0</text:p>
          </table:table-cell>
          <table:table-cell table:formula="of:=[.J99]/SUM([.J$4:.J$121])" office:value-type="float" office:value="-0" calcext:value-type="float">
            <text:p>0</text:p>
          </table:table-cell>
          <table:table-cell table:number-columns-repeated="10"/>
          <table:table-cell table:formula="of:=[.Q99]*[.N99]" office:value-type="float" office:value="0" calcext:value-type="float">
            <text:p>0</text:p>
          </table:table-cell>
          <table:table-cell table:formula="of:=[.R99]*[.O99]" office:value-type="float" office:value="0" calcext:value-type="float">
            <text:p>0</text:p>
          </table:table-cell>
          <table:table-cell/>
          <table:table-cell table:formula="of:=[.R99]*[.$N99]" office:value-type="float" office:value="0" calcext:value-type="float">
            <text:p>0</text:p>
          </table:table-cell>
          <table:table-cell table:formula="of:=[.T99]*[.Q99]" office:value-type="float" office:value="0" calcext:value-type="float">
            <text:p>0</text:p>
          </table:table-cell>
          <table:table-cell/>
          <table:table-cell table:formula="of:=[.S99]*[.$N99]" office:value-type="float" office:value="0" calcext:value-type="float">
            <text:p>0</text:p>
          </table:table-cell>
          <table:table-cell table:formula="of:=[.V99]*[.S99]" office:value-type="float" office:value="0" calcext:value-type="float">
            <text:p>0</text:p>
          </table:table-cell>
          <table:table-cell/>
          <table:table-cell table:formula="of:=[.T99]*[.$N99]" office:value-type="float" office:value="0" calcext:value-type="float">
            <text:p>0</text:p>
          </table:table-cell>
          <table:table-cell table:formula="of:=[.Y99]*[.U99]" office:value-type="float" office:value="0" calcext:value-type="float">
            <text:p>0</text:p>
          </table:table-cell>
          <table:table-cell/>
          <table:table-cell table:formula="of:=MAX([.AC99];[.W99];[.Z99];[.AF99];[.K99];[.H99];[.E99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99]/[.AI99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erkelium</text:p>
          </table:table-cell>
          <table:table-cell office:value-type="string" calcext:value-type="string">
            <text:p>(247)</text:p>
          </table:table-cell>
          <table:table-cell table:formula="of:=0" office:value-type="float" office:value="0" calcext:value-type="float">
            <text:p>0</text:p>
          </table:table-cell>
          <table:table-cell table:formula="of:=[.C100]*[.$B100]" office:value-type="float" office:value="-0" calcext:value-type="float">
            <text:p>0</text:p>
          </table:table-cell>
          <table:table-cell table:formula="of:=[.D100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00]*[.$B100]" office:value-type="float" office:value="-0" calcext:value-type="float">
            <text:p>0</text:p>
          </table:table-cell>
          <table:table-cell table:formula="of:=[.G100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00]*[.$B100]" office:value-type="float" office:value="-0" calcext:value-type="float">
            <text:p>0</text:p>
          </table:table-cell>
          <table:table-cell table:formula="of:=[.J100]/SUM([.J$4:.J$121])" office:value-type="float" office:value="-0" calcext:value-type="float">
            <text:p>0</text:p>
          </table:table-cell>
          <table:table-cell table:number-columns-repeated="10"/>
          <table:table-cell table:formula="of:=[.Q100]*[.N100]" office:value-type="float" office:value="0" calcext:value-type="float">
            <text:p>0</text:p>
          </table:table-cell>
          <table:table-cell table:formula="of:=[.R100]*[.O100]" office:value-type="float" office:value="0" calcext:value-type="float">
            <text:p>0</text:p>
          </table:table-cell>
          <table:table-cell/>
          <table:table-cell table:formula="of:=[.R100]*[.$N100]" office:value-type="float" office:value="0" calcext:value-type="float">
            <text:p>0</text:p>
          </table:table-cell>
          <table:table-cell table:formula="of:=[.T100]*[.Q100]" office:value-type="float" office:value="0" calcext:value-type="float">
            <text:p>0</text:p>
          </table:table-cell>
          <table:table-cell/>
          <table:table-cell table:formula="of:=[.S100]*[.$N100]" office:value-type="float" office:value="0" calcext:value-type="float">
            <text:p>0</text:p>
          </table:table-cell>
          <table:table-cell table:formula="of:=[.V100]*[.S100]" office:value-type="float" office:value="0" calcext:value-type="float">
            <text:p>0</text:p>
          </table:table-cell>
          <table:table-cell/>
          <table:table-cell table:formula="of:=[.T100]*[.$N100]" office:value-type="float" office:value="0" calcext:value-type="float">
            <text:p>0</text:p>
          </table:table-cell>
          <table:table-cell table:formula="of:=[.Y100]*[.U100]" office:value-type="float" office:value="0" calcext:value-type="float">
            <text:p>0</text:p>
          </table:table-cell>
          <table:table-cell/>
          <table:table-cell table:formula="of:=MAX([.AC100];[.W100];[.Z100];[.AF100];[.K100];[.H100];[.E100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100]/[.AI100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alifornium</text:p>
          </table:table-cell>
          <table:table-cell office:value-type="string" calcext:value-type="string">
            <text:p>(251)</text:p>
          </table:table-cell>
          <table:table-cell table:formula="of:=0" office:value-type="float" office:value="0" calcext:value-type="float">
            <text:p>0</text:p>
          </table:table-cell>
          <table:table-cell table:formula="of:=[.C101]*[.$B101]" office:value-type="float" office:value="-0" calcext:value-type="float">
            <text:p>0</text:p>
          </table:table-cell>
          <table:table-cell table:formula="of:=[.D101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01]*[.$B101]" office:value-type="float" office:value="-0" calcext:value-type="float">
            <text:p>0</text:p>
          </table:table-cell>
          <table:table-cell table:formula="of:=[.G101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01]*[.$B101]" office:value-type="float" office:value="-0" calcext:value-type="float">
            <text:p>0</text:p>
          </table:table-cell>
          <table:table-cell table:formula="of:=[.J101]/SUM([.J$4:.J$121])" office:value-type="float" office:value="-0" calcext:value-type="float">
            <text:p>0</text:p>
          </table:table-cell>
          <table:table-cell table:number-columns-repeated="10"/>
          <table:table-cell table:formula="of:=[.Q101]*[.N101]" office:value-type="float" office:value="0" calcext:value-type="float">
            <text:p>0</text:p>
          </table:table-cell>
          <table:table-cell table:formula="of:=[.R101]*[.O101]" office:value-type="float" office:value="0" calcext:value-type="float">
            <text:p>0</text:p>
          </table:table-cell>
          <table:table-cell/>
          <table:table-cell table:formula="of:=[.R101]*[.$N101]" office:value-type="float" office:value="0" calcext:value-type="float">
            <text:p>0</text:p>
          </table:table-cell>
          <table:table-cell table:formula="of:=[.T101]*[.Q101]" office:value-type="float" office:value="0" calcext:value-type="float">
            <text:p>0</text:p>
          </table:table-cell>
          <table:table-cell/>
          <table:table-cell table:formula="of:=[.S101]*[.$N101]" office:value-type="float" office:value="0" calcext:value-type="float">
            <text:p>0</text:p>
          </table:table-cell>
          <table:table-cell table:formula="of:=[.V101]*[.S101]" office:value-type="float" office:value="0" calcext:value-type="float">
            <text:p>0</text:p>
          </table:table-cell>
          <table:table-cell/>
          <table:table-cell table:formula="of:=[.T101]*[.$N101]" office:value-type="float" office:value="0" calcext:value-type="float">
            <text:p>0</text:p>
          </table:table-cell>
          <table:table-cell table:formula="of:=[.Y101]*[.U101]" office:value-type="float" office:value="0" calcext:value-type="float">
            <text:p>0</text:p>
          </table:table-cell>
          <table:table-cell/>
          <table:table-cell table:formula="of:=MAX([.AC101];[.W101];[.Z101];[.AF101];[.K101];[.H101];[.E101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101]/[.AI101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Einsteinium</text:p>
          </table:table-cell>
          <table:table-cell office:value-type="string" calcext:value-type="string">
            <text:p>(252)</text:p>
          </table:table-cell>
          <table:table-cell table:formula="of:=0" office:value-type="float" office:value="0" calcext:value-type="float">
            <text:p>0</text:p>
          </table:table-cell>
          <table:table-cell table:formula="of:=[.C102]*[.$B102]" office:value-type="float" office:value="-0" calcext:value-type="float">
            <text:p>0</text:p>
          </table:table-cell>
          <table:table-cell table:formula="of:=[.D102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02]*[.$B102]" office:value-type="float" office:value="-0" calcext:value-type="float">
            <text:p>0</text:p>
          </table:table-cell>
          <table:table-cell table:formula="of:=[.G102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02]*[.$B102]" office:value-type="float" office:value="-0" calcext:value-type="float">
            <text:p>0</text:p>
          </table:table-cell>
          <table:table-cell table:formula="of:=[.J102]/SUM([.J$4:.J$121])" office:value-type="float" office:value="-0" calcext:value-type="float">
            <text:p>0</text:p>
          </table:table-cell>
          <table:table-cell table:number-columns-repeated="10"/>
          <table:table-cell table:formula="of:=[.Q102]*[.N102]" office:value-type="float" office:value="0" calcext:value-type="float">
            <text:p>0</text:p>
          </table:table-cell>
          <table:table-cell table:formula="of:=[.R102]*[.O102]" office:value-type="float" office:value="0" calcext:value-type="float">
            <text:p>0</text:p>
          </table:table-cell>
          <table:table-cell/>
          <table:table-cell table:formula="of:=[.R102]*[.$N102]" office:value-type="float" office:value="0" calcext:value-type="float">
            <text:p>0</text:p>
          </table:table-cell>
          <table:table-cell table:formula="of:=[.T102]*[.Q102]" office:value-type="float" office:value="0" calcext:value-type="float">
            <text:p>0</text:p>
          </table:table-cell>
          <table:table-cell/>
          <table:table-cell table:formula="of:=[.S102]*[.$N102]" office:value-type="float" office:value="0" calcext:value-type="float">
            <text:p>0</text:p>
          </table:table-cell>
          <table:table-cell table:formula="of:=[.V102]*[.S102]" office:value-type="float" office:value="0" calcext:value-type="float">
            <text:p>0</text:p>
          </table:table-cell>
          <table:table-cell/>
          <table:table-cell table:formula="of:=[.T102]*[.$N102]" office:value-type="float" office:value="0" calcext:value-type="float">
            <text:p>0</text:p>
          </table:table-cell>
          <table:table-cell table:formula="of:=[.Y102]*[.U102]" office:value-type="float" office:value="0" calcext:value-type="float">
            <text:p>0</text:p>
          </table:table-cell>
          <table:table-cell/>
          <table:table-cell table:formula="of:=MAX([.AC102];[.W102];[.Z102];[.AF102];[.K102];[.H102];[.E102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102]/[.AI102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Fermium</text:p>
          </table:table-cell>
          <table:table-cell office:value-type="string" calcext:value-type="string">
            <text:p>(257)</text:p>
          </table:table-cell>
          <table:table-cell table:formula="of:=0" office:value-type="float" office:value="0" calcext:value-type="float">
            <text:p>0</text:p>
          </table:table-cell>
          <table:table-cell table:formula="of:=[.C103]*[.$B103]" office:value-type="float" office:value="-0" calcext:value-type="float">
            <text:p>0</text:p>
          </table:table-cell>
          <table:table-cell table:formula="of:=[.D103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03]*[.$B103]" office:value-type="float" office:value="-0" calcext:value-type="float">
            <text:p>0</text:p>
          </table:table-cell>
          <table:table-cell table:formula="of:=[.G103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03]*[.$B103]" office:value-type="float" office:value="-0" calcext:value-type="float">
            <text:p>0</text:p>
          </table:table-cell>
          <table:table-cell table:formula="of:=[.J103]/SUM([.J$4:.J$121])" office:value-type="float" office:value="-0" calcext:value-type="float">
            <text:p>0</text:p>
          </table:table-cell>
          <table:table-cell table:number-columns-repeated="10"/>
          <table:table-cell table:formula="of:=[.Q103]*[.N103]" office:value-type="float" office:value="0" calcext:value-type="float">
            <text:p>0</text:p>
          </table:table-cell>
          <table:table-cell table:formula="of:=[.R103]*[.O103]" office:value-type="float" office:value="0" calcext:value-type="float">
            <text:p>0</text:p>
          </table:table-cell>
          <table:table-cell/>
          <table:table-cell table:formula="of:=[.R103]*[.$N103]" office:value-type="float" office:value="0" calcext:value-type="float">
            <text:p>0</text:p>
          </table:table-cell>
          <table:table-cell table:formula="of:=[.T103]*[.Q103]" office:value-type="float" office:value="0" calcext:value-type="float">
            <text:p>0</text:p>
          </table:table-cell>
          <table:table-cell/>
          <table:table-cell table:formula="of:=[.S103]*[.$N103]" office:value-type="float" office:value="0" calcext:value-type="float">
            <text:p>0</text:p>
          </table:table-cell>
          <table:table-cell table:formula="of:=[.V103]*[.S103]" office:value-type="float" office:value="0" calcext:value-type="float">
            <text:p>0</text:p>
          </table:table-cell>
          <table:table-cell/>
          <table:table-cell table:formula="of:=[.T103]*[.$N103]" office:value-type="float" office:value="0" calcext:value-type="float">
            <text:p>0</text:p>
          </table:table-cell>
          <table:table-cell table:formula="of:=[.Y103]*[.U103]" office:value-type="float" office:value="0" calcext:value-type="float">
            <text:p>0</text:p>
          </table:table-cell>
          <table:table-cell/>
          <table:table-cell table:formula="of:=MAX([.AC103];[.W103];[.Z103];[.AF103];[.K103];[.H103];[.E103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103]/[.AI103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endelevium</text:p>
          </table:table-cell>
          <table:table-cell office:value-type="string" calcext:value-type="string">
            <text:p>(258)</text:p>
          </table:table-cell>
          <table:table-cell table:formula="of:=0" office:value-type="float" office:value="0" calcext:value-type="float">
            <text:p>0</text:p>
          </table:table-cell>
          <table:table-cell table:formula="of:=[.C104]*[.$B104]" office:value-type="float" office:value="-0" calcext:value-type="float">
            <text:p>0</text:p>
          </table:table-cell>
          <table:table-cell table:formula="of:=[.D104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04]*[.$B104]" office:value-type="float" office:value="-0" calcext:value-type="float">
            <text:p>0</text:p>
          </table:table-cell>
          <table:table-cell table:formula="of:=[.G104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04]*[.$B104]" office:value-type="float" office:value="-0" calcext:value-type="float">
            <text:p>0</text:p>
          </table:table-cell>
          <table:table-cell table:formula="of:=[.J104]/SUM([.J$4:.J$121])" office:value-type="float" office:value="-0" calcext:value-type="float">
            <text:p>0</text:p>
          </table:table-cell>
          <table:table-cell table:number-columns-repeated="10"/>
          <table:table-cell table:formula="of:=[.Q104]*[.N104]" office:value-type="float" office:value="0" calcext:value-type="float">
            <text:p>0</text:p>
          </table:table-cell>
          <table:table-cell table:formula="of:=[.R104]*[.O104]" office:value-type="float" office:value="0" calcext:value-type="float">
            <text:p>0</text:p>
          </table:table-cell>
          <table:table-cell/>
          <table:table-cell table:formula="of:=[.R104]*[.$N104]" office:value-type="float" office:value="0" calcext:value-type="float">
            <text:p>0</text:p>
          </table:table-cell>
          <table:table-cell table:formula="of:=[.T104]*[.Q104]" office:value-type="float" office:value="0" calcext:value-type="float">
            <text:p>0</text:p>
          </table:table-cell>
          <table:table-cell/>
          <table:table-cell table:formula="of:=[.S104]*[.$N104]" office:value-type="float" office:value="0" calcext:value-type="float">
            <text:p>0</text:p>
          </table:table-cell>
          <table:table-cell table:formula="of:=[.V104]*[.S104]" office:value-type="float" office:value="0" calcext:value-type="float">
            <text:p>0</text:p>
          </table:table-cell>
          <table:table-cell/>
          <table:table-cell table:formula="of:=[.T104]*[.$N104]" office:value-type="float" office:value="0" calcext:value-type="float">
            <text:p>0</text:p>
          </table:table-cell>
          <table:table-cell table:formula="of:=[.Y104]*[.U104]" office:value-type="float" office:value="0" calcext:value-type="float">
            <text:p>0</text:p>
          </table:table-cell>
          <table:table-cell/>
          <table:table-cell table:formula="of:=MAX([.AC104];[.W104];[.Z104];[.AF104];[.K104];[.H104];[.E104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104]/[.AI104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belium</text:p>
          </table:table-cell>
          <table:table-cell office:value-type="string" calcext:value-type="string">
            <text:p>(259)</text:p>
          </table:table-cell>
          <table:table-cell table:formula="of:=0" office:value-type="float" office:value="0" calcext:value-type="float">
            <text:p>0</text:p>
          </table:table-cell>
          <table:table-cell table:formula="of:=[.C105]*[.$B105]" office:value-type="float" office:value="-0" calcext:value-type="float">
            <text:p>0</text:p>
          </table:table-cell>
          <table:table-cell table:formula="of:=[.D105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05]*[.$B105]" office:value-type="float" office:value="-0" calcext:value-type="float">
            <text:p>0</text:p>
          </table:table-cell>
          <table:table-cell table:formula="of:=[.G105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05]*[.$B105]" office:value-type="float" office:value="-0" calcext:value-type="float">
            <text:p>0</text:p>
          </table:table-cell>
          <table:table-cell table:formula="of:=[.J105]/SUM([.J$4:.J$121])" office:value-type="float" office:value="-0" calcext:value-type="float">
            <text:p>0</text:p>
          </table:table-cell>
          <table:table-cell table:number-columns-repeated="10"/>
          <table:table-cell table:formula="of:=[.Q105]*[.N105]" office:value-type="float" office:value="0" calcext:value-type="float">
            <text:p>0</text:p>
          </table:table-cell>
          <table:table-cell table:formula="of:=[.R105]*[.O105]" office:value-type="float" office:value="0" calcext:value-type="float">
            <text:p>0</text:p>
          </table:table-cell>
          <table:table-cell/>
          <table:table-cell table:formula="of:=[.R105]*[.$N105]" office:value-type="float" office:value="0" calcext:value-type="float">
            <text:p>0</text:p>
          </table:table-cell>
          <table:table-cell table:formula="of:=[.T105]*[.Q105]" office:value-type="float" office:value="0" calcext:value-type="float">
            <text:p>0</text:p>
          </table:table-cell>
          <table:table-cell/>
          <table:table-cell table:formula="of:=[.S105]*[.$N105]" office:value-type="float" office:value="0" calcext:value-type="float">
            <text:p>0</text:p>
          </table:table-cell>
          <table:table-cell table:formula="of:=[.V105]*[.S105]" office:value-type="float" office:value="0" calcext:value-type="float">
            <text:p>0</text:p>
          </table:table-cell>
          <table:table-cell/>
          <table:table-cell table:formula="of:=[.T105]*[.$N105]" office:value-type="float" office:value="0" calcext:value-type="float">
            <text:p>0</text:p>
          </table:table-cell>
          <table:table-cell table:formula="of:=[.Y105]*[.U105]" office:value-type="float" office:value="0" calcext:value-type="float">
            <text:p>0</text:p>
          </table:table-cell>
          <table:table-cell/>
          <table:table-cell table:formula="of:=MAX([.AC105];[.W105];[.Z105];[.AF105];[.K105];[.H105];[.E105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105]/[.AI105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awrencium</text:p>
          </table:table-cell>
          <table:table-cell office:value-type="string" calcext:value-type="string">
            <text:p>(266)</text:p>
          </table:table-cell>
          <table:table-cell table:formula="of:=0" office:value-type="float" office:value="0" calcext:value-type="float">
            <text:p>0</text:p>
          </table:table-cell>
          <table:table-cell table:formula="of:=[.C106]*[.$B106]" office:value-type="float" office:value="-0" calcext:value-type="float">
            <text:p>0</text:p>
          </table:table-cell>
          <table:table-cell table:formula="of:=[.D106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06]*[.$B106]" office:value-type="float" office:value="-0" calcext:value-type="float">
            <text:p>0</text:p>
          </table:table-cell>
          <table:table-cell table:formula="of:=[.G106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06]*[.$B106]" office:value-type="float" office:value="-0" calcext:value-type="float">
            <text:p>0</text:p>
          </table:table-cell>
          <table:table-cell table:formula="of:=[.J106]/SUM([.J$4:.J$121])" office:value-type="float" office:value="-0" calcext:value-type="float">
            <text:p>0</text:p>
          </table:table-cell>
          <table:table-cell table:number-columns-repeated="10"/>
          <table:table-cell table:formula="of:=[.Q106]*[.N106]" office:value-type="float" office:value="0" calcext:value-type="float">
            <text:p>0</text:p>
          </table:table-cell>
          <table:table-cell table:formula="of:=[.R106]*[.O106]" office:value-type="float" office:value="0" calcext:value-type="float">
            <text:p>0</text:p>
          </table:table-cell>
          <table:table-cell/>
          <table:table-cell table:formula="of:=[.R106]*[.$N106]" office:value-type="float" office:value="0" calcext:value-type="float">
            <text:p>0</text:p>
          </table:table-cell>
          <table:table-cell table:formula="of:=[.T106]*[.Q106]" office:value-type="float" office:value="0" calcext:value-type="float">
            <text:p>0</text:p>
          </table:table-cell>
          <table:table-cell/>
          <table:table-cell table:formula="of:=[.S106]*[.$N106]" office:value-type="float" office:value="0" calcext:value-type="float">
            <text:p>0</text:p>
          </table:table-cell>
          <table:table-cell table:formula="of:=[.V106]*[.S106]" office:value-type="float" office:value="0" calcext:value-type="float">
            <text:p>0</text:p>
          </table:table-cell>
          <table:table-cell/>
          <table:table-cell table:formula="of:=[.T106]*[.$N106]" office:value-type="float" office:value="0" calcext:value-type="float">
            <text:p>0</text:p>
          </table:table-cell>
          <table:table-cell table:formula="of:=[.Y106]*[.U106]" office:value-type="float" office:value="0" calcext:value-type="float">
            <text:p>0</text:p>
          </table:table-cell>
          <table:table-cell/>
          <table:table-cell table:formula="of:=MAX([.AC106];[.W106];[.Z106];[.AF106];[.K106];[.H106];[.E106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106]/[.AI106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utherfordium</text:p>
          </table:table-cell>
          <table:table-cell office:value-type="string" calcext:value-type="string">
            <text:p>(267)</text:p>
          </table:table-cell>
          <table:table-cell table:formula="of:=0" office:value-type="float" office:value="0" calcext:value-type="float">
            <text:p>0</text:p>
          </table:table-cell>
          <table:table-cell table:formula="of:=[.C107]*[.$B107]" office:value-type="float" office:value="-0" calcext:value-type="float">
            <text:p>0</text:p>
          </table:table-cell>
          <table:table-cell table:formula="of:=[.D107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07]*[.$B107]" office:value-type="float" office:value="-0" calcext:value-type="float">
            <text:p>0</text:p>
          </table:table-cell>
          <table:table-cell table:formula="of:=[.G107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07]*[.$B107]" office:value-type="float" office:value="-0" calcext:value-type="float">
            <text:p>0</text:p>
          </table:table-cell>
          <table:table-cell table:formula="of:=[.J107]/SUM([.J$4:.J$121])" office:value-type="float" office:value="-0" calcext:value-type="float">
            <text:p>0</text:p>
          </table:table-cell>
          <table:table-cell table:number-columns-repeated="10"/>
          <table:table-cell table:formula="of:=[.Q107]*[.N107]" office:value-type="float" office:value="0" calcext:value-type="float">
            <text:p>0</text:p>
          </table:table-cell>
          <table:table-cell table:formula="of:=[.R107]*[.O107]" office:value-type="float" office:value="0" calcext:value-type="float">
            <text:p>0</text:p>
          </table:table-cell>
          <table:table-cell/>
          <table:table-cell table:formula="of:=[.R107]*[.$N107]" office:value-type="float" office:value="0" calcext:value-type="float">
            <text:p>0</text:p>
          </table:table-cell>
          <table:table-cell table:formula="of:=[.T107]*[.Q107]" office:value-type="float" office:value="0" calcext:value-type="float">
            <text:p>0</text:p>
          </table:table-cell>
          <table:table-cell/>
          <table:table-cell table:formula="of:=[.S107]*[.$N107]" office:value-type="float" office:value="0" calcext:value-type="float">
            <text:p>0</text:p>
          </table:table-cell>
          <table:table-cell table:formula="of:=[.V107]*[.S107]" office:value-type="float" office:value="0" calcext:value-type="float">
            <text:p>0</text:p>
          </table:table-cell>
          <table:table-cell/>
          <table:table-cell table:formula="of:=[.T107]*[.$N107]" office:value-type="float" office:value="0" calcext:value-type="float">
            <text:p>0</text:p>
          </table:table-cell>
          <table:table-cell table:formula="of:=[.Y107]*[.U107]" office:value-type="float" office:value="0" calcext:value-type="float">
            <text:p>0</text:p>
          </table:table-cell>
          <table:table-cell/>
          <table:table-cell table:formula="of:=MAX([.AC107];[.W107];[.Z107];[.AF107];[.K107];[.H107];[.E107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107]/[.AI107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ubnium</text:p>
          </table:table-cell>
          <table:table-cell office:value-type="string" calcext:value-type="string">
            <text:p>(268)</text:p>
          </table:table-cell>
          <table:table-cell table:formula="of:=0" office:value-type="float" office:value="0" calcext:value-type="float">
            <text:p>0</text:p>
          </table:table-cell>
          <table:table-cell table:formula="of:=[.C108]*[.$B108]" office:value-type="float" office:value="-0" calcext:value-type="float">
            <text:p>0</text:p>
          </table:table-cell>
          <table:table-cell table:formula="of:=[.D108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08]*[.$B108]" office:value-type="float" office:value="-0" calcext:value-type="float">
            <text:p>0</text:p>
          </table:table-cell>
          <table:table-cell table:formula="of:=[.G108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08]*[.$B108]" office:value-type="float" office:value="-0" calcext:value-type="float">
            <text:p>0</text:p>
          </table:table-cell>
          <table:table-cell table:formula="of:=[.J108]/SUM([.J$4:.J$121])" office:value-type="float" office:value="-0" calcext:value-type="float">
            <text:p>0</text:p>
          </table:table-cell>
          <table:table-cell table:number-columns-repeated="10"/>
          <table:table-cell table:formula="of:=[.Q108]*[.N108]" office:value-type="float" office:value="0" calcext:value-type="float">
            <text:p>0</text:p>
          </table:table-cell>
          <table:table-cell table:formula="of:=[.R108]*[.O108]" office:value-type="float" office:value="0" calcext:value-type="float">
            <text:p>0</text:p>
          </table:table-cell>
          <table:table-cell/>
          <table:table-cell table:formula="of:=[.R108]*[.$N108]" office:value-type="float" office:value="0" calcext:value-type="float">
            <text:p>0</text:p>
          </table:table-cell>
          <table:table-cell table:formula="of:=[.T108]*[.Q108]" office:value-type="float" office:value="0" calcext:value-type="float">
            <text:p>0</text:p>
          </table:table-cell>
          <table:table-cell/>
          <table:table-cell table:formula="of:=[.S108]*[.$N108]" office:value-type="float" office:value="0" calcext:value-type="float">
            <text:p>0</text:p>
          </table:table-cell>
          <table:table-cell table:formula="of:=[.V108]*[.S108]" office:value-type="float" office:value="0" calcext:value-type="float">
            <text:p>0</text:p>
          </table:table-cell>
          <table:table-cell/>
          <table:table-cell table:formula="of:=[.T108]*[.$N108]" office:value-type="float" office:value="0" calcext:value-type="float">
            <text:p>0</text:p>
          </table:table-cell>
          <table:table-cell table:formula="of:=[.Y108]*[.U108]" office:value-type="float" office:value="0" calcext:value-type="float">
            <text:p>0</text:p>
          </table:table-cell>
          <table:table-cell/>
          <table:table-cell table:formula="of:=MAX([.AC108];[.W108];[.Z108];[.AF108];[.K108];[.H108];[.E108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108]/[.AI108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eaborgium</text:p>
          </table:table-cell>
          <table:table-cell office:value-type="string" calcext:value-type="string">
            <text:p>(269)</text:p>
          </table:table-cell>
          <table:table-cell table:formula="of:=0" office:value-type="float" office:value="0" calcext:value-type="float">
            <text:p>0</text:p>
          </table:table-cell>
          <table:table-cell table:formula="of:=[.C109]*[.$B109]" office:value-type="float" office:value="-0" calcext:value-type="float">
            <text:p>0</text:p>
          </table:table-cell>
          <table:table-cell table:formula="of:=[.D109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09]*[.$B109]" office:value-type="float" office:value="-0" calcext:value-type="float">
            <text:p>0</text:p>
          </table:table-cell>
          <table:table-cell table:formula="of:=[.G109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09]*[.$B109]" office:value-type="float" office:value="-0" calcext:value-type="float">
            <text:p>0</text:p>
          </table:table-cell>
          <table:table-cell table:formula="of:=[.J109]/SUM([.J$4:.J$121])" office:value-type="float" office:value="-0" calcext:value-type="float">
            <text:p>0</text:p>
          </table:table-cell>
          <table:table-cell table:number-columns-repeated="10"/>
          <table:table-cell table:formula="of:=[.Q109]*[.N109]" office:value-type="float" office:value="0" calcext:value-type="float">
            <text:p>0</text:p>
          </table:table-cell>
          <table:table-cell table:formula="of:=[.R109]*[.O109]" office:value-type="float" office:value="0" calcext:value-type="float">
            <text:p>0</text:p>
          </table:table-cell>
          <table:table-cell/>
          <table:table-cell table:formula="of:=[.R109]*[.$N109]" office:value-type="float" office:value="0" calcext:value-type="float">
            <text:p>0</text:p>
          </table:table-cell>
          <table:table-cell table:formula="of:=[.T109]*[.Q109]" office:value-type="float" office:value="0" calcext:value-type="float">
            <text:p>0</text:p>
          </table:table-cell>
          <table:table-cell/>
          <table:table-cell table:formula="of:=[.S109]*[.$N109]" office:value-type="float" office:value="0" calcext:value-type="float">
            <text:p>0</text:p>
          </table:table-cell>
          <table:table-cell table:formula="of:=[.V109]*[.S109]" office:value-type="float" office:value="0" calcext:value-type="float">
            <text:p>0</text:p>
          </table:table-cell>
          <table:table-cell/>
          <table:table-cell table:formula="of:=[.T109]*[.$N109]" office:value-type="float" office:value="0" calcext:value-type="float">
            <text:p>0</text:p>
          </table:table-cell>
          <table:table-cell table:formula="of:=[.Y109]*[.U109]" office:value-type="float" office:value="0" calcext:value-type="float">
            <text:p>0</text:p>
          </table:table-cell>
          <table:table-cell/>
          <table:table-cell table:formula="of:=MAX([.AC109];[.W109];[.Z109];[.AF109];[.K109];[.H109];[.E109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109]/[.AI109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ohrium</text:p>
          </table:table-cell>
          <table:table-cell office:value-type="string" calcext:value-type="string">
            <text:p>(270)</text:p>
          </table:table-cell>
          <table:table-cell table:formula="of:=0" office:value-type="float" office:value="0" calcext:value-type="float">
            <text:p>0</text:p>
          </table:table-cell>
          <table:table-cell table:formula="of:=[.C110]*[.$B110]" office:value-type="float" office:value="-0" calcext:value-type="float">
            <text:p>0</text:p>
          </table:table-cell>
          <table:table-cell table:formula="of:=[.D110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10]*[.$B110]" office:value-type="float" office:value="-0" calcext:value-type="float">
            <text:p>0</text:p>
          </table:table-cell>
          <table:table-cell table:formula="of:=[.G110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10]*[.$B110]" office:value-type="float" office:value="-0" calcext:value-type="float">
            <text:p>0</text:p>
          </table:table-cell>
          <table:table-cell table:formula="of:=[.J110]/SUM([.J$4:.J$121])" office:value-type="float" office:value="-0" calcext:value-type="float">
            <text:p>0</text:p>
          </table:table-cell>
          <table:table-cell table:number-columns-repeated="10"/>
          <table:table-cell table:formula="of:=[.Q110]*[.N110]" office:value-type="float" office:value="0" calcext:value-type="float">
            <text:p>0</text:p>
          </table:table-cell>
          <table:table-cell table:formula="of:=[.R110]*[.O110]" office:value-type="float" office:value="0" calcext:value-type="float">
            <text:p>0</text:p>
          </table:table-cell>
          <table:table-cell/>
          <table:table-cell table:formula="of:=[.R110]*[.$N110]" office:value-type="float" office:value="0" calcext:value-type="float">
            <text:p>0</text:p>
          </table:table-cell>
          <table:table-cell table:formula="of:=[.T110]*[.Q110]" office:value-type="float" office:value="0" calcext:value-type="float">
            <text:p>0</text:p>
          </table:table-cell>
          <table:table-cell/>
          <table:table-cell table:formula="of:=[.S110]*[.$N110]" office:value-type="float" office:value="0" calcext:value-type="float">
            <text:p>0</text:p>
          </table:table-cell>
          <table:table-cell table:formula="of:=[.V110]*[.S110]" office:value-type="float" office:value="0" calcext:value-type="float">
            <text:p>0</text:p>
          </table:table-cell>
          <table:table-cell/>
          <table:table-cell table:formula="of:=[.T110]*[.$N110]" office:value-type="float" office:value="0" calcext:value-type="float">
            <text:p>0</text:p>
          </table:table-cell>
          <table:table-cell table:formula="of:=[.Y110]*[.U110]" office:value-type="float" office:value="0" calcext:value-type="float">
            <text:p>0</text:p>
          </table:table-cell>
          <table:table-cell/>
          <table:table-cell table:formula="of:=MAX([.AC110];[.W110];[.Z110];[.AF110];[.K110];[.H110];[.E110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110]/[.AI110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Hassium</text:p>
          </table:table-cell>
          <table:table-cell office:value-type="string" calcext:value-type="string">
            <text:p>(269)</text:p>
          </table:table-cell>
          <table:table-cell table:formula="of:=0" office:value-type="float" office:value="0" calcext:value-type="float">
            <text:p>0</text:p>
          </table:table-cell>
          <table:table-cell table:formula="of:=[.C111]*[.$B111]" office:value-type="float" office:value="-0" calcext:value-type="float">
            <text:p>0</text:p>
          </table:table-cell>
          <table:table-cell table:formula="of:=[.D111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11]*[.$B111]" office:value-type="float" office:value="-0" calcext:value-type="float">
            <text:p>0</text:p>
          </table:table-cell>
          <table:table-cell table:formula="of:=[.G111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11]*[.$B111]" office:value-type="float" office:value="-0" calcext:value-type="float">
            <text:p>0</text:p>
          </table:table-cell>
          <table:table-cell table:formula="of:=[.J111]/SUM([.J$4:.J$121])" office:value-type="float" office:value="-0" calcext:value-type="float">
            <text:p>0</text:p>
          </table:table-cell>
          <table:table-cell table:number-columns-repeated="10"/>
          <table:table-cell table:formula="of:=[.Q111]*[.N111]" office:value-type="float" office:value="0" calcext:value-type="float">
            <text:p>0</text:p>
          </table:table-cell>
          <table:table-cell table:formula="of:=[.R111]*[.O111]" office:value-type="float" office:value="0" calcext:value-type="float">
            <text:p>0</text:p>
          </table:table-cell>
          <table:table-cell/>
          <table:table-cell table:formula="of:=[.R111]*[.$N111]" office:value-type="float" office:value="0" calcext:value-type="float">
            <text:p>0</text:p>
          </table:table-cell>
          <table:table-cell table:formula="of:=[.T111]*[.Q111]" office:value-type="float" office:value="0" calcext:value-type="float">
            <text:p>0</text:p>
          </table:table-cell>
          <table:table-cell/>
          <table:table-cell table:formula="of:=[.S111]*[.$N111]" office:value-type="float" office:value="0" calcext:value-type="float">
            <text:p>0</text:p>
          </table:table-cell>
          <table:table-cell table:formula="of:=[.V111]*[.S111]" office:value-type="float" office:value="0" calcext:value-type="float">
            <text:p>0</text:p>
          </table:table-cell>
          <table:table-cell/>
          <table:table-cell table:formula="of:=[.T111]*[.$N111]" office:value-type="float" office:value="0" calcext:value-type="float">
            <text:p>0</text:p>
          </table:table-cell>
          <table:table-cell table:formula="of:=[.Y111]*[.U111]" office:value-type="float" office:value="0" calcext:value-type="float">
            <text:p>0</text:p>
          </table:table-cell>
          <table:table-cell/>
          <table:table-cell table:formula="of:=MAX([.AC111];[.W111];[.Z111];[.AF111];[.K111];[.H111];[.E111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111]/[.AI111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eitnerium</text:p>
          </table:table-cell>
          <table:table-cell office:value-type="string" calcext:value-type="string">
            <text:p>(278)</text:p>
          </table:table-cell>
          <table:table-cell table:formula="of:=0" office:value-type="float" office:value="0" calcext:value-type="float">
            <text:p>0</text:p>
          </table:table-cell>
          <table:table-cell table:formula="of:=[.C112]*[.$B112]" office:value-type="float" office:value="-0" calcext:value-type="float">
            <text:p>0</text:p>
          </table:table-cell>
          <table:table-cell table:formula="of:=[.D112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12]*[.$B112]" office:value-type="float" office:value="-0" calcext:value-type="float">
            <text:p>0</text:p>
          </table:table-cell>
          <table:table-cell table:formula="of:=[.G112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12]*[.$B112]" office:value-type="float" office:value="-0" calcext:value-type="float">
            <text:p>0</text:p>
          </table:table-cell>
          <table:table-cell table:formula="of:=[.J112]/SUM([.J$4:.J$121])" office:value-type="float" office:value="-0" calcext:value-type="float">
            <text:p>0</text:p>
          </table:table-cell>
          <table:table-cell table:number-columns-repeated="10"/>
          <table:table-cell table:formula="of:=[.Q112]*[.N112]" office:value-type="float" office:value="0" calcext:value-type="float">
            <text:p>0</text:p>
          </table:table-cell>
          <table:table-cell table:formula="of:=[.R112]*[.O112]" office:value-type="float" office:value="0" calcext:value-type="float">
            <text:p>0</text:p>
          </table:table-cell>
          <table:table-cell/>
          <table:table-cell table:formula="of:=[.R112]*[.$N112]" office:value-type="float" office:value="0" calcext:value-type="float">
            <text:p>0</text:p>
          </table:table-cell>
          <table:table-cell table:formula="of:=[.T112]*[.Q112]" office:value-type="float" office:value="0" calcext:value-type="float">
            <text:p>0</text:p>
          </table:table-cell>
          <table:table-cell/>
          <table:table-cell table:formula="of:=[.S112]*[.$N112]" office:value-type="float" office:value="0" calcext:value-type="float">
            <text:p>0</text:p>
          </table:table-cell>
          <table:table-cell table:formula="of:=[.V112]*[.S112]" office:value-type="float" office:value="0" calcext:value-type="float">
            <text:p>0</text:p>
          </table:table-cell>
          <table:table-cell/>
          <table:table-cell table:formula="of:=[.T112]*[.$N112]" office:value-type="float" office:value="0" calcext:value-type="float">
            <text:p>0</text:p>
          </table:table-cell>
          <table:table-cell table:formula="of:=[.Y112]*[.U112]" office:value-type="float" office:value="0" calcext:value-type="float">
            <text:p>0</text:p>
          </table:table-cell>
          <table:table-cell/>
          <table:table-cell table:formula="of:=MAX([.AC112];[.W112];[.Z112];[.AF112];[.K112];[.H112];[.E112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112]/[.AI112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armstadtium</text:p>
          </table:table-cell>
          <table:table-cell office:value-type="string" calcext:value-type="string">
            <text:p>(281)</text:p>
          </table:table-cell>
          <table:table-cell table:formula="of:=0" office:value-type="float" office:value="0" calcext:value-type="float">
            <text:p>0</text:p>
          </table:table-cell>
          <table:table-cell table:formula="of:=[.C113]*[.$B113]" office:value-type="float" office:value="-0" calcext:value-type="float">
            <text:p>0</text:p>
          </table:table-cell>
          <table:table-cell table:formula="of:=[.D113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13]*[.$B113]" office:value-type="float" office:value="-0" calcext:value-type="float">
            <text:p>0</text:p>
          </table:table-cell>
          <table:table-cell table:formula="of:=[.G113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13]*[.$B113]" office:value-type="float" office:value="-0" calcext:value-type="float">
            <text:p>0</text:p>
          </table:table-cell>
          <table:table-cell table:formula="of:=[.J113]/SUM([.J$4:.J$121])" office:value-type="float" office:value="-0" calcext:value-type="float">
            <text:p>0</text:p>
          </table:table-cell>
          <table:table-cell table:number-columns-repeated="10"/>
          <table:table-cell table:formula="of:=[.Q113]*[.N113]" office:value-type="float" office:value="0" calcext:value-type="float">
            <text:p>0</text:p>
          </table:table-cell>
          <table:table-cell table:formula="of:=[.R113]*[.O113]" office:value-type="float" office:value="0" calcext:value-type="float">
            <text:p>0</text:p>
          </table:table-cell>
          <table:table-cell/>
          <table:table-cell table:formula="of:=[.R113]*[.$N113]" office:value-type="float" office:value="0" calcext:value-type="float">
            <text:p>0</text:p>
          </table:table-cell>
          <table:table-cell table:formula="of:=[.T113]*[.Q113]" office:value-type="float" office:value="0" calcext:value-type="float">
            <text:p>0</text:p>
          </table:table-cell>
          <table:table-cell/>
          <table:table-cell table:formula="of:=[.S113]*[.$N113]" office:value-type="float" office:value="0" calcext:value-type="float">
            <text:p>0</text:p>
          </table:table-cell>
          <table:table-cell table:formula="of:=[.V113]*[.S113]" office:value-type="float" office:value="0" calcext:value-type="float">
            <text:p>0</text:p>
          </table:table-cell>
          <table:table-cell/>
          <table:table-cell table:formula="of:=[.T113]*[.$N113]" office:value-type="float" office:value="0" calcext:value-type="float">
            <text:p>0</text:p>
          </table:table-cell>
          <table:table-cell table:formula="of:=[.Y113]*[.U113]" office:value-type="float" office:value="0" calcext:value-type="float">
            <text:p>0</text:p>
          </table:table-cell>
          <table:table-cell/>
          <table:table-cell table:formula="of:=MAX([.AC113];[.W113];[.Z113];[.AF113];[.K113];[.H113];[.E113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113]/[.AI113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entgenium</text:p>
          </table:table-cell>
          <table:table-cell office:value-type="string" calcext:value-type="string">
            <text:p>(282)</text:p>
          </table:table-cell>
          <table:table-cell table:formula="of:=0" office:value-type="float" office:value="0" calcext:value-type="float">
            <text:p>0</text:p>
          </table:table-cell>
          <table:table-cell table:formula="of:=[.C114]*[.$B114]" office:value-type="float" office:value="-0" calcext:value-type="float">
            <text:p>0</text:p>
          </table:table-cell>
          <table:table-cell table:formula="of:=[.D114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14]*[.$B114]" office:value-type="float" office:value="-0" calcext:value-type="float">
            <text:p>0</text:p>
          </table:table-cell>
          <table:table-cell table:formula="of:=[.G114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14]*[.$B114]" office:value-type="float" office:value="-0" calcext:value-type="float">
            <text:p>0</text:p>
          </table:table-cell>
          <table:table-cell table:formula="of:=[.J114]/SUM([.J$4:.J$121])" office:value-type="float" office:value="-0" calcext:value-type="float">
            <text:p>0</text:p>
          </table:table-cell>
          <table:table-cell table:number-columns-repeated="10"/>
          <table:table-cell table:formula="of:=[.Q114]*[.N114]" office:value-type="float" office:value="0" calcext:value-type="float">
            <text:p>0</text:p>
          </table:table-cell>
          <table:table-cell table:formula="of:=[.R114]*[.O114]" office:value-type="float" office:value="0" calcext:value-type="float">
            <text:p>0</text:p>
          </table:table-cell>
          <table:table-cell/>
          <table:table-cell table:formula="of:=[.R114]*[.$N114]" office:value-type="float" office:value="0" calcext:value-type="float">
            <text:p>0</text:p>
          </table:table-cell>
          <table:table-cell table:formula="of:=[.T114]*[.Q114]" office:value-type="float" office:value="0" calcext:value-type="float">
            <text:p>0</text:p>
          </table:table-cell>
          <table:table-cell/>
          <table:table-cell table:formula="of:=[.S114]*[.$N114]" office:value-type="float" office:value="0" calcext:value-type="float">
            <text:p>0</text:p>
          </table:table-cell>
          <table:table-cell table:formula="of:=[.V114]*[.S114]" office:value-type="float" office:value="0" calcext:value-type="float">
            <text:p>0</text:p>
          </table:table-cell>
          <table:table-cell/>
          <table:table-cell table:formula="of:=[.T114]*[.$N114]" office:value-type="float" office:value="0" calcext:value-type="float">
            <text:p>0</text:p>
          </table:table-cell>
          <table:table-cell table:formula="of:=[.Y114]*[.U114]" office:value-type="float" office:value="0" calcext:value-type="float">
            <text:p>0</text:p>
          </table:table-cell>
          <table:table-cell/>
          <table:table-cell table:formula="of:=MAX([.AC114];[.W114];[.Z114];[.AF114];[.K114];[.H114];[.E114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114]/[.AI114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pernicium</text:p>
          </table:table-cell>
          <table:table-cell office:value-type="string" calcext:value-type="string">
            <text:p>(285)</text:p>
          </table:table-cell>
          <table:table-cell table:formula="of:=0" office:value-type="float" office:value="0" calcext:value-type="float">
            <text:p>0</text:p>
          </table:table-cell>
          <table:table-cell table:formula="of:=[.C115]*[.$B115]" office:value-type="float" office:value="-0" calcext:value-type="float">
            <text:p>0</text:p>
          </table:table-cell>
          <table:table-cell table:formula="of:=[.D115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15]*[.$B115]" office:value-type="float" office:value="-0" calcext:value-type="float">
            <text:p>0</text:p>
          </table:table-cell>
          <table:table-cell table:formula="of:=[.G115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15]*[.$B115]" office:value-type="float" office:value="-0" calcext:value-type="float">
            <text:p>0</text:p>
          </table:table-cell>
          <table:table-cell table:formula="of:=[.J115]/SUM([.J$4:.J$121])" office:value-type="float" office:value="-0" calcext:value-type="float">
            <text:p>0</text:p>
          </table:table-cell>
          <table:table-cell table:number-columns-repeated="10"/>
          <table:table-cell table:formula="of:=[.Q115]*[.N115]" office:value-type="float" office:value="0" calcext:value-type="float">
            <text:p>0</text:p>
          </table:table-cell>
          <table:table-cell table:formula="of:=[.R115]*[.O115]" office:value-type="float" office:value="0" calcext:value-type="float">
            <text:p>0</text:p>
          </table:table-cell>
          <table:table-cell/>
          <table:table-cell table:formula="of:=[.R115]*[.$N115]" office:value-type="float" office:value="0" calcext:value-type="float">
            <text:p>0</text:p>
          </table:table-cell>
          <table:table-cell table:formula="of:=[.T115]*[.Q115]" office:value-type="float" office:value="0" calcext:value-type="float">
            <text:p>0</text:p>
          </table:table-cell>
          <table:table-cell/>
          <table:table-cell table:formula="of:=[.S115]*[.$N115]" office:value-type="float" office:value="0" calcext:value-type="float">
            <text:p>0</text:p>
          </table:table-cell>
          <table:table-cell table:formula="of:=[.V115]*[.S115]" office:value-type="float" office:value="0" calcext:value-type="float">
            <text:p>0</text:p>
          </table:table-cell>
          <table:table-cell/>
          <table:table-cell table:formula="of:=[.T115]*[.$N115]" office:value-type="float" office:value="0" calcext:value-type="float">
            <text:p>0</text:p>
          </table:table-cell>
          <table:table-cell table:formula="of:=[.Y115]*[.U115]" office:value-type="float" office:value="0" calcext:value-type="float">
            <text:p>0</text:p>
          </table:table-cell>
          <table:table-cell/>
          <table:table-cell table:formula="of:=MAX([.AC115];[.W115];[.Z115];[.AF115];[.K115];[.H115];[.E115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115]/[.AI115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ihonium</text:p>
          </table:table-cell>
          <table:table-cell office:value-type="string" calcext:value-type="string">
            <text:p>(286)</text:p>
          </table:table-cell>
          <table:table-cell table:formula="of:=0" office:value-type="float" office:value="0" calcext:value-type="float">
            <text:p>0</text:p>
          </table:table-cell>
          <table:table-cell table:formula="of:=[.C116]*[.$B116]" office:value-type="float" office:value="-0" calcext:value-type="float">
            <text:p>0</text:p>
          </table:table-cell>
          <table:table-cell table:formula="of:=[.D116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16]*[.$B116]" office:value-type="float" office:value="-0" calcext:value-type="float">
            <text:p>0</text:p>
          </table:table-cell>
          <table:table-cell table:formula="of:=[.G116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16]*[.$B116]" office:value-type="float" office:value="-0" calcext:value-type="float">
            <text:p>0</text:p>
          </table:table-cell>
          <table:table-cell table:formula="of:=[.J116]/SUM([.J$4:.J$121])" office:value-type="float" office:value="-0" calcext:value-type="float">
            <text:p>0</text:p>
          </table:table-cell>
          <table:table-cell table:number-columns-repeated="10"/>
          <table:table-cell table:formula="of:=[.Q116]*[.N116]" office:value-type="float" office:value="0" calcext:value-type="float">
            <text:p>0</text:p>
          </table:table-cell>
          <table:table-cell table:formula="of:=[.R116]*[.O116]" office:value-type="float" office:value="0" calcext:value-type="float">
            <text:p>0</text:p>
          </table:table-cell>
          <table:table-cell/>
          <table:table-cell table:formula="of:=[.R116]*[.$N116]" office:value-type="float" office:value="0" calcext:value-type="float">
            <text:p>0</text:p>
          </table:table-cell>
          <table:table-cell table:formula="of:=[.T116]*[.Q116]" office:value-type="float" office:value="0" calcext:value-type="float">
            <text:p>0</text:p>
          </table:table-cell>
          <table:table-cell/>
          <table:table-cell table:formula="of:=[.S116]*[.$N116]" office:value-type="float" office:value="0" calcext:value-type="float">
            <text:p>0</text:p>
          </table:table-cell>
          <table:table-cell table:formula="of:=[.V116]*[.S116]" office:value-type="float" office:value="0" calcext:value-type="float">
            <text:p>0</text:p>
          </table:table-cell>
          <table:table-cell/>
          <table:table-cell table:formula="of:=[.T116]*[.$N116]" office:value-type="float" office:value="0" calcext:value-type="float">
            <text:p>0</text:p>
          </table:table-cell>
          <table:table-cell table:formula="of:=[.Y116]*[.U116]" office:value-type="float" office:value="0" calcext:value-type="float">
            <text:p>0</text:p>
          </table:table-cell>
          <table:table-cell/>
          <table:table-cell table:formula="of:=MAX([.AC116];[.W116];[.Z116];[.AF116];[.K116];[.H116];[.E116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116]/[.AI116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Flerovium</text:p>
          </table:table-cell>
          <table:table-cell office:value-type="string" calcext:value-type="string">
            <text:p>(289)</text:p>
          </table:table-cell>
          <table:table-cell table:formula="of:=0" office:value-type="float" office:value="0" calcext:value-type="float">
            <text:p>0</text:p>
          </table:table-cell>
          <table:table-cell table:formula="of:=[.C117]*[.$B117]" office:value-type="float" office:value="-0" calcext:value-type="float">
            <text:p>0</text:p>
          </table:table-cell>
          <table:table-cell table:formula="of:=[.D117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17]*[.$B117]" office:value-type="float" office:value="-0" calcext:value-type="float">
            <text:p>0</text:p>
          </table:table-cell>
          <table:table-cell table:formula="of:=[.G117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17]*[.$B117]" office:value-type="float" office:value="-0" calcext:value-type="float">
            <text:p>0</text:p>
          </table:table-cell>
          <table:table-cell table:formula="of:=[.J117]/SUM([.J$4:.J$121])" office:value-type="float" office:value="-0" calcext:value-type="float">
            <text:p>0</text:p>
          </table:table-cell>
          <table:table-cell table:number-columns-repeated="10"/>
          <table:table-cell table:formula="of:=[.Q117]*[.N117]" office:value-type="float" office:value="0" calcext:value-type="float">
            <text:p>0</text:p>
          </table:table-cell>
          <table:table-cell table:formula="of:=[.R117]*[.O117]" office:value-type="float" office:value="0" calcext:value-type="float">
            <text:p>0</text:p>
          </table:table-cell>
          <table:table-cell/>
          <table:table-cell table:formula="of:=[.R117]*[.$N117]" office:value-type="float" office:value="0" calcext:value-type="float">
            <text:p>0</text:p>
          </table:table-cell>
          <table:table-cell table:formula="of:=[.T117]*[.Q117]" office:value-type="float" office:value="0" calcext:value-type="float">
            <text:p>0</text:p>
          </table:table-cell>
          <table:table-cell/>
          <table:table-cell table:formula="of:=[.S117]*[.$N117]" office:value-type="float" office:value="0" calcext:value-type="float">
            <text:p>0</text:p>
          </table:table-cell>
          <table:table-cell table:formula="of:=[.V117]*[.S117]" office:value-type="float" office:value="0" calcext:value-type="float">
            <text:p>0</text:p>
          </table:table-cell>
          <table:table-cell/>
          <table:table-cell table:formula="of:=[.T117]*[.$N117]" office:value-type="float" office:value="0" calcext:value-type="float">
            <text:p>0</text:p>
          </table:table-cell>
          <table:table-cell table:formula="of:=[.Y117]*[.U117]" office:value-type="float" office:value="0" calcext:value-type="float">
            <text:p>0</text:p>
          </table:table-cell>
          <table:table-cell/>
          <table:table-cell table:formula="of:=MAX([.AC117];[.W117];[.Z117];[.AF117];[.K117];[.H117];[.E117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117]/[.AI117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oscovium</text:p>
          </table:table-cell>
          <table:table-cell office:value-type="string" calcext:value-type="string">
            <text:p>(290)</text:p>
          </table:table-cell>
          <table:table-cell table:formula="of:=0" office:value-type="float" office:value="0" calcext:value-type="float">
            <text:p>0</text:p>
          </table:table-cell>
          <table:table-cell table:formula="of:=[.C118]*[.$B118]" office:value-type="float" office:value="-0" calcext:value-type="float">
            <text:p>0</text:p>
          </table:table-cell>
          <table:table-cell table:formula="of:=[.D118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18]*[.$B118]" office:value-type="float" office:value="-0" calcext:value-type="float">
            <text:p>0</text:p>
          </table:table-cell>
          <table:table-cell table:formula="of:=[.G118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18]*[.$B118]" office:value-type="float" office:value="-0" calcext:value-type="float">
            <text:p>0</text:p>
          </table:table-cell>
          <table:table-cell table:formula="of:=[.J118]/SUM([.J$4:.J$121])" office:value-type="float" office:value="-0" calcext:value-type="float">
            <text:p>0</text:p>
          </table:table-cell>
          <table:table-cell table:number-columns-repeated="10"/>
          <table:table-cell table:formula="of:=[.Q118]*[.N118]" office:value-type="float" office:value="0" calcext:value-type="float">
            <text:p>0</text:p>
          </table:table-cell>
          <table:table-cell table:formula="of:=[.R118]*[.O118]" office:value-type="float" office:value="0" calcext:value-type="float">
            <text:p>0</text:p>
          </table:table-cell>
          <table:table-cell/>
          <table:table-cell table:formula="of:=[.R118]*[.$N118]" office:value-type="float" office:value="0" calcext:value-type="float">
            <text:p>0</text:p>
          </table:table-cell>
          <table:table-cell table:formula="of:=[.T118]*[.Q118]" office:value-type="float" office:value="0" calcext:value-type="float">
            <text:p>0</text:p>
          </table:table-cell>
          <table:table-cell/>
          <table:table-cell table:formula="of:=[.S118]*[.$N118]" office:value-type="float" office:value="0" calcext:value-type="float">
            <text:p>0</text:p>
          </table:table-cell>
          <table:table-cell table:formula="of:=[.V118]*[.S118]" office:value-type="float" office:value="0" calcext:value-type="float">
            <text:p>0</text:p>
          </table:table-cell>
          <table:table-cell/>
          <table:table-cell table:formula="of:=[.T118]*[.$N118]" office:value-type="float" office:value="0" calcext:value-type="float">
            <text:p>0</text:p>
          </table:table-cell>
          <table:table-cell table:formula="of:=[.Y118]*[.U118]" office:value-type="float" office:value="0" calcext:value-type="float">
            <text:p>0</text:p>
          </table:table-cell>
          <table:table-cell/>
          <table:table-cell table:formula="of:=MAX([.AC118];[.W118];[.Z118];[.AF118];[.K118];[.H118];[.E118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118]/[.AI118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ivermorium</text:p>
          </table:table-cell>
          <table:table-cell office:value-type="string" calcext:value-type="string">
            <text:p>(293)</text:p>
          </table:table-cell>
          <table:table-cell table:formula="of:=0" office:value-type="float" office:value="0" calcext:value-type="float">
            <text:p>0</text:p>
          </table:table-cell>
          <table:table-cell table:formula="of:=[.C119]*[.$B119]" office:value-type="float" office:value="-0" calcext:value-type="float">
            <text:p>0</text:p>
          </table:table-cell>
          <table:table-cell table:formula="of:=[.D119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19]*[.$B119]" office:value-type="float" office:value="-0" calcext:value-type="float">
            <text:p>0</text:p>
          </table:table-cell>
          <table:table-cell table:formula="of:=[.G119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19]*[.$B119]" office:value-type="float" office:value="-0" calcext:value-type="float">
            <text:p>0</text:p>
          </table:table-cell>
          <table:table-cell table:formula="of:=[.J119]/SUM([.J$4:.J$121])" office:value-type="float" office:value="-0" calcext:value-type="float">
            <text:p>0</text:p>
          </table:table-cell>
          <table:table-cell table:number-columns-repeated="10"/>
          <table:table-cell table:formula="of:=[.Q119]*[.N119]" office:value-type="float" office:value="0" calcext:value-type="float">
            <text:p>0</text:p>
          </table:table-cell>
          <table:table-cell table:formula="of:=[.R119]*[.O119]" office:value-type="float" office:value="0" calcext:value-type="float">
            <text:p>0</text:p>
          </table:table-cell>
          <table:table-cell/>
          <table:table-cell table:formula="of:=[.R119]*[.$N119]" office:value-type="float" office:value="0" calcext:value-type="float">
            <text:p>0</text:p>
          </table:table-cell>
          <table:table-cell table:formula="of:=[.T119]*[.Q119]" office:value-type="float" office:value="0" calcext:value-type="float">
            <text:p>0</text:p>
          </table:table-cell>
          <table:table-cell/>
          <table:table-cell table:formula="of:=[.S119]*[.$N119]" office:value-type="float" office:value="0" calcext:value-type="float">
            <text:p>0</text:p>
          </table:table-cell>
          <table:table-cell table:formula="of:=[.V119]*[.S119]" office:value-type="float" office:value="0" calcext:value-type="float">
            <text:p>0</text:p>
          </table:table-cell>
          <table:table-cell/>
          <table:table-cell table:formula="of:=[.T119]*[.$N119]" office:value-type="float" office:value="0" calcext:value-type="float">
            <text:p>0</text:p>
          </table:table-cell>
          <table:table-cell table:formula="of:=[.Y119]*[.U119]" office:value-type="float" office:value="0" calcext:value-type="float">
            <text:p>0</text:p>
          </table:table-cell>
          <table:table-cell/>
          <table:table-cell table:formula="of:=MAX([.AC119];[.W119];[.Z119];[.AF119];[.K119];[.H119];[.E119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119]/[.AI119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nnessine</text:p>
          </table:table-cell>
          <table:table-cell office:value-type="string" calcext:value-type="string">
            <text:p>(294)</text:p>
          </table:table-cell>
          <table:table-cell table:formula="of:=0" office:value-type="float" office:value="0" calcext:value-type="float">
            <text:p>0</text:p>
          </table:table-cell>
          <table:table-cell table:formula="of:=[.C120]*[.$B120]" office:value-type="float" office:value="-0" calcext:value-type="float">
            <text:p>0</text:p>
          </table:table-cell>
          <table:table-cell table:formula="of:=[.D120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20]*[.$B120]" office:value-type="float" office:value="-0" calcext:value-type="float">
            <text:p>0</text:p>
          </table:table-cell>
          <table:table-cell table:formula="of:=[.G120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20]*[.$B120]" office:value-type="float" office:value="-0" calcext:value-type="float">
            <text:p>0</text:p>
          </table:table-cell>
          <table:table-cell table:formula="of:=[.J120]/SUM([.J$4:.J$121])" office:value-type="float" office:value="-0" calcext:value-type="float">
            <text:p>0</text:p>
          </table:table-cell>
          <table:table-cell table:number-columns-repeated="10"/>
          <table:table-cell table:formula="of:=[.Q120]*[.N120]" office:value-type="float" office:value="0" calcext:value-type="float">
            <text:p>0</text:p>
          </table:table-cell>
          <table:table-cell table:formula="of:=[.R120]*[.O120]" office:value-type="float" office:value="0" calcext:value-type="float">
            <text:p>0</text:p>
          </table:table-cell>
          <table:table-cell/>
          <table:table-cell table:formula="of:=[.R120]*[.$N120]" office:value-type="float" office:value="0" calcext:value-type="float">
            <text:p>0</text:p>
          </table:table-cell>
          <table:table-cell table:formula="of:=[.T120]*[.Q120]" office:value-type="float" office:value="0" calcext:value-type="float">
            <text:p>0</text:p>
          </table:table-cell>
          <table:table-cell/>
          <table:table-cell table:formula="of:=[.S120]*[.$N120]" office:value-type="float" office:value="0" calcext:value-type="float">
            <text:p>0</text:p>
          </table:table-cell>
          <table:table-cell table:formula="of:=[.V120]*[.S120]" office:value-type="float" office:value="0" calcext:value-type="float">
            <text:p>0</text:p>
          </table:table-cell>
          <table:table-cell/>
          <table:table-cell table:formula="of:=[.T120]*[.$N120]" office:value-type="float" office:value="0" calcext:value-type="float">
            <text:p>0</text:p>
          </table:table-cell>
          <table:table-cell table:formula="of:=[.Y120]*[.U120]" office:value-type="float" office:value="0" calcext:value-type="float">
            <text:p>0</text:p>
          </table:table-cell>
          <table:table-cell/>
          <table:table-cell table:formula="of:=MAX([.AC120];[.W120];[.Z120];[.AF120];[.K120];[.H120];[.E120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AK120]/[.AI120]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Oganesson</text:p>
          </table:table-cell>
          <table:table-cell table:style-name="ce1" office:value-type="string" calcext:value-type="string">
            <text:p>(294)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C121]*[.$B121]" office:value-type="float" office:value="-0" calcext:value-type="float">
            <text:p>0</text:p>
          </table:table-cell>
          <table:table-cell table:style-name="ce1" table:formula="of:=[.D121]/SUM([.D$4:.D$121])" office:value-type="float" office:value="-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F121]*[.$B121]" office:value-type="float" office:value="-0" calcext:value-type="float">
            <text:p>0</text:p>
          </table:table-cell>
          <table:table-cell table:style-name="ce1" table:formula="of:=[.G121]/SUM([.G$4:.G$121])" office:value-type="float" office:value="-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I121]*[.$B121]" office:value-type="float" office:value="-0" calcext:value-type="float">
            <text:p>0</text:p>
          </table:table-cell>
          <table:table-cell table:style-name="ce1" table:formula="of:=[.J121]/SUM([.J$4:.J$121])" office:value-type="float" office:value="-0" calcext:value-type="float">
            <text:p>0</text:p>
          </table:table-cell>
          <table:table-cell table:style-name="ce1" table:number-columns-repeated="10"/>
          <table:table-cell table:style-name="ce1" table:formula="of:=[.Q121]*[.N121]" office:value-type="float" office:value="0" calcext:value-type="float">
            <text:p>0</text:p>
          </table:table-cell>
          <table:table-cell table:style-name="ce1" table:formula="of:=[.R121]*[.O121]" office:value-type="float" office:value="0" calcext:value-type="float">
            <text:p>0</text:p>
          </table:table-cell>
          <table:table-cell table:style-name="ce1"/>
          <table:table-cell table:style-name="ce1" table:formula="of:=[.R121]*[.$N121]" office:value-type="float" office:value="0" calcext:value-type="float">
            <text:p>0</text:p>
          </table:table-cell>
          <table:table-cell table:style-name="ce1" table:formula="of:=[.T121]*[.Q121]" office:value-type="float" office:value="0" calcext:value-type="float">
            <text:p>0</text:p>
          </table:table-cell>
          <table:table-cell table:style-name="ce1"/>
          <table:table-cell table:style-name="ce1" table:formula="of:=[.S121]*[.$N121]" office:value-type="float" office:value="0" calcext:value-type="float">
            <text:p>0</text:p>
          </table:table-cell>
          <table:table-cell table:style-name="ce1" table:formula="of:=[.V121]*[.S121]" office:value-type="float" office:value="0" calcext:value-type="float">
            <text:p>0</text:p>
          </table:table-cell>
          <table:table-cell table:style-name="ce1"/>
          <table:table-cell table:style-name="ce1" table:formula="of:=[.T121]*[.$N121]" office:value-type="float" office:value="0" calcext:value-type="float">
            <text:p>0</text:p>
          </table:table-cell>
          <table:table-cell table:style-name="ce1" table:formula="of:=[.Y121]*[.U121]" office:value-type="float" office:value="0" calcext:value-type="float">
            <text:p>0</text:p>
          </table:table-cell>
          <table:table-cell table:style-name="ce1"/>
          <table:table-cell table:formula="of:=MAX([.AC121];[.W121];[.Z121];[.AF121];[.K121];[.H121];[.E121])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1"/>
          <table:table-cell table:formula="of:=[.AK121]/[.AI121]" office:value-type="string" office:string-value="" calcext:value-type="error">
            <text:p>#DIV/0!</text:p>
          </table:table-cell>
          <table:table-cell table:style-name="ce1" table:number-columns-repeated="986"/>
        </table:table-row>
      </table:table>
      <table:named-expressions>
        <table:named-range table:name="tb2" table:base-cell-address="$Composition.$L$4" table:cell-range-address="$Composition.$L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9:30:47.296928649</meta:creation-date>
    <dc:date>2024-04-08T19:16:22.684070434</dc:date>
    <meta:editing-duration>PT6H33M29S</meta:editing-duration>
    <meta:editing-cycles>11</meta:editing-cycles>
    <meta:generator>LibreOffice/7.3.7.2$Linux_X86_64 LibreOffice_project/30$Build-2</meta:generator>
    <meta:document-statistic meta:table-count="2" meta:cell-count="3824" meta:object-count="0"/>
  </office:meta>
</office:document-meta>
</file>